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499cm"/>
    </style:style>
    <style:style style:name="co46" style:family="table-column">
      <style:table-column-properties fo:break-before="auto" style:column-width="0.568cm"/>
    </style:style>
    <style:style style:name="co47" style:family="table-column">
      <style:table-column-properties fo:break-before="auto" style:column-width="0.529cm"/>
    </style:style>
    <style:style style:name="co48" style:family="table-column">
      <style:table-column-properties fo:break-before="auto" style:column-width="0.51cm"/>
    </style:style>
    <style:style style:name="co49" style:family="table-column">
      <style:table-column-properties fo:break-before="auto" style:column-width="0.801cm"/>
    </style:style>
    <style:style style:name="co50" style:family="table-column">
      <style:table-column-properties fo:break-before="auto" style:column-width="1.055cm"/>
    </style:style>
    <style:style style:name="co51" style:family="table-column">
      <style:table-column-properties fo:break-before="auto" style:column-width="1.074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5.4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INTESTAZIONE">
      <style:table-cell-properties style:cell-protect="protected formula-hidden" style:print-content="false"/>
    </style:style>
    <style:style style:name="ce85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cell-protect="protected formula-hidden" style:print-content="false"/>
    </style:style>
    <style:style style:name="ce86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5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6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867" style:family="table-cell" style:parent-style-name="GIRONE_5f_A">
      <style:table-cell-properties style:cell-protect="protected formula-hidden" style:print-content="false" fo:border="0.06pt solid #000000"/>
    </style:style>
    <style:style style:name="ce868" style:family="table-cell" style:parent-style-name="GIRONE_5f_B">
      <style:table-cell-properties style:cell-protect="protected formula-hidden" style:print-content="false" fo:border="0.06pt solid #000000"/>
    </style:style>
    <style:style style:name="ce869" style:family="table-cell" style:parent-style-name="GIRONE_5f_C">
      <style:table-cell-properties style:cell-protect="protected formula-hidden" style:print-content="false" fo:border="0.06pt solid #000000"/>
    </style:style>
    <style:style style:name="ce870" style:family="table-cell" style:parent-style-name="GIRONE_5f_D">
      <style:table-cell-properties style:cell-protect="protected formula-hidden" style:print-content="false" fo:border="0.06pt solid #000000"/>
    </style:style>
    <style:style style:name="ce871" style:family="table-cell" style:parent-style-name="GIRONE_5f_E">
      <style:table-cell-properties style:cell-protect="protected formula-hidden" style:print-content="false" fo:border="0.06pt solid #000000"/>
    </style:style>
    <style:style style:name="ce872" style:family="table-cell" style:parent-style-name="GIRONE_5f_F">
      <style:table-cell-properties style:cell-protect="protected formula-hidden" style:print-content="false" fo:border="0.06pt solid #000000"/>
    </style:style>
    <style:style style:name="ce873" style:family="table-cell" style:parent-style-name="GIRONE_5f_G">
      <style:table-cell-properties style:cell-protect="protected formula-hidden" style:print-content="false" fo:border="0.06pt solid #000000"/>
    </style:style>
    <style:style style:name="ce874" style:family="table-cell" style:parent-style-name="GIRONE_5f_H">
      <style:table-cell-properties style:cell-protect="protected formula-hidden" style:print-content="false" fo:border="0.06pt solid #000000"/>
    </style:style>
    <style:style style:name="ce875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876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87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881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8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883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4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887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889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890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8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89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9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900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901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9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9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905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7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8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9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2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14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6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17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9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20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2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3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924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9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926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927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0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172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4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175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0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207" style:family="table-cell" style:parent-style-name="Default">
      <style:table-cell-properties style:cell-protect="protected formula-hidden" style:print-content="true"/>
    </style:style>
    <style:style style:name="ce181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88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7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0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0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5"/>
    </style:style>
    <style:style style:name="ce20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6"/>
    </style:style>
    <style:style style:name="ce20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7"/>
    </style:style>
    <style:style style:name="ce234" style:family="table-cell" style:parent-style-name="Default">
      <style:map style:condition="is-true-formula([.$F$5]=&quot;Black and White&quot;)" style:apply-style-name="ConditionalStyle_5f_67" style:base-cell-address="'Classifiche Gironi'.A7"/>
    </style:style>
    <style:style style:name="ce204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0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0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2"/>
    </style:style>
    <style:style style:name="ce2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3"/>
    </style:style>
    <style:style style:name="ce249" style:family="table-cell" style:parent-style-name="Default">
      <style:map style:condition="is-true-formula([.$F$5]=&quot;Black and White&quot;)" style:apply-style-name="ConditionalStyle_5f_70" style:base-cell-address="'Classifiche Gironi'.A13"/>
    </style:style>
    <style:style style:name="ce20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1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19"/>
    </style:style>
    <style:style style:name="ce259" style:family="table-cell" style:parent-style-name="Default">
      <style:map style:condition="is-true-formula([.$F$5]=&quot;Black and White&quot;)" style:apply-style-name="ConditionalStyle_5f_73" style:base-cell-address="'Classifiche Gironi'.A19"/>
    </style:style>
    <style:style style:name="ce214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21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18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1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2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2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6"/>
    </style:style>
    <style:style style:name="ce2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7"/>
    </style:style>
    <style:style style:name="ce294" style:family="table-cell" style:parent-style-name="Default">
      <style:map style:condition="is-true-formula([.$F$5]=&quot;Black and White&quot;)" style:apply-style-name="ConditionalStyle_5f_29" style:base-cell-address="'Classifiche Gironi'.B8"/>
    </style:style>
    <style:style style:name="ce223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2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3"/>
    </style:style>
    <style:style style:name="ce307" style:family="table-cell" style:parent-style-name="Default">
      <style:map style:condition="is-true-formula([.$F$5]=&quot;Black and White&quot;)" style:apply-style-name="ConditionalStyle_5f_38" style:base-cell-address="'Classifiche Gironi'.B14"/>
    </style:style>
    <style:style style:name="ce228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3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315" style:family="table-cell" style:parent-style-name="Default">
      <style:map style:condition="is-true-formula([.$F$5]=&quot;Black and White&quot;)" style:apply-style-name="ConditionalStyle_5f_47" style:base-cell-address="'Classifiche Gironi'.B20"/>
    </style:style>
    <style:style style:name="ce233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3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4"/>
    </style:style>
    <style:style style:name="ce23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2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7"/>
    </style:style>
    <style:style style:name="ce329" style:family="table-cell" style:parent-style-name="Default">
      <style:map style:condition="is-true-formula([.$F$5]=&quot;Black and White&quot;)" style:apply-style-name="ConditionalStyle_5f_33" style:base-cell-address="'Classifiche Gironi'.C8"/>
    </style:style>
    <style:style style:name="ce2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3"/>
    </style:style>
    <style:style style:name="ce332" style:family="table-cell" style:parent-style-name="Default">
      <style:map style:condition="is-true-formula([.$F$5]=&quot;Black and White&quot;)" style:apply-style-name="ConditionalStyle_5f_43" style:base-cell-address="'Classifiche Gironi'.C14"/>
    </style:style>
    <style:style style:name="ce2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335" style:family="table-cell" style:parent-style-name="Default">
      <style:map style:condition="is-true-formula([.$F$5]=&quot;Black and White&quot;)" style:apply-style-name="ConditionalStyle_5f_51" style:base-cell-address="'Classifiche Gironi'.C20"/>
    </style:style>
    <style:style style:name="ce2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4"/>
    </style:style>
    <style:style style:name="ce2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7"/>
    </style:style>
    <style:style style:name="ce340" style:family="table-cell" style:parent-style-name="Default">
      <style:map style:condition="is-true-formula([.$F$5]=&quot;Black and White&quot;)" style:apply-style-name="ConditionalStyle_5f_32" style:base-cell-address="'Classifiche Gironi'.D7"/>
    </style:style>
    <style:style style:name="ce25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3"/>
    </style:style>
    <style:style style:name="ce342" style:family="table-cell" style:parent-style-name="Default">
      <style:map style:condition="is-true-formula([.$F$5]=&quot;Black and White&quot;)" style:apply-style-name="ConditionalStyle_5f_41" style:base-cell-address="'Classifiche Gironi'.D13"/>
    </style:style>
    <style:style style:name="ce2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344" style:family="table-cell" style:parent-style-name="Default">
      <style:map style:condition="is-true-formula([.$F$5]=&quot;Black and White&quot;)" style:apply-style-name="ConditionalStyle_5f_50" style:base-cell-address="'Classifiche Gironi'.D19"/>
    </style:style>
    <style:style style:name="ce2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2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348" style:family="table-cell" style:parent-style-name="Default">
      <style:map style:condition="is-true-formula([.$F$5]=&quot;Black and White&quot;)" style:apply-style-name="ConditionalStyle_5f_31" style:base-cell-address="'Classifiche Gironi'.E7"/>
    </style:style>
    <style:style style:name="ce2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350" style:family="table-cell" style:parent-style-name="Default">
      <style:map style:condition="is-true-formula([.$F$5]=&quot;Black and White&quot;)" style:apply-style-name="ConditionalStyle_5f_40" style:base-cell-address="'Classifiche Gironi'.E13"/>
    </style:style>
    <style:style style:name="ce26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352" style:family="table-cell" style:parent-style-name="Default">
      <style:map style:condition="is-true-formula([.$F$5]=&quot;Black and White&quot;)" style:apply-style-name="ConditionalStyle_5f_49" style:base-cell-address="'Classifiche Gironi'.E19"/>
    </style:style>
    <style:style style:name="ce26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26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63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6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4"/>
    </style:style>
    <style:style style:name="ce26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5"/>
    </style:style>
    <style:style style:name="ce26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6"/>
    </style:style>
    <style:style style:name="ce26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7"/>
    </style:style>
    <style:style style:name="ce268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6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1"/>
    </style:style>
    <style:style style:name="ce27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2"/>
    </style:style>
    <style:style style:name="ce27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3"/>
    </style:style>
    <style:style style:name="ce273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7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19"/>
    </style:style>
    <style:style style:name="ce278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28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1"/>
    </style:style>
    <style:style style:name="ce282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2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85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6"/>
    </style:style>
    <style:style style:name="ce28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7"/>
    </style:style>
    <style:style style:name="ce377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7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1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2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3"/>
    </style:style>
    <style:style style:name="ce38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3"/>
    </style:style>
    <style:style style:name="ce292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8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6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5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29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6"/>
    </style:style>
    <style:style style:name="ce30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7"/>
    </style:style>
    <style:style style:name="ce39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8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0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3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3"/>
    </style:style>
    <style:style style:name="ce39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4"/>
    </style:style>
    <style:style style:name="ce30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9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6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5"/>
    </style:style>
    <style:style style:name="ce40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31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31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7"/>
    </style:style>
    <style:style style:name="ce404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8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40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3"/>
    </style:style>
    <style:style style:name="ce40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31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3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7"/>
    </style:style>
    <style:style style:name="ce41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7"/>
    </style:style>
    <style:style style:name="ce32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412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7"/>
    </style:style>
    <style:style style:name="ce323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2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4"/>
    </style:style>
    <style:style style:name="ce32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5"/>
    </style:style>
    <style:style style:name="ce32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6"/>
    </style:style>
    <style:style style:name="ce32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7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3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1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2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3"/>
    </style:style>
    <style:style style:name="ce333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6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336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102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23" style:family="table-cell" style:parent-style-name="Default">
      <style:text-properties style:font-name="Liberation Sans" fo:font-size="10pt" style:font-size-asian="10pt" style:font-size-complex="10pt"/>
    </style:style>
    <style:style style:name="ce1024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43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43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43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433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434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435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43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43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0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44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9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1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2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3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4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2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21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22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22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22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484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2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6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6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6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6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7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0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1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29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530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31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533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34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35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8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538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39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40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2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87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2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9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number-columns-repeated="52" table:default-cell-style-name="ce6"/>
        <table:table-row table:style-name="ro1">
          <table:table-cell table:style-name="ce2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2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2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Valor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85" office:value-type="string" calcext:value-type="string">
            <text:p>Codice</text:p>
          </table:table-cell>
          <table:table-cell table:style-name="ce887" office:value-type="string" calcext:value-type="string">
            <text:p>Nome</text:p>
          </table:table-cell>
          <table:table-cell table:style-name="ce887" office:value-type="string" calcext:value-type="string">
            <text:p>Note</text:p>
          </table:table-cell>
          <table:table-cell table:style-name="ce891" office:value-type="string" calcext:value-type="string">
            <text:p>Girone</text:p>
          </table:table-cell>
          <table:table-cell table:style-name="ce895" office:value-type="string" calcext:value-type="string">
            <text:p>ID Nel Giron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860" office:value-type="string" calcext:value-type="string">
            <text:p>NOME_TORNEO</text:p>
          </table:table-cell>
          <table:table-cell table:style-name="ce879" office:value-type="string" calcext:value-type="string">
            <text:p>Torneo dell’Estate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86" table:formula="of:=[.H3]&amp;[.I3]" office:value-type="string" office:string-value="A1" calcext:value-type="string">
            <text:p>A1</text:p>
          </table:table-cell>
          <table:table-cell table:style-name="ce888" office:value-type="string" calcext:value-type="string">
            <text:p>Leoni</text:p>
          </table:table-cell>
          <table:table-cell table:style-name="ce888"/>
          <table:table-cell table:style-name="ce892" office:value-type="string" calcext:value-type="string">
            <text:p>A</text:p>
          </table:table-cell>
          <table:table-cell table:style-name="ce896" office:value-type="float" office:value="1" calcext:value-type="float">
            <text:p>1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79" table:formula="of:=&quot;CAMPO &quot;&amp;ROMAN([.K3])" office:value-type="string" office:string-value="CAMPO I" calcext:value-type="string">
            <text:p>CAMPO I</text:p>
          </table:table-cell>
          <table:table-cell table:number-columns-repeated="52"/>
        </table:table-row>
        <table:table-row table:style-name="ro1">
          <table:table-cell table:style-name="ce861" office:value-type="string" calcext:value-type="string">
            <text:p>STAGIONE</text:p>
          </table:table-cell>
          <table:table-cell table:style-name="ce880" office:value-type="float" office:value="2021" calcext:value-type="float">
            <text:p>2021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886" table:formula="of:=[.H4]&amp;[.I4]" office:value-type="string" office:string-value="A2" calcext:value-type="string">
            <text:p>A2</text:p>
          </table:table-cell>
          <table:table-cell table:style-name="ce889" office:value-type="string" calcext:value-type="string">
            <text:p>Pantere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900" table:formula="of:=&quot;CAMPO &quot;&amp;ROMAN([.K4])" office:value-type="string" office:string-value="CAMPO II" calcext:value-type="string">
            <text:p>CAMPO 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" calcext:value-type="float">
            <text:p>3</text:p>
          </table:table-cell>
          <table:table-cell table:style-name="ce886" table:formula="of:=[.H5]&amp;[.I5]" office:value-type="string" office:string-value="A3" calcext:value-type="string">
            <text:p>A3</text:p>
          </table:table-cell>
          <table:table-cell table:style-name="ce889" office:value-type="string" calcext:value-type="string">
            <text:p>Tigr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" calcext:value-type="float">
            <text:p>3</text:p>
          </table:table-cell>
          <table:table-cell table:style-name="ce900" table:formula="of:=&quot;CAMPO &quot;&amp;ROMAN([.K5])" office:value-type="string" office:string-value="CAMPO III" calcext:value-type="string">
            <text:p>CAMPO III</text:p>
          </table:table-cell>
          <table:table-cell table:number-columns-repeated="52"/>
        </table:table-row>
        <table:table-row table:style-name="ro1">
          <table:table-cell table:style-name="ce863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883" office:value-type="float" office:value="4" calcext:value-type="float">
            <text:p>4</text:p>
          </table:table-cell>
          <table:table-cell table:style-name="ce886" table:formula="of:=[.H6]&amp;[.I6]" office:value-type="string" office:string-value="A4" calcext:value-type="string">
            <text:p>A4</text:p>
          </table:table-cell>
          <table:table-cell table:style-name="ce889" office:value-type="string" calcext:value-type="string">
            <text:p>Ghepard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4" calcext:value-type="float">
            <text:p>4</text:p>
          </table:table-cell>
          <table:table-cell table:style-name="ce900" table:formula="of:=&quot;CAMPO &quot;&amp;ROMAN([.K6])" office:value-type="string" office:string-value="CAMPO IV" calcext:value-type="string">
            <text:p>CAMPO 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5" calcext:value-type="float">
            <text:p>5</text:p>
          </table:table-cell>
          <table:table-cell table:style-name="ce886" table:formula="of:=[.H7]&amp;[.I7]" office:value-type="string" office:string-value="B1" calcext:value-type="string">
            <text:p>B1</text:p>
          </table:table-cell>
          <table:table-cell table:style-name="ce889" office:value-type="string" calcext:value-type="string">
            <text:p>Giaguar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5" calcext:value-type="float">
            <text:p>5</text:p>
          </table:table-cell>
          <table:table-cell table:style-name="ce900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864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883" office:value-type="float" office:value="6" calcext:value-type="float">
            <text:p>6</text:p>
          </table:table-cell>
          <table:table-cell table:style-name="ce886" table:formula="of:=[.H8]&amp;[.I8]" office:value-type="string" office:string-value="B2" calcext:value-type="string">
            <text:p>B2</text:p>
          </table:table-cell>
          <table:table-cell table:style-name="ce889" office:value-type="string" calcext:value-type="string">
            <text:p>Puma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6" calcext:value-type="float">
            <text:p>6</text:p>
          </table:table-cell>
          <table:table-cell table:style-name="ce900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7" calcext:value-type="float">
            <text:p>7</text:p>
          </table:table-cell>
          <table:table-cell table:style-name="ce886" table:formula="of:=[.H9]&amp;[.I9]" office:value-type="string" office:string-value="B3" calcext:value-type="string">
            <text:p>B3</text:p>
          </table:table-cell>
          <table:table-cell table:style-name="ce889" office:value-type="string" calcext:value-type="string">
            <text:p>Linc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7" calcext:value-type="float">
            <text:p>7</text:p>
          </table:table-cell>
          <table:table-cell table:style-name="ce900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8" calcext:value-type="float">
            <text:p>8</text:p>
          </table:table-cell>
          <table:table-cell table:style-name="ce886" table:formula="of:=[.H10]&amp;[.I10]" office:value-type="string" office:string-value="B4" calcext:value-type="string">
            <text:p>B4</text:p>
          </table:table-cell>
          <table:table-cell table:style-name="ce889" office:value-type="string" calcext:value-type="string">
            <text:p>Serval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8" calcext:value-type="float">
            <text:p>8</text:p>
          </table:table-cell>
          <table:table-cell table:style-name="ce900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9" calcext:value-type="float">
            <text:p>9</text:p>
          </table:table-cell>
          <table:table-cell table:style-name="ce886" table:formula="of:=[.H11]&amp;[.I11]" office:value-type="string" office:string-value="C1" calcext:value-type="string">
            <text:p>C1</text:p>
          </table:table-cell>
          <table:table-cell table:style-name="ce889" office:value-type="string" calcext:value-type="string">
            <text:p>Elefant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9" calcext:value-type="float">
            <text:p>9</text:p>
          </table:table-cell>
          <table:table-cell table:style-name="ce900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865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883" office:value-type="float" office:value="10" calcext:value-type="float">
            <text:p>10</text:p>
          </table:table-cell>
          <table:table-cell table:style-name="ce886" table:formula="of:=[.H12]&amp;[.I12]" office:value-type="string" office:string-value="C2" calcext:value-type="string">
            <text:p>C2</text:p>
          </table:table-cell>
          <table:table-cell table:style-name="ce889" office:value-type="string" calcext:value-type="string">
            <text:p>Giraff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0" calcext:value-type="float">
            <text:p>10</text:p>
          </table:table-cell>
          <table:table-cell table:style-name="ce900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1" calcext:value-type="float">
            <text:p>11</text:p>
          </table:table-cell>
          <table:table-cell table:style-name="ce886" table:formula="of:=[.H13]&amp;[.I13]" office:value-type="string" office:string-value="C3" calcext:value-type="string">
            <text:p>C3</text:p>
          </table:table-cell>
          <table:table-cell table:style-name="ce889" office:value-type="string" calcext:value-type="string">
            <text:p>Ippopotam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1" calcext:value-type="float">
            <text:p>11</text:p>
          </table:table-cell>
          <table:table-cell table:style-name="ce900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2" calcext:value-type="float">
            <text:p>12</text:p>
          </table:table-cell>
          <table:table-cell table:style-name="ce886" table:formula="of:=[.H14]&amp;[.I14]" office:value-type="string" office:string-value="C4" calcext:value-type="string">
            <text:p>C4</text:p>
          </table:table-cell>
          <table:table-cell table:style-name="ce889" office:value-type="string" calcext:value-type="string">
            <text:p>Iguan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2" calcext:value-type="float">
            <text:p>12</text:p>
          </table:table-cell>
          <table:table-cell table:style-name="ce900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3" calcext:value-type="float">
            <text:p>13</text:p>
          </table:table-cell>
          <table:table-cell table:style-name="ce886" table:formula="of:=[.H15]&amp;[.I15]" office:value-type="string" office:string-value="D1" calcext:value-type="string">
            <text:p>D1</text:p>
          </table:table-cell>
          <table:table-cell table:style-name="ce889" office:value-type="string" calcext:value-type="string">
            <text:p>Coccodrill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3" calcext:value-type="float">
            <text:p>13</text:p>
          </table:table-cell>
          <table:table-cell table:style-name="ce900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4" calcext:value-type="float">
            <text:p>14</text:p>
          </table:table-cell>
          <table:table-cell table:style-name="ce886" table:formula="of:=[.H16]&amp;[.I16]" office:value-type="string" office:string-value="D2" calcext:value-type="string">
            <text:p>D2</text:p>
          </table:table-cell>
          <table:table-cell table:style-name="ce889" office:value-type="string" calcext:value-type="string">
            <text:p>Piton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4" calcext:value-type="float">
            <text:p>14</text:p>
          </table:table-cell>
          <table:table-cell table:style-name="ce900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883" office:value-type="float" office:value="15" calcext:value-type="float">
            <text:p>15</text:p>
          </table:table-cell>
          <table:table-cell table:style-name="ce886" table:formula="of:=[.H17]&amp;[.I17]" office:value-type="string" office:string-value="D3" calcext:value-type="string">
            <text:p>D3</text:p>
          </table:table-cell>
          <table:table-cell table:style-name="ce889" office:value-type="string" calcext:value-type="string">
            <text:p>Aquile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5" calcext:value-type="float">
            <text:p>15</text:p>
          </table:table-cell>
          <table:table-cell table:style-name="ce900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6" calcext:value-type="float">
            <text:p>16</text:p>
          </table:table-cell>
          <table:table-cell table:style-name="ce886" table:formula="of:=[.H18]&amp;[.I18]" office:value-type="string" office:string-value="D4" calcext:value-type="string">
            <text:p>D4</text:p>
          </table:table-cell>
          <table:table-cell table:style-name="ce889" office:value-type="string" calcext:value-type="string">
            <text:p>Falch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6" calcext:value-type="float">
            <text:p>16</text:p>
          </table:table-cell>
          <table:table-cell table:style-name="ce900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7" calcext:value-type="float">
            <text:p>17</text:p>
          </table:table-cell>
          <table:table-cell table:style-name="ce886" table:formula="of:=[.H19]&amp;[.I19]" office:value-type="string" office:string-value="E1" calcext:value-type="string">
            <text:p>E1</text:p>
          </table:table-cell>
          <table:table-cell table:style-name="ce889" office:value-type="string" calcext:value-type="string">
            <text:p>Bisont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7" calcext:value-type="float">
            <text:p>17</text:p>
          </table:table-cell>
          <table:table-cell table:style-name="ce900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8" calcext:value-type="float">
            <text:p>18</text:p>
          </table:table-cell>
          <table:table-cell table:style-name="ce886" table:formula="of:=[.H20]&amp;[.I20]" office:value-type="string" office:string-value="E2" calcext:value-type="string">
            <text:p>E2</text:p>
          </table:table-cell>
          <table:table-cell table:style-name="ce889" office:value-type="string" calcext:value-type="string">
            <text:p>Buf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8" calcext:value-type="float">
            <text:p>18</text:p>
          </table:table-cell>
          <table:table-cell table:style-name="ce900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883" office:value-type="float" office:value="19" calcext:value-type="float">
            <text:p>19</text:p>
          </table:table-cell>
          <table:table-cell table:style-name="ce886" table:formula="of:=[.H21]&amp;[.I21]" office:value-type="string" office:string-value="E3" calcext:value-type="string">
            <text:p>E3</text:p>
          </table:table-cell>
          <table:table-cell table:style-name="ce889" office:value-type="string" calcext:value-type="string">
            <text:p>Cerv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9" calcext:value-type="float">
            <text:p>19</text:p>
          </table:table-cell>
          <table:table-cell table:style-name="ce900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0" calcext:value-type="float">
            <text:p>20</text:p>
          </table:table-cell>
          <table:table-cell table:style-name="ce886" table:formula="of:=[.H22]&amp;[.I22]" office:value-type="string" office:string-value="E4" calcext:value-type="string">
            <text:p>E4</text:p>
          </table:table-cell>
          <table:table-cell table:style-name="ce889" office:value-type="string" calcext:value-type="string">
            <text:p>Cinghi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0" calcext:value-type="float">
            <text:p>20</text:p>
          </table:table-cell>
          <table:table-cell table:style-name="ce900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1" calcext:value-type="float">
            <text:p>21</text:p>
          </table:table-cell>
          <table:table-cell table:style-name="ce886" table:formula="of:=[.H23]&amp;[.I23]" office:value-type="string" office:string-value="F1" calcext:value-type="string">
            <text:p>F1</text:p>
          </table:table-cell>
          <table:table-cell table:style-name="ce889" office:value-type="string" calcext:value-type="string">
            <text:p>Balene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1" calcext:value-type="float">
            <text:p>21</text:p>
          </table:table-cell>
          <table:table-cell table:style-name="ce900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2" calcext:value-type="float">
            <text:p>22</text:p>
          </table:table-cell>
          <table:table-cell table:style-name="ce886" table:formula="of:=[.H24]&amp;[.I24]" office:value-type="string" office:string-value="F2" calcext:value-type="string">
            <text:p>F2</text:p>
          </table:table-cell>
          <table:table-cell table:style-name="ce889" office:value-type="string" calcext:value-type="string">
            <text:p>Gabbia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2" calcext:value-type="float">
            <text:p>22</text:p>
          </table:table-cell>
          <table:table-cell table:style-name="ce900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3" calcext:value-type="float">
            <text:p>23</text:p>
          </table:table-cell>
          <table:table-cell table:style-name="ce886" table:formula="of:=[.H25]&amp;[.I25]" office:value-type="string" office:string-value="F3" calcext:value-type="string">
            <text:p>F3</text:p>
          </table:table-cell>
          <table:table-cell table:style-name="ce889" office:value-type="string" calcext:value-type="string">
            <text:p>Delfi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3" calcext:value-type="float">
            <text:p>23</text:p>
          </table:table-cell>
          <table:table-cell table:style-name="ce900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4" calcext:value-type="float">
            <text:p>24</text:p>
          </table:table-cell>
          <table:table-cell table:style-name="ce886" table:formula="of:=[.H26]&amp;[.I26]" office:value-type="string" office:string-value="F4" calcext:value-type="string">
            <text:p>F4</text:p>
          </table:table-cell>
          <table:table-cell table:style-name="ce889" office:value-type="string" calcext:value-type="string">
            <text:p>Fenicotter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4" calcext:value-type="float">
            <text:p>24</text:p>
          </table:table-cell>
          <table:table-cell table:style-name="ce900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5" calcext:value-type="float">
            <text:p>25</text:p>
          </table:table-cell>
          <table:table-cell table:style-name="ce886" table:formula="of:=[.H27]&amp;[.I27]" office:value-type="string" office:string-value="G1" calcext:value-type="string">
            <text:p>G1</text:p>
          </table:table-cell>
          <table:table-cell table:style-name="ce889" office:value-type="string" calcext:value-type="string">
            <text:p>Istric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5" calcext:value-type="float">
            <text:p>25</text:p>
          </table:table-cell>
          <table:table-cell table:style-name="ce900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6" calcext:value-type="float">
            <text:p>26</text:p>
          </table:table-cell>
          <table:table-cell table:style-name="ce886" table:formula="of:=[.H28]&amp;[.I28]" office:value-type="string" office:string-value="G2" calcext:value-type="string">
            <text:p>G2</text:p>
          </table:table-cell>
          <table:table-cell table:style-name="ce889" office:value-type="string" calcext:value-type="string">
            <text:p>Gorilla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6" calcext:value-type="float">
            <text:p>26</text:p>
          </table:table-cell>
          <table:table-cell table:style-name="ce900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7" calcext:value-type="float">
            <text:p>27</text:p>
          </table:table-cell>
          <table:table-cell table:style-name="ce886" table:formula="of:=[.H29]&amp;[.I29]" office:value-type="string" office:string-value="G3" calcext:value-type="string">
            <text:p>G3</text:p>
          </table:table-cell>
          <table:table-cell table:style-name="ce889" office:value-type="string" calcext:value-type="string">
            <text:p>Mul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7" calcext:value-type="float">
            <text:p>27</text:p>
          </table:table-cell>
          <table:table-cell table:style-name="ce900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8" calcext:value-type="float">
            <text:p>28</text:p>
          </table:table-cell>
          <table:table-cell table:style-name="ce886" table:formula="of:=[.H30]&amp;[.I30]" office:value-type="string" office:string-value="G4" calcext:value-type="string">
            <text:p>G4</text:p>
          </table:table-cell>
          <table:table-cell table:style-name="ce889" office:value-type="string" calcext:value-type="string">
            <text:p>Orche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8" calcext:value-type="float">
            <text:p>28</text:p>
          </table:table-cell>
          <table:table-cell table:style-name="ce900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9" calcext:value-type="float">
            <text:p>29</text:p>
          </table:table-cell>
          <table:table-cell table:style-name="ce886" table:formula="of:=[.H31]&amp;[.I31]" office:value-type="string" office:string-value="H1" calcext:value-type="string">
            <text:p>H1</text:p>
          </table:table-cell>
          <table:table-cell table:style-name="ce889" office:value-type="string" calcext:value-type="string">
            <text:p>Piranha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9" calcext:value-type="float">
            <text:p>29</text:p>
          </table:table-cell>
          <table:table-cell table:style-name="ce900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0" calcext:value-type="float">
            <text:p>30</text:p>
          </table:table-cell>
          <table:table-cell table:style-name="ce886" table:formula="of:=[.H32]&amp;[.I32]" office:value-type="string" office:string-value="H2" calcext:value-type="string">
            <text:p>H2</text:p>
          </table:table-cell>
          <table:table-cell table:style-name="ce889" office:value-type="string" calcext:value-type="string">
            <text:p>Scorpio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30" calcext:value-type="float">
            <text:p>30</text:p>
          </table:table-cell>
          <table:table-cell table:style-name="ce900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1" calcext:value-type="float">
            <text:p>31</text:p>
          </table:table-cell>
          <table:table-cell table:style-name="ce886" table:formula="of:=[.H33]&amp;[.I33]" office:value-type="string" office:string-value="H3" calcext:value-type="string">
            <text:p>H3</text:p>
          </table:table-cell>
          <table:table-cell table:style-name="ce889" office:value-type="string" calcext:value-type="string">
            <text:p>Ton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1" calcext:value-type="float">
            <text:p>31</text:p>
          </table:table-cell>
          <table:table-cell table:style-name="ce900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4" office:value-type="float" office:value="32" calcext:value-type="float">
            <text:p>32</text:p>
          </table:table-cell>
          <table:table-cell table:style-name="ce886" table:formula="of:=[.H34]&amp;[.I34]" office:value-type="string" office:string-value="H4" calcext:value-type="string">
            <text:p>H4</text:p>
          </table:table-cell>
          <table:table-cell table:style-name="ce890" office:value-type="string" calcext:value-type="string">
            <text:p>Zebre</text:p>
          </table:table-cell>
          <table:table-cell table:style-name="ce890"/>
          <table:table-cell table:style-name="ce894" office:value-type="string" calcext:value-type="string">
            <text:p>H</text:p>
          </table:table-cell>
          <table:table-cell table:style-name="ce898" office:value-type="float" office:value="4" calcext:value-type="float">
            <text:p>4</text:p>
          </table:table-cell>
          <table:table-cell/>
          <table:table-cell table:style-name="ce884" office:value-type="float" office:value="32" calcext:value-type="float">
            <text:p>32</text:p>
          </table:table-cell>
          <table:table-cell table:style-name="ce901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899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867" office:value-type="string" calcext:value-type="string">
            <text:p>ROSSO</text:p>
          </table:table-cell>
          <table:table-cell table:style-name="ce881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868" office:value-type="string" calcext:value-type="string">
            <text:p>ARANCIONE</text:p>
          </table:table-cell>
          <table:table-cell table:style-name="ce881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869" office:value-type="string" calcext:value-type="string">
            <text:p>GIALLO</text:p>
          </table:table-cell>
          <table:table-cell table:style-name="ce881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870" office:value-type="string" calcext:value-type="string">
            <text:p>VERDE</text:p>
          </table:table-cell>
          <table:table-cell table:style-name="ce881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871" office:value-type="string" calcext:value-type="string">
            <text:p>BLU</text:p>
          </table:table-cell>
          <table:table-cell table:style-name="ce881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872" office:value-type="string" calcext:value-type="string">
            <text:p>INDACO</text:p>
          </table:table-cell>
          <table:table-cell table:style-name="ce881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873" office:value-type="string" calcext:value-type="string">
            <text:p>VIOLETTO</text:p>
          </table:table-cell>
          <table:table-cell table:style-name="ce881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874" office:value-type="string" calcext:value-type="string">
            <text:p>NERO</text:p>
          </table:table-cell>
          <table:table-cell table:style-name="ce881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875" office:value-type="string" calcext:value-type="string">
            <text:p>BLU_SCURO</text:p>
          </table:table-cell>
          <table:table-cell table:style-name="ce881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876" office:value-type="string" calcext:value-type="string">
            <text:p>VERDE_MEDIO</text:p>
          </table:table-cell>
          <table:table-cell table:style-name="ce881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877" office:value-type="string" calcext:value-type="string">
            <text:p>VERDE_CHIARO</text:p>
          </table:table-cell>
          <table:table-cell table:style-name="ce881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1" calcext:value-type="float">
            <text:p>1</text:p>
          </table:table-cell>
          <table:table-cell table:style-name="ce904" table:formula="of:=VLOOKUP([.A3];B_PARTITE_GIRONI;2;0)" office:value-type="string" office:string-value="Girone" calcext:value-type="string">
            <text:p>Girone</text:p>
          </table:table-cell>
          <table:table-cell table:style-name="ce904" table:formula="of:=VLOOKUP([.A3];B_PARTITE_GIRONI;3;0)" office:value-type="string" office:string-value="A" calcext:value-type="string">
            <text:p>A</text:p>
          </table:table-cell>
          <table:table-cell table:style-name="ce905" table:formula="of:=VLOOKUP([.A3];B_PARTITE_GIRONI;6;0)" office:value-type="string" office:string-value="Leoni" calcext:value-type="string">
            <text:p>Leoni</text:p>
          </table:table-cell>
          <table:table-cell table:style-name="ce908" table:formula="of:=VLOOKUP([.A3];B_PARTITE_GIRONI;7;0)" office:value-type="string" office:string-value="Pantere" calcext:value-type="string">
            <text:p>Pantere</text:p>
          </table:table-cell>
          <table:table-cell table:style-name="ce910" office:value-type="float" office:value="72" calcext:value-type="float">
            <text:p>72</text:p>
          </table:table-cell>
          <table:table-cell table:style-name="ce910" office:value-type="float" office:value="49" calcext:value-type="float">
            <text:p>49</text:p>
          </table:table-cell>
          <table:table-cell table:style-name="ce914" office:value-type="date" office:date-value="2021-06-07" calcext:value-type="date">
            <text:p>lun 07/06/2021</text:p>
          </table:table-cell>
          <table:table-cell table:style-name="ce917" office:value-type="time" office:time-value="PT16H00M00S" calcext:value-type="time">
            <text:p>16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2" calcext:value-type="float">
            <text:p>2</text:p>
          </table:table-cell>
          <table:table-cell table:style-name="ce50" table:formula="of:=VLOOKUP([.A4];B_PARTITE_GIRONI;2;0)" office:value-type="string" office:string-value="Girone" calcext:value-type="string">
            <text:p>Girone</text:p>
          </table:table-cell>
          <table:table-cell table:style-name="ce904" table:formula="of:=VLOOKUP([.A4];B_PARTITE_GIRONI;3;0)" office:value-type="string" office:string-value="A" calcext:value-type="string">
            <text:p>A</text:p>
          </table:table-cell>
          <table:table-cell table:style-name="ce906" table:formula="of:=VLOOKUP([.A4];B_PARTITE_GIRONI;6;0)" office:value-type="string" office:string-value="Tigri" calcext:value-type="string">
            <text:p>Tigri</text:p>
          </table:table-cell>
          <table:table-cell table:style-name="ce906" table:formula="of:=VLOOKUP([.A4];B_PARTITE_GIRONI;7;0)" office:value-type="string" office:string-value="Ghepardi" calcext:value-type="string">
            <text:p>Ghepardi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3" calcext:value-type="float">
            <text:p>3</text:p>
          </table:table-cell>
          <table:table-cell table:style-name="ce50" table:formula="of:=VLOOKUP([.A5];B_PARTITE_GIRONI;2;0)" office:value-type="string" office:string-value="Girone" calcext:value-type="string">
            <text:p>Girone</text:p>
          </table:table-cell>
          <table:table-cell table:style-name="ce904" table:formula="of:=VLOOKUP([.A5];B_PARTITE_GIRONI;3;0)" office:value-type="string" office:string-value="B" calcext:value-type="string">
            <text:p>B</text:p>
          </table:table-cell>
          <table:table-cell table:style-name="ce906" table:formula="of:=VLOOKUP([.A5];B_PARTITE_GIRONI;6;0)" office:value-type="string" office:string-value="Giaguari" calcext:value-type="string">
            <text:p>Giaguari</text:p>
          </table:table-cell>
          <table:table-cell table:style-name="ce906" table:formula="of:=VLOOKUP([.A5];B_PARTITE_GIRONI;7;0)" office:value-type="string" office:string-value="Puma" calcext:value-type="string">
            <text:p>Puma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4" calcext:value-type="float">
            <text:p>4</text:p>
          </table:table-cell>
          <table:table-cell table:style-name="ce50" table:formula="of:=VLOOKUP([.A6];B_PARTITE_GIRONI;2;0)" office:value-type="string" office:string-value="Girone" calcext:value-type="string">
            <text:p>Girone</text:p>
          </table:table-cell>
          <table:table-cell table:style-name="ce904" table:formula="of:=VLOOKUP([.A6];B_PARTITE_GIRONI;3;0)" office:value-type="string" office:string-value="B" calcext:value-type="string">
            <text:p>B</text:p>
          </table:table-cell>
          <table:table-cell table:style-name="ce906" table:formula="of:=VLOOKUP([.A6];B_PARTITE_GIRONI;6;0)" office:value-type="string" office:string-value="Linci" calcext:value-type="string">
            <text:p>Linci</text:p>
          </table:table-cell>
          <table:table-cell table:style-name="ce906" table:formula="of:=VLOOKUP([.A6];B_PARTITE_GIRONI;7;0)" office:value-type="string" office:string-value="Serval" calcext:value-type="string">
            <text:p>Serval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86" calcext:value-type="float">
            <text:p>86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5" calcext:value-type="float">
            <text:p>5</text:p>
          </table:table-cell>
          <table:table-cell table:style-name="ce50" table:formula="of:=VLOOKUP([.A7];B_PARTITE_GIRONI;2;0)" office:value-type="string" office:string-value="Girone" calcext:value-type="string">
            <text:p>Girone</text:p>
          </table:table-cell>
          <table:table-cell table:style-name="ce904" table:formula="of:=VLOOKUP([.A7];B_PARTITE_GIRONI;3;0)" office:value-type="string" office:string-value="C" calcext:value-type="string">
            <text:p>C</text:p>
          </table:table-cell>
          <table:table-cell table:style-name="ce906" table:formula="of:=VLOOKUP([.A7];B_PARTITE_GIRONI;6;0)" office:value-type="string" office:string-value="Elefanti" calcext:value-type="string">
            <text:p>Elefanti</text:p>
          </table:table-cell>
          <table:table-cell table:style-name="ce906" table:formula="of:=VLOOKUP([.A7];B_PARTITE_GIRONI;7;0)" office:value-type="string" office:string-value="Giraffe" calcext:value-type="string">
            <text:p>Giraffe</text:p>
          </table:table-cell>
          <table:table-cell table:style-name="ce911" office:value-type="float" office:value="79" calcext:value-type="float">
            <text:p>79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6" calcext:value-type="float">
            <text:p>6</text:p>
          </table:table-cell>
          <table:table-cell table:style-name="ce50" table:formula="of:=VLOOKUP([.A8];B_PARTITE_GIRONI;2;0)" office:value-type="string" office:string-value="Girone" calcext:value-type="string">
            <text:p>Girone</text:p>
          </table:table-cell>
          <table:table-cell table:style-name="ce904" table:formula="of:=VLOOKUP([.A8];B_PARTITE_GIRONI;3;0)" office:value-type="string" office:string-value="C" calcext:value-type="string">
            <text:p>C</text:p>
          </table:table-cell>
          <table:table-cell table:style-name="ce906" table:formula="of:=VLOOKUP([.A8];B_PARTITE_GIRONI;6;0)" office:value-type="string" office:string-value="Ippopotami" calcext:value-type="string">
            <text:p>Ippopotami</text:p>
          </table:table-cell>
          <table:table-cell table:style-name="ce906" table:formula="of:=VLOOKUP([.A8];B_PARTITE_GIRONI;7;0)" office:value-type="string" office:string-value="Iguane" calcext:value-type="string">
            <text:p>Iguan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8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7" calcext:value-type="float">
            <text:p>7</text:p>
          </table:table-cell>
          <table:table-cell table:style-name="ce50" table:formula="of:=VLOOKUP([.A9];B_PARTITE_GIRONI;2;0)" office:value-type="string" office:string-value="Girone" calcext:value-type="string">
            <text:p>Girone</text:p>
          </table:table-cell>
          <table:table-cell table:style-name="ce904" table:formula="of:=VLOOKUP([.A9];B_PARTITE_GIRONI;3;0)" office:value-type="string" office:string-value="D" calcext:value-type="string">
            <text:p>D</text:p>
          </table:table-cell>
          <table:table-cell table:style-name="ce906" table:formula="of:=VLOOKUP([.A9];B_PARTITE_GIRONI;6;0)" office:value-type="string" office:string-value="Coccodrilli" calcext:value-type="string">
            <text:p>Coccodrilli</text:p>
          </table:table-cell>
          <table:table-cell table:style-name="ce906" table:formula="of:=VLOOKUP([.A9];B_PARTITE_GIRONI;7;0)" office:value-type="string" office:string-value="Pitoni" calcext:value-type="string">
            <text:p>Pitoni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9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8" calcext:value-type="float">
            <text:p>8</text:p>
          </table:table-cell>
          <table:table-cell table:style-name="ce50" table:formula="of:=VLOOKUP([.A10];B_PARTITE_GIRONI;2;0)" office:value-type="string" office:string-value="Girone" calcext:value-type="string">
            <text:p>Girone</text:p>
          </table:table-cell>
          <table:table-cell table:style-name="ce904" table:formula="of:=VLOOKUP([.A10];B_PARTITE_GIRONI;3;0)" office:value-type="string" office:string-value="D" calcext:value-type="string">
            <text:p>D</text:p>
          </table:table-cell>
          <table:table-cell table:style-name="ce906" table:formula="of:=VLOOKUP([.A10];B_PARTITE_GIRONI;6;0)" office:value-type="string" office:string-value="Aquile" calcext:value-type="string">
            <text:p>Aquile</text:p>
          </table:table-cell>
          <table:table-cell table:style-name="ce906" table:formula="of:=VLOOKUP([.A10];B_PARTITE_GIRONI;7;0)" office:value-type="string" office:string-value="Falchi" calcext:value-type="string">
            <text:p>Falchi</text:p>
          </table:table-cell>
          <table:table-cell table:style-name="ce911" office:value-type="float" office:value="72" calcext:value-type="float">
            <text:p>72</text:p>
          </table:table-cell>
          <table:table-cell table:style-name="ce911" office:value-type="float" office:value="52" calcext:value-type="float">
            <text:p>52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9" calcext:value-type="float">
            <text:p>9</text:p>
          </table:table-cell>
          <table:table-cell table:style-name="ce50" table:formula="of:=VLOOKUP([.A11];B_PARTITE_GIRONI;2;0)" office:value-type="string" office:string-value="Girone" calcext:value-type="string">
            <text:p>Girone</text:p>
          </table:table-cell>
          <table:table-cell table:style-name="ce904" table:formula="of:=VLOOKUP([.A11];B_PARTITE_GIRONI;3;0)" office:value-type="string" office:string-value="A" calcext:value-type="string">
            <text:p>A</text:p>
          </table:table-cell>
          <table:table-cell table:style-name="ce906" table:formula="of:=VLOOKUP([.A11];B_PARTITE_GIRONI;6;0)" office:value-type="string" office:string-value="Leoni" calcext:value-type="string">
            <text:p>Leoni</text:p>
          </table:table-cell>
          <table:table-cell table:style-name="ce906" table:formula="of:=VLOOKUP([.A11];B_PARTITE_GIRONI;7;0)" office:value-type="string" office:string-value="Tigri" calcext:value-type="string">
            <text:p>Tigri</text:p>
          </table:table-cell>
          <table:table-cell table:style-name="ce911" office:value-type="float" office:value="90" calcext:value-type="float">
            <text:p>90</text:p>
          </table:table-cell>
          <table:table-cell table:style-name="ce911" office:value-type="float" office:value="22" calcext:value-type="float">
            <text:p>2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10" calcext:value-type="float">
            <text:p>10</text:p>
          </table:table-cell>
          <table:table-cell table:style-name="ce50" table:formula="of:=VLOOKUP([.A12];B_PARTITE_GIRONI;2;0)" office:value-type="string" office:string-value="Girone" calcext:value-type="string">
            <text:p>Girone</text:p>
          </table:table-cell>
          <table:table-cell table:style-name="ce904" table:formula="of:=VLOOKUP([.A12];B_PARTITE_GIRONI;3;0)" office:value-type="string" office:string-value="B" calcext:value-type="string">
            <text:p>B</text:p>
          </table:table-cell>
          <table:table-cell table:style-name="ce906" table:formula="of:=VLOOKUP([.A12];B_PARTITE_GIRONI;6;0)" office:value-type="string" office:string-value="Giaguari" calcext:value-type="string">
            <text:p>Giaguari</text:p>
          </table:table-cell>
          <table:table-cell table:style-name="ce906" table:formula="of:=VLOOKUP([.A12];B_PARTITE_GIRONI;7;0)" office:value-type="string" office:string-value="Linci" calcext:value-type="string">
            <text:p>Linc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11" calcext:value-type="float">
            <text:p>11</text:p>
          </table:table-cell>
          <table:table-cell table:style-name="ce50" table:formula="of:=VLOOKUP([.A13];B_PARTITE_GIRONI;2;0)" office:value-type="string" office:string-value="Girone" calcext:value-type="string">
            <text:p>Girone</text:p>
          </table:table-cell>
          <table:table-cell table:style-name="ce904" table:formula="of:=VLOOKUP([.A13];B_PARTITE_GIRONI;3;0)" office:value-type="string" office:string-value="C" calcext:value-type="string">
            <text:p>C</text:p>
          </table:table-cell>
          <table:table-cell table:style-name="ce906" table:formula="of:=VLOOKUP([.A13];B_PARTITE_GIRONI;6;0)" office:value-type="string" office:string-value="Elefanti" calcext:value-type="string">
            <text:p>Elefanti</text:p>
          </table:table-cell>
          <table:table-cell table:style-name="ce906" table:formula="of:=VLOOKUP([.A13];B_PARTITE_GIRONI;7;0)" office:value-type="string" office:string-value="Ippopotami" calcext:value-type="string">
            <text:p>Ippopotam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95" calcext:value-type="float">
            <text:p>9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2" calcext:value-type="float">
            <text:p>12</text:p>
          </table:table-cell>
          <table:table-cell table:style-name="ce50" table:formula="of:=VLOOKUP([.A14];B_PARTITE_GIRONI;2;0)" office:value-type="string" office:string-value="Girone" calcext:value-type="string">
            <text:p>Girone</text:p>
          </table:table-cell>
          <table:table-cell table:style-name="ce904" table:formula="of:=VLOOKUP([.A14];B_PARTITE_GIRONI;3;0)" office:value-type="string" office:string-value="D" calcext:value-type="string">
            <text:p>D</text:p>
          </table:table-cell>
          <table:table-cell table:style-name="ce906" table:formula="of:=VLOOKUP([.A14];B_PARTITE_GIRONI;6;0)" office:value-type="string" office:string-value="Coccodrilli" calcext:value-type="string">
            <text:p>Coccodrilli</text:p>
          </table:table-cell>
          <table:table-cell table:style-name="ce906" table:formula="of:=VLOOKUP([.A14];B_PARTITE_GIRONI;7;0)" office:value-type="string" office:string-value="Aquile" calcext:value-type="string">
            <text:p>Aquile</text:p>
          </table:table-cell>
          <table:table-cell table:style-name="ce911" office:value-type="float" office:value="29" calcext:value-type="float">
            <text:p>29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3" calcext:value-type="float">
            <text:p>13</text:p>
          </table:table-cell>
          <table:table-cell table:style-name="ce50" table:formula="of:=VLOOKUP([.A15];B_PARTITE_GIRONI;2;0)" office:value-type="string" office:string-value="Girone" calcext:value-type="string">
            <text:p>Girone</text:p>
          </table:table-cell>
          <table:table-cell table:style-name="ce904" table:formula="of:=VLOOKUP([.A15];B_PARTITE_GIRONI;3;0)" office:value-type="string" office:string-value="A" calcext:value-type="string">
            <text:p>A</text:p>
          </table:table-cell>
          <table:table-cell table:style-name="ce906" table:formula="of:=VLOOKUP([.A15];B_PARTITE_GIRONI;6;0)" office:value-type="string" office:string-value="Pantere" calcext:value-type="string">
            <text:p>Pantere</text:p>
          </table:table-cell>
          <table:table-cell table:style-name="ce906" table:formula="of:=VLOOKUP([.A15];B_PARTITE_GIRONI;7;0)" office:value-type="string" office:string-value="Ghepardi" calcext:value-type="string">
            <text:p>Ghepard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21" calcext:value-type="float">
            <text:p>21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14" calcext:value-type="float">
            <text:p>14</text:p>
          </table:table-cell>
          <table:table-cell table:style-name="ce50" table:formula="of:=VLOOKUP([.A16];B_PARTITE_GIRONI;2;0)" office:value-type="string" office:string-value="Girone" calcext:value-type="string">
            <text:p>Girone</text:p>
          </table:table-cell>
          <table:table-cell table:style-name="ce904" table:formula="of:=VLOOKUP([.A16];B_PARTITE_GIRONI;3;0)" office:value-type="string" office:string-value="B" calcext:value-type="string">
            <text:p>B</text:p>
          </table:table-cell>
          <table:table-cell table:style-name="ce906" table:formula="of:=VLOOKUP([.A16];B_PARTITE_GIRONI;6;0)" office:value-type="string" office:string-value="Puma" calcext:value-type="string">
            <text:p>Puma</text:p>
          </table:table-cell>
          <table:table-cell table:style-name="ce906" table:formula="of:=VLOOKUP([.A16];B_PARTITE_GIRONI;7;0)" office:value-type="string" office:string-value="Serval" calcext:value-type="string">
            <text:p>Serval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15" calcext:value-type="float">
            <text:p>15</text:p>
          </table:table-cell>
          <table:table-cell table:style-name="ce50" table:formula="of:=VLOOKUP([.A17];B_PARTITE_GIRONI;2;0)" office:value-type="string" office:string-value="Girone" calcext:value-type="string">
            <text:p>Girone</text:p>
          </table:table-cell>
          <table:table-cell table:style-name="ce904" table:formula="of:=VLOOKUP([.A17];B_PARTITE_GIRONI;3;0)" office:value-type="string" office:string-value="C" calcext:value-type="string">
            <text:p>C</text:p>
          </table:table-cell>
          <table:table-cell table:style-name="ce906" table:formula="of:=VLOOKUP([.A17];B_PARTITE_GIRONI;6;0)" office:value-type="string" office:string-value="Giraffe" calcext:value-type="string">
            <text:p>Giraffe</text:p>
          </table:table-cell>
          <table:table-cell table:style-name="ce906" table:formula="of:=VLOOKUP([.A17];B_PARTITE_GIRONI;7;0)" office:value-type="string" office:string-value="Iguane" calcext:value-type="string">
            <text:p>Igua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6" calcext:value-type="float">
            <text:p>16</text:p>
          </table:table-cell>
          <table:table-cell table:style-name="ce50" table:formula="of:=VLOOKUP([.A18];B_PARTITE_GIRONI;2;0)" office:value-type="string" office:string-value="Girone" calcext:value-type="string">
            <text:p>Girone</text:p>
          </table:table-cell>
          <table:table-cell table:style-name="ce904" table:formula="of:=VLOOKUP([.A18];B_PARTITE_GIRONI;3;0)" office:value-type="string" office:string-value="D" calcext:value-type="string">
            <text:p>D</text:p>
          </table:table-cell>
          <table:table-cell table:style-name="ce906" table:formula="of:=VLOOKUP([.A18];B_PARTITE_GIRONI;6;0)" office:value-type="string" office:string-value="Pitoni" calcext:value-type="string">
            <text:p>Pitoni</text:p>
          </table:table-cell>
          <table:table-cell table:style-name="ce906" table:formula="of:=VLOOKUP([.A18];B_PARTITE_GIRONI;7;0)" office:value-type="string" office:string-value="Falchi" calcext:value-type="string">
            <text:p>Falchi</text:p>
          </table:table-cell>
          <table:table-cell table:style-name="ce911" office:value-type="float" office:value="83" calcext:value-type="float">
            <text:p>83</text:p>
          </table:table-cell>
          <table:table-cell table:style-name="ce911" office:value-type="float" office:value="57" calcext:value-type="float">
            <text:p>5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7" calcext:value-type="float">
            <text:p>17</text:p>
          </table:table-cell>
          <table:table-cell table:style-name="ce50" table:formula="of:=VLOOKUP([.A19];B_PARTITE_GIRONI;2;0)" office:value-type="string" office:string-value="Girone" calcext:value-type="string">
            <text:p>Girone</text:p>
          </table:table-cell>
          <table:table-cell table:style-name="ce904" table:formula="of:=VLOOKUP([.A19];B_PARTITE_GIRONI;3;0)" office:value-type="string" office:string-value="E" calcext:value-type="string">
            <text:p>E</text:p>
          </table:table-cell>
          <table:table-cell table:style-name="ce906" table:formula="of:=VLOOKUP([.A19];B_PARTITE_GIRONI;6;0)" office:value-type="string" office:string-value="Bisonti" calcext:value-type="string">
            <text:p>Bisonti</text:p>
          </table:table-cell>
          <table:table-cell table:style-name="ce906" table:formula="of:=VLOOKUP([.A19];B_PARTITE_GIRONI;7;0)" office:value-type="string" office:string-value="Bufali" calcext:value-type="string">
            <text:p>Buf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18" calcext:value-type="float">
            <text:p>18</text:p>
          </table:table-cell>
          <table:table-cell table:style-name="ce50" table:formula="of:=VLOOKUP([.A20];B_PARTITE_GIRONI;2;0)" office:value-type="string" office:string-value="Girone" calcext:value-type="string">
            <text:p>Girone</text:p>
          </table:table-cell>
          <table:table-cell table:style-name="ce904" table:formula="of:=VLOOKUP([.A20];B_PARTITE_GIRONI;3;0)" office:value-type="string" office:string-value="F" calcext:value-type="string">
            <text:p>F</text:p>
          </table:table-cell>
          <table:table-cell table:style-name="ce906" table:formula="of:=VLOOKUP([.A20];B_PARTITE_GIRONI;6;0)" office:value-type="string" office:string-value="Balene" calcext:value-type="string">
            <text:p>Balene</text:p>
          </table:table-cell>
          <table:table-cell table:style-name="ce906" table:formula="of:=VLOOKUP([.A20];B_PARTITE_GIRONI;7;0)" office:value-type="string" office:string-value="Gabbiani" calcext:value-type="string">
            <text:p>Gabbia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19" calcext:value-type="float">
            <text:p>19</text:p>
          </table:table-cell>
          <table:table-cell table:style-name="ce50" table:formula="of:=VLOOKUP([.A21];B_PARTITE_GIRONI;2;0)" office:value-type="string" office:string-value="Girone" calcext:value-type="string">
            <text:p>Girone</text:p>
          </table:table-cell>
          <table:table-cell table:style-name="ce904" table:formula="of:=VLOOKUP([.A21];B_PARTITE_GIRONI;3;0)" office:value-type="string" office:string-value="G" calcext:value-type="string">
            <text:p>G</text:p>
          </table:table-cell>
          <table:table-cell table:style-name="ce906" table:formula="of:=VLOOKUP([.A21];B_PARTITE_GIRONI;6;0)" office:value-type="string" office:string-value="Istrici" calcext:value-type="string">
            <text:p>Istrici</text:p>
          </table:table-cell>
          <table:table-cell table:style-name="ce906" table:formula="of:=VLOOKUP([.A21];B_PARTITE_GIRONI;7;0)" office:value-type="string" office:string-value="Gorilla" calcext:value-type="string">
            <text:p>Gorilla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20" calcext:value-type="float">
            <text:p>20</text:p>
          </table:table-cell>
          <table:table-cell table:style-name="ce50" table:formula="of:=VLOOKUP([.A22];B_PARTITE_GIRONI;2;0)" office:value-type="string" office:string-value="Girone" calcext:value-type="string">
            <text:p>Girone</text:p>
          </table:table-cell>
          <table:table-cell table:style-name="ce904" table:formula="of:=VLOOKUP([.A22];B_PARTITE_GIRONI;3;0)" office:value-type="string" office:string-value="H" calcext:value-type="string">
            <text:p>H</text:p>
          </table:table-cell>
          <table:table-cell table:style-name="ce906" table:formula="of:=VLOOKUP([.A22];B_PARTITE_GIRONI;6;0)" office:value-type="string" office:string-value="Piranha" calcext:value-type="string">
            <text:p>Piranha</text:p>
          </table:table-cell>
          <table:table-cell table:style-name="ce906" table:formula="of:=VLOOKUP([.A22];B_PARTITE_GIRONI;7;0)" office:value-type="string" office:string-value="Scorpioni" calcext:value-type="string">
            <text:p>Scorpioni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83" calcext:value-type="float">
            <text:p>8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21" calcext:value-type="float">
            <text:p>21</text:p>
          </table:table-cell>
          <table:table-cell table:style-name="ce50" table:formula="of:=VLOOKUP([.A23];B_PARTITE_GIRONI;2;0)" office:value-type="string" office:string-value="Girone" calcext:value-type="string">
            <text:p>Girone</text:p>
          </table:table-cell>
          <table:table-cell table:style-name="ce904" table:formula="of:=VLOOKUP([.A23];B_PARTITE_GIRONI;3;0)" office:value-type="string" office:string-value="E" calcext:value-type="string">
            <text:p>E</text:p>
          </table:table-cell>
          <table:table-cell table:style-name="ce906" table:formula="of:=VLOOKUP([.A23];B_PARTITE_GIRONI;6;0)" office:value-type="string" office:string-value="Cervi" calcext:value-type="string">
            <text:p>Cervi</text:p>
          </table:table-cell>
          <table:table-cell table:style-name="ce906" table:formula="of:=VLOOKUP([.A23];B_PARTITE_GIRONI;7;0)" office:value-type="string" office:string-value="Cinghiali" calcext:value-type="string">
            <text:p>Cinghi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22" calcext:value-type="float">
            <text:p>22</text:p>
          </table:table-cell>
          <table:table-cell table:style-name="ce50" table:formula="of:=VLOOKUP([.A24];B_PARTITE_GIRONI;2;0)" office:value-type="string" office:string-value="Girone" calcext:value-type="string">
            <text:p>Girone</text:p>
          </table:table-cell>
          <table:table-cell table:style-name="ce904" table:formula="of:=VLOOKUP([.A24];B_PARTITE_GIRONI;3;0)" office:value-type="string" office:string-value="F" calcext:value-type="string">
            <text:p>F</text:p>
          </table:table-cell>
          <table:table-cell table:style-name="ce906" table:formula="of:=VLOOKUP([.A24];B_PARTITE_GIRONI;6;0)" office:value-type="string" office:string-value="Delfini" calcext:value-type="string">
            <text:p>Delfini</text:p>
          </table:table-cell>
          <table:table-cell table:style-name="ce906" table:formula="of:=VLOOKUP([.A2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23" calcext:value-type="float">
            <text:p>23</text:p>
          </table:table-cell>
          <table:table-cell table:style-name="ce50" table:formula="of:=VLOOKUP([.A25];B_PARTITE_GIRONI;2;0)" office:value-type="string" office:string-value="Girone" calcext:value-type="string">
            <text:p>Girone</text:p>
          </table:table-cell>
          <table:table-cell table:style-name="ce904" table:formula="of:=VLOOKUP([.A25];B_PARTITE_GIRONI;3;0)" office:value-type="string" office:string-value="G" calcext:value-type="string">
            <text:p>G</text:p>
          </table:table-cell>
          <table:table-cell table:style-name="ce906" table:formula="of:=VLOOKUP([.A25];B_PARTITE_GIRONI;6;0)" office:value-type="string" office:string-value="Muli" calcext:value-type="string">
            <text:p>Muli</text:p>
          </table:table-cell>
          <table:table-cell table:style-name="ce906" table:formula="of:=VLOOKUP([.A25];B_PARTITE_GIRONI;7;0)" office:value-type="string" office:string-value="Orche" calcext:value-type="string">
            <text:p>Orche</text:p>
          </table:table-cell>
          <table:table-cell table:style-name="ce911" office:value-type="float" office:value="0" calcext:value-type="float">
            <text:p>0</text:p>
          </table:table-cell>
          <table:table-cell table:style-name="ce911" office:value-type="float" office:value="20" calcext:value-type="float">
            <text:p>2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24" calcext:value-type="float">
            <text:p>24</text:p>
          </table:table-cell>
          <table:table-cell table:style-name="ce50" table:formula="of:=VLOOKUP([.A26];B_PARTITE_GIRONI;2;0)" office:value-type="string" office:string-value="Girone" calcext:value-type="string">
            <text:p>Girone</text:p>
          </table:table-cell>
          <table:table-cell table:style-name="ce904" table:formula="of:=VLOOKUP([.A26];B_PARTITE_GIRONI;3;0)" office:value-type="string" office:string-value="H" calcext:value-type="string">
            <text:p>H</text:p>
          </table:table-cell>
          <table:table-cell table:style-name="ce906" table:formula="of:=VLOOKUP([.A26];B_PARTITE_GIRONI;6;0)" office:value-type="string" office:string-value="Tonni" calcext:value-type="string">
            <text:p>Tonni</text:p>
          </table:table-cell>
          <table:table-cell table:style-name="ce906" table:formula="of:=VLOOKUP([.A26];B_PARTITE_GIRONI;7;0)" office:value-type="string" office:string-value="Zebre" calcext:value-type="string">
            <text:p>Zebr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25" calcext:value-type="float">
            <text:p>25</text:p>
          </table:table-cell>
          <table:table-cell table:style-name="ce50" table:formula="of:=VLOOKUP([.A27];B_PARTITE_GIRONI;2;0)" office:value-type="string" office:string-value="Girone" calcext:value-type="string">
            <text:p>Girone</text:p>
          </table:table-cell>
          <table:table-cell table:style-name="ce904" table:formula="of:=VLOOKUP([.A27];B_PARTITE_GIRONI;3;0)" office:value-type="string" office:string-value="A" calcext:value-type="string">
            <text:p>A</text:p>
          </table:table-cell>
          <table:table-cell table:style-name="ce906" table:formula="of:=VLOOKUP([.A27];B_PARTITE_GIRONI;6;0)" office:value-type="string" office:string-value="Leoni" calcext:value-type="string">
            <text:p>Leoni</text:p>
          </table:table-cell>
          <table:table-cell table:style-name="ce906" table:formula="of:=VLOOKUP([.A27];B_PARTITE_GIRONI;7;0)" office:value-type="string" office:string-value="Ghepardi" calcext:value-type="string">
            <text:p>Ghepardi</text:p>
          </table:table-cell>
          <table:table-cell table:style-name="ce911" office:value-type="float" office:value="82" calcext:value-type="float">
            <text:p>82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26" calcext:value-type="float">
            <text:p>26</text:p>
          </table:table-cell>
          <table:table-cell table:style-name="ce50" table:formula="of:=VLOOKUP([.A28];B_PARTITE_GIRONI;2;0)" office:value-type="string" office:string-value="Girone" calcext:value-type="string">
            <text:p>Girone</text:p>
          </table:table-cell>
          <table:table-cell table:style-name="ce904" table:formula="of:=VLOOKUP([.A28];B_PARTITE_GIRONI;3;0)" office:value-type="string" office:string-value="B" calcext:value-type="string">
            <text:p>B</text:p>
          </table:table-cell>
          <table:table-cell table:style-name="ce906" table:formula="of:=VLOOKUP([.A28];B_PARTITE_GIRONI;6;0)" office:value-type="string" office:string-value="Giaguari" calcext:value-type="string">
            <text:p>Giaguari</text:p>
          </table:table-cell>
          <table:table-cell table:style-name="ce906" table:formula="of:=VLOOKUP([.A28];B_PARTITE_GIRONI;7;0)" office:value-type="string" office:string-value="Serval" calcext:value-type="string">
            <text:p>Serval</text:p>
          </table:table-cell>
          <table:table-cell table:style-name="ce911" office:value-type="float" office:value="76" calcext:value-type="float">
            <text:p>76</text:p>
          </table:table-cell>
          <table:table-cell table:style-name="ce911" office:value-type="float" office:value="94" calcext:value-type="float">
            <text:p>9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27" calcext:value-type="float">
            <text:p>27</text:p>
          </table:table-cell>
          <table:table-cell table:style-name="ce50" table:formula="of:=VLOOKUP([.A29];B_PARTITE_GIRONI;2;0)" office:value-type="string" office:string-value="Girone" calcext:value-type="string">
            <text:p>Girone</text:p>
          </table:table-cell>
          <table:table-cell table:style-name="ce904" table:formula="of:=VLOOKUP([.A29];B_PARTITE_GIRONI;3;0)" office:value-type="string" office:string-value="C" calcext:value-type="string">
            <text:p>C</text:p>
          </table:table-cell>
          <table:table-cell table:style-name="ce906" table:formula="of:=VLOOKUP([.A29];B_PARTITE_GIRONI;6;0)" office:value-type="string" office:string-value="Elefanti" calcext:value-type="string">
            <text:p>Elefanti</text:p>
          </table:table-cell>
          <table:table-cell table:style-name="ce906" table:formula="of:=VLOOKUP([.A29];B_PARTITE_GIRONI;7;0)" office:value-type="string" office:string-value="Iguane" calcext:value-type="string">
            <text:p>Iguane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28" calcext:value-type="float">
            <text:p>28</text:p>
          </table:table-cell>
          <table:table-cell table:style-name="ce50" table:formula="of:=VLOOKUP([.A30];B_PARTITE_GIRONI;2;0)" office:value-type="string" office:string-value="Girone" calcext:value-type="string">
            <text:p>Girone</text:p>
          </table:table-cell>
          <table:table-cell table:style-name="ce904" table:formula="of:=VLOOKUP([.A30];B_PARTITE_GIRONI;3;0)" office:value-type="string" office:string-value="D" calcext:value-type="string">
            <text:p>D</text:p>
          </table:table-cell>
          <table:table-cell table:style-name="ce906" table:formula="of:=VLOOKUP([.A30];B_PARTITE_GIRONI;6;0)" office:value-type="string" office:string-value="Coccodrilli" calcext:value-type="string">
            <text:p>Coccodrilli</text:p>
          </table:table-cell>
          <table:table-cell table:style-name="ce906" table:formula="of:=VLOOKUP([.A30];B_PARTITE_GIRONI;7;0)" office:value-type="string" office:string-value="Falchi" calcext:value-type="string">
            <text:p>Falch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29" calcext:value-type="float">
            <text:p>29</text:p>
          </table:table-cell>
          <table:table-cell table:style-name="ce50" table:formula="of:=VLOOKUP([.A31];B_PARTITE_GIRONI;2;0)" office:value-type="string" office:string-value="Girone" calcext:value-type="string">
            <text:p>Girone</text:p>
          </table:table-cell>
          <table:table-cell table:style-name="ce904" table:formula="of:=VLOOKUP([.A31];B_PARTITE_GIRONI;3;0)" office:value-type="string" office:string-value="E" calcext:value-type="string">
            <text:p>E</text:p>
          </table:table-cell>
          <table:table-cell table:style-name="ce906" table:formula="of:=VLOOKUP([.A31];B_PARTITE_GIRONI;6;0)" office:value-type="string" office:string-value="Bisonti" calcext:value-type="string">
            <text:p>Bisonti</text:p>
          </table:table-cell>
          <table:table-cell table:style-name="ce906" table:formula="of:=VLOOKUP([.A31];B_PARTITE_GIRONI;7;0)" office:value-type="string" office:string-value="Cervi" calcext:value-type="string">
            <text:p>Cerv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30" calcext:value-type="float">
            <text:p>30</text:p>
          </table:table-cell>
          <table:table-cell table:style-name="ce50" table:formula="of:=VLOOKUP([.A32];B_PARTITE_GIRONI;2;0)" office:value-type="string" office:string-value="Girone" calcext:value-type="string">
            <text:p>Girone</text:p>
          </table:table-cell>
          <table:table-cell table:style-name="ce904" table:formula="of:=VLOOKUP([.A32];B_PARTITE_GIRONI;3;0)" office:value-type="string" office:string-value="F" calcext:value-type="string">
            <text:p>F</text:p>
          </table:table-cell>
          <table:table-cell table:style-name="ce906" table:formula="of:=VLOOKUP([.A32];B_PARTITE_GIRONI;6;0)" office:value-type="string" office:string-value="Balene" calcext:value-type="string">
            <text:p>Balene</text:p>
          </table:table-cell>
          <table:table-cell table:style-name="ce906" table:formula="of:=VLOOKUP([.A32];B_PARTITE_GIRONI;7;0)" office:value-type="string" office:string-value="Delfini" calcext:value-type="string">
            <text:p>Delfin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31" calcext:value-type="float">
            <text:p>31</text:p>
          </table:table-cell>
          <table:table-cell table:style-name="ce50" table:formula="of:=VLOOKUP([.A33];B_PARTITE_GIRONI;2;0)" office:value-type="string" office:string-value="Girone" calcext:value-type="string">
            <text:p>Girone</text:p>
          </table:table-cell>
          <table:table-cell table:style-name="ce904" table:formula="of:=VLOOKUP([.A33];B_PARTITE_GIRONI;3;0)" office:value-type="string" office:string-value="G" calcext:value-type="string">
            <text:p>G</text:p>
          </table:table-cell>
          <table:table-cell table:style-name="ce906" table:formula="of:=VLOOKUP([.A33];B_PARTITE_GIRONI;6;0)" office:value-type="string" office:string-value="Istrici" calcext:value-type="string">
            <text:p>Istrici</text:p>
          </table:table-cell>
          <table:table-cell table:style-name="ce906" table:formula="of:=VLOOKUP([.A33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32" calcext:value-type="float">
            <text:p>32</text:p>
          </table:table-cell>
          <table:table-cell table:style-name="ce50" table:formula="of:=VLOOKUP([.A34];B_PARTITE_GIRONI;2;0)" office:value-type="string" office:string-value="Girone" calcext:value-type="string">
            <text:p>Girone</text:p>
          </table:table-cell>
          <table:table-cell table:style-name="ce904" table:formula="of:=VLOOKUP([.A34];B_PARTITE_GIRONI;3;0)" office:value-type="string" office:string-value="H" calcext:value-type="string">
            <text:p>H</text:p>
          </table:table-cell>
          <table:table-cell table:style-name="ce906" table:formula="of:=VLOOKUP([.A34];B_PARTITE_GIRONI;6;0)" office:value-type="string" office:string-value="Piranha" calcext:value-type="string">
            <text:p>Piranha</text:p>
          </table:table-cell>
          <table:table-cell table:style-name="ce906" table:formula="of:=VLOOKUP([.A34];B_PARTITE_GIRONI;7;0)" office:value-type="string" office:string-value="Tonni" calcext:value-type="string">
            <text:p>Tonn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8" calcext:value-type="float">
            <text:p>78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33" calcext:value-type="float">
            <text:p>33</text:p>
          </table:table-cell>
          <table:table-cell table:style-name="ce50" table:formula="of:=VLOOKUP([.A35];B_PARTITE_GIRONI;2;0)" office:value-type="string" office:string-value="Girone" calcext:value-type="string">
            <text:p>Girone</text:p>
          </table:table-cell>
          <table:table-cell table:style-name="ce904" table:formula="of:=VLOOKUP([.A35];B_PARTITE_GIRONI;3;0)" office:value-type="string" office:string-value="E" calcext:value-type="string">
            <text:p>E</text:p>
          </table:table-cell>
          <table:table-cell table:style-name="ce906" table:formula="of:=VLOOKUP([.A35];B_PARTITE_GIRONI;6;0)" office:value-type="string" office:string-value="Bufali" calcext:value-type="string">
            <text:p>Bufali</text:p>
          </table:table-cell>
          <table:table-cell table:style-name="ce906" table:formula="of:=VLOOKUP([.A35];B_PARTITE_GIRONI;7;0)" office:value-type="string" office:string-value="Cinghiali" calcext:value-type="string">
            <text:p>Cinghial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34" calcext:value-type="float">
            <text:p>34</text:p>
          </table:table-cell>
          <table:table-cell table:style-name="ce50" table:formula="of:=VLOOKUP([.A36];B_PARTITE_GIRONI;2;0)" office:value-type="string" office:string-value="Girone" calcext:value-type="string">
            <text:p>Girone</text:p>
          </table:table-cell>
          <table:table-cell table:style-name="ce904" table:formula="of:=VLOOKUP([.A36];B_PARTITE_GIRONI;3;0)" office:value-type="string" office:string-value="F" calcext:value-type="string">
            <text:p>F</text:p>
          </table:table-cell>
          <table:table-cell table:style-name="ce906" table:formula="of:=VLOOKUP([.A36];B_PARTITE_GIRONI;6;0)" office:value-type="string" office:string-value="Gabbiani" calcext:value-type="string">
            <text:p>Gabbiani</text:p>
          </table:table-cell>
          <table:table-cell table:style-name="ce906" table:formula="of:=VLOOKUP([.A36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35" calcext:value-type="float">
            <text:p>35</text:p>
          </table:table-cell>
          <table:table-cell table:style-name="ce50" table:formula="of:=VLOOKUP([.A37];B_PARTITE_GIRONI;2;0)" office:value-type="string" office:string-value="Girone" calcext:value-type="string">
            <text:p>Girone</text:p>
          </table:table-cell>
          <table:table-cell table:style-name="ce904" table:formula="of:=VLOOKUP([.A37];B_PARTITE_GIRONI;3;0)" office:value-type="string" office:string-value="G" calcext:value-type="string">
            <text:p>G</text:p>
          </table:table-cell>
          <table:table-cell table:style-name="ce906" table:formula="of:=VLOOKUP([.A37];B_PARTITE_GIRONI;6;0)" office:value-type="string" office:string-value="Gorilla" calcext:value-type="string">
            <text:p>Gorilla</text:p>
          </table:table-cell>
          <table:table-cell table:style-name="ce906" table:formula="of:=VLOOKUP([.A37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36" calcext:value-type="float">
            <text:p>36</text:p>
          </table:table-cell>
          <table:table-cell table:style-name="ce50" table:formula="of:=VLOOKUP([.A38];B_PARTITE_GIRONI;2;0)" office:value-type="string" office:string-value="Girone" calcext:value-type="string">
            <text:p>Girone</text:p>
          </table:table-cell>
          <table:table-cell table:style-name="ce904" table:formula="of:=VLOOKUP([.A38];B_PARTITE_GIRONI;3;0)" office:value-type="string" office:string-value="H" calcext:value-type="string">
            <text:p>H</text:p>
          </table:table-cell>
          <table:table-cell table:style-name="ce906" table:formula="of:=VLOOKUP([.A38];B_PARTITE_GIRONI;6;0)" office:value-type="string" office:string-value="Scorpioni" calcext:value-type="string">
            <text:p>Scorpioni</text:p>
          </table:table-cell>
          <table:table-cell table:style-name="ce906" table:formula="of:=VLOOKUP([.A38];B_PARTITE_GIRONI;7;0)" office:value-type="string" office:string-value="Zebre" calcext:value-type="string">
            <text:p>Zebre</text:p>
          </table:table-cell>
          <table:table-cell table:style-name="ce911" office:value-type="float" office:value="74" calcext:value-type="float">
            <text:p>74</text:p>
          </table:table-cell>
          <table:table-cell table:style-name="ce911" office:value-type="float" office:value="79" calcext:value-type="float">
            <text:p>7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37" calcext:value-type="float">
            <text:p>37</text:p>
          </table:table-cell>
          <table:table-cell table:style-name="ce50" table:formula="of:=VLOOKUP([.A39];B_PARTITE_GIRONI;2;0)" office:value-type="string" office:string-value="Girone" calcext:value-type="string">
            <text:p>Girone</text:p>
          </table:table-cell>
          <table:table-cell table:style-name="ce904" table:formula="of:=VLOOKUP([.A39];B_PARTITE_GIRONI;3;0)" office:value-type="string" office:string-value="A" calcext:value-type="string">
            <text:p>A</text:p>
          </table:table-cell>
          <table:table-cell table:style-name="ce906" table:formula="of:=VLOOKUP([.A39];B_PARTITE_GIRONI;6;0)" office:value-type="string" office:string-value="Pantere" calcext:value-type="string">
            <text:p>Pantere</text:p>
          </table:table-cell>
          <table:table-cell table:style-name="ce906" table:formula="of:=VLOOKUP([.A39];B_PARTITE_GIRONI;7;0)" office:value-type="string" office:string-value="Tigri" calcext:value-type="string">
            <text:p>Tigri</text:p>
          </table:table-cell>
          <table:table-cell table:style-name="ce911" office:value-type="float" office:value="93" calcext:value-type="float">
            <text:p>93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38" calcext:value-type="float">
            <text:p>38</text:p>
          </table:table-cell>
          <table:table-cell table:style-name="ce50" table:formula="of:=VLOOKUP([.A40];B_PARTITE_GIRONI;2;0)" office:value-type="string" office:string-value="Girone" calcext:value-type="string">
            <text:p>Girone</text:p>
          </table:table-cell>
          <table:table-cell table:style-name="ce904" table:formula="of:=VLOOKUP([.A40];B_PARTITE_GIRONI;3;0)" office:value-type="string" office:string-value="B" calcext:value-type="string">
            <text:p>B</text:p>
          </table:table-cell>
          <table:table-cell table:style-name="ce906" table:formula="of:=VLOOKUP([.A40];B_PARTITE_GIRONI;6;0)" office:value-type="string" office:string-value="Puma" calcext:value-type="string">
            <text:p>Puma</text:p>
          </table:table-cell>
          <table:table-cell table:style-name="ce906" table:formula="of:=VLOOKUP([.A40];B_PARTITE_GIRONI;7;0)" office:value-type="string" office:string-value="Linci" calcext:value-type="string">
            <text:p>Linc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2" calcext:value-type="float">
            <text:p>72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39" calcext:value-type="float">
            <text:p>39</text:p>
          </table:table-cell>
          <table:table-cell table:style-name="ce50" table:formula="of:=VLOOKUP([.A41];B_PARTITE_GIRONI;2;0)" office:value-type="string" office:string-value="Girone" calcext:value-type="string">
            <text:p>Girone</text:p>
          </table:table-cell>
          <table:table-cell table:style-name="ce904" table:formula="of:=VLOOKUP([.A41];B_PARTITE_GIRONI;3;0)" office:value-type="string" office:string-value="C" calcext:value-type="string">
            <text:p>C</text:p>
          </table:table-cell>
          <table:table-cell table:style-name="ce906" table:formula="of:=VLOOKUP([.A41];B_PARTITE_GIRONI;6;0)" office:value-type="string" office:string-value="Giraffe" calcext:value-type="string">
            <text:p>Giraffe</text:p>
          </table:table-cell>
          <table:table-cell table:style-name="ce906" table:formula="of:=VLOOKUP([.A41];B_PARTITE_GIRONI;7;0)" office:value-type="string" office:string-value="Ippopotami" calcext:value-type="string">
            <text:p>Ippopotami</text:p>
          </table:table-cell>
          <table:table-cell table:style-name="ce911" office:value-type="float" office:value="98" calcext:value-type="float">
            <text:p>98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40" calcext:value-type="float">
            <text:p>40</text:p>
          </table:table-cell>
          <table:table-cell table:style-name="ce50" table:formula="of:=VLOOKUP([.A42];B_PARTITE_GIRONI;2;0)" office:value-type="string" office:string-value="Girone" calcext:value-type="string">
            <text:p>Girone</text:p>
          </table:table-cell>
          <table:table-cell table:style-name="ce904" table:formula="of:=VLOOKUP([.A42];B_PARTITE_GIRONI;3;0)" office:value-type="string" office:string-value="D" calcext:value-type="string">
            <text:p>D</text:p>
          </table:table-cell>
          <table:table-cell table:style-name="ce906" table:formula="of:=VLOOKUP([.A42];B_PARTITE_GIRONI;6;0)" office:value-type="string" office:string-value="Pitoni" calcext:value-type="string">
            <text:p>Pitoni</text:p>
          </table:table-cell>
          <table:table-cell table:style-name="ce906" table:formula="of:=VLOOKUP([.A42];B_PARTITE_GIRONI;7;0)" office:value-type="string" office:string-value="Aquile" calcext:value-type="string">
            <text:p>Aquile</text:p>
          </table:table-cell>
          <table:table-cell table:style-name="ce911" office:value-type="float" office:value="25" calcext:value-type="float">
            <text:p>25</text:p>
          </table:table-cell>
          <table:table-cell table:style-name="ce911" office:value-type="float" office:value="15" calcext:value-type="float">
            <text:p>1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41" calcext:value-type="float">
            <text:p>41</text:p>
          </table:table-cell>
          <table:table-cell table:style-name="ce50" table:formula="of:=VLOOKUP([.A43];B_PARTITE_GIRONI;2;0)" office:value-type="string" office:string-value="Girone" calcext:value-type="string">
            <text:p>Girone</text:p>
          </table:table-cell>
          <table:table-cell table:style-name="ce904" table:formula="of:=VLOOKUP([.A43];B_PARTITE_GIRONI;3;0)" office:value-type="string" office:string-value="E" calcext:value-type="string">
            <text:p>E</text:p>
          </table:table-cell>
          <table:table-cell table:style-name="ce906" table:formula="of:=VLOOKUP([.A43];B_PARTITE_GIRONI;6;0)" office:value-type="string" office:string-value="Bisonti" calcext:value-type="string">
            <text:p>Bisonti</text:p>
          </table:table-cell>
          <table:table-cell table:style-name="ce906" table:formula="of:=VLOOKUP([.A43];B_PARTITE_GIRONI;7;0)" office:value-type="string" office:string-value="Cinghiali" calcext:value-type="string">
            <text:p>Cinghial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42" calcext:value-type="float">
            <text:p>42</text:p>
          </table:table-cell>
          <table:table-cell table:style-name="ce50" table:formula="of:=VLOOKUP([.A44];B_PARTITE_GIRONI;2;0)" office:value-type="string" office:string-value="Girone" calcext:value-type="string">
            <text:p>Girone</text:p>
          </table:table-cell>
          <table:table-cell table:style-name="ce904" table:formula="of:=VLOOKUP([.A44];B_PARTITE_GIRONI;3;0)" office:value-type="string" office:string-value="F" calcext:value-type="string">
            <text:p>F</text:p>
          </table:table-cell>
          <table:table-cell table:style-name="ce906" table:formula="of:=VLOOKUP([.A44];B_PARTITE_GIRONI;6;0)" office:value-type="string" office:string-value="Balene" calcext:value-type="string">
            <text:p>Balene</text:p>
          </table:table-cell>
          <table:table-cell table:style-name="ce906" table:formula="of:=VLOOKUP([.A4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43" calcext:value-type="float">
            <text:p>43</text:p>
          </table:table-cell>
          <table:table-cell table:style-name="ce50" table:formula="of:=VLOOKUP([.A45];B_PARTITE_GIRONI;2;0)" office:value-type="string" office:string-value="Girone" calcext:value-type="string">
            <text:p>Girone</text:p>
          </table:table-cell>
          <table:table-cell table:style-name="ce904" table:formula="of:=VLOOKUP([.A45];B_PARTITE_GIRONI;3;0)" office:value-type="string" office:string-value="G" calcext:value-type="string">
            <text:p>G</text:p>
          </table:table-cell>
          <table:table-cell table:style-name="ce906" table:formula="of:=VLOOKUP([.A45];B_PARTITE_GIRONI;6;0)" office:value-type="string" office:string-value="Istrici" calcext:value-type="string">
            <text:p>Istrici</text:p>
          </table:table-cell>
          <table:table-cell table:style-name="ce906" table:formula="of:=VLOOKUP([.A45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44" calcext:value-type="float">
            <text:p>44</text:p>
          </table:table-cell>
          <table:table-cell table:style-name="ce50" table:formula="of:=VLOOKUP([.A46];B_PARTITE_GIRONI;2;0)" office:value-type="string" office:string-value="Girone" calcext:value-type="string">
            <text:p>Girone</text:p>
          </table:table-cell>
          <table:table-cell table:style-name="ce904" table:formula="of:=VLOOKUP([.A46];B_PARTITE_GIRONI;3;0)" office:value-type="string" office:string-value="H" calcext:value-type="string">
            <text:p>H</text:p>
          </table:table-cell>
          <table:table-cell table:style-name="ce906" table:formula="of:=VLOOKUP([.A46];B_PARTITE_GIRONI;6;0)" office:value-type="string" office:string-value="Tonni" calcext:value-type="string">
            <text:p>Tonni</text:p>
          </table:table-cell>
          <table:table-cell table:style-name="ce906" table:formula="of:=VLOOKUP([.A46];B_PARTITE_GIRONI;7;0)" office:value-type="string" office:string-value="Scorpioni" calcext:value-type="string">
            <text:p>Scorpio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13" calcext:value-type="float">
            <text:p>1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45" calcext:value-type="float">
            <text:p>45</text:p>
          </table:table-cell>
          <table:table-cell table:style-name="ce50" table:formula="of:=VLOOKUP([.A47];B_PARTITE_GIRONI;2;0)" office:value-type="string" office:string-value="Girone" calcext:value-type="string">
            <text:p>Girone</text:p>
          </table:table-cell>
          <table:table-cell table:style-name="ce904" table:formula="of:=VLOOKUP([.A47];B_PARTITE_GIRONI;3;0)" office:value-type="string" office:string-value="E" calcext:value-type="string">
            <text:p>E</text:p>
          </table:table-cell>
          <table:table-cell table:style-name="ce906" table:formula="of:=VLOOKUP([.A47];B_PARTITE_GIRONI;6;0)" office:value-type="string" office:string-value="Bufali" calcext:value-type="string">
            <text:p>Bufali</text:p>
          </table:table-cell>
          <table:table-cell table:style-name="ce906" table:formula="of:=VLOOKUP([.A47];B_PARTITE_GIRONI;7;0)" office:value-type="string" office:string-value="Cervi" calcext:value-type="string">
            <text:p>Cerv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46" calcext:value-type="float">
            <text:p>46</text:p>
          </table:table-cell>
          <table:table-cell table:style-name="ce50" table:formula="of:=VLOOKUP([.A48];B_PARTITE_GIRONI;2;0)" office:value-type="string" office:string-value="Girone" calcext:value-type="string">
            <text:p>Girone</text:p>
          </table:table-cell>
          <table:table-cell table:style-name="ce904" table:formula="of:=VLOOKUP([.A48];B_PARTITE_GIRONI;3;0)" office:value-type="string" office:string-value="F" calcext:value-type="string">
            <text:p>F</text:p>
          </table:table-cell>
          <table:table-cell table:style-name="ce906" table:formula="of:=VLOOKUP([.A48];B_PARTITE_GIRONI;6;0)" office:value-type="string" office:string-value="Gabbiani" calcext:value-type="string">
            <text:p>Gabbiani</text:p>
          </table:table-cell>
          <table:table-cell table:style-name="ce906" table:formula="of:=VLOOKUP([.A48];B_PARTITE_GIRONI;7;0)" office:value-type="string" office:string-value="Delfini" calcext:value-type="string">
            <text:p>Delfi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47" calcext:value-type="float">
            <text:p>47</text:p>
          </table:table-cell>
          <table:table-cell table:style-name="ce50" table:formula="of:=VLOOKUP([.A49];B_PARTITE_GIRONI;2;0)" office:value-type="string" office:string-value="Girone" calcext:value-type="string">
            <text:p>Girone</text:p>
          </table:table-cell>
          <table:table-cell table:style-name="ce904" table:formula="of:=VLOOKUP([.A49];B_PARTITE_GIRONI;3;0)" office:value-type="string" office:string-value="G" calcext:value-type="string">
            <text:p>G</text:p>
          </table:table-cell>
          <table:table-cell table:style-name="ce906" table:formula="of:=VLOOKUP([.A49];B_PARTITE_GIRONI;6;0)" office:value-type="string" office:string-value="Gorilla" calcext:value-type="string">
            <text:p>Gorilla</text:p>
          </table:table-cell>
          <table:table-cell table:style-name="ce906" table:formula="of:=VLOOKUP([.A49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861" office:value-type="float" office:value="48" calcext:value-type="float">
            <text:p>48</text:p>
          </table:table-cell>
          <table:table-cell table:style-name="ce51" table:formula="of:=VLOOKUP([.A50];B_PARTITE_GIRONI;2;0)" office:value-type="string" office:string-value="Girone" calcext:value-type="string">
            <text:p>Girone</text:p>
          </table:table-cell>
          <table:table-cell table:style-name="ce904" table:formula="of:=VLOOKUP([.A50];B_PARTITE_GIRONI;3;0)" office:value-type="string" office:string-value="H" calcext:value-type="string">
            <text:p>H</text:p>
          </table:table-cell>
          <table:table-cell table:style-name="ce907" table:formula="of:=VLOOKUP([.A50];B_PARTITE_GIRONI;6;0)" office:value-type="string" office:string-value="Zebre" calcext:value-type="string">
            <text:p>Zebre</text:p>
          </table:table-cell>
          <table:table-cell table:style-name="ce907" table:formula="of:=VLOOKUP([.A50];B_PARTITE_GIRONI;7;0)" office:value-type="string" office:string-value="Piranha" calcext:value-type="string">
            <text:p>Piranha</text:p>
          </table:table-cell>
          <table:table-cell table:style-name="ce912" office:value-type="float" office:value="54" calcext:value-type="float">
            <text:p>54</text:p>
          </table:table-cell>
          <table:table-cell table:style-name="ce912" office:value-type="float" office:value="48" calcext:value-type="float">
            <text:p>48</text:p>
          </table:table-cell>
          <table:table-cell table:style-name="ce916" office:value-type="date" office:date-value="2021-06-09" calcext:value-type="date">
            <text:p>mer 09/06/2021</text:p>
          </table:table-cell>
          <table:table-cell table:style-name="ce919" office:value-type="time" office:time-value="PT18H30M00S" calcext:value-type="time">
            <text:p>18:30</text:p>
          </table:table-cell>
          <table:table-cell table:style-name="ce922" office:value-type="float" office:value="4" calcext:value-type="float">
            <text:p>4</text:p>
          </table:table-cell>
          <table:table-cell table:style-name="ce926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2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Turno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49" calcext:value-type="float">
            <text:p>49</text:p>
          </table:table-cell>
          <table:table-cell table:style-name="ce74" table:formula="of:=VLOOKUP([.A3];B_PARTITE_2A_FASE_PER_NUMERO;2;0)" office:value-type="string" office:string-value="2aFase" calcext:value-type="string">
            <text:p>2aFase</text:p>
          </table:table-cell>
          <table:table-cell table:style-name="ce927" table:formula="of:=VLOOKUP([.A3];B_PARTITE_2A_FASE_PER_NUMERO;3;0)" office:value-type="string" office:string-value="1-16" calcext:value-type="string">
            <text:p>1-16</text:p>
          </table:table-cell>
          <table:table-cell table:style-name="ce905" table:formula="of:=VLOOKUP([.A3];B_PARTITE_2A_FASE_PER_NUMERO;6;0)" office:value-type="string" office:string-value="Leoni" calcext:value-type="string">
            <text:p>Leoni</text:p>
          </table:table-cell>
          <table:table-cell table:style-name="ce908" table:formula="of:=VLOOKUP([.A3];B_PARTITE_2A_FASE_PER_NUMERO;7;0)" office:value-type="string" office:string-value="Elefanti" calcext:value-type="string">
            <text:p>Elefanti</text:p>
          </table:table-cell>
          <table:table-cell table:style-name="ce910" office:value-type="float" office:value="67" calcext:value-type="float">
            <text:p>67</text:p>
          </table:table-cell>
          <table:table-cell table:style-name="ce910" office:value-type="float" office:value="46" calcext:value-type="float">
            <text:p>46</text:p>
          </table:table-cell>
          <table:table-cell table:style-name="ce914" office:value-type="date" office:date-value="2021-06-10" calcext:value-type="date">
            <text:p>gio 10/06/2021</text:p>
          </table:table-cell>
          <table:table-cell table:style-name="ce917" office:value-type="time" office:time-value="PT09H00M00S" calcext:value-type="time">
            <text:p>09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50" calcext:value-type="float">
            <text:p>50</text:p>
          </table:table-cell>
          <table:table-cell table:style-name="ce75" table:formula="of:=VLOOKUP([.A4];B_PARTITE_2A_FASE_PER_NUMERO;2;0)" office:value-type="string" office:string-value="2aFase" calcext:value-type="string">
            <text:p>2aFase</text:p>
          </table:table-cell>
          <table:table-cell table:style-name="ce928" table:formula="of:=VLOOKUP([.A4];B_PARTITE_2A_FASE_PER_NUMERO;3;0)" office:value-type="string" office:string-value="1-16" calcext:value-type="string">
            <text:p>1-16</text:p>
          </table:table-cell>
          <table:table-cell table:style-name="ce906" table:formula="of:=VLOOKUP([.A4];B_PARTITE_2A_FASE_PER_NUMERO;6;0)" office:value-type="string" office:string-value="Pantere" calcext:value-type="string">
            <text:p>Pantere</text:p>
          </table:table-cell>
          <table:table-cell table:style-name="ce906" table:formula="of:=VLOOKUP([.A4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51" calcext:value-type="float">
            <text:p>51</text:p>
          </table:table-cell>
          <table:table-cell table:style-name="ce75" table:formula="of:=VLOOKUP([.A5];B_PARTITE_2A_FASE_PER_NUMERO;2;0)" office:value-type="string" office:string-value="2aFase" calcext:value-type="string">
            <text:p>2aFase</text:p>
          </table:table-cell>
          <table:table-cell table:style-name="ce928" table:formula="of:=VLOOKUP([.A5];B_PARTITE_2A_FASE_PER_NUMERO;3;0)" office:value-type="string" office:string-value="17-32" calcext:value-type="string">
            <text:p>17-32</text:p>
          </table:table-cell>
          <table:table-cell table:style-name="ce906" table:formula="of:=VLOOKUP([.A5];B_PARTITE_2A_FASE_PER_NUMERO;6;0)" office:value-type="string" office:string-value="Tigri" calcext:value-type="string">
            <text:p>Tigri</text:p>
          </table:table-cell>
          <table:table-cell table:style-name="ce906" table:formula="of:=VLOOKUP([.A5];B_PARTITE_2A_FASE_PER_NUMERO;7;0)" office:value-type="string" office:string-value="Iguane" calcext:value-type="string">
            <text:p>Iguan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52" calcext:value-type="float">
            <text:p>52</text:p>
          </table:table-cell>
          <table:table-cell table:style-name="ce75" table:formula="of:=VLOOKUP([.A6];B_PARTITE_2A_FASE_PER_NUMERO;2;0)" office:value-type="string" office:string-value="2aFase" calcext:value-type="string">
            <text:p>2aFase</text:p>
          </table:table-cell>
          <table:table-cell table:style-name="ce928" table:formula="of:=VLOOKUP([.A6];B_PARTITE_2A_FASE_PER_NUMERO;3;0)" office:value-type="string" office:string-value="17-32" calcext:value-type="string">
            <text:p>17-32</text:p>
          </table:table-cell>
          <table:table-cell table:style-name="ce906" table:formula="of:=VLOOKUP([.A6];B_PARTITE_2A_FASE_PER_NUMERO;6;0)" office:value-type="string" office:string-value="Ippopotami" calcext:value-type="string">
            <text:p>Ippopotami</text:p>
          </table:table-cell>
          <table:table-cell table:style-name="ce906" table:formula="of:=VLOOKUP([.A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53" calcext:value-type="float">
            <text:p>53</text:p>
          </table:table-cell>
          <table:table-cell table:style-name="ce75" table:formula="of:=VLOOKUP([.A7];B_PARTITE_2A_FASE_PER_NUMERO;2;0)" office:value-type="string" office:string-value="2aFase" calcext:value-type="string">
            <text:p>2aFase</text:p>
          </table:table-cell>
          <table:table-cell table:style-name="ce928" table:formula="of:=VLOOKUP([.A7];B_PARTITE_2A_FASE_PER_NUMERO;3;0)" office:value-type="string" office:string-value="1-16" calcext:value-type="string">
            <text:p>1-16</text:p>
          </table:table-cell>
          <table:table-cell table:style-name="ce906" table:formula="of:=VLOOKUP([.A7];B_PARTITE_2A_FASE_PER_NUMERO;6;0)" office:value-type="string" office:string-value="Giaguari" calcext:value-type="string">
            <text:p>Giaguari</text:p>
          </table:table-cell>
          <table:table-cell table:style-name="ce906" table:formula="of:=VLOOKUP([.A7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54" calcext:value-type="float">
            <text:p>54</text:p>
          </table:table-cell>
          <table:table-cell table:style-name="ce75" table:formula="of:=VLOOKUP([.A8];B_PARTITE_2A_FASE_PER_NUMERO;2;0)" office:value-type="string" office:string-value="2aFase" calcext:value-type="string">
            <text:p>2aFase</text:p>
          </table:table-cell>
          <table:table-cell table:style-name="ce928" table:formula="of:=VLOOKUP([.A8];B_PARTITE_2A_FASE_PER_NUMERO;3;0)" office:value-type="string" office:string-value="1-16" calcext:value-type="string">
            <text:p>1-16</text:p>
          </table:table-cell>
          <table:table-cell table:style-name="ce906" table:formula="of:=VLOOKUP([.A8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8];B_PARTITE_2A_FASE_PER_NUMERO;7;0)" office:value-type="string" office:string-value="Puma" calcext:value-type="string">
            <text:p>Puma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55" calcext:value-type="float">
            <text:p>55</text:p>
          </table:table-cell>
          <table:table-cell table:style-name="ce75" table:formula="of:=VLOOKUP([.A9];B_PARTITE_2A_FASE_PER_NUMERO;2;0)" office:value-type="string" office:string-value="2aFase" calcext:value-type="string">
            <text:p>2aFase</text:p>
          </table:table-cell>
          <table:table-cell table:style-name="ce928" table:formula="of:=VLOOKUP([.A9];B_PARTITE_2A_FASE_PER_NUMERO;3;0)" office:value-type="string" office:string-value="17-32" calcext:value-type="string">
            <text:p>17-32</text:p>
          </table:table-cell>
          <table:table-cell table:style-name="ce906" table:formula="of:=VLOOKUP([.A9];B_PARTITE_2A_FASE_PER_NUMERO;6;0)" office:value-type="string" office:string-value="Linci" calcext:value-type="string">
            <text:p>Linci</text:p>
          </table:table-cell>
          <table:table-cell table:style-name="ce906" table:formula="of:=VLOOKUP([.A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59" calcext:value-type="float">
            <text:p>59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56" calcext:value-type="float">
            <text:p>56</text:p>
          </table:table-cell>
          <table:table-cell table:style-name="ce75" table:formula="of:=VLOOKUP([.A10];B_PARTITE_2A_FASE_PER_NUMERO;2;0)" office:value-type="string" office:string-value="2aFase" calcext:value-type="string">
            <text:p>2aFase</text:p>
          </table:table-cell>
          <table:table-cell table:style-name="ce928" table:formula="of:=VLOOKUP([.A10];B_PARTITE_2A_FASE_PER_NUMERO;3;0)" office:value-type="string" office:string-value="17-32" calcext:value-type="string">
            <text:p>17-32</text:p>
          </table:table-cell>
          <table:table-cell table:style-name="ce906" table:formula="of:=VLOOKUP([.A10];B_PARTITE_2A_FASE_PER_NUMERO;6;0)" office:value-type="string" office:string-value="Pitoni" calcext:value-type="string">
            <text:p>Pitoni</text:p>
          </table:table-cell>
          <table:table-cell table:style-name="ce906" table:formula="of:=VLOOKUP([.A1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57" calcext:value-type="float">
            <text:p>57</text:p>
          </table:table-cell>
          <table:table-cell table:style-name="ce75" table:formula="of:=VLOOKUP([.A11];B_PARTITE_2A_FASE_PER_NUMERO;2;0)" office:value-type="string" office:string-value="2aFase" calcext:value-type="string">
            <text:p>2aFase</text:p>
          </table:table-cell>
          <table:table-cell table:style-name="ce928" table:formula="of:=VLOOKUP([.A11];B_PARTITE_2A_FASE_PER_NUMERO;3;0)" office:value-type="string" office:string-value="1-16" calcext:value-type="string">
            <text:p>1-16</text:p>
          </table:table-cell>
          <table:table-cell table:style-name="ce906" table:formula="of:=VLOOKUP([.A11];B_PARTITE_2A_FASE_PER_NUMERO;6;0)" office:value-type="string" office:string-value="Bisonti" calcext:value-type="string">
            <text:p>Bisonti</text:p>
          </table:table-cell>
          <table:table-cell table:style-name="ce906" table:formula="of:=VLOOKUP([.A11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58" calcext:value-type="float">
            <text:p>58</text:p>
          </table:table-cell>
          <table:table-cell table:style-name="ce75" table:formula="of:=VLOOKUP([.A12];B_PARTITE_2A_FASE_PER_NUMERO;2;0)" office:value-type="string" office:string-value="2aFase" calcext:value-type="string">
            <text:p>2aFase</text:p>
          </table:table-cell>
          <table:table-cell table:style-name="ce928" table:formula="of:=VLOOKUP([.A12];B_PARTITE_2A_FASE_PER_NUMERO;3;0)" office:value-type="string" office:string-value="1-16" calcext:value-type="string">
            <text:p>1-16</text:p>
          </table:table-cell>
          <table:table-cell table:style-name="ce906" table:formula="of:=VLOOKUP([.A12];B_PARTITE_2A_FASE_PER_NUMERO;6;0)" office:value-type="string" office:string-value="Istrici" calcext:value-type="string">
            <text:p>Istrici</text:p>
          </table:table-cell>
          <table:table-cell table:style-name="ce906" table:formula="of:=VLOOKUP([.A12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59" calcext:value-type="float">
            <text:p>59</text:p>
          </table:table-cell>
          <table:table-cell table:style-name="ce75" table:formula="of:=VLOOKUP([.A13];B_PARTITE_2A_FASE_PER_NUMERO;2;0)" office:value-type="string" office:string-value="2aFase" calcext:value-type="string">
            <text:p>2aFase</text:p>
          </table:table-cell>
          <table:table-cell table:style-name="ce928" table:formula="of:=VLOOKUP([.A13];B_PARTITE_2A_FASE_PER_NUMERO;3;0)" office:value-type="string" office:string-value="17-32" calcext:value-type="string">
            <text:p>17-32</text:p>
          </table:table-cell>
          <table:table-cell table:style-name="ce906" table:formula="of:=VLOOKUP([.A13];B_PARTITE_2A_FASE_PER_NUMERO;6;0)" office:value-type="string" office:string-value="Cervi" calcext:value-type="string">
            <text:p>Cervi</text:p>
          </table:table-cell>
          <table:table-cell table:style-name="ce906" table:formula="of:=VLOOKUP([.A13];B_PARTITE_2A_FASE_PER_NUMERO;7;0)" office:value-type="string" office:string-value="Muli" calcext:value-type="string">
            <text:p>Mu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60" calcext:value-type="float">
            <text:p>60</text:p>
          </table:table-cell>
          <table:table-cell table:style-name="ce75" table:formula="of:=VLOOKUP([.A14];B_PARTITE_2A_FASE_PER_NUMERO;2;0)" office:value-type="string" office:string-value="2aFase" calcext:value-type="string">
            <text:p>2aFase</text:p>
          </table:table-cell>
          <table:table-cell table:style-name="ce928" table:formula="of:=VLOOKUP([.A14];B_PARTITE_2A_FASE_PER_NUMERO;3;0)" office:value-type="string" office:string-value="17-32" calcext:value-type="string">
            <text:p>17-32</text:p>
          </table:table-cell>
          <table:table-cell table:style-name="ce906" table:formula="of:=VLOOKUP([.A14];B_PARTITE_2A_FASE_PER_NUMERO;6;0)" office:value-type="string" office:string-value="Orche" calcext:value-type="string">
            <text:p>Orche</text:p>
          </table:table-cell>
          <table:table-cell table:style-name="ce906" table:formula="of:=VLOOKUP([.A14];B_PARTITE_2A_FASE_PER_NUMERO;7;0)" office:value-type="string" office:string-value="Cinghiali" calcext:value-type="string">
            <text:p>Cinghi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61" calcext:value-type="float">
            <text:p>61</text:p>
          </table:table-cell>
          <table:table-cell table:style-name="ce75" table:formula="of:=VLOOKUP([.A15];B_PARTITE_2A_FASE_PER_NUMERO;2;0)" office:value-type="string" office:string-value="2aFase" calcext:value-type="string">
            <text:p>2aFase</text:p>
          </table:table-cell>
          <table:table-cell table:style-name="ce928" table:formula="of:=VLOOKUP([.A15];B_PARTITE_2A_FASE_PER_NUMERO;3;0)" office:value-type="string" office:string-value="1-16" calcext:value-type="string">
            <text:p>1-16</text:p>
          </table:table-cell>
          <table:table-cell table:style-name="ce906" table:formula="of:=VLOOKUP([.A15];B_PARTITE_2A_FASE_PER_NUMERO;6;0)" office:value-type="string" office:string-value="Balene" calcext:value-type="string">
            <text:p>Balene</text:p>
          </table:table-cell>
          <table:table-cell table:style-name="ce906" table:formula="of:=VLOOKUP([.A1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1" calcext:value-type="float">
            <text:p>51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62" calcext:value-type="float">
            <text:p>62</text:p>
          </table:table-cell>
          <table:table-cell table:style-name="ce75" table:formula="of:=VLOOKUP([.A16];B_PARTITE_2A_FASE_PER_NUMERO;2;0)" office:value-type="string" office:string-value="2aFase" calcext:value-type="string">
            <text:p>2aFase</text:p>
          </table:table-cell>
          <table:table-cell table:style-name="ce928" table:formula="of:=VLOOKUP([.A16];B_PARTITE_2A_FASE_PER_NUMERO;3;0)" office:value-type="string" office:string-value="1-16" calcext:value-type="string">
            <text:p>1-16</text:p>
          </table:table-cell>
          <table:table-cell table:style-name="ce906" table:formula="of:=VLOOKUP([.A16];B_PARTITE_2A_FASE_PER_NUMERO;6;0)" office:value-type="string" office:string-value="Piranha" calcext:value-type="string">
            <text:p>Piranha</text:p>
          </table:table-cell>
          <table:table-cell table:style-name="ce906" table:formula="of:=VLOOKUP([.A1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63" calcext:value-type="float">
            <text:p>63</text:p>
          </table:table-cell>
          <table:table-cell table:style-name="ce75" table:formula="of:=VLOOKUP([.A17];B_PARTITE_2A_FASE_PER_NUMERO;2;0)" office:value-type="string" office:string-value="2aFase" calcext:value-type="string">
            <text:p>2aFase</text:p>
          </table:table-cell>
          <table:table-cell table:style-name="ce928" table:formula="of:=VLOOKUP([.A17];B_PARTITE_2A_FASE_PER_NUMERO;3;0)" office:value-type="string" office:string-value="17-32" calcext:value-type="string">
            <text:p>17-32</text:p>
          </table:table-cell>
          <table:table-cell table:style-name="ce906" table:formula="of:=VLOOKUP([.A17];B_PARTITE_2A_FASE_PER_NUMERO;6;0)" office:value-type="string" office:string-value="Delfini" calcext:value-type="string">
            <text:p>Delfini</text:p>
          </table:table-cell>
          <table:table-cell table:style-name="ce906" table:formula="of:=VLOOKUP([.A1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64" calcext:value-type="float">
            <text:p>64</text:p>
          </table:table-cell>
          <table:table-cell table:style-name="ce75" table:formula="of:=VLOOKUP([.A18];B_PARTITE_2A_FASE_PER_NUMERO;2;0)" office:value-type="string" office:string-value="2aFase" calcext:value-type="string">
            <text:p>2aFase</text:p>
          </table:table-cell>
          <table:table-cell table:style-name="ce928" table:formula="of:=VLOOKUP([.A18];B_PARTITE_2A_FASE_PER_NUMERO;3;0)" office:value-type="string" office:string-value="17-32" calcext:value-type="string">
            <text:p>17-32</text:p>
          </table:table-cell>
          <table:table-cell table:style-name="ce906" table:formula="of:=VLOOKUP([.A18];B_PARTITE_2A_FASE_PER_NUMERO;6;0)" office:value-type="string" office:string-value="Zebre" calcext:value-type="string">
            <text:p>Zebre</text:p>
          </table:table-cell>
          <table:table-cell table:style-name="ce906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65" calcext:value-type="float">
            <text:p>65</text:p>
          </table:table-cell>
          <table:table-cell table:style-name="ce75" table:formula="of:=VLOOKUP([.A19];B_PARTITE_2A_FASE_PER_NUMERO;2;0)" office:value-type="string" office:string-value="2aFase" calcext:value-type="string">
            <text:p>2aFase</text:p>
          </table:table-cell>
          <table:table-cell table:style-name="ce928" table:formula="of:=VLOOKUP([.A19];B_PARTITE_2A_FASE_PER_NUMERO;3;0)" office:value-type="string" office:string-value="25-32" calcext:value-type="string">
            <text:p>25-32</text:p>
          </table:table-cell>
          <table:table-cell table:style-name="ce906" table:formula="of:=VLOOKUP([.A19];B_PARTITE_2A_FASE_PER_NUMERO;6;0)" office:value-type="string" office:string-value="Iguane" calcext:value-type="string">
            <text:p>Iguane</text:p>
          </table:table-cell>
          <table:table-cell table:style-name="ce906" table:formula="of:=VLOOKUP([.A1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66" calcext:value-type="float">
            <text:p>66</text:p>
          </table:table-cell>
          <table:table-cell table:style-name="ce75" table:formula="of:=VLOOKUP([.A20];B_PARTITE_2A_FASE_PER_NUMERO;2;0)" office:value-type="string" office:string-value="2aFase" calcext:value-type="string">
            <text:p>2aFase</text:p>
          </table:table-cell>
          <table:table-cell table:style-name="ce928" table:formula="of:=VLOOKUP([.A20];B_PARTITE_2A_FASE_PER_NUMERO;3;0)" office:value-type="string" office:string-value="25-32" calcext:value-type="string">
            <text:p>25-32</text:p>
          </table:table-cell>
          <table:table-cell table:style-name="ce906" table:formula="of:=VLOOKUP([.A20];B_PARTITE_2A_FASE_PER_NUMERO;6;0)" office:value-type="string" office:string-value="Ghepardi" calcext:value-type="string">
            <text:p>Ghepardi</text:p>
          </table:table-cell>
          <table:table-cell table:style-name="ce906" table:formula="of:=VLOOKUP([.A2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67" calcext:value-type="float">
            <text:p>67</text:p>
          </table:table-cell>
          <table:table-cell table:style-name="ce75" table:formula="of:=VLOOKUP([.A21];B_PARTITE_2A_FASE_PER_NUMERO;2;0)" office:value-type="string" office:string-value="2aFase" calcext:value-type="string">
            <text:p>2aFase</text:p>
          </table:table-cell>
          <table:table-cell table:style-name="ce928" table:formula="of:=VLOOKUP([.A21];B_PARTITE_2A_FASE_PER_NUMERO;3;0)" office:value-type="string" office:string-value="25-32" calcext:value-type="string">
            <text:p>25-32</text:p>
          </table:table-cell>
          <table:table-cell table:style-name="ce906" table:formula="of:=VLOOKUP([.A21];B_PARTITE_2A_FASE_PER_NUMERO;6;0)" office:value-type="string" office:string-value="Muli" calcext:value-type="string">
            <text:p>Muli</text:p>
          </table:table-cell>
          <table:table-cell table:style-name="ce906" table:formula="of:=VLOOKUP([.A21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68" calcext:value-type="float">
            <text:p>68</text:p>
          </table:table-cell>
          <table:table-cell table:style-name="ce75" table:formula="of:=VLOOKUP([.A22];B_PARTITE_2A_FASE_PER_NUMERO;2;0)" office:value-type="string" office:string-value="2aFase" calcext:value-type="string">
            <text:p>2aFase</text:p>
          </table:table-cell>
          <table:table-cell table:style-name="ce928" table:formula="of:=VLOOKUP([.A22];B_PARTITE_2A_FASE_PER_NUMERO;3;0)" office:value-type="string" office:string-value="25-32" calcext:value-type="string">
            <text:p>25-32</text:p>
          </table:table-cell>
          <table:table-cell table:style-name="ce906" table:formula="of:=VLOOKUP([.A22];B_PARTITE_2A_FASE_PER_NUMERO;6;0)" office:value-type="string" office:string-value="Cinghiali" calcext:value-type="string">
            <text:p>Cinghiali</text:p>
          </table:table-cell>
          <table:table-cell table:style-name="ce906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69" calcext:value-type="float">
            <text:p>69</text:p>
          </table:table-cell>
          <table:table-cell table:style-name="ce75" table:formula="of:=VLOOKUP([.A23];B_PARTITE_2A_FASE_PER_NUMERO;2;0)" office:value-type="string" office:string-value="2aFase" calcext:value-type="string">
            <text:p>2aFase</text:p>
          </table:table-cell>
          <table:table-cell table:style-name="ce928" table:formula="of:=VLOOKUP([.A23];B_PARTITE_2A_FASE_PER_NUMERO;3;0)" office:value-type="string" office:string-value="1-8" calcext:value-type="string">
            <text:p>1-8</text:p>
          </table:table-cell>
          <table:table-cell table:style-name="ce906" table:formula="of:=VLOOKUP([.A23];B_PARTITE_2A_FASE_PER_NUMERO;6;0)" office:value-type="string" office:string-value="Leoni" calcext:value-type="string">
            <text:p>Leoni</text:p>
          </table:table-cell>
          <table:table-cell table:style-name="ce906" table:formula="of:=VLOOKUP([.A23];B_PARTITE_2A_FASE_PER_NUMERO;7;0)" office:value-type="string" office:string-value="Giaguari" calcext:value-type="string">
            <text:p>Giaguari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70" calcext:value-type="float">
            <text:p>70</text:p>
          </table:table-cell>
          <table:table-cell table:style-name="ce75" table:formula="of:=VLOOKUP([.A24];B_PARTITE_2A_FASE_PER_NUMERO;2;0)" office:value-type="string" office:string-value="2aFase" calcext:value-type="string">
            <text:p>2aFase</text:p>
          </table:table-cell>
          <table:table-cell table:style-name="ce928" table:formula="of:=VLOOKUP([.A24];B_PARTITE_2A_FASE_PER_NUMERO;3;0)" office:value-type="string" office:string-value="1-8" calcext:value-type="string">
            <text:p>1-8</text:p>
          </table:table-cell>
          <table:table-cell table:style-name="ce906" table:formula="of:=VLOOKUP([.A24];B_PARTITE_2A_FASE_PER_NUMERO;6;0)" office:value-type="string" office:string-value="Bisonti" calcext:value-type="string">
            <text:p>Bisonti</text:p>
          </table:table-cell>
          <table:table-cell table:style-name="ce906" table:formula="of:=VLOOKUP([.A24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71" calcext:value-type="float">
            <text:p>71</text:p>
          </table:table-cell>
          <table:table-cell table:style-name="ce75" table:formula="of:=VLOOKUP([.A25];B_PARTITE_2A_FASE_PER_NUMERO;2;0)" office:value-type="string" office:string-value="2aFase" calcext:value-type="string">
            <text:p>2aFase</text:p>
          </table:table-cell>
          <table:table-cell table:style-name="ce928" table:formula="of:=VLOOKUP([.A25];B_PARTITE_2A_FASE_PER_NUMERO;3;0)" office:value-type="string" office:string-value="17-24" calcext:value-type="string">
            <text:p>17-24</text:p>
          </table:table-cell>
          <table:table-cell table:style-name="ce906" table:formula="of:=VLOOKUP([.A25];B_PARTITE_2A_FASE_PER_NUMERO;6;0)" office:value-type="string" office:string-value="Tigri" calcext:value-type="string">
            <text:p>Tigri</text:p>
          </table:table-cell>
          <table:table-cell table:style-name="ce906" table:formula="of:=VLOOKUP([.A25];B_PARTITE_2A_FASE_PER_NUMERO;7;0)" office:value-type="string" office:string-value="Linci" calcext:value-type="string">
            <text:p>Linc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72" calcext:value-type="float">
            <text:p>72</text:p>
          </table:table-cell>
          <table:table-cell table:style-name="ce75" table:formula="of:=VLOOKUP([.A26];B_PARTITE_2A_FASE_PER_NUMERO;2;0)" office:value-type="string" office:string-value="2aFase" calcext:value-type="string">
            <text:p>2aFase</text:p>
          </table:table-cell>
          <table:table-cell table:style-name="ce928" table:formula="of:=VLOOKUP([.A26];B_PARTITE_2A_FASE_PER_NUMERO;3;0)" office:value-type="string" office:string-value="17-24" calcext:value-type="string">
            <text:p>17-24</text:p>
          </table:table-cell>
          <table:table-cell table:style-name="ce906" table:formula="of:=VLOOKUP([.A26];B_PARTITE_2A_FASE_PER_NUMERO;6;0)" office:value-type="string" office:string-value="Cervi" calcext:value-type="string">
            <text:p>Cervi</text:p>
          </table:table-cell>
          <table:table-cell table:style-name="ce906" table:formula="of:=VLOOKUP([.A26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73" calcext:value-type="float">
            <text:p>73</text:p>
          </table:table-cell>
          <table:table-cell table:style-name="ce75" table:formula="of:=VLOOKUP([.A27];B_PARTITE_2A_FASE_PER_NUMERO;2;0)" office:value-type="string" office:string-value="2aFase" calcext:value-type="string">
            <text:p>2aFase</text:p>
          </table:table-cell>
          <table:table-cell table:style-name="ce928" table:formula="of:=VLOOKUP([.A27];B_PARTITE_2A_FASE_PER_NUMERO;3;0)" office:value-type="string" office:string-value="1-8" calcext:value-type="string">
            <text:p>1-8</text:p>
          </table:table-cell>
          <table:table-cell table:style-name="ce906" table:formula="of:=VLOOKUP([.A27];B_PARTITE_2A_FASE_PER_NUMERO;6;0)" office:value-type="string" office:string-value="Pantere" calcext:value-type="string">
            <text:p>Pantere</text:p>
          </table:table-cell>
          <table:table-cell table:style-name="ce906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74" calcext:value-type="float">
            <text:p>74</text:p>
          </table:table-cell>
          <table:table-cell table:style-name="ce75" table:formula="of:=VLOOKUP([.A28];B_PARTITE_2A_FASE_PER_NUMERO;2;0)" office:value-type="string" office:string-value="2aFase" calcext:value-type="string">
            <text:p>2aFase</text:p>
          </table:table-cell>
          <table:table-cell table:style-name="ce928" table:formula="of:=VLOOKUP([.A28];B_PARTITE_2A_FASE_PER_NUMERO;3;0)" office:value-type="string" office:string-value="1-8" calcext:value-type="string">
            <text:p>1-8</text:p>
          </table:table-cell>
          <table:table-cell table:style-name="ce906" table:formula="of:=VLOOKUP([.A28];B_PARTITE_2A_FASE_PER_NUMERO;6;0)" office:value-type="string" office:string-value="Istrici" calcext:value-type="string">
            <text:p>Istrici</text:p>
          </table:table-cell>
          <table:table-cell table:style-name="ce906" table:formula="of:=VLOOKUP([.A28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75" calcext:value-type="float">
            <text:p>75</text:p>
          </table:table-cell>
          <table:table-cell table:style-name="ce75" table:formula="of:=VLOOKUP([.A29];B_PARTITE_2A_FASE_PER_NUMERO;2;0)" office:value-type="string" office:string-value="2aFase" calcext:value-type="string">
            <text:p>2aFase</text:p>
          </table:table-cell>
          <table:table-cell table:style-name="ce928" table:formula="of:=VLOOKUP([.A29];B_PARTITE_2A_FASE_PER_NUMERO;3;0)" office:value-type="string" office:string-value="17-24" calcext:value-type="string">
            <text:p>17-24</text:p>
          </table:table-cell>
          <table:table-cell table:style-name="ce906" table:formula="of:=VLOOKUP([.A29];B_PARTITE_2A_FASE_PER_NUMERO;6;0)" office:value-type="string" office:string-value="Ippopotami" calcext:value-type="string">
            <text:p>Ippopotami</text:p>
          </table:table-cell>
          <table:table-cell table:style-name="ce906" table:formula="of:=VLOOKUP([.A29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76" calcext:value-type="float">
            <text:p>76</text:p>
          </table:table-cell>
          <table:table-cell table:style-name="ce75" table:formula="of:=VLOOKUP([.A30];B_PARTITE_2A_FASE_PER_NUMERO;2;0)" office:value-type="string" office:string-value="2aFase" calcext:value-type="string">
            <text:p>2aFase</text:p>
          </table:table-cell>
          <table:table-cell table:style-name="ce928" table:formula="of:=VLOOKUP([.A30];B_PARTITE_2A_FASE_PER_NUMERO;3;0)" office:value-type="string" office:string-value="17-24" calcext:value-type="string">
            <text:p>17-24</text:p>
          </table:table-cell>
          <table:table-cell table:style-name="ce906" table:formula="of:=VLOOKUP([.A30];B_PARTITE_2A_FASE_PER_NUMERO;6;0)" office:value-type="string" office:string-value="Orche" calcext:value-type="string">
            <text:p>Orche</text:p>
          </table:table-cell>
          <table:table-cell table:style-name="ce906" table:formula="of:=VLOOKUP([.A3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77" calcext:value-type="float">
            <text:p>77</text:p>
          </table:table-cell>
          <table:table-cell table:style-name="ce75" table:formula="of:=VLOOKUP([.A31];B_PARTITE_2A_FASE_PER_NUMERO;2;0)" office:value-type="string" office:string-value="2aFase" calcext:value-type="string">
            <text:p>2aFase</text:p>
          </table:table-cell>
          <table:table-cell table:style-name="ce928" table:formula="of:=VLOOKUP([.A31];B_PARTITE_2A_FASE_PER_NUMERO;3;0)" office:value-type="string" office:string-value="9-16" calcext:value-type="string">
            <text:p>9-16</text:p>
          </table:table-cell>
          <table:table-cell table:style-name="ce906" table:formula="of:=VLOOKUP([.A31];B_PARTITE_2A_FASE_PER_NUMERO;6;0)" office:value-type="string" office:string-value="Elefanti" calcext:value-type="string">
            <text:p>Elefanti</text:p>
          </table:table-cell>
          <table:table-cell table:style-name="ce906" table:formula="of:=VLOOKUP([.A31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78" calcext:value-type="float">
            <text:p>78</text:p>
          </table:table-cell>
          <table:table-cell table:style-name="ce75" table:formula="of:=VLOOKUP([.A32];B_PARTITE_2A_FASE_PER_NUMERO;2;0)" office:value-type="string" office:string-value="2aFase" calcext:value-type="string">
            <text:p>2aFase</text:p>
          </table:table-cell>
          <table:table-cell table:style-name="ce928" table:formula="of:=VLOOKUP([.A32];B_PARTITE_2A_FASE_PER_NUMERO;3;0)" office:value-type="string" office:string-value="9-16" calcext:value-type="string">
            <text:p>9-16</text:p>
          </table:table-cell>
          <table:table-cell table:style-name="ce906" table:formula="of:=VLOOKUP([.A32];B_PARTITE_2A_FASE_PER_NUMERO;6;0)" office:value-type="string" office:string-value="Gorilla" calcext:value-type="string">
            <text:p>Gorilla</text:p>
          </table:table-cell>
          <table:table-cell table:style-name="ce906" table:formula="of:=VLOOKUP([.A32];B_PARTITE_2A_FASE_PER_NUMERO;7;0)" office:value-type="string" office:string-value="Tonni" calcext:value-type="string">
            <text:p>Ton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79" calcext:value-type="float">
            <text:p>79</text:p>
          </table:table-cell>
          <table:table-cell table:style-name="ce75" table:formula="of:=VLOOKUP([.A33];B_PARTITE_2A_FASE_PER_NUMERO;2;0)" office:value-type="string" office:string-value="2aFase" calcext:value-type="string">
            <text:p>2aFase</text:p>
          </table:table-cell>
          <table:table-cell table:style-name="ce928" table:formula="of:=VLOOKUP([.A33];B_PARTITE_2A_FASE_PER_NUMERO;3;0)" office:value-type="string" office:string-value="9-16" calcext:value-type="string">
            <text:p>9-16</text:p>
          </table:table-cell>
          <table:table-cell table:style-name="ce906" table:formula="of:=VLOOKUP([.A33];B_PARTITE_2A_FASE_PER_NUMERO;6;0)" office:value-type="string" office:string-value="Giraffe" calcext:value-type="string">
            <text:p>Giraffe</text:p>
          </table:table-cell>
          <table:table-cell table:style-name="ce906" table:formula="of:=VLOOKUP([.A33];B_PARTITE_2A_FASE_PER_NUMERO;7;0)" office:value-type="string" office:string-value="Puma" calcext:value-type="string">
            <text:p>Puma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80" calcext:value-type="float">
            <text:p>80</text:p>
          </table:table-cell>
          <table:table-cell table:style-name="ce75" table:formula="of:=VLOOKUP([.A34];B_PARTITE_2A_FASE_PER_NUMERO;2;0)" office:value-type="string" office:string-value="2aFase" calcext:value-type="string">
            <text:p>2aFase</text:p>
          </table:table-cell>
          <table:table-cell table:style-name="ce928" table:formula="of:=VLOOKUP([.A34];B_PARTITE_2A_FASE_PER_NUMERO;3;0)" office:value-type="string" office:string-value="9-16" calcext:value-type="string">
            <text:p>9-16</text:p>
          </table:table-cell>
          <table:table-cell table:style-name="ce906" table:formula="of:=VLOOKUP([.A34];B_PARTITE_2A_FASE_PER_NUMERO;6;0)" office:value-type="string" office:string-value="Bufali" calcext:value-type="string">
            <text:p>Bufali</text:p>
          </table:table-cell>
          <table:table-cell table:style-name="ce906" table:formula="of:=VLOOKUP([.A34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81" calcext:value-type="float">
            <text:p>81</text:p>
          </table:table-cell>
          <table:table-cell table:style-name="ce75" table:formula="of:=VLOOKUP([.A35];B_PARTITE_2A_FASE_PER_NUMERO;2;0)" office:value-type="string" office:string-value="2aFase" calcext:value-type="string">
            <text:p>2aFase</text:p>
          </table:table-cell>
          <table:table-cell table:style-name="ce928" table:formula="of:=VLOOKUP([.A35];B_PARTITE_2A_FASE_PER_NUMERO;3;0)" office:value-type="string" office:string-value="25-28" calcext:value-type="string">
            <text:p>25-28</text:p>
          </table:table-cell>
          <table:table-cell table:style-name="ce906" table:formula="of:=VLOOKUP([.A35];B_PARTITE_2A_FASE_PER_NUMERO;6;0)" office:value-type="string" office:string-value="Iguane" calcext:value-type="string">
            <text:p>Iguane</text:p>
          </table:table-cell>
          <table:table-cell table:style-name="ce906" table:formula="of:=VLOOKUP([.A35];B_PARTITE_2A_FASE_PER_NUMERO;7;0)" office:value-type="string" office:string-value="Muli" calcext:value-type="string">
            <text:p>Mu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82" calcext:value-type="float">
            <text:p>82</text:p>
          </table:table-cell>
          <table:table-cell table:style-name="ce75" table:formula="of:=VLOOKUP([.A36];B_PARTITE_2A_FASE_PER_NUMERO;2;0)" office:value-type="string" office:string-value="2aFase" calcext:value-type="string">
            <text:p>2aFase</text:p>
          </table:table-cell>
          <table:table-cell table:style-name="ce928" table:formula="of:=VLOOKUP([.A36];B_PARTITE_2A_FASE_PER_NUMERO;3;0)" office:value-type="string" office:string-value="25-28" calcext:value-type="string">
            <text:p>25-28</text:p>
          </table:table-cell>
          <table:table-cell table:style-name="ce906" table:formula="of:=VLOOKUP([.A36];B_PARTITE_2A_FASE_PER_NUMERO;6;0)" office:value-type="string" office:string-value="Delfini" calcext:value-type="string">
            <text:p>Delfini</text:p>
          </table:table-cell>
          <table:table-cell table:style-name="ce906" table:formula="of:=VLOOKUP([.A3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83" calcext:value-type="float">
            <text:p>83</text:p>
          </table:table-cell>
          <table:table-cell table:style-name="ce75" table:formula="of:=VLOOKUP([.A37];B_PARTITE_2A_FASE_PER_NUMERO;2;0)" office:value-type="string" office:string-value="2aFase" calcext:value-type="string">
            <text:p>2aFase</text:p>
          </table:table-cell>
          <table:table-cell table:style-name="ce928" table:formula="of:=VLOOKUP([.A37];B_PARTITE_2A_FASE_PER_NUMERO;3;0)" office:value-type="string" office:string-value="29-32" calcext:value-type="string">
            <text:p>29-32</text:p>
          </table:table-cell>
          <table:table-cell table:style-name="ce906" table:formula="of:=VLOOKUP([.A37];B_PARTITE_2A_FASE_PER_NUMERO;6;0)" office:value-type="string" office:string-value="Falchi" calcext:value-type="string">
            <text:p>Falchi</text:p>
          </table:table-cell>
          <table:table-cell table:style-name="ce906" table:formula="of:=VLOOKUP([.A3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84" calcext:value-type="float">
            <text:p>84</text:p>
          </table:table-cell>
          <table:table-cell table:style-name="ce75" table:formula="of:=VLOOKUP([.A38];B_PARTITE_2A_FASE_PER_NUMERO;2;0)" office:value-type="string" office:string-value="2aFase" calcext:value-type="string">
            <text:p>2aFase</text:p>
          </table:table-cell>
          <table:table-cell table:style-name="ce928" table:formula="of:=VLOOKUP([.A38];B_PARTITE_2A_FASE_PER_NUMERO;3;0)" office:value-type="string" office:string-value="29-32" calcext:value-type="string">
            <text:p>29-32</text:p>
          </table:table-cell>
          <table:table-cell table:style-name="ce906" table:formula="of:=VLOOKUP([.A38];B_PARTITE_2A_FASE_PER_NUMERO;6;0)" office:value-type="string" office:string-value="Scorpioni" calcext:value-type="string">
            <text:p>Scorpioni</text:p>
          </table:table-cell>
          <table:table-cell table:style-name="ce906" table:formula="of:=VLOOKUP([.A38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85" calcext:value-type="float">
            <text:p>85</text:p>
          </table:table-cell>
          <table:table-cell table:style-name="ce75" table:formula="of:=VLOOKUP([.A39];B_PARTITE_2A_FASE_PER_NUMERO;2;0)" office:value-type="string" office:string-value="2aFase" calcext:value-type="string">
            <text:p>2aFase</text:p>
          </table:table-cell>
          <table:table-cell table:style-name="ce928" table:formula="of:=VLOOKUP([.A39];B_PARTITE_2A_FASE_PER_NUMERO;3;0)" office:value-type="string" office:string-value="5-8" calcext:value-type="string">
            <text:p>5-8</text:p>
          </table:table-cell>
          <table:table-cell table:style-name="ce906" table:formula="of:=VLOOKUP([.A39];B_PARTITE_2A_FASE_PER_NUMERO;6;0)" office:value-type="string" office:string-value="Giaguari" calcext:value-type="string">
            <text:p>Giaguari</text:p>
          </table:table-cell>
          <table:table-cell table:style-name="ce906" table:formula="of:=VLOOKUP([.A39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70" calcext:value-type="float">
            <text:p>7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86" calcext:value-type="float">
            <text:p>86</text:p>
          </table:table-cell>
          <table:table-cell table:style-name="ce75" table:formula="of:=VLOOKUP([.A40];B_PARTITE_2A_FASE_PER_NUMERO;2;0)" office:value-type="string" office:string-value="2aFase" calcext:value-type="string">
            <text:p>2aFase</text:p>
          </table:table-cell>
          <table:table-cell table:style-name="ce928" table:formula="of:=VLOOKUP([.A40];B_PARTITE_2A_FASE_PER_NUMERO;3;0)" office:value-type="string" office:string-value="5-8" calcext:value-type="string">
            <text:p>5-8</text:p>
          </table:table-cell>
          <table:table-cell table:style-name="ce906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40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87" calcext:value-type="float">
            <text:p>87</text:p>
          </table:table-cell>
          <table:table-cell table:style-name="ce75" table:formula="of:=VLOOKUP([.A41];B_PARTITE_2A_FASE_PER_NUMERO;2;0)" office:value-type="string" office:string-value="2aFase" calcext:value-type="string">
            <text:p>2aFase</text:p>
          </table:table-cell>
          <table:table-cell table:style-name="ce928" table:formula="of:=VLOOKUP([.A41];B_PARTITE_2A_FASE_PER_NUMERO;3;0)" office:value-type="string" office:string-value="1-4" calcext:value-type="string">
            <text:p>1-4</text:p>
          </table:table-cell>
          <table:table-cell table:style-name="ce906" table:formula="of:=VLOOKUP([.A41];B_PARTITE_2A_FASE_PER_NUMERO;6;0)" office:value-type="string" office:string-value="Leoni" calcext:value-type="string">
            <text:p>Leoni</text:p>
          </table:table-cell>
          <table:table-cell table:style-name="ce906" table:formula="of:=VLOOKUP([.A41];B_PARTITE_2A_FASE_PER_NUMERO;7;0)" office:value-type="string" office:string-value="Bisonti" calcext:value-type="string">
            <text:p>Bisont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0H30M00S" calcext:value-type="time">
            <text:p>20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88" calcext:value-type="float">
            <text:p>88</text:p>
          </table:table-cell>
          <table:table-cell table:style-name="ce75" table:formula="of:=VLOOKUP([.A42];B_PARTITE_2A_FASE_PER_NUMERO;2;0)" office:value-type="string" office:string-value="2aFase" calcext:value-type="string">
            <text:p>2aFase</text:p>
          </table:table-cell>
          <table:table-cell table:style-name="ce928" table:formula="of:=VLOOKUP([.A42];B_PARTITE_2A_FASE_PER_NUMERO;3;0)" office:value-type="string" office:string-value="1-4" calcext:value-type="string">
            <text:p>1-4</text:p>
          </table:table-cell>
          <table:table-cell table:style-name="ce906" table:formula="of:=VLOOKUP([.A42];B_PARTITE_2A_FASE_PER_NUMERO;6;0)" office:value-type="string" office:string-value="Pantere" calcext:value-type="string">
            <text:p>Pantere</text:p>
          </table:table-cell>
          <table:table-cell table:style-name="ce906" table:formula="of:=VLOOKUP([.A42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2H00M00S" calcext:value-type="time">
            <text:p>22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2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89" calcext:value-type="float">
            <text:p>89</text:p>
          </table:table-cell>
          <table:table-cell table:style-name="ce75" table:formula="of:=VLOOKUP([.A43];B_PARTITE_2A_FASE_PER_NUMERO;2;0)" office:value-type="string" office:string-value="2aFase" calcext:value-type="string">
            <text:p>2aFase</text:p>
          </table:table-cell>
          <table:table-cell table:style-name="ce928" table:formula="of:=VLOOKUP([.A43];B_PARTITE_2A_FASE_PER_NUMERO;3;0)" office:value-type="string" office:string-value="9-12" calcext:value-type="string">
            <text:p>9-12</text:p>
          </table:table-cell>
          <table:table-cell table:style-name="ce906" table:formula="of:=VLOOKUP([.A43];B_PARTITE_2A_FASE_PER_NUMERO;6;0)" office:value-type="string" office:string-value="Elefanti" calcext:value-type="string">
            <text:p>Elefanti</text:p>
          </table:table-cell>
          <table:table-cell table:style-name="ce906" table:formula="of:=VLOOKUP([.A43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90" calcext:value-type="float">
            <text:p>90</text:p>
          </table:table-cell>
          <table:table-cell table:style-name="ce75" table:formula="of:=VLOOKUP([.A44];B_PARTITE_2A_FASE_PER_NUMERO;2;0)" office:value-type="string" office:string-value="2aFase" calcext:value-type="string">
            <text:p>2aFase</text:p>
          </table:table-cell>
          <table:table-cell table:style-name="ce928" table:formula="of:=VLOOKUP([.A44];B_PARTITE_2A_FASE_PER_NUMERO;3;0)" office:value-type="string" office:string-value="9-12" calcext:value-type="string">
            <text:p>9-12</text:p>
          </table:table-cell>
          <table:table-cell table:style-name="ce906" table:formula="of:=VLOOKUP([.A44];B_PARTITE_2A_FASE_PER_NUMERO;6;0)" office:value-type="string" office:string-value="Giraffe" calcext:value-type="string">
            <text:p>Giraffe</text:p>
          </table:table-cell>
          <table:table-cell table:style-name="ce906" table:formula="of:=VLOOKUP([.A44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91" calcext:value-type="float">
            <text:p>91</text:p>
          </table:table-cell>
          <table:table-cell table:style-name="ce75" table:formula="of:=VLOOKUP([.A45];B_PARTITE_2A_FASE_PER_NUMERO;2;0)" office:value-type="string" office:string-value="2aFase" calcext:value-type="string">
            <text:p>2aFase</text:p>
          </table:table-cell>
          <table:table-cell table:style-name="ce928" table:formula="of:=VLOOKUP([.A45];B_PARTITE_2A_FASE_PER_NUMERO;3;0)" office:value-type="string" office:string-value="13-16" calcext:value-type="string">
            <text:p>13-16</text:p>
          </table:table-cell>
          <table:table-cell table:style-name="ce906" table:formula="of:=VLOOKUP([.A45];B_PARTITE_2A_FASE_PER_NUMERO;6;0)" office:value-type="string" office:string-value="Aquile" calcext:value-type="string">
            <text:p>Aquile</text:p>
          </table:table-cell>
          <table:table-cell table:style-name="ce906" table:formula="of:=VLOOKUP([.A4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92" calcext:value-type="float">
            <text:p>92</text:p>
          </table:table-cell>
          <table:table-cell table:style-name="ce75" table:formula="of:=VLOOKUP([.A46];B_PARTITE_2A_FASE_PER_NUMERO;2;0)" office:value-type="string" office:string-value="2aFase" calcext:value-type="string">
            <text:p>2aFase</text:p>
          </table:table-cell>
          <table:table-cell table:style-name="ce928" table:formula="of:=VLOOKUP([.A46];B_PARTITE_2A_FASE_PER_NUMERO;3;0)" office:value-type="string" office:string-value="13-16" calcext:value-type="string">
            <text:p>13-16</text:p>
          </table:table-cell>
          <table:table-cell table:style-name="ce906" table:formula="of:=VLOOKUP([.A46];B_PARTITE_2A_FASE_PER_NUMERO;6;0)" office:value-type="string" office:string-value="Puma" calcext:value-type="string">
            <text:p>Puma</text:p>
          </table:table-cell>
          <table:table-cell table:style-name="ce906" table:formula="of:=VLOOKUP([.A4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93" calcext:value-type="float">
            <text:p>93</text:p>
          </table:table-cell>
          <table:table-cell table:style-name="ce75" table:formula="of:=VLOOKUP([.A47];B_PARTITE_2A_FASE_PER_NUMERO;2;0)" office:value-type="string" office:string-value="2aFase" calcext:value-type="string">
            <text:p>2aFase</text:p>
          </table:table-cell>
          <table:table-cell table:style-name="ce928" table:formula="of:=VLOOKUP([.A47];B_PARTITE_2A_FASE_PER_NUMERO;3;0)" office:value-type="string" office:string-value="17-20" calcext:value-type="string">
            <text:p>17-20</text:p>
          </table:table-cell>
          <table:table-cell table:style-name="ce906" table:formula="of:=VLOOKUP([.A47];B_PARTITE_2A_FASE_PER_NUMERO;6;0)" office:value-type="string" office:string-value="Tigri" calcext:value-type="string">
            <text:p>Tigri</text:p>
          </table:table-cell>
          <table:table-cell table:style-name="ce906" table:formula="of:=VLOOKUP([.A47];B_PARTITE_2A_FASE_PER_NUMERO;7;0)" office:value-type="string" office:string-value="Cervi" calcext:value-type="string">
            <text:p>Cerv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94" calcext:value-type="float">
            <text:p>94</text:p>
          </table:table-cell>
          <table:table-cell table:style-name="ce75" table:formula="of:=VLOOKUP([.A48];B_PARTITE_2A_FASE_PER_NUMERO;2;0)" office:value-type="string" office:string-value="2aFase" calcext:value-type="string">
            <text:p>2aFase</text:p>
          </table:table-cell>
          <table:table-cell table:style-name="ce928" table:formula="of:=VLOOKUP([.A48];B_PARTITE_2A_FASE_PER_NUMERO;3;0)" office:value-type="string" office:string-value="17-20" calcext:value-type="string">
            <text:p>17-20</text:p>
          </table:table-cell>
          <table:table-cell table:style-name="ce906" table:formula="of:=VLOOKUP([.A48];B_PARTITE_2A_FASE_PER_NUMERO;6;0)" office:value-type="string" office:string-value="Ippopotami" calcext:value-type="string">
            <text:p>Ippopotami</text:p>
          </table:table-cell>
          <table:table-cell table:style-name="ce906" table:formula="of:=VLOOKUP([.A48];B_PARTITE_2A_FASE_PER_NUMERO;7;0)" office:value-type="string" office:string-value="Orche" calcext:value-type="string">
            <text:p>Orch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95" calcext:value-type="float">
            <text:p>95</text:p>
          </table:table-cell>
          <table:table-cell table:style-name="ce75" table:formula="of:=VLOOKUP([.A49];B_PARTITE_2A_FASE_PER_NUMERO;2;0)" office:value-type="string" office:string-value="2aFase" calcext:value-type="string">
            <text:p>2aFase</text:p>
          </table:table-cell>
          <table:table-cell table:style-name="ce928" table:formula="of:=VLOOKUP([.A49];B_PARTITE_2A_FASE_PER_NUMERO;3;0)" office:value-type="string" office:string-value="21-24" calcext:value-type="string">
            <text:p>21-24</text:p>
          </table:table-cell>
          <table:table-cell table:style-name="ce906" table:formula="of:=VLOOKUP([.A49];B_PARTITE_2A_FASE_PER_NUMERO;6;0)" office:value-type="string" office:string-value="Linci" calcext:value-type="string">
            <text:p>Linci</text:p>
          </table:table-cell>
          <table:table-cell table:style-name="ce906" table:formula="of:=VLOOKUP([.A49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96" calcext:value-type="float">
            <text:p>96</text:p>
          </table:table-cell>
          <table:table-cell table:style-name="ce75" table:formula="of:=VLOOKUP([.A50];B_PARTITE_2A_FASE_PER_NUMERO;2;0)" office:value-type="string" office:string-value="2aFase" calcext:value-type="string">
            <text:p>2aFase</text:p>
          </table:table-cell>
          <table:table-cell table:style-name="ce928" table:formula="of:=VLOOKUP([.A50];B_PARTITE_2A_FASE_PER_NUMERO;3;0)" office:value-type="string" office:string-value="21-24" calcext:value-type="string">
            <text:p>21-24</text:p>
          </table:table-cell>
          <table:table-cell table:style-name="ce906" table:formula="of:=VLOOKUP([.A50];B_PARTITE_2A_FASE_PER_NUMERO;6;0)" office:value-type="string" office:string-value="Pitoni" calcext:value-type="string">
            <text:p>Pitoni</text:p>
          </table:table-cell>
          <table:table-cell table:style-name="ce906" table:formula="of:=VLOOKUP([.A5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97" calcext:value-type="float">
            <text:p>97</text:p>
          </table:table-cell>
          <table:table-cell table:style-name="ce75" table:formula="of:=VLOOKUP([.A51];B_PARTITE_2A_FASE_PER_NUMERO;2;0)" office:value-type="string" office:string-value="2aFase" calcext:value-type="string">
            <text:p>2aFase</text:p>
          </table:table-cell>
          <table:table-cell table:style-name="ce928" table:formula="of:=VLOOKUP([.A51];B_PARTITE_2A_FASE_PER_NUMERO;3;0)" office:value-type="string" office:string-value="31-32" calcext:value-type="string">
            <text:p>31-32</text:p>
          </table:table-cell>
          <table:table-cell table:style-name="ce906" table:formula="of:=VLOOKUP([.A51];B_PARTITE_2A_FASE_PER_NUMERO;6;0)" office:value-type="string" office:string-value="Scorpioni" calcext:value-type="string">
            <text:p>Scorpioni</text:p>
          </table:table-cell>
          <table:table-cell table:style-name="ce906" table:formula="of:=VLOOKUP([.A51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98" calcext:value-type="float">
            <text:p>98</text:p>
          </table:table-cell>
          <table:table-cell table:style-name="ce75" table:formula="of:=VLOOKUP([.A52];B_PARTITE_2A_FASE_PER_NUMERO;2;0)" office:value-type="string" office:string-value="2aFase" calcext:value-type="string">
            <text:p>2aFase</text:p>
          </table:table-cell>
          <table:table-cell table:style-name="ce928" table:formula="of:=VLOOKUP([.A52];B_PARTITE_2A_FASE_PER_NUMERO;3;0)" office:value-type="string" office:string-value="29-30" calcext:value-type="string">
            <text:p>29-30</text:p>
          </table:table-cell>
          <table:table-cell table:style-name="ce906" table:formula="of:=VLOOKUP([.A52];B_PARTITE_2A_FASE_PER_NUMERO;6;0)" office:value-type="string" office:string-value="Falchi" calcext:value-type="string">
            <text:p>Falchi</text:p>
          </table:table-cell>
          <table:table-cell table:style-name="ce906" table:formula="of:=VLOOKUP([.A52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99" calcext:value-type="float">
            <text:p>99</text:p>
          </table:table-cell>
          <table:table-cell table:style-name="ce75" table:formula="of:=VLOOKUP([.A53];B_PARTITE_2A_FASE_PER_NUMERO;2;0)" office:value-type="string" office:string-value="2aFase" calcext:value-type="string">
            <text:p>2aFase</text:p>
          </table:table-cell>
          <table:table-cell table:style-name="ce928" table:formula="of:=VLOOKUP([.A53];B_PARTITE_2A_FASE_PER_NUMERO;3;0)" office:value-type="string" office:string-value="27-28" calcext:value-type="string">
            <text:p>27-28</text:p>
          </table:table-cell>
          <table:table-cell table:style-name="ce906" table:formula="of:=VLOOKUP([.A53];B_PARTITE_2A_FASE_PER_NUMERO;6;0)" office:value-type="string" office:string-value="Muli" calcext:value-type="string">
            <text:p>Muli</text:p>
          </table:table-cell>
          <table:table-cell table:style-name="ce906" table:formula="of:=VLOOKUP([.A53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00" calcext:value-type="float">
            <text:p>100</text:p>
          </table:table-cell>
          <table:table-cell table:style-name="ce75" table:formula="of:=VLOOKUP([.A54];B_PARTITE_2A_FASE_PER_NUMERO;2;0)" office:value-type="string" office:string-value="2aFase" calcext:value-type="string">
            <text:p>2aFase</text:p>
          </table:table-cell>
          <table:table-cell table:style-name="ce928" table:formula="of:=VLOOKUP([.A54];B_PARTITE_2A_FASE_PER_NUMERO;3;0)" office:value-type="string" office:string-value="25-26" calcext:value-type="string">
            <text:p>25-26</text:p>
          </table:table-cell>
          <table:table-cell table:style-name="ce906" table:formula="of:=VLOOKUP([.A54];B_PARTITE_2A_FASE_PER_NUMERO;6;0)" office:value-type="string" office:string-value="Iguane" calcext:value-type="string">
            <text:p>Iguane</text:p>
          </table:table-cell>
          <table:table-cell table:style-name="ce906" table:formula="of:=VLOOKUP([.A54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01" calcext:value-type="float">
            <text:p>101</text:p>
          </table:table-cell>
          <table:table-cell table:style-name="ce75" table:formula="of:=VLOOKUP([.A55];B_PARTITE_2A_FASE_PER_NUMERO;2;0)" office:value-type="string" office:string-value="2aFase" calcext:value-type="string">
            <text:p>2aFase</text:p>
          </table:table-cell>
          <table:table-cell table:style-name="ce928" table:formula="of:=VLOOKUP([.A55];B_PARTITE_2A_FASE_PER_NUMERO;3;0)" office:value-type="string" office:string-value="23-24" calcext:value-type="string">
            <text:p>23-24</text:p>
          </table:table-cell>
          <table:table-cell table:style-name="ce906" table:formula="of:=VLOOKUP([.A55];B_PARTITE_2A_FASE_PER_NUMERO;6;0)" office:value-type="string" office:string-value="Delfini" calcext:value-type="string">
            <text:p>Delfini</text:p>
          </table:table-cell>
          <table:table-cell table:style-name="ce906" table:formula="of:=VLOOKUP([.A55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102" calcext:value-type="float">
            <text:p>102</text:p>
          </table:table-cell>
          <table:table-cell table:style-name="ce75" table:formula="of:=VLOOKUP([.A56];B_PARTITE_2A_FASE_PER_NUMERO;2;0)" office:value-type="string" office:string-value="2aFase" calcext:value-type="string">
            <text:p>2aFase</text:p>
          </table:table-cell>
          <table:table-cell table:style-name="ce928" table:formula="of:=VLOOKUP([.A56];B_PARTITE_2A_FASE_PER_NUMERO;3;0)" office:value-type="string" office:string-value="21-22" calcext:value-type="string">
            <text:p>21-22</text:p>
          </table:table-cell>
          <table:table-cell table:style-name="ce906" table:formula="of:=VLOOKUP([.A56];B_PARTITE_2A_FASE_PER_NUMERO;6;0)" office:value-type="string" office:string-value="Linci" calcext:value-type="string">
            <text:p>Linci</text:p>
          </table:table-cell>
          <table:table-cell table:style-name="ce906" table:formula="of:=VLOOKUP([.A56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103" calcext:value-type="float">
            <text:p>103</text:p>
          </table:table-cell>
          <table:table-cell table:style-name="ce75" table:formula="of:=VLOOKUP([.A57];B_PARTITE_2A_FASE_PER_NUMERO;2;0)" office:value-type="string" office:string-value="2aFase" calcext:value-type="string">
            <text:p>2aFase</text:p>
          </table:table-cell>
          <table:table-cell table:style-name="ce928" table:formula="of:=VLOOKUP([.A57];B_PARTITE_2A_FASE_PER_NUMERO;3;0)" office:value-type="string" office:string-value="19-20" calcext:value-type="string">
            <text:p>19-20</text:p>
          </table:table-cell>
          <table:table-cell table:style-name="ce906" table:formula="of:=VLOOKUP([.A57];B_PARTITE_2A_FASE_PER_NUMERO;6;0)" office:value-type="string" office:string-value="Cervi" calcext:value-type="string">
            <text:p>Cervi</text:p>
          </table:table-cell>
          <table:table-cell table:style-name="ce906" table:formula="of:=VLOOKUP([.A57];B_PARTITE_2A_FASE_PER_NUMERO;7;0)" office:value-type="string" office:string-value="Orche" calcext:value-type="string">
            <text:p>Orche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04" calcext:value-type="float">
            <text:p>104</text:p>
          </table:table-cell>
          <table:table-cell table:style-name="ce75" table:formula="of:=VLOOKUP([.A58];B_PARTITE_2A_FASE_PER_NUMERO;2;0)" office:value-type="string" office:string-value="2aFase" calcext:value-type="string">
            <text:p>2aFase</text:p>
          </table:table-cell>
          <table:table-cell table:style-name="ce928" table:formula="of:=VLOOKUP([.A58];B_PARTITE_2A_FASE_PER_NUMERO;3;0)" office:value-type="string" office:string-value="17-18" calcext:value-type="string">
            <text:p>17-18</text:p>
          </table:table-cell>
          <table:table-cell table:style-name="ce906" table:formula="of:=VLOOKUP([.A58];B_PARTITE_2A_FASE_PER_NUMERO;6;0)" office:value-type="string" office:string-value="Tigri" calcext:value-type="string">
            <text:p>Tigri</text:p>
          </table:table-cell>
          <table:table-cell table:style-name="ce906" table:formula="of:=VLOOKUP([.A58];B_PARTITE_2A_FASE_PER_NUMERO;7;0)" office:value-type="string" office:string-value="Ippopotami" calcext:value-type="string">
            <text:p>Ippopotam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05" calcext:value-type="float">
            <text:p>105</text:p>
          </table:table-cell>
          <table:table-cell table:style-name="ce75" table:formula="of:=VLOOKUP([.A59];B_PARTITE_2A_FASE_PER_NUMERO;2;0)" office:value-type="string" office:string-value="2aFase" calcext:value-type="string">
            <text:p>2aFase</text:p>
          </table:table-cell>
          <table:table-cell table:style-name="ce928" table:formula="of:=VLOOKUP([.A59];B_PARTITE_2A_FASE_PER_NUMERO;3;0)" office:value-type="string" office:string-value="15-16" calcext:value-type="string">
            <text:p>15-16</text:p>
          </table:table-cell>
          <table:table-cell table:style-name="ce906" table:formula="of:=VLOOKUP([.A59];B_PARTITE_2A_FASE_PER_NUMERO;6;0)" office:value-type="string" office:string-value="Tonni" calcext:value-type="string">
            <text:p>Tonni</text:p>
          </table:table-cell>
          <table:table-cell table:style-name="ce906" table:formula="of:=VLOOKUP([.A59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903" office:value-type="float" office:value="106" calcext:value-type="float">
            <text:p>106</text:p>
          </table:table-cell>
          <table:table-cell table:style-name="ce75" table:formula="of:=VLOOKUP([.A60];B_PARTITE_2A_FASE_PER_NUMERO;2;0)" office:value-type="string" office:string-value="2aFase" calcext:value-type="string">
            <text:p>2aFase</text:p>
          </table:table-cell>
          <table:table-cell table:style-name="ce928" table:formula="of:=VLOOKUP([.A60];B_PARTITE_2A_FASE_PER_NUMERO;3;0)" office:value-type="string" office:string-value="13-14" calcext:value-type="string">
            <text:p>13-14</text:p>
          </table:table-cell>
          <table:table-cell table:style-name="ce906" table:formula="of:=VLOOKUP([.A60];B_PARTITE_2A_FASE_PER_NUMERO;6;0)" office:value-type="string" office:string-value="Aquile" calcext:value-type="string">
            <text:p>Aquile</text:p>
          </table:table-cell>
          <table:table-cell table:style-name="ce906" table:formula="of:=VLOOKUP([.A60];B_PARTITE_2A_FASE_PER_NUMERO;7;0)" office:value-type="string" office:string-value="Puma" calcext:value-type="string">
            <text:p>Puma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903" office:value-type="float" office:value="107" calcext:value-type="float">
            <text:p>107</text:p>
          </table:table-cell>
          <table:table-cell table:style-name="ce75" table:formula="of:=VLOOKUP([.A61];B_PARTITE_2A_FASE_PER_NUMERO;2;0)" office:value-type="string" office:string-value="2aFase" calcext:value-type="string">
            <text:p>2aFase</text:p>
          </table:table-cell>
          <table:table-cell table:style-name="ce928" table:formula="of:=VLOOKUP([.A61];B_PARTITE_2A_FASE_PER_NUMERO;3;0)" office:value-type="string" office:string-value="11-12" calcext:value-type="string">
            <text:p>11-12</text:p>
          </table:table-cell>
          <table:table-cell table:style-name="ce906" table:formula="of:=VLOOKUP([.A61];B_PARTITE_2A_FASE_PER_NUMERO;6;0)" office:value-type="string" office:string-value="Gorilla" calcext:value-type="string">
            <text:p>Gorilla</text:p>
          </table:table-cell>
          <table:table-cell table:style-name="ce906" table:formula="of:=VLOOKUP([.A61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08" calcext:value-type="float">
            <text:p>108</text:p>
          </table:table-cell>
          <table:table-cell table:style-name="ce75" table:formula="of:=VLOOKUP([.A62];B_PARTITE_2A_FASE_PER_NUMERO;2;0)" office:value-type="string" office:string-value="2aFase" calcext:value-type="string">
            <text:p>2aFase</text:p>
          </table:table-cell>
          <table:table-cell table:style-name="ce928" table:formula="of:=VLOOKUP([.A62];B_PARTITE_2A_FASE_PER_NUMERO;3;0)" office:value-type="string" office:string-value="09-10" calcext:value-type="string">
            <text:p>09-10</text:p>
          </table:table-cell>
          <table:table-cell table:style-name="ce906" table:formula="of:=VLOOKUP([.A62];B_PARTITE_2A_FASE_PER_NUMERO;6;0)" office:value-type="string" office:string-value="Elefanti" calcext:value-type="string">
            <text:p>Elefanti</text:p>
          </table:table-cell>
          <table:table-cell table:style-name="ce906" table:formula="of:=VLOOKUP([.A62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09" calcext:value-type="float">
            <text:p>109</text:p>
          </table:table-cell>
          <table:table-cell table:style-name="ce75" table:formula="of:=VLOOKUP([.A63];B_PARTITE_2A_FASE_PER_NUMERO;2;0)" office:value-type="string" office:string-value="2aFase" calcext:value-type="string">
            <text:p>2aFase</text:p>
          </table:table-cell>
          <table:table-cell table:style-name="ce928" table:formula="of:=VLOOKUP([.A63];B_PARTITE_2A_FASE_PER_NUMERO;3;0)" office:value-type="string" office:string-value="5-6" calcext:value-type="string">
            <text:p>5-6</text:p>
          </table:table-cell>
          <table:table-cell table:style-name="ce906" table:formula="of:=VLOOKUP([.A63];B_PARTITE_2A_FASE_PER_NUMERO;6;0)" office:value-type="string" office:string-value="Giaguari" calcext:value-type="string">
            <text:p>Giaguari</text:p>
          </table:table-cell>
          <table:table-cell table:style-name="ce906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903" office:value-type="float" office:value="110" calcext:value-type="float">
            <text:p>110</text:p>
          </table:table-cell>
          <table:table-cell table:style-name="ce75" table:formula="of:=VLOOKUP([.A64];B_PARTITE_2A_FASE_PER_NUMERO;2;0)" office:value-type="string" office:string-value="2aFase" calcext:value-type="string">
            <text:p>2aFase</text:p>
          </table:table-cell>
          <table:table-cell table:style-name="ce928" table:formula="of:=VLOOKUP([.A64];B_PARTITE_2A_FASE_PER_NUMERO;3;0)" office:value-type="string" office:string-value="7-8" calcext:value-type="string">
            <text:p>7-8</text:p>
          </table:table-cell>
          <table:table-cell table:style-name="ce906" table:formula="of:=VLOOKUP([.A64];B_PARTITE_2A_FASE_PER_NUMERO;6;0)" office:value-type="string" office:string-value="Balene" calcext:value-type="string">
            <text:p>Balene</text:p>
          </table:table-cell>
          <table:table-cell table:style-name="ce906" table:formula="of:=VLOOKUP([.A64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903" office:value-type="float" office:value="111" calcext:value-type="float">
            <text:p>111</text:p>
          </table:table-cell>
          <table:table-cell table:style-name="ce75" table:formula="of:=VLOOKUP([.A65];B_PARTITE_2A_FASE_PER_NUMERO;2;0)" office:value-type="string" office:string-value="2aFase" calcext:value-type="string">
            <text:p>2aFase</text:p>
          </table:table-cell>
          <table:table-cell table:style-name="ce928" table:formula="of:=VLOOKUP([.A65];B_PARTITE_2A_FASE_PER_NUMERO;3;0)" office:value-type="string" office:string-value="3-4" calcext:value-type="string">
            <text:p>3-4</text:p>
          </table:table-cell>
          <table:table-cell table:style-name="ce906" table:formula="of:=VLOOKUP([.A65];B_PARTITE_2A_FASE_PER_NUMERO;6;0)" office:value-type="string" office:string-value="Bisonti" calcext:value-type="string">
            <text:p>Bisonti</text:p>
          </table:table-cell>
          <table:table-cell table:style-name="ce906" table:formula="of:=VLOOKUP([.A65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3" calcext:value-type="date">
            <text:p>dom 13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861" office:value-type="float" office:value="112" calcext:value-type="float">
            <text:p>112</text:p>
          </table:table-cell>
          <table:table-cell table:style-name="ce76" table:formula="of:=VLOOKUP([.A66];B_PARTITE_2A_FASE_PER_NUMERO;2;0)" office:value-type="string" office:string-value="2aFase" calcext:value-type="string">
            <text:p>2aFase</text:p>
          </table:table-cell>
          <table:table-cell table:style-name="ce929" table:formula="of:=VLOOKUP([.A66];B_PARTITE_2A_FASE_PER_NUMERO;3;0)" office:value-type="string" office:string-value="1-2" calcext:value-type="string">
            <text:p>1-2</text:p>
          </table:table-cell>
          <table:table-cell table:style-name="ce907" table:formula="of:=VLOOKUP([.A66];B_PARTITE_2A_FASE_PER_NUMERO;6;0)" office:value-type="string" office:string-value="Leoni" calcext:value-type="string">
            <text:p>Leoni</text:p>
          </table:table-cell>
          <table:table-cell table:style-name="ce907" table:formula="of:=VLOOKUP([.A66];B_PARTITE_2A_FASE_PER_NUMERO;7;0)" office:value-type="string" office:string-value="Pantere" calcext:value-type="string">
            <text:p>Pantere</text:p>
          </table:table-cell>
          <table:table-cell table:style-name="ce912" office:value-type="float" office:value="69" calcext:value-type="float">
            <text:p>69</text:p>
          </table:table-cell>
          <table:table-cell table:style-name="ce912" office:value-type="float" office:value="42" calcext:value-type="float">
            <text:p>42</text:p>
          </table:table-cell>
          <table:table-cell table:style-name="ce916" office:value-type="date" office:date-value="2021-06-13" calcext:value-type="date">
            <text:p>dom 13/06/2021</text:p>
          </table:table-cell>
          <table:table-cell table:style-name="ce919" office:value-type="time" office:time-value="PT10H30M00S" calcext:value-type="time">
            <text:p>10:30</text:p>
          </table:table-cell>
          <table:table-cell table:style-name="ce922" office:value-type="float" office:value="3" calcext:value-type="float">
            <text:p>3</text:p>
          </table:table-cell>
          <table:table-cell table:style-name="ce926" table:formula="of:=VLOOKUP([.J66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3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8" table:default-cell-style-name="ce6"/>
        <table:table-column table:style-name="co19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20" table:default-cell-style-name="ce6"/>
        <table:table-column table:style-name="co32" table:default-cell-style-name="ce6"/>
        <table:table-column table:style-name="co24" table:default-cell-style-name="ce6"/>
        <table:table-column table:style-name="co33" table:default-cell-style-name="ce6"/>
        <table:table-column table:style-name="co34" table:default-cell-style-name="ce6"/>
        <table:table-column table:style-name="co26" table:default-cell-style-name="ce6"/>
        <table:table-column table:style-name="co27" table:default-cell-style-name="ce6"/>
        <table:table-column table:style-name="co35" table:default-cell-style-name="ce6"/>
        <table:table-column table:style-name="co36" table:default-cell-style-name="ce6"/>
        <table:table-column table:style-name="co26" table:default-cell-style-name="ce6"/>
        <table:table-column table:style-name="co36" table:default-cell-style-name="ce6"/>
        <table:table-column table:style-name="co37" table:number-columns-repeated="3" table:default-cell-style-name="ce6"/>
        <table:table-column table:style-name="co21" table:default-cell-style-name="ce6"/>
        <table:table-column table:style-name="co37" table:number-columns-repeated="3" table:default-cell-style-name="ce6"/>
        <table:table-column table:style-name="co38" table:default-cell-style-name="ce6"/>
        <table:table-column table:style-name="co39" table:default-cell-style-name="ce6"/>
        <table:table-column table:style-name="co11" table:default-cell-style-name="ce6"/>
        <table:table-column table:style-name="co40" table:default-cell-style-name="ce6"/>
        <table:table-column table:style-name="co18" table:default-cell-style-name="ce6"/>
        <table:table-column table:style-name="co40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80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899"/>
          <table:covered-table-cell/>
          <table:covered-table-cell table:style-name="ce899"/>
          <table:covered-table-cell table:number-columns-repeated="3"/>
          <table:covered-table-cell table:style-name="ce899"/>
          <table:covered-table-cell table:number-columns-repeated="3"/>
          <table:covered-table-cell table:style-name="ce899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80"/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</table:table-row>
        <table:table-row table:style-name="ro3"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887" office:value-type="string" calcext:value-type="string">
            <text:p>Giocate</text:p>
          </table:table-cell>
          <table:table-cell table:style-name="ce891" office:value-type="string" calcext:value-type="string">
            <text:p>Vinte</text:p>
          </table:table-cell>
          <table:table-cell table:style-name="ce891" office:value-type="string" calcext:value-type="string">
            <text:p>Perse</text:p>
          </table:table-cell>
          <table:table-cell table:style-name="ce891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891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891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Turno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927" table:formula="of:=1*([.H3]&lt;[.I3])*NOT(AND([.H3]=0;[.I3]=20))" office:value-type="float" office:value="0" calcext:value-type="float">
            <text:p>0</text:p>
          </table:table-cell>
          <table:table-cell table:style-name="ce927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927" table:formula="of:=1*([.I3]&lt;[.H3])*NOT(AND([.H3]=20;[.I3]=0))" office:value-type="float" office:value="1" calcext:value-type="float">
            <text:p>1</text:p>
          </table:table-cell>
          <table:table-cell table:style-name="ce927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110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927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927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47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47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927" table:formula="of:=1*([.BC3]&lt;[.BD3])*NOT(AND([.BC3]=0;[.BD3]=20))" office:value-type="float" office:value="0" calcext:value-type="float">
            <text:p>0</text:p>
          </table:table-cell>
          <table:table-cell table:style-name="ce927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927" table:formula="of:=1*([.BD3]&lt;[.BC3])*NOT(AND([.BC3]=20;[.BD3]=0))" office:value-type="float" office:value="1" calcext:value-type="float">
            <text:p>1</text:p>
          </table:table-cell>
          <table:table-cell table:style-name="ce927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928" table:formula="of:=VLOOKUP([.A4];INPUT_DATE_E_RISULTATI_GIRONI;6;0)" office:value-type="float" office:value="90" calcext:value-type="float">
            <text:p>90</text:p>
          </table:table-cell>
          <table:table-cell table:style-name="ce928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928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928" table:formula="of:=1*([.I4]&gt;[.H4])" office:value-type="float" office:value="0" calcext:value-type="float">
            <text:p>0</text:p>
          </table:table-cell>
          <table:table-cell table:style-name="ce928" table:formula="of:=1*([.I4]&lt;[.H4])*NOT(AND([.H4]=20;[.I4]=0))" office:value-type="float" office:value="1" calcext:value-type="float">
            <text:p>1</text:p>
          </table:table-cell>
          <table:table-cell table:style-name="ce928" table:formula="of:=1*AND([.H4]=20;[.I4]=0)" office:value-type="float" office:value="0" calcext:value-type="float">
            <text:p>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928" table:formula="of:=[.AD4]+[.AE4]+[.AF4]" office:value-type="float" office:value="3" calcext:value-type="float">
            <text:p>3</text:p>
          </table:table-cell>
          <table:table-cell table:style-name="ce928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28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28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28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28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928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928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4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4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928" table:formula="of:=VLOOKUP([.AV4];INPUT_DATE_E_RISULTATI_2A_FASE;6;0)" office:value-type="float" office:value="55" calcext:value-type="float">
            <text:p>55</text:p>
          </table:table-cell>
          <table:table-cell table:style-name="ce928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928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928" table:formula="of:=1*([.BD4]&gt;[.BC4])" office:value-type="float" office:value="0" calcext:value-type="float">
            <text:p>0</text:p>
          </table:table-cell>
          <table:table-cell table:style-name="ce928" table:formula="of:=1*([.BD4]&lt;[.BC4])*NOT(AND([.BC4]=20;[.BD4]=0))" office:value-type="float" office:value="1" calcext:value-type="float">
            <text:p>1</text:p>
          </table:table-cell>
          <table:table-cell table:style-name="ce928" table:formula="of:=1*AND([.BC4]=20;[.BD4]=0)" office:value-type="float" office:value="0" calcext:value-type="float">
            <text:p>0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5];INPUT_DATE_E_RISULTATI_GIRONI;6;0)" office:value-type="float" office:value="82" calcext:value-type="float">
            <text:p>82</text:p>
          </table:table-cell>
          <table:table-cell table:style-name="ce928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928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928" table:formula="of:=1*([.I5]&gt;[.H5])" office:value-type="float" office:value="0" calcext:value-type="float">
            <text:p>0</text:p>
          </table:table-cell>
          <table:table-cell table:style-name="ce928" table:formula="of:=1*([.I5]&lt;[.H5])*NOT(AND([.H5]=20;[.I5]=0))" office:value-type="float" office:value="1" calcext:value-type="float">
            <text:p>1</text:p>
          </table:table-cell>
          <table:table-cell table:style-name="ce928" table:formula="of:=1*AND([.H5]=20;[.I5]=0)" office:value-type="float" office:value="0" calcext:value-type="float">
            <text:p>0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928" table:formula="of:=[.AD5]+[.AE5]+[.AF5]" office:value-type="float" office:value="3" calcext:value-type="float">
            <text:p>3</text:p>
          </table:table-cell>
          <table:table-cell table:style-name="ce928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28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28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928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928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928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928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4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4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928" table:formula="of:=VLOOKUP([.AV5];INPUT_DATE_E_RISULTATI_2A_FASE;6;0)" office:value-type="float" office:value="56" calcext:value-type="float">
            <text:p>56</text:p>
          </table:table-cell>
          <table:table-cell table:style-name="ce928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928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928" table:formula="of:=1*([.BD5]&gt;[.BC5])" office:value-type="float" office:value="0" calcext:value-type="float">
            <text:p>0</text:p>
          </table:table-cell>
          <table:table-cell table:style-name="ce928" table:formula="of:=1*([.BD5]&lt;[.BC5])*NOT(AND([.BC5]=20;[.BD5]=0))" office:value-type="float" office:value="1" calcext:value-type="float">
            <text:p>1</text:p>
          </table:table-cell>
          <table:table-cell table:style-name="ce928" table:formula="of:=1*AND([.BC5]=20;[.BD5]=0)" office:value-type="float" office:value="0" calcext:value-type="float">
            <text:p>0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928" table:formula="of:=VLOOKUP([.A6];INPUT_DATE_E_RISULTATI_GIRONI;6;0)" office:value-type="float" office:value="93" calcext:value-type="float">
            <text:p>93</text:p>
          </table:table-cell>
          <table:table-cell table:style-name="ce928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928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928" table:formula="of:=1*([.I6]&gt;[.H6])" office:value-type="float" office:value="0" calcext:value-type="float">
            <text:p>0</text:p>
          </table:table-cell>
          <table:table-cell table:style-name="ce928" table:formula="of:=1*([.I6]&lt;[.H6])*NOT(AND([.H6]=20;[.I6]=0))" office:value-type="float" office:value="1" calcext:value-type="float">
            <text:p>1</text:p>
          </table:table-cell>
          <table:table-cell table:style-name="ce928" table:formula="of:=1*AND([.H6]=20;[.I6]=0)" office:value-type="float" office:value="0" calcext:value-type="float">
            <text:p>0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928" table:formula="of:=[.AD6]+[.AE6]+[.AF6]" office:value-type="float" office:value="3" calcext:value-type="float">
            <text:p>3</text:p>
          </table:table-cell>
          <table:table-cell table:style-name="ce928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928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928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928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928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928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928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4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4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985" table:formula="of:=[.AO6]+[.AP6]+[.AQ6]" office:value-type="float" office:value="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928" table:formula="of:=VLOOKUP([.AV6];INPUT_DATE_E_RISULTATI_2A_FASE;6;0)" office:value-type="float" office:value="56" calcext:value-type="float">
            <text:p>56</text:p>
          </table:table-cell>
          <table:table-cell table:style-name="ce928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928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928" table:formula="of:=1*([.BD6]&gt;[.BC6])" office:value-type="float" office:value="0" calcext:value-type="float">
            <text:p>0</text:p>
          </table:table-cell>
          <table:table-cell table:style-name="ce928" table:formula="of:=1*([.BD6]&lt;[.BC6])*NOT(AND([.BC6]=20;[.BD6]=0))" office:value-type="float" office:value="1" calcext:value-type="float">
            <text:p>1</text:p>
          </table:table-cell>
          <table:table-cell table:style-name="ce928" table:formula="of:=1*AND([.BC6]=20;[.BD6]=0)" office:value-type="float" office:value="0" calcext:value-type="float">
            <text:p>0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883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7];INPUT_DATE_E_RISULTATI_GIRONI;6;0)" office:value-type="float" office:value="57" calcext:value-type="float">
            <text:p>57</text:p>
          </table:table-cell>
          <table:table-cell table:style-name="ce928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928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928" table:formula="of:=1*([.I7]&gt;[.H7])" office:value-type="float" office:value="0" calcext:value-type="float">
            <text:p>0</text:p>
          </table:table-cell>
          <table:table-cell table:style-name="ce928" table:formula="of:=1*([.I7]&lt;[.H7])*NOT(AND([.H7]=20;[.I7]=0))" office:value-type="float" office:value="1" calcext:value-type="float">
            <text:p>1</text:p>
          </table:table-cell>
          <table:table-cell table:style-name="ce928" table:formula="of:=1*AND([.H7]=20;[.I7]=0)" office:value-type="float" office:value="0" calcext:value-type="float">
            <text:p>0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99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99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928" table:formula="of:=VLOOKUP([.AV7];INPUT_DATE_E_RISULTATI_2A_FASE;6;0)" office:value-type="float" office:value="52" calcext:value-type="float">
            <text:p>52</text:p>
          </table:table-cell>
          <table:table-cell table:style-name="ce928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928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928" table:formula="of:=1*([.BD7]&gt;[.BC7])" office:value-type="float" office:value="0" calcext:value-type="float">
            <text:p>0</text:p>
          </table:table-cell>
          <table:table-cell table:style-name="ce928" table:formula="of:=1*([.BD7]&lt;[.BC7])*NOT(AND([.BC7]=20;[.BD7]=0))" office:value-type="float" office:value="1" calcext:value-type="float">
            <text:p>1</text:p>
          </table:table-cell>
          <table:table-cell table:style-name="ce928" table:formula="of:=1*AND([.BC7]=20;[.BD7]=0)" office:value-type="float" office:value="0" calcext:value-type="float">
            <text:p>0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883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8];INPUT_DATE_E_RISULTATI_GIRONI;6;0)" office:value-type="float" office:value="67" calcext:value-type="float">
            <text:p>67</text:p>
          </table:table-cell>
          <table:table-cell table:style-name="ce928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928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928" table:formula="of:=1*([.I8]&gt;[.H8])" office:value-type="float" office:value="0" calcext:value-type="float">
            <text:p>0</text:p>
          </table:table-cell>
          <table:table-cell table:style-name="ce928" table:formula="of:=1*([.I8]&lt;[.H8])*NOT(AND([.H8]=20;[.I8]=0))" office:value-type="float" office:value="1" calcext:value-type="float">
            <text:p>1</text:p>
          </table:table-cell>
          <table:table-cell table:style-name="ce928" table:formula="of:=1*AND([.H8]=20;[.I8]=0)" office:value-type="float" office:value="0" calcext:value-type="float">
            <text:p>0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928" table:formula="of:=[.AD8]+[.AE8]+[.AF8]" office:value-type="float" office:value="3" calcext:value-type="float">
            <text:p>3</text:p>
          </table:table-cell>
          <table:table-cell table:style-name="ce928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928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928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928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928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928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928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4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4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928" table:formula="of:=VLOOKUP([.AV8];INPUT_DATE_E_RISULTATI_2A_FASE;6;0)" office:value-type="float" office:value="67" calcext:value-type="float">
            <text:p>67</text:p>
          </table:table-cell>
          <table:table-cell table:style-name="ce928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928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928" table:formula="of:=1*([.BD8]&gt;[.BC8])" office:value-type="float" office:value="0" calcext:value-type="float">
            <text:p>0</text:p>
          </table:table-cell>
          <table:table-cell table:style-name="ce928" table:formula="of:=1*([.BD8]&lt;[.BC8])*NOT(AND([.BC8]=20;[.BD8]=0))" office:value-type="float" office:value="1" calcext:value-type="float">
            <text:p>1</text:p>
          </table:table-cell>
          <table:table-cell table:style-name="ce928" table:formula="of:=1*AND([.BC8]=20;[.BD8]=0)" office:value-type="float" office:value="0" calcext:value-type="float">
            <text:p>0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883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928" table:formula="of:=VLOOKUP([.A9];INPUT_DATE_E_RISULTATI_GIRONI;6;0)" office:value-type="float" office:value="100" calcext:value-type="float">
            <text:p>100</text:p>
          </table:table-cell>
          <table:table-cell table:style-name="ce928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928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928" table:formula="of:=1*([.I9]&gt;[.H9])" office:value-type="float" office:value="0" calcext:value-type="float">
            <text:p>0</text:p>
          </table:table-cell>
          <table:table-cell table:style-name="ce928" table:formula="of:=1*([.I9]&lt;[.H9])*NOT(AND([.H9]=20;[.I9]=0))" office:value-type="float" office:value="1" calcext:value-type="float">
            <text:p>1</text:p>
          </table:table-cell>
          <table:table-cell table:style-name="ce928" table:formula="of:=1*AND([.H9]=20;[.I9]=0)" office:value-type="float" office:value="0" calcext:value-type="float">
            <text:p>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928" table:formula="of:=[.AD9]+[.AE9]+[.AF9]" office:value-type="float" office:value="3" calcext:value-type="float">
            <text:p>3</text:p>
          </table:table-cell>
          <table:table-cell table:style-name="ce928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928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928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928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928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928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928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4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4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928" table:formula="of:=VLOOKUP([.AV9];INPUT_DATE_E_RISULTATI_2A_FASE;6;0)" office:value-type="float" office:value="59" calcext:value-type="float">
            <text:p>59</text:p>
          </table:table-cell>
          <table:table-cell table:style-name="ce928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928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928" table:formula="of:=1*([.BD9]&gt;[.BC9])" office:value-type="float" office:value="0" calcext:value-type="float">
            <text:p>0</text:p>
          </table:table-cell>
          <table:table-cell table:style-name="ce928" table:formula="of:=1*([.BD9]&lt;[.BC9])*NOT(AND([.BC9]=20;[.BD9]=0))" office:value-type="float" office:value="1" calcext:value-type="float">
            <text:p>1</text:p>
          </table:table-cell>
          <table:table-cell table:style-name="ce928" table:formula="of:=1*AND([.BC9]=20;[.BD9]=0)" office:value-type="float" office:value="0" calcext:value-type="float">
            <text:p>0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928" table:formula="of:=VLOOKUP([.A10];INPUT_DATE_E_RISULTATI_GIRONI;6;0)" office:value-type="float" office:value="56" calcext:value-type="float">
            <text:p>56</text:p>
          </table:table-cell>
          <table:table-cell table:style-name="ce928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928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928" table:formula="of:=1*([.I10]&gt;[.H10])" office:value-type="float" office:value="0" calcext:value-type="float">
            <text:p>0</text:p>
          </table:table-cell>
          <table:table-cell table:style-name="ce928" table:formula="of:=1*([.I10]&lt;[.H10])*NOT(AND([.H10]=20;[.I10]=0))" office:value-type="float" office:value="1" calcext:value-type="float">
            <text:p>1</text:p>
          </table:table-cell>
          <table:table-cell table:style-name="ce928" table:formula="of:=1*AND([.H10]=20;[.I10]=0)" office:value-type="float" office:value="0" calcext:value-type="float">
            <text:p>0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99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99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928" table:formula="of:=VLOOKUP([.AV10];INPUT_DATE_E_RISULTATI_2A_FASE;6;0)" office:value-type="float" office:value="52" calcext:value-type="float">
            <text:p>52</text:p>
          </table:table-cell>
          <table:table-cell table:style-name="ce928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928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928" table:formula="of:=1*([.BD10]&gt;[.BC10])" office:value-type="float" office:value="0" calcext:value-type="float">
            <text:p>0</text:p>
          </table:table-cell>
          <table:table-cell table:style-name="ce928" table:formula="of:=1*([.BD10]&lt;[.BC10])*NOT(AND([.BC10]=20;[.BD10]=0))" office:value-type="float" office:value="1" calcext:value-type="float">
            <text:p>1</text:p>
          </table:table-cell>
          <table:table-cell table:style-name="ce928" table:formula="of:=1*AND([.BC10]=20;[.BD10]=0)" office:value-type="float" office:value="0" calcext:value-type="float">
            <text:p>0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1];INPUT_DATE_E_RISULTATI_GIRONI;6;0)" office:value-type="float" office:value="76" calcext:value-type="float">
            <text:p>76</text:p>
          </table:table-cell>
          <table:table-cell table:style-name="ce928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928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928" table:formula="of:=1*([.I11]&gt;[.H11])" office:value-type="float" office:value="1" calcext:value-type="float">
            <text:p>1</text:p>
          </table:table-cell>
          <table:table-cell table:style-name="ce928" table:formula="of:=1*([.I11]&lt;[.H11])*NOT(AND([.H11]=20;[.I11]=0))" office:value-type="float" office:value="0" calcext:value-type="float">
            <text:p>0</text:p>
          </table:table-cell>
          <table:table-cell table:style-name="ce928" table:formula="of:=1*AND([.H11]=20;[.I11]=0)" office:value-type="float" office:value="0" calcext:value-type="float">
            <text:p>0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928" table:formula="of:=[.AD11]+[.AE11]+[.AF11]" office:value-type="float" office:value="3" calcext:value-type="float">
            <text:p>3</text:p>
          </table:table-cell>
          <table:table-cell table:style-name="ce928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928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928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928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928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928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4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4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928" table:formula="of:=VLOOKUP([.AV11];INPUT_DATE_E_RISULTATI_2A_FASE;6;0)" office:value-type="float" office:value="58" calcext:value-type="float">
            <text:p>58</text:p>
          </table:table-cell>
          <table:table-cell table:style-name="ce928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928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928" table:formula="of:=1*([.BD11]&gt;[.BC11])" office:value-type="float" office:value="0" calcext:value-type="float">
            <text:p>0</text:p>
          </table:table-cell>
          <table:table-cell table:style-name="ce928" table:formula="of:=1*([.BD11]&lt;[.BC11])*NOT(AND([.BC11]=20;[.BD11]=0))" office:value-type="float" office:value="1" calcext:value-type="float">
            <text:p>1</text:p>
          </table:table-cell>
          <table:table-cell table:style-name="ce928" table:formula="of:=1*AND([.BC11]=20;[.BD11]=0)" office:value-type="float" office:value="0" calcext:value-type="float">
            <text:p>0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928" table:formula="of:=VLOOKUP([.A12];INPUT_DATE_E_RISULTATI_GIRONI;6;0)" office:value-type="float" office:value="97" calcext:value-type="float">
            <text:p>97</text:p>
          </table:table-cell>
          <table:table-cell table:style-name="ce928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928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928" table:formula="of:=1*([.I12]&gt;[.H12])" office:value-type="float" office:value="0" calcext:value-type="float">
            <text:p>0</text:p>
          </table:table-cell>
          <table:table-cell table:style-name="ce928" table:formula="of:=1*([.I12]&lt;[.H12])*NOT(AND([.H12]=20;[.I12]=0))" office:value-type="float" office:value="1" calcext:value-type="float">
            <text:p>1</text:p>
          </table:table-cell>
          <table:table-cell table:style-name="ce928" table:formula="of:=1*AND([.H12]=20;[.I12]=0)" office:value-type="float" office:value="0" calcext:value-type="float">
            <text:p>0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928" table:formula="of:=[.AD12]+[.AE12]+[.AF12]" office:value-type="float" office:value="3" calcext:value-type="float">
            <text:p>3</text:p>
          </table:table-cell>
          <table:table-cell table:style-name="ce928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928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928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928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928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928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928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4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4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928" table:formula="of:=VLOOKUP([.AV12];INPUT_DATE_E_RISULTATI_2A_FASE;6;0)" office:value-type="float" office:value="64" calcext:value-type="float">
            <text:p>64</text:p>
          </table:table-cell>
          <table:table-cell table:style-name="ce928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928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928" table:formula="of:=1*([.BD12]&gt;[.BC12])" office:value-type="float" office:value="0" calcext:value-type="float">
            <text:p>0</text:p>
          </table:table-cell>
          <table:table-cell table:style-name="ce928" table:formula="of:=1*([.BD12]&lt;[.BC12])*NOT(AND([.BC12]=20;[.BD12]=0))" office:value-type="float" office:value="1" calcext:value-type="float">
            <text:p>1</text:p>
          </table:table-cell>
          <table:table-cell table:style-name="ce928" table:formula="of:=1*AND([.BC12]=20;[.BD12]=0)" office:value-type="float" office:value="0" calcext:value-type="float">
            <text:p>0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3];INPUT_DATE_E_RISULTATI_GIRONI;6;0)" office:value-type="float" office:value="68" calcext:value-type="float">
            <text:p>68</text:p>
          </table:table-cell>
          <table:table-cell table:style-name="ce928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928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928" table:formula="of:=1*([.I13]&gt;[.H13])" office:value-type="float" office:value="0" calcext:value-type="float">
            <text:p>0</text:p>
          </table:table-cell>
          <table:table-cell table:style-name="ce928" table:formula="of:=1*([.I13]&lt;[.H13])*NOT(AND([.H13]=20;[.I13]=0))" office:value-type="float" office:value="1" calcext:value-type="float">
            <text:p>1</text:p>
          </table:table-cell>
          <table:table-cell table:style-name="ce928" table:formula="of:=1*AND([.H13]=20;[.I13]=0)" office:value-type="float" office:value="0" calcext:value-type="float">
            <text:p>0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928" table:formula="of:=[.AD13]+[.AE13]+[.AF13]" office:value-type="float" office:value="3" calcext:value-type="float">
            <text:p>3</text:p>
          </table:table-cell>
          <table:table-cell table:style-name="ce928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28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28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928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928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928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928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4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4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928" table:formula="of:=VLOOKUP([.AV13];INPUT_DATE_E_RISULTATI_2A_FASE;6;0)" office:value-type="float" office:value="50" calcext:value-type="float">
            <text:p>50</text:p>
          </table:table-cell>
          <table:table-cell table:style-name="ce928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928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928" table:formula="of:=1*([.BD13]&gt;[.BC13])" office:value-type="float" office:value="0" calcext:value-type="float">
            <text:p>0</text:p>
          </table:table-cell>
          <table:table-cell table:style-name="ce928" table:formula="of:=1*([.BD13]&lt;[.BC13])*NOT(AND([.BC13]=20;[.BD13]=0))" office:value-type="float" office:value="1" calcext:value-type="float">
            <text:p>1</text:p>
          </table:table-cell>
          <table:table-cell table:style-name="ce928" table:formula="of:=1*AND([.BC13]=20;[.BD13]=0)" office:value-type="float" office:value="0" calcext:value-type="float">
            <text:p>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883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4];INPUT_DATE_E_RISULTATI_GIRONI;6;0)" office:value-type="float" office:value="96" calcext:value-type="float">
            <text:p>96</text:p>
          </table:table-cell>
          <table:table-cell table:style-name="ce928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928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928" table:formula="of:=1*([.I14]&gt;[.H14])" office:value-type="float" office:value="0" calcext:value-type="float">
            <text:p>0</text:p>
          </table:table-cell>
          <table:table-cell table:style-name="ce928" table:formula="of:=1*([.I14]&lt;[.H14])*NOT(AND([.H14]=20;[.I14]=0))" office:value-type="float" office:value="1" calcext:value-type="float">
            <text:p>1</text:p>
          </table:table-cell>
          <table:table-cell table:style-name="ce928" table:formula="of:=1*AND([.H14]=20;[.I14]=0)" office:value-type="float" office:value="0" calcext:value-type="float">
            <text:p>0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928" table:formula="of:=[.AD14]+[.AE14]+[.AF14]" office:value-type="float" office:value="3" calcext:value-type="float">
            <text:p>3</text:p>
          </table:table-cell>
          <table:table-cell table:style-name="ce928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28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28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928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928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928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928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4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4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985" table:formula="of:=[.AO14]+[.AP14]+[.AQ14]" office:value-type="float" office:value="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928" table:formula="of:=VLOOKUP([.AV14];INPUT_DATE_E_RISULTATI_2A_FASE;6;0)" office:value-type="float" office:value="52" calcext:value-type="float">
            <text:p>52</text:p>
          </table:table-cell>
          <table:table-cell table:style-name="ce928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928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928" table:formula="of:=1*([.BD14]&gt;[.BC14])" office:value-type="float" office:value="0" calcext:value-type="float">
            <text:p>0</text:p>
          </table:table-cell>
          <table:table-cell table:style-name="ce928" table:formula="of:=1*([.BD14]&lt;[.BC14])*NOT(AND([.BC14]=20;[.BD14]=0))" office:value-type="float" office:value="1" calcext:value-type="float">
            <text:p>1</text:p>
          </table:table-cell>
          <table:table-cell table:style-name="ce928" table:formula="of:=1*AND([.BC14]=20;[.BD14]=0)" office:value-type="float" office:value="0" calcext:value-type="float">
            <text:p>0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883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928" table:formula="of:=VLOOKUP([.A15];INPUT_DATE_E_RISULTATI_GIRONI;6;0)" office:value-type="float" office:value="79" calcext:value-type="float">
            <text:p>79</text:p>
          </table:table-cell>
          <table:table-cell table:style-name="ce928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928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928" table:formula="of:=1*([.I15]&gt;[.H15])" office:value-type="float" office:value="0" calcext:value-type="float">
            <text:p>0</text:p>
          </table:table-cell>
          <table:table-cell table:style-name="ce928" table:formula="of:=1*([.I15]&lt;[.H15])*NOT(AND([.H15]=20;[.I15]=0))" office:value-type="float" office:value="1" calcext:value-type="float">
            <text:p>1</text:p>
          </table:table-cell>
          <table:table-cell table:style-name="ce928" table:formula="of:=1*AND([.H15]=20;[.I15]=0)" office:value-type="float" office:value="0" calcext:value-type="float">
            <text:p>0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99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99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928" table:formula="of:=VLOOKUP([.AV15];INPUT_DATE_E_RISULTATI_2A_FASE;6;0)" office:value-type="float" office:value="51" calcext:value-type="float">
            <text:p>51</text:p>
          </table:table-cell>
          <table:table-cell table:style-name="ce928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928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928" table:formula="of:=1*([.BD15]&gt;[.BC15])" office:value-type="float" office:value="0" calcext:value-type="float">
            <text:p>0</text:p>
          </table:table-cell>
          <table:table-cell table:style-name="ce928" table:formula="of:=1*([.BD15]&lt;[.BC15])*NOT(AND([.BC15]=20;[.BD15]=0))" office:value-type="float" office:value="1" calcext:value-type="float">
            <text:p>1</text:p>
          </table:table-cell>
          <table:table-cell table:style-name="ce928" table:formula="of:=1*AND([.BC15]=20;[.BD15]=0)" office:value-type="float" office:value="0" calcext:value-type="float">
            <text:p>0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883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6];INPUT_DATE_E_RISULTATI_GIRONI;6;0)" office:value-type="float" office:value="66" calcext:value-type="float">
            <text:p>66</text:p>
          </table:table-cell>
          <table:table-cell table:style-name="ce928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928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928" table:formula="of:=1*([.I16]&gt;[.H16])" office:value-type="float" office:value="1" calcext:value-type="float">
            <text:p>1</text:p>
          </table:table-cell>
          <table:table-cell table:style-name="ce928" table:formula="of:=1*([.I16]&lt;[.H16])*NOT(AND([.H16]=20;[.I16]=0))" office:value-type="float" office:value="0" calcext:value-type="float">
            <text:p>0</text:p>
          </table:table-cell>
          <table:table-cell table:style-name="ce928" table:formula="of:=1*AND([.H16]=20;[.I16]=0)" office:value-type="float" office:value="0" calcext:value-type="float">
            <text:p>0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928" table:formula="of:=[.AD16]+[.AE16]+[.AF16]" office:value-type="float" office:value="3" calcext:value-type="float">
            <text:p>3</text:p>
          </table:table-cell>
          <table:table-cell table:style-name="ce928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28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28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928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928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928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928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4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4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928" table:formula="of:=VLOOKUP([.AV16];INPUT_DATE_E_RISULTATI_2A_FASE;6;0)" office:value-type="float" office:value="60" calcext:value-type="float">
            <text:p>60</text:p>
          </table:table-cell>
          <table:table-cell table:style-name="ce928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928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928" table:formula="of:=1*([.BD16]&gt;[.BC16])" office:value-type="float" office:value="0" calcext:value-type="float">
            <text:p>0</text:p>
          </table:table-cell>
          <table:table-cell table:style-name="ce928" table:formula="of:=1*([.BD16]&lt;[.BC16])*NOT(AND([.BC16]=20;[.BD16]=0))" office:value-type="float" office:value="1" calcext:value-type="float">
            <text:p>1</text:p>
          </table:table-cell>
          <table:table-cell table:style-name="ce928" table:formula="of:=1*AND([.BC16]=20;[.BD16]=0)" office:value-type="float" office:value="0" calcext:value-type="float">
            <text:p>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883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7];INPUT_DATE_E_RISULTATI_GIRONI;6;0)" office:value-type="float" office:value="57" calcext:value-type="float">
            <text:p>57</text:p>
          </table:table-cell>
          <table:table-cell table:style-name="ce928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928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928" table:formula="of:=1*([.I17]&gt;[.H17])" office:value-type="float" office:value="0" calcext:value-type="float">
            <text:p>0</text:p>
          </table:table-cell>
          <table:table-cell table:style-name="ce928" table:formula="of:=1*([.I17]&lt;[.H17])*NOT(AND([.H17]=20;[.I17]=0))" office:value-type="float" office:value="1" calcext:value-type="float">
            <text:p>1</text:p>
          </table:table-cell>
          <table:table-cell table:style-name="ce928" table:formula="of:=1*AND([.H17]=20;[.I17]=0)" office:value-type="float" office:value="0" calcext:value-type="float">
            <text:p>0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928" table:formula="of:=[.AD17]+[.AE17]+[.AF17]" office:value-type="float" office:value="3" calcext:value-type="float">
            <text:p>3</text:p>
          </table:table-cell>
          <table:table-cell table:style-name="ce928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28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28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928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928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928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928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4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4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928" table:formula="of:=VLOOKUP([.AV17];INPUT_DATE_E_RISULTATI_2A_FASE;6;0)" office:value-type="float" office:value="66" calcext:value-type="float">
            <text:p>66</text:p>
          </table:table-cell>
          <table:table-cell table:style-name="ce928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928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928" table:formula="of:=1*([.BD17]&gt;[.BC17])" office:value-type="float" office:value="0" calcext:value-type="float">
            <text:p>0</text:p>
          </table:table-cell>
          <table:table-cell table:style-name="ce928" table:formula="of:=1*([.BD17]&lt;[.BC17])*NOT(AND([.BC17]=20;[.BD17]=0))" office:value-type="float" office:value="1" calcext:value-type="float">
            <text:p>1</text:p>
          </table:table-cell>
          <table:table-cell table:style-name="ce928" table:formula="of:=1*AND([.BC17]=20;[.BD17]=0)" office:value-type="float" office:value="0" calcext:value-type="float">
            <text:p>0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883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8];INPUT_DATE_E_RISULTATI_GIRONI;6;0)" office:value-type="float" office:value="98" calcext:value-type="float">
            <text:p>98</text:p>
          </table:table-cell>
          <table:table-cell table:style-name="ce928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928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928" table:formula="of:=1*([.I18]&gt;[.H18])" office:value-type="float" office:value="0" calcext:value-type="float">
            <text:p>0</text:p>
          </table:table-cell>
          <table:table-cell table:style-name="ce928" table:formula="of:=1*([.I18]&lt;[.H18])*NOT(AND([.H18]=20;[.I18]=0))" office:value-type="float" office:value="1" calcext:value-type="float">
            <text:p>1</text:p>
          </table:table-cell>
          <table:table-cell table:style-name="ce928" table:formula="of:=1*AND([.H18]=20;[.I18]=0)" office:value-type="float" office:value="0" calcext:value-type="float">
            <text:p>0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99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99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987" table:formula="of:=[.AO18]+[.AP18]+[.AQ18]" office:value-type="float" office:value="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18];INPUT_DATE_E_RISULTATI_2A_FASE;6;0)" office:value-type="float" office:value="62" calcext:value-type="float">
            <text:p>62</text:p>
          </table:table-cell>
          <table:table-cell table:style-name="ce928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928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928" table:formula="of:=1*([.BD18]&gt;[.BC18])" office:value-type="float" office:value="0" calcext:value-type="float">
            <text:p>0</text:p>
          </table:table-cell>
          <table:table-cell table:style-name="ce928" table:formula="of:=1*([.BD18]&lt;[.BC18])*NOT(AND([.BC18]=20;[.BD18]=0))" office:value-type="float" office:value="1" calcext:value-type="float">
            <text:p>1</text:p>
          </table:table-cell>
          <table:table-cell table:style-name="ce928" table:formula="of:=1*AND([.BC18]=20;[.BD18]=0)" office:value-type="float" office:value="0" calcext:value-type="float">
            <text:p>0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9];INPUT_DATE_E_RISULTATI_GIRONI;6;0)" office:value-type="float" office:value="60" calcext:value-type="float">
            <text:p>60</text:p>
          </table:table-cell>
          <table:table-cell table:style-name="ce928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928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928" table:formula="of:=1*([.I19]&gt;[.H19])" office:value-type="float" office:value="0" calcext:value-type="float">
            <text:p>0</text:p>
          </table:table-cell>
          <table:table-cell table:style-name="ce928" table:formula="of:=1*([.I19]&lt;[.H19])*NOT(AND([.H19]=20;[.I19]=0))" office:value-type="float" office:value="1" calcext:value-type="float">
            <text:p>1</text:p>
          </table:table-cell>
          <table:table-cell table:style-name="ce928" table:formula="of:=1*AND([.H19]=20;[.I19]=0)" office:value-type="float" office:value="0" calcext:value-type="float">
            <text:p>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928" table:formula="of:=[.AD19]+[.AE19]+[.AF19]" office:value-type="float" office:value="3" calcext:value-type="float">
            <text:p>3</text:p>
          </table:table-cell>
          <table:table-cell table:style-name="ce928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928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928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928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928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928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4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4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928" table:formula="of:=VLOOKUP([.AV19];INPUT_DATE_E_RISULTATI_2A_FASE;6;0)" office:value-type="float" office:value="63" calcext:value-type="float">
            <text:p>63</text:p>
          </table:table-cell>
          <table:table-cell table:style-name="ce928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928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928" table:formula="of:=1*([.BD19]&gt;[.BC19])" office:value-type="float" office:value="0" calcext:value-type="float">
            <text:p>0</text:p>
          </table:table-cell>
          <table:table-cell table:style-name="ce928" table:formula="of:=1*([.BD19]&lt;[.BC19])*NOT(AND([.BC19]=20;[.BD19]=0))" office:value-type="float" office:value="1" calcext:value-type="float">
            <text:p>1</text:p>
          </table:table-cell>
          <table:table-cell table:style-name="ce928" table:formula="of:=1*AND([.BC19]=20;[.BD19]=0)" office:value-type="float" office:value="0" calcext:value-type="float">
            <text:p>0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20];INPUT_DATE_E_RISULTATI_GIRONI;6;0)" office:value-type="float" office:value="62" calcext:value-type="float">
            <text:p>62</text:p>
          </table:table-cell>
          <table:table-cell table:style-name="ce928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928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928" table:formula="of:=1*([.I20]&gt;[.H20])" office:value-type="float" office:value="0" calcext:value-type="float">
            <text:p>0</text:p>
          </table:table-cell>
          <table:table-cell table:style-name="ce928" table:formula="of:=1*([.I20]&lt;[.H20])*NOT(AND([.H20]=20;[.I20]=0))" office:value-type="float" office:value="1" calcext:value-type="float">
            <text:p>1</text:p>
          </table:table-cell>
          <table:table-cell table:style-name="ce928" table:formula="of:=1*AND([.H20]=20;[.I20]=0)" office:value-type="float" office:value="0" calcext:value-type="float">
            <text:p>0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928" table:formula="of:=[.AD20]+[.AE20]+[.AF20]" office:value-type="float" office:value="3" calcext:value-type="float">
            <text:p>3</text:p>
          </table:table-cell>
          <table:table-cell table:style-name="ce928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28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28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928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928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928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928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4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4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928" table:formula="of:=VLOOKUP([.AV20];INPUT_DATE_E_RISULTATI_2A_FASE;6;0)" office:value-type="float" office:value="60" calcext:value-type="float">
            <text:p>60</text:p>
          </table:table-cell>
          <table:table-cell table:style-name="ce928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928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928" table:formula="of:=1*([.BD20]&gt;[.BC20])" office:value-type="float" office:value="0" calcext:value-type="float">
            <text:p>0</text:p>
          </table:table-cell>
          <table:table-cell table:style-name="ce928" table:formula="of:=1*([.BD20]&lt;[.BC20])*NOT(AND([.BC20]=20;[.BD20]=0))" office:value-type="float" office:value="1" calcext:value-type="float">
            <text:p>1</text:p>
          </table:table-cell>
          <table:table-cell table:style-name="ce928" table:formula="of:=1*AND([.BC20]=20;[.BD20]=0)" office:value-type="float" office:value="0" calcext:value-type="float">
            <text:p>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883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928" table:formula="of:=VLOOKUP([.A21];INPUT_DATE_E_RISULTATI_GIRONI;6;0)" office:value-type="float" office:value="96" calcext:value-type="float">
            <text:p>96</text:p>
          </table:table-cell>
          <table:table-cell table:style-name="ce928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928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928" table:formula="of:=1*([.I21]&gt;[.H21])" office:value-type="float" office:value="0" calcext:value-type="float">
            <text:p>0</text:p>
          </table:table-cell>
          <table:table-cell table:style-name="ce928" table:formula="of:=1*([.I21]&lt;[.H21])*NOT(AND([.H21]=20;[.I21]=0))" office:value-type="float" office:value="1" calcext:value-type="float">
            <text:p>1</text:p>
          </table:table-cell>
          <table:table-cell table:style-name="ce928" table:formula="of:=1*AND([.H21]=20;[.I21]=0)" office:value-type="float" office:value="0" calcext:value-type="float">
            <text:p>0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928" table:formula="of:=[.AD21]+[.AE21]+[.AF21]" office:value-type="float" office:value="3" calcext:value-type="float">
            <text:p>3</text:p>
          </table:table-cell>
          <table:table-cell table:style-name="ce928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928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928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928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928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928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928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4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4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928" table:formula="of:=VLOOKUP([.AV21];INPUT_DATE_E_RISULTATI_2A_FASE;6;0)" office:value-type="float" office:value="54" calcext:value-type="float">
            <text:p>54</text:p>
          </table:table-cell>
          <table:table-cell table:style-name="ce928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928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928" table:formula="of:=1*([.BD21]&gt;[.BC21])" office:value-type="float" office:value="0" calcext:value-type="float">
            <text:p>0</text:p>
          </table:table-cell>
          <table:table-cell table:style-name="ce928" table:formula="of:=1*([.BD21]&lt;[.BC21])*NOT(AND([.BC21]=20;[.BD21]=0))" office:value-type="float" office:value="1" calcext:value-type="float">
            <text:p>1</text:p>
          </table:table-cell>
          <table:table-cell table:style-name="ce928" table:formula="of:=1*AND([.BC21]=20;[.BD21]=0)" office:value-type="float" office:value="0" calcext:value-type="float">
            <text:p>0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883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2];INPUT_DATE_E_RISULTATI_GIRONI;6;0)" office:value-type="float" office:value="29" calcext:value-type="float">
            <text:p>29</text:p>
          </table:table-cell>
          <table:table-cell table:style-name="ce928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928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928" table:formula="of:=1*([.I22]&gt;[.H22])" office:value-type="float" office:value="1" calcext:value-type="float">
            <text:p>1</text:p>
          </table:table-cell>
          <table:table-cell table:style-name="ce928" table:formula="of:=1*([.I22]&lt;[.H22])*NOT(AND([.H22]=20;[.I22]=0))" office:value-type="float" office:value="0" calcext:value-type="float">
            <text:p>0</text:p>
          </table:table-cell>
          <table:table-cell table:style-name="ce928" table:formula="of:=1*AND([.H22]=20;[.I22]=0)" office:value-type="float" office:value="0" calcext:value-type="float">
            <text:p>0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928" table:formula="of:=[.AD22]+[.AE22]+[.AF22]" office:value-type="float" office:value="3" calcext:value-type="float">
            <text:p>3</text:p>
          </table:table-cell>
          <table:table-cell table:style-name="ce928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928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928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928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928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928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928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4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4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985" table:formula="of:=[.AO22]+[.AP22]+[.AQ22]" office:value-type="float" office:value="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22];INPUT_DATE_E_RISULTATI_2A_FASE;6;0)" office:value-type="float" office:value="52" calcext:value-type="float">
            <text:p>52</text:p>
          </table:table-cell>
          <table:table-cell table:style-name="ce928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928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928" table:formula="of:=1*([.BD22]&gt;[.BC22])" office:value-type="float" office:value="0" calcext:value-type="float">
            <text:p>0</text:p>
          </table:table-cell>
          <table:table-cell table:style-name="ce928" table:formula="of:=1*([.BD22]&lt;[.BC22])*NOT(AND([.BC22]=20;[.BD22]=0))" office:value-type="float" office:value="1" calcext:value-type="float">
            <text:p>1</text:p>
          </table:table-cell>
          <table:table-cell table:style-name="ce928" table:formula="of:=1*AND([.BC22]=20;[.BD22]=0)" office:value-type="float" office:value="0" calcext:value-type="float">
            <text:p>0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883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3];INPUT_DATE_E_RISULTATI_GIRONI;6;0)" office:value-type="float" office:value="54" calcext:value-type="float">
            <text:p>54</text:p>
          </table:table-cell>
          <table:table-cell table:style-name="ce928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928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928" table:formula="of:=1*([.I23]&gt;[.H23])" office:value-type="float" office:value="0" calcext:value-type="float">
            <text:p>0</text:p>
          </table:table-cell>
          <table:table-cell table:style-name="ce928" table:formula="of:=1*([.I23]&lt;[.H23])*NOT(AND([.H23]=20;[.I23]=0))" office:value-type="float" office:value="1" calcext:value-type="float">
            <text:p>1</text:p>
          </table:table-cell>
          <table:table-cell table:style-name="ce928" table:formula="of:=1*AND([.H23]=20;[.I23]=0)" office:value-type="float" office:value="0" calcext:value-type="float">
            <text:p>0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99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99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928" table:formula="of:=VLOOKUP([.AV23];INPUT_DATE_E_RISULTATI_2A_FASE;6;0)" office:value-type="float" office:value="58" calcext:value-type="float">
            <text:p>58</text:p>
          </table:table-cell>
          <table:table-cell table:style-name="ce928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928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928" table:formula="of:=1*([.BD23]&gt;[.BC23])" office:value-type="float" office:value="0" calcext:value-type="float">
            <text:p>0</text:p>
          </table:table-cell>
          <table:table-cell table:style-name="ce928" table:formula="of:=1*([.BD23]&lt;[.BC23])*NOT(AND([.BC23]=20;[.BD23]=0))" office:value-type="float" office:value="1" calcext:value-type="float">
            <text:p>1</text:p>
          </table:table-cell>
          <table:table-cell table:style-name="ce928" table:formula="of:=1*AND([.BC23]=20;[.BD23]=0)" office:value-type="float" office:value="0" calcext:value-type="float">
            <text:p>0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4];INPUT_DATE_E_RISULTATI_GIRONI;6;0)" office:value-type="float" office:value="25" calcext:value-type="float">
            <text:p>25</text:p>
          </table:table-cell>
          <table:table-cell table:style-name="ce928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928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928" table:formula="of:=1*([.I24]&gt;[.H24])" office:value-type="float" office:value="0" calcext:value-type="float">
            <text:p>0</text:p>
          </table:table-cell>
          <table:table-cell table:style-name="ce928" table:formula="of:=1*([.I24]&lt;[.H24])*NOT(AND([.H24]=20;[.I24]=0))" office:value-type="float" office:value="1" calcext:value-type="float">
            <text:p>1</text:p>
          </table:table-cell>
          <table:table-cell table:style-name="ce928" table:formula="of:=1*AND([.H24]=20;[.I24]=0)" office:value-type="float" office:value="0" calcext:value-type="float">
            <text:p>0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928" table:formula="of:=[.AD24]+[.AE24]+[.AF24]" office:value-type="float" office:value="3" calcext:value-type="float">
            <text:p>3</text:p>
          </table:table-cell>
          <table:table-cell table:style-name="ce928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28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28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928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928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928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928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4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4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928" table:formula="of:=VLOOKUP([.AV24];INPUT_DATE_E_RISULTATI_2A_FASE;6;0)" office:value-type="float" office:value="60" calcext:value-type="float">
            <text:p>60</text:p>
          </table:table-cell>
          <table:table-cell table:style-name="ce928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928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928" table:formula="of:=1*([.BD24]&gt;[.BC24])" office:value-type="float" office:value="0" calcext:value-type="float">
            <text:p>0</text:p>
          </table:table-cell>
          <table:table-cell table:style-name="ce928" table:formula="of:=1*([.BD24]&lt;[.BC24])*NOT(AND([.BC24]=20;[.BD24]=0))" office:value-type="float" office:value="1" calcext:value-type="float">
            <text:p>1</text:p>
          </table:table-cell>
          <table:table-cell table:style-name="ce928" table:formula="of:=1*AND([.BC24]=20;[.BD24]=0)" office:value-type="float" office:value="0" calcext:value-type="float">
            <text:p>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883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5];INPUT_DATE_E_RISULTATI_GIRONI;6;0)" office:value-type="float" office:value="83" calcext:value-type="float">
            <text:p>83</text:p>
          </table:table-cell>
          <table:table-cell table:style-name="ce928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928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928" table:formula="of:=1*([.I25]&gt;[.H25])" office:value-type="float" office:value="0" calcext:value-type="float">
            <text:p>0</text:p>
          </table:table-cell>
          <table:table-cell table:style-name="ce928" table:formula="of:=1*([.I25]&lt;[.H25])*NOT(AND([.H25]=20;[.I25]=0))" office:value-type="float" office:value="1" calcext:value-type="float">
            <text:p>1</text:p>
          </table:table-cell>
          <table:table-cell table:style-name="ce928" table:formula="of:=1*AND([.H25]=20;[.I25]=0)" office:value-type="float" office:value="0" calcext:value-type="float">
            <text:p>0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928" table:formula="of:=[.AD25]+[.AE25]+[.AF25]" office:value-type="float" office:value="3" calcext:value-type="float">
            <text:p>3</text:p>
          </table:table-cell>
          <table:table-cell table:style-name="ce928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928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928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928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928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928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928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4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4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928" table:formula="of:=VLOOKUP([.AV25];INPUT_DATE_E_RISULTATI_2A_FASE;6;0)" office:value-type="float" office:value="63" calcext:value-type="float">
            <text:p>63</text:p>
          </table:table-cell>
          <table:table-cell table:style-name="ce928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928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928" table:formula="of:=1*([.BD25]&gt;[.BC25])" office:value-type="float" office:value="0" calcext:value-type="float">
            <text:p>0</text:p>
          </table:table-cell>
          <table:table-cell table:style-name="ce928" table:formula="of:=1*([.BD25]&lt;[.BC25])*NOT(AND([.BC25]=20;[.BD25]=0))" office:value-type="float" office:value="1" calcext:value-type="float">
            <text:p>1</text:p>
          </table:table-cell>
          <table:table-cell table:style-name="ce928" table:formula="of:=1*AND([.BC25]=20;[.BD25]=0)" office:value-type="float" office:value="0" calcext:value-type="float">
            <text:p>0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6];INPUT_DATE_E_RISULTATI_GIRONI;6;0)" office:value-type="float" office:value="72" calcext:value-type="float">
            <text:p>72</text:p>
          </table:table-cell>
          <table:table-cell table:style-name="ce928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928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928" table:formula="of:=1*([.I26]&gt;[.H26])" office:value-type="float" office:value="0" calcext:value-type="float">
            <text:p>0</text:p>
          </table:table-cell>
          <table:table-cell table:style-name="ce928" table:formula="of:=1*([.I26]&lt;[.H26])*NOT(AND([.H26]=20;[.I26]=0))" office:value-type="float" office:value="1" calcext:value-type="float">
            <text:p>1</text:p>
          </table:table-cell>
          <table:table-cell table:style-name="ce928" table:formula="of:=1*AND([.H26]=20;[.I26]=0)" office:value-type="float" office:value="0" calcext:value-type="float">
            <text:p>0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99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99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987" table:formula="of:=[.AO26]+[.AP26]+[.AQ26]" office:value-type="float" office:value="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928" table:formula="of:=VLOOKUP([.AV26];INPUT_DATE_E_RISULTATI_2A_FASE;6;0)" office:value-type="float" office:value="68" calcext:value-type="float">
            <text:p>68</text:p>
          </table:table-cell>
          <table:table-cell table:style-name="ce928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928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928" table:formula="of:=1*([.BD26]&gt;[.BC26])" office:value-type="float" office:value="0" calcext:value-type="float">
            <text:p>0</text:p>
          </table:table-cell>
          <table:table-cell table:style-name="ce928" table:formula="of:=1*([.BD26]&lt;[.BC26])*NOT(AND([.BC26]=20;[.BD26]=0))" office:value-type="float" office:value="1" calcext:value-type="float">
            <text:p>1</text:p>
          </table:table-cell>
          <table:table-cell table:style-name="ce928" table:formula="of:=1*AND([.BC26]=20;[.BD26]=0)" office:value-type="float" office:value="0" calcext:value-type="float">
            <text:p>0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928" table:formula="of:=VLOOKUP([.A27];INPUT_DATE_E_RISULTATI_GIRONI;6;0)" office:value-type="float" office:value="34" calcext:value-type="float">
            <text:p>34</text:p>
          </table:table-cell>
          <table:table-cell table:style-name="ce928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928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928" table:formula="of:=1*([.I27]&gt;[.H27])" office:value-type="float" office:value="0" calcext:value-type="float">
            <text:p>0</text:p>
          </table:table-cell>
          <table:table-cell table:style-name="ce928" table:formula="of:=1*([.I27]&lt;[.H27])*NOT(AND([.H27]=20;[.I27]=0))" office:value-type="float" office:value="1" calcext:value-type="float">
            <text:p>1</text:p>
          </table:table-cell>
          <table:table-cell table:style-name="ce928" table:formula="of:=1*AND([.H27]=20;[.I27]=0)" office:value-type="float" office:value="0" calcext:value-type="float">
            <text:p>0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928" table:formula="of:=[.AD27]+[.AE27]+[.AF27]" office:value-type="float" office:value="3" calcext:value-type="float">
            <text:p>3</text:p>
          </table:table-cell>
          <table:table-cell table:style-name="ce928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28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28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928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928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928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4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4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27];INPUT_DATE_E_RISULTATI_2A_FASE;6;0)" office:value-type="float" office:value="56" calcext:value-type="float">
            <text:p>56</text:p>
          </table:table-cell>
          <table:table-cell table:style-name="ce928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928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928" table:formula="of:=1*([.BD27]&gt;[.BC27])" office:value-type="float" office:value="0" calcext:value-type="float">
            <text:p>0</text:p>
          </table:table-cell>
          <table:table-cell table:style-name="ce928" table:formula="of:=1*([.BD27]&lt;[.BC27])*NOT(AND([.BC27]=20;[.BD27]=0))" office:value-type="float" office:value="1" calcext:value-type="float">
            <text:p>1</text:p>
          </table:table-cell>
          <table:table-cell table:style-name="ce928" table:formula="of:=1*AND([.BC27]=20;[.BD27]=0)" office:value-type="float" office:value="0" calcext:value-type="float">
            <text:p>0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928" table:formula="of:=VLOOKUP([.A28];INPUT_DATE_E_RISULTATI_GIRONI;6;0)" office:value-type="float" office:value="33" calcext:value-type="float">
            <text:p>33</text:p>
          </table:table-cell>
          <table:table-cell table:style-name="ce928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928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928" table:formula="of:=1*([.I28]&gt;[.H28])" office:value-type="float" office:value="1" calcext:value-type="float">
            <text:p>1</text:p>
          </table:table-cell>
          <table:table-cell table:style-name="ce928" table:formula="of:=1*([.I28]&lt;[.H28])*NOT(AND([.H28]=20;[.I28]=0))" office:value-type="float" office:value="0" calcext:value-type="float">
            <text:p>0</text:p>
          </table:table-cell>
          <table:table-cell table:style-name="ce928" table:formula="of:=1*AND([.H28]=20;[.I28]=0)" office:value-type="float" office:value="0" calcext:value-type="float">
            <text:p>0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928" table:formula="of:=[.AD28]+[.AE28]+[.AF28]" office:value-type="float" office:value="3" calcext:value-type="float">
            <text:p>3</text:p>
          </table:table-cell>
          <table:table-cell table:style-name="ce928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928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928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928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928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928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928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4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4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928" table:formula="of:=VLOOKUP([.AV28];INPUT_DATE_E_RISULTATI_2A_FASE;6;0)" office:value-type="float" office:value="52" calcext:value-type="float">
            <text:p>52</text:p>
          </table:table-cell>
          <table:table-cell table:style-name="ce928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928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928" table:formula="of:=1*([.BD28]&gt;[.BC28])" office:value-type="float" office:value="0" calcext:value-type="float">
            <text:p>0</text:p>
          </table:table-cell>
          <table:table-cell table:style-name="ce928" table:formula="of:=1*([.BD28]&lt;[.BC28])*NOT(AND([.BC28]=20;[.BD28]=0))" office:value-type="float" office:value="1" calcext:value-type="float">
            <text:p>1</text:p>
          </table:table-cell>
          <table:table-cell table:style-name="ce928" table:formula="of:=1*AND([.BC28]=20;[.BD28]=0)" office:value-type="float" office:value="0" calcext:value-type="float">
            <text:p>0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29];INPUT_DATE_E_RISULTATI_GIRONI;6;0)" office:value-type="float" office:value="36" calcext:value-type="float">
            <text:p>36</text:p>
          </table:table-cell>
          <table:table-cell table:style-name="ce928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928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928" table:formula="of:=1*([.I29]&gt;[.H29])" office:value-type="float" office:value="0" calcext:value-type="float">
            <text:p>0</text:p>
          </table:table-cell>
          <table:table-cell table:style-name="ce928" table:formula="of:=1*([.I29]&lt;[.H29])*NOT(AND([.H29]=20;[.I29]=0))" office:value-type="float" office:value="1" calcext:value-type="float">
            <text:p>1</text:p>
          </table:table-cell>
          <table:table-cell table:style-name="ce928" table:formula="of:=1*AND([.H29]=20;[.I29]=0)" office:value-type="float" office:value="0" calcext:value-type="float">
            <text:p>0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928" table:formula="of:=[.AD29]+[.AE29]+[.AF29]" office:value-type="float" office:value="3" calcext:value-type="float">
            <text:p>3</text:p>
          </table:table-cell>
          <table:table-cell table:style-name="ce928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928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928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928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928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928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928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4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4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985" table:formula="of:=[.AO29]+[.AP29]+[.AQ29]" office:value-type="float" office:value="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928" table:formula="of:=VLOOKUP([.AV29];INPUT_DATE_E_RISULTATI_2A_FASE;6;0)" office:value-type="float" office:value="68" calcext:value-type="float">
            <text:p>68</text:p>
          </table:table-cell>
          <table:table-cell table:style-name="ce928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928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928" table:formula="of:=1*([.BD29]&gt;[.BC29])" office:value-type="float" office:value="0" calcext:value-type="float">
            <text:p>0</text:p>
          </table:table-cell>
          <table:table-cell table:style-name="ce928" table:formula="of:=1*([.BD29]&lt;[.BC29])*NOT(AND([.BC29]=20;[.BD29]=0))" office:value-type="float" office:value="1" calcext:value-type="float">
            <text:p>1</text:p>
          </table:table-cell>
          <table:table-cell table:style-name="ce928" table:formula="of:=1*AND([.BC29]=20;[.BD29]=0)" office:value-type="float" office:value="0" calcext:value-type="float">
            <text:p>0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883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928" table:formula="of:=VLOOKUP([.A30];INPUT_DATE_E_RISULTATI_GIRONI;6;0)" office:value-type="float" office:value="34" calcext:value-type="float">
            <text:p>34</text:p>
          </table:table-cell>
          <table:table-cell table:style-name="ce928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928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928" table:formula="of:=1*([.I30]&gt;[.H30])" office:value-type="float" office:value="0" calcext:value-type="float">
            <text:p>0</text:p>
          </table:table-cell>
          <table:table-cell table:style-name="ce928" table:formula="of:=1*([.I30]&lt;[.H30])*NOT(AND([.H30]=20;[.I30]=0))" office:value-type="float" office:value="1" calcext:value-type="float">
            <text:p>1</text:p>
          </table:table-cell>
          <table:table-cell table:style-name="ce928" table:formula="of:=1*AND([.H30]=20;[.I30]=0)" office:value-type="float" office:value="0" calcext:value-type="float">
            <text:p>0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928" table:formula="of:=[.AD30]+[.AE30]+[.AF30]" office:value-type="float" office:value="3" calcext:value-type="float">
            <text:p>3</text:p>
          </table:table-cell>
          <table:table-cell table:style-name="ce928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928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928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928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928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928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928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4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4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928" table:formula="of:=VLOOKUP([.AV30];INPUT_DATE_E_RISULTATI_2A_FASE;6;0)" office:value-type="float" office:value="64" calcext:value-type="float">
            <text:p>64</text:p>
          </table:table-cell>
          <table:table-cell table:style-name="ce928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928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928" table:formula="of:=1*([.BD30]&gt;[.BC30])" office:value-type="float" office:value="0" calcext:value-type="float">
            <text:p>0</text:p>
          </table:table-cell>
          <table:table-cell table:style-name="ce928" table:formula="of:=1*([.BD30]&lt;[.BC30])*NOT(AND([.BC30]=20;[.BD30]=0))" office:value-type="float" office:value="1" calcext:value-type="float">
            <text:p>1</text:p>
          </table:table-cell>
          <table:table-cell table:style-name="ce928" table:formula="of:=1*AND([.BC30]=20;[.BD30]=0)" office:value-type="float" office:value="0" calcext:value-type="float">
            <text:p>0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883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1];INPUT_DATE_E_RISULTATI_GIRONI;6;0)" office:value-type="float" office:value="35" calcext:value-type="float">
            <text:p>35</text:p>
          </table:table-cell>
          <table:table-cell table:style-name="ce928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928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928" table:formula="of:=1*([.I31]&gt;[.H31])" office:value-type="float" office:value="0" calcext:value-type="float">
            <text:p>0</text:p>
          </table:table-cell>
          <table:table-cell table:style-name="ce928" table:formula="of:=1*([.I31]&lt;[.H31])*NOT(AND([.H31]=20;[.I31]=0))" office:value-type="float" office:value="1" calcext:value-type="float">
            <text:p>1</text:p>
          </table:table-cell>
          <table:table-cell table:style-name="ce928" table:formula="of:=1*AND([.H31]=20;[.I31]=0)" office:value-type="float" office:value="0" calcext:value-type="float">
            <text:p>0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99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99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928" table:formula="of:=VLOOKUP([.AV31];INPUT_DATE_E_RISULTATI_2A_FASE;6;0)" office:value-type="float" office:value="56" calcext:value-type="float">
            <text:p>56</text:p>
          </table:table-cell>
          <table:table-cell table:style-name="ce928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928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928" table:formula="of:=1*([.BD31]&gt;[.BC31])" office:value-type="float" office:value="0" calcext:value-type="float">
            <text:p>0</text:p>
          </table:table-cell>
          <table:table-cell table:style-name="ce928" table:formula="of:=1*([.BD31]&lt;[.BC31])*NOT(AND([.BC31]=20;[.BD31]=0))" office:value-type="float" office:value="1" calcext:value-type="float">
            <text:p>1</text:p>
          </table:table-cell>
          <table:table-cell table:style-name="ce928" table:formula="of:=1*AND([.BC31]=20;[.BD31]=0)" office:value-type="float" office:value="0" calcext:value-type="float">
            <text:p>0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2];INPUT_DATE_E_RISULTATI_GIRONI;6;0)" office:value-type="float" office:value="34" calcext:value-type="float">
            <text:p>34</text:p>
          </table:table-cell>
          <table:table-cell table:style-name="ce928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928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928" table:formula="of:=1*([.I32]&gt;[.H32])" office:value-type="float" office:value="0" calcext:value-type="float">
            <text:p>0</text:p>
          </table:table-cell>
          <table:table-cell table:style-name="ce928" table:formula="of:=1*([.I32]&lt;[.H32])*NOT(AND([.H32]=20;[.I32]=0))" office:value-type="float" office:value="1" calcext:value-type="float">
            <text:p>1</text:p>
          </table:table-cell>
          <table:table-cell table:style-name="ce928" table:formula="of:=1*AND([.H32]=20;[.I32]=0)" office:value-type="float" office:value="0" calcext:value-type="float">
            <text:p>0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928" table:formula="of:=[.AD32]+[.AE32]+[.AF32]" office:value-type="float" office:value="3" calcext:value-type="float">
            <text:p>3</text:p>
          </table:table-cell>
          <table:table-cell table:style-name="ce928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928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928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928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928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928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928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4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4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985" table:formula="of:=[.AO32]+[.AP32]+[.AQ32]" office:value-type="float" office:value="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928" table:formula="of:=VLOOKUP([.AV32];INPUT_DATE_E_RISULTATI_2A_FASE;6;0)" office:value-type="float" office:value="64" calcext:value-type="float">
            <text:p>64</text:p>
          </table:table-cell>
          <table:table-cell table:style-name="ce928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928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928" table:formula="of:=1*([.BD32]&gt;[.BC32])" office:value-type="float" office:value="0" calcext:value-type="float">
            <text:p>0</text:p>
          </table:table-cell>
          <table:table-cell table:style-name="ce928" table:formula="of:=1*([.BD32]&lt;[.BC32])*NOT(AND([.BC32]=20;[.BD32]=0))" office:value-type="float" office:value="1" calcext:value-type="float">
            <text:p>1</text:p>
          </table:table-cell>
          <table:table-cell table:style-name="ce928" table:formula="of:=1*AND([.BC32]=20;[.BD32]=0)" office:value-type="float" office:value="0" calcext:value-type="float">
            <text:p>0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883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928" table:formula="of:=VLOOKUP([.A33];INPUT_DATE_E_RISULTATI_GIRONI;6;0)" office:value-type="float" office:value="34" calcext:value-type="float">
            <text:p>34</text:p>
          </table:table-cell>
          <table:table-cell table:style-name="ce928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928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928" table:formula="of:=1*([.I33]&gt;[.H33])" office:value-type="float" office:value="0" calcext:value-type="float">
            <text:p>0</text:p>
          </table:table-cell>
          <table:table-cell table:style-name="ce928" table:formula="of:=1*([.I33]&lt;[.H33])*NOT(AND([.H33]=20;[.I33]=0))" office:value-type="float" office:value="1" calcext:value-type="float">
            <text:p>1</text:p>
          </table:table-cell>
          <table:table-cell table:style-name="ce928" table:formula="of:=1*AND([.H33]=20;[.I33]=0)" office:value-type="float" office:value="0" calcext:value-type="float">
            <text:p>0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928" table:formula="of:=[.AD33]+[.AE33]+[.AF33]" office:value-type="float" office:value="3" calcext:value-type="float">
            <text:p>3</text:p>
          </table:table-cell>
          <table:table-cell table:style-name="ce928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928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928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928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928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928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928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4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4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928" table:formula="of:=VLOOKUP([.AV33];INPUT_DATE_E_RISULTATI_2A_FASE;6;0)" office:value-type="float" office:value="63" calcext:value-type="float">
            <text:p>63</text:p>
          </table:table-cell>
          <table:table-cell table:style-name="ce928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928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928" table:formula="of:=1*([.BD33]&gt;[.BC33])" office:value-type="float" office:value="0" calcext:value-type="float">
            <text:p>0</text:p>
          </table:table-cell>
          <table:table-cell table:style-name="ce928" table:formula="of:=1*([.BD33]&lt;[.BC33])*NOT(AND([.BC33]=20;[.BD33]=0))" office:value-type="float" office:value="1" calcext:value-type="float">
            <text:p>1</text:p>
          </table:table-cell>
          <table:table-cell table:style-name="ce928" table:formula="of:=1*AND([.BC33]=20;[.BD33]=0)" office:value-type="float" office:value="0" calcext:value-type="float">
            <text:p>0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4];INPUT_DATE_E_RISULTATI_GIRONI;6;0)" office:value-type="float" office:value="33" calcext:value-type="float">
            <text:p>33</text:p>
          </table:table-cell>
          <table:table-cell table:style-name="ce928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928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928" table:formula="of:=1*([.I34]&gt;[.H34])" office:value-type="float" office:value="1" calcext:value-type="float">
            <text:p>1</text:p>
          </table:table-cell>
          <table:table-cell table:style-name="ce928" table:formula="of:=1*([.I34]&lt;[.H34])*NOT(AND([.H34]=20;[.I34]=0))" office:value-type="float" office:value="0" calcext:value-type="float">
            <text:p>0</text:p>
          </table:table-cell>
          <table:table-cell table:style-name="ce928" table:formula="of:=1*AND([.H34]=20;[.I34]=0)" office:value-type="float" office:value="0" calcext:value-type="float">
            <text:p>0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14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929" table:formula="of:=[.AD34]+[.AE34]+[.AF34]" office:value-type="float" office:value="3" calcext:value-type="float">
            <text:p>3</text:p>
          </table:table-cell>
          <table:table-cell table:style-name="ce929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929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929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929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929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929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929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4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4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928" table:formula="of:=VLOOKUP([.AV34];INPUT_DATE_E_RISULTATI_2A_FASE;6;0)" office:value-type="float" office:value="65" calcext:value-type="float">
            <text:p>65</text:p>
          </table:table-cell>
          <table:table-cell table:style-name="ce928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928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928" table:formula="of:=1*([.BD34]&gt;[.BC34])" office:value-type="float" office:value="0" calcext:value-type="float">
            <text:p>0</text:p>
          </table:table-cell>
          <table:table-cell table:style-name="ce928" table:formula="of:=1*([.BD34]&lt;[.BC34])*NOT(AND([.BC34]=20;[.BD34]=0))" office:value-type="float" office:value="1" calcext:value-type="float">
            <text:p>1</text:p>
          </table:table-cell>
          <table:table-cell table:style-name="ce928" table:formula="of:=1*AND([.BC34]=20;[.BD34]=0)" office:value-type="float" office:value="0" calcext:value-type="float">
            <text:p>0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5];INPUT_DATE_E_RISULTATI_GIRONI;6;0)" office:value-type="float" office:value="36" calcext:value-type="float">
            <text:p>36</text:p>
          </table:table-cell>
          <table:table-cell table:style-name="ce928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928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928" table:formula="of:=1*([.I35]&gt;[.H35])" office:value-type="float" office:value="0" calcext:value-type="float">
            <text:p>0</text:p>
          </table:table-cell>
          <table:table-cell table:style-name="ce928" table:formula="of:=1*([.I35]&lt;[.H35])*NOT(AND([.H35]=20;[.I35]=0))" office:value-type="float" office:value="1" calcext:value-type="float">
            <text:p>1</text:p>
          </table:table-cell>
          <table:table-cell table:style-name="ce928" table:formula="of:=1*AND([.H35]=20;[.I35]=0)" office:value-type="float" office:value="0" calcext:value-type="float">
            <text:p>0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928" table:formula="of:=VLOOKUP([.AV35];INPUT_DATE_E_RISULTATI_2A_FASE;6;0)" office:value-type="float" office:value="55" calcext:value-type="float">
            <text:p>55</text:p>
          </table:table-cell>
          <table:table-cell table:style-name="ce928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928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928" table:formula="of:=1*([.BD35]&gt;[.BC35])" office:value-type="float" office:value="0" calcext:value-type="float">
            <text:p>0</text:p>
          </table:table-cell>
          <table:table-cell table:style-name="ce928" table:formula="of:=1*([.BD35]&lt;[.BC35])*NOT(AND([.BC35]=20;[.BD35]=0))" office:value-type="float" office:value="1" calcext:value-type="float">
            <text:p>1</text:p>
          </table:table-cell>
          <table:table-cell table:style-name="ce928" table:formula="of:=1*AND([.BC35]=20;[.BD35]=0)" office:value-type="float" office:value="0" calcext:value-type="float">
            <text:p>0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6];INPUT_DATE_E_RISULTATI_GIRONI;6;0)" office:value-type="float" office:value="34" calcext:value-type="float">
            <text:p>34</text:p>
          </table:table-cell>
          <table:table-cell table:style-name="ce928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928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928" table:formula="of:=1*([.I36]&gt;[.H36])" office:value-type="float" office:value="0" calcext:value-type="float">
            <text:p>0</text:p>
          </table:table-cell>
          <table:table-cell table:style-name="ce928" table:formula="of:=1*([.I36]&lt;[.H36])*NOT(AND([.H36]=20;[.I36]=0))" office:value-type="float" office:value="1" calcext:value-type="float">
            <text:p>1</text:p>
          </table:table-cell>
          <table:table-cell table:style-name="ce928" table:formula="of:=1*AND([.H36]=20;[.I36]=0)" office:value-type="float" office:value="0" calcext:value-type="float">
            <text:p>0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928" table:formula="of:=VLOOKUP([.AV36];INPUT_DATE_E_RISULTATI_2A_FASE;6;0)" office:value-type="float" office:value="63" calcext:value-type="float">
            <text:p>63</text:p>
          </table:table-cell>
          <table:table-cell table:style-name="ce928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928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928" table:formula="of:=1*([.BD36]&gt;[.BC36])" office:value-type="float" office:value="0" calcext:value-type="float">
            <text:p>0</text:p>
          </table:table-cell>
          <table:table-cell table:style-name="ce928" table:formula="of:=1*([.BD36]&lt;[.BC36])*NOT(AND([.BC36]=20;[.BD36]=0))" office:value-type="float" office:value="1" calcext:value-type="float">
            <text:p>1</text:p>
          </table:table-cell>
          <table:table-cell table:style-name="ce928" table:formula="of:=1*AND([.BC36]=20;[.BD36]=0)" office:value-type="float" office:value="0" calcext:value-type="float">
            <text:p>0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883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7];INPUT_DATE_E_RISULTATI_GIRONI;6;0)" office:value-type="float" office:value="35" calcext:value-type="float">
            <text:p>35</text:p>
          </table:table-cell>
          <table:table-cell table:style-name="ce928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928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928" table:formula="of:=1*([.I37]&gt;[.H37])" office:value-type="float" office:value="0" calcext:value-type="float">
            <text:p>0</text:p>
          </table:table-cell>
          <table:table-cell table:style-name="ce928" table:formula="of:=1*([.I37]&lt;[.H37])*NOT(AND([.H37]=20;[.I37]=0))" office:value-type="float" office:value="1" calcext:value-type="float">
            <text:p>1</text:p>
          </table:table-cell>
          <table:table-cell table:style-name="ce928" table:formula="of:=1*AND([.H37]=20;[.I37]=0)" office:value-type="float" office:value="0" calcext:value-type="float">
            <text:p>0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928" table:formula="of:=VLOOKUP([.AV37];INPUT_DATE_E_RISULTATI_2A_FASE;6;0)" office:value-type="float" office:value="52" calcext:value-type="float">
            <text:p>52</text:p>
          </table:table-cell>
          <table:table-cell table:style-name="ce928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928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928" table:formula="of:=1*([.BD37]&gt;[.BC37])" office:value-type="float" office:value="0" calcext:value-type="float">
            <text:p>0</text:p>
          </table:table-cell>
          <table:table-cell table:style-name="ce928" table:formula="of:=1*([.BD37]&lt;[.BC37])*NOT(AND([.BC37]=20;[.BD37]=0))" office:value-type="float" office:value="1" calcext:value-type="float">
            <text:p>1</text:p>
          </table:table-cell>
          <table:table-cell table:style-name="ce928" table:formula="of:=1*AND([.BC37]=20;[.BD37]=0)" office:value-type="float" office:value="0" calcext:value-type="float">
            <text:p>0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8];INPUT_DATE_E_RISULTATI_GIRONI;6;0)" office:value-type="float" office:value="34" calcext:value-type="float">
            <text:p>34</text:p>
          </table:table-cell>
          <table:table-cell table:style-name="ce928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928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928" table:formula="of:=1*([.I38]&gt;[.H38])" office:value-type="float" office:value="0" calcext:value-type="float">
            <text:p>0</text:p>
          </table:table-cell>
          <table:table-cell table:style-name="ce928" table:formula="of:=1*([.I38]&lt;[.H38])*NOT(AND([.H38]=20;[.I38]=0))" office:value-type="float" office:value="1" calcext:value-type="float">
            <text:p>1</text:p>
          </table:table-cell>
          <table:table-cell table:style-name="ce928" table:formula="of:=1*AND([.H38]=20;[.I38]=0)" office:value-type="float" office:value="0" calcext:value-type="float">
            <text:p>0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928" table:formula="of:=VLOOKUP([.AV38];INPUT_DATE_E_RISULTATI_2A_FASE;6;0)" office:value-type="float" office:value="52" calcext:value-type="float">
            <text:p>52</text:p>
          </table:table-cell>
          <table:table-cell table:style-name="ce928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928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928" table:formula="of:=1*([.BD38]&gt;[.BC38])" office:value-type="float" office:value="0" calcext:value-type="float">
            <text:p>0</text:p>
          </table:table-cell>
          <table:table-cell table:style-name="ce928" table:formula="of:=1*([.BD38]&lt;[.BC38])*NOT(AND([.BC38]=20;[.BD38]=0))" office:value-type="float" office:value="1" calcext:value-type="float">
            <text:p>1</text:p>
          </table:table-cell>
          <table:table-cell table:style-name="ce928" table:formula="of:=1*AND([.BC38]=20;[.BD38]=0)" office:value-type="float" office:value="0" calcext:value-type="float">
            <text:p>0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928" table:formula="of:=VLOOKUP([.A39];INPUT_DATE_E_RISULTATI_GIRONI;6;0)" office:value-type="float" office:value="20" calcext:value-type="float">
            <text:p>20</text:p>
          </table:table-cell>
          <table:table-cell table:style-name="ce928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928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928" table:formula="of:=1*([.I39]&gt;[.H39])" office:value-type="float" office:value="0" calcext:value-type="float">
            <text:p>0</text:p>
          </table:table-cell>
          <table:table-cell table:style-name="ce928" table:formula="of:=1*([.I39]&lt;[.H39])*NOT(AND([.H39]=20;[.I39]=0))" office:value-type="float" office:value="0" calcext:value-type="float">
            <text:p>0</text:p>
          </table:table-cell>
          <table:table-cell table:style-name="ce928" table:formula="of:=1*AND([.H39]=20;[.I39]=0)" office:value-type="float" office:value="1" calcext:value-type="float">
            <text:p>1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928" table:formula="of:=VLOOKUP([.AV39];INPUT_DATE_E_RISULTATI_2A_FASE;6;0)" office:value-type="float" office:value="70" calcext:value-type="float">
            <text:p>70</text:p>
          </table:table-cell>
          <table:table-cell table:style-name="ce928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928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928" table:formula="of:=1*([.BD39]&gt;[.BC39])" office:value-type="float" office:value="0" calcext:value-type="float">
            <text:p>0</text:p>
          </table:table-cell>
          <table:table-cell table:style-name="ce928" table:formula="of:=1*([.BD39]&lt;[.BC39])*NOT(AND([.BC39]=20;[.BD39]=0))" office:value-type="float" office:value="1" calcext:value-type="float">
            <text:p>1</text:p>
          </table:table-cell>
          <table:table-cell table:style-name="ce928" table:formula="of:=1*AND([.BC39]=20;[.BD39]=0)" office:value-type="float" office:value="0" calcext:value-type="float">
            <text:p>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928" table:formula="of:=VLOOKUP([.A40];INPUT_DATE_E_RISULTATI_GIRONI;6;0)" office:value-type="float" office:value="20" calcext:value-type="float">
            <text:p>20</text:p>
          </table:table-cell>
          <table:table-cell table:style-name="ce928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928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928" table:formula="of:=1*([.I40]&gt;[.H40])" office:value-type="float" office:value="0" calcext:value-type="float">
            <text:p>0</text:p>
          </table:table-cell>
          <table:table-cell table:style-name="ce928" table:formula="of:=1*([.I40]&lt;[.H40])*NOT(AND([.H40]=20;[.I40]=0))" office:value-type="float" office:value="0" calcext:value-type="float">
            <text:p>0</text:p>
          </table:table-cell>
          <table:table-cell table:style-name="ce928" table:formula="of:=1*AND([.H40]=20;[.I40]=0)" office:value-type="float" office:value="1" calcext:value-type="float">
            <text:p>1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928" table:formula="of:=VLOOKUP([.AV40];INPUT_DATE_E_RISULTATI_2A_FASE;6;0)" office:value-type="float" office:value="55" calcext:value-type="float">
            <text:p>55</text:p>
          </table:table-cell>
          <table:table-cell table:style-name="ce928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928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928" table:formula="of:=1*([.BD40]&gt;[.BC40])" office:value-type="float" office:value="0" calcext:value-type="float">
            <text:p>0</text:p>
          </table:table-cell>
          <table:table-cell table:style-name="ce928" table:formula="of:=1*([.BD40]&lt;[.BC40])*NOT(AND([.BC40]=20;[.BD40]=0))" office:value-type="float" office:value="1" calcext:value-type="float">
            <text:p>1</text:p>
          </table:table-cell>
          <table:table-cell table:style-name="ce928" table:formula="of:=1*AND([.BC40]=20;[.BD40]=0)" office:value-type="float" office:value="0" calcext:value-type="float">
            <text:p>0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928" table:formula="of:=VLOOKUP([.A41];INPUT_DATE_E_RISULTATI_GIRONI;6;0)" office:value-type="float" office:value="20" calcext:value-type="float">
            <text:p>20</text:p>
          </table:table-cell>
          <table:table-cell table:style-name="ce928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928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928" table:formula="of:=1*([.I41]&gt;[.H41])" office:value-type="float" office:value="0" calcext:value-type="float">
            <text:p>0</text:p>
          </table:table-cell>
          <table:table-cell table:style-name="ce928" table:formula="of:=1*([.I41]&lt;[.H41])*NOT(AND([.H41]=20;[.I41]=0))" office:value-type="float" office:value="0" calcext:value-type="float">
            <text:p>0</text:p>
          </table:table-cell>
          <table:table-cell table:style-name="ce928" table:formula="of:=1*AND([.H41]=20;[.I41]=0)" office:value-type="float" office:value="1" calcext:value-type="float">
            <text:p>1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928" table:formula="of:=VLOOKUP([.AV41];INPUT_DATE_E_RISULTATI_2A_FASE;6;0)" office:value-type="float" office:value="66" calcext:value-type="float">
            <text:p>66</text:p>
          </table:table-cell>
          <table:table-cell table:style-name="ce928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928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928" table:formula="of:=1*([.BD41]&gt;[.BC41])" office:value-type="float" office:value="0" calcext:value-type="float">
            <text:p>0</text:p>
          </table:table-cell>
          <table:table-cell table:style-name="ce928" table:formula="of:=1*([.BD41]&lt;[.BC41])*NOT(AND([.BC41]=20;[.BD41]=0))" office:value-type="float" office:value="1" calcext:value-type="float">
            <text:p>1</text:p>
          </table:table-cell>
          <table:table-cell table:style-name="ce928" table:formula="of:=1*AND([.BC41]=20;[.BD41]=0)" office:value-type="float" office:value="0" calcext:value-type="float">
            <text:p>0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883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928" table:formula="of:=VLOOKUP([.A42];INPUT_DATE_E_RISULTATI_GIRONI;6;0)" office:value-type="float" office:value="20" calcext:value-type="float">
            <text:p>20</text:p>
          </table:table-cell>
          <table:table-cell table:style-name="ce928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928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928" table:formula="of:=1*([.I42]&gt;[.H42])" office:value-type="float" office:value="0" calcext:value-type="float">
            <text:p>0</text:p>
          </table:table-cell>
          <table:table-cell table:style-name="ce928" table:formula="of:=1*([.I42]&lt;[.H42])*NOT(AND([.H42]=20;[.I42]=0))" office:value-type="float" office:value="0" calcext:value-type="float">
            <text:p>0</text:p>
          </table:table-cell>
          <table:table-cell table:style-name="ce928" table:formula="of:=1*AND([.H42]=20;[.I42]=0)" office:value-type="float" office:value="1" calcext:value-type="float">
            <text:p>1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928" table:formula="of:=VLOOKUP([.AV42];INPUT_DATE_E_RISULTATI_2A_FASE;6;0)" office:value-type="float" office:value="68" calcext:value-type="float">
            <text:p>68</text:p>
          </table:table-cell>
          <table:table-cell table:style-name="ce928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928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928" table:formula="of:=1*([.BD42]&gt;[.BC42])" office:value-type="float" office:value="0" calcext:value-type="float">
            <text:p>0</text:p>
          </table:table-cell>
          <table:table-cell table:style-name="ce928" table:formula="of:=1*([.BD42]&lt;[.BC42])*NOT(AND([.BC42]=20;[.BD42]=0))" office:value-type="float" office:value="1" calcext:value-type="float">
            <text:p>1</text:p>
          </table:table-cell>
          <table:table-cell table:style-name="ce928" table:formula="of:=1*AND([.BC42]=20;[.BD42]=0)" office:value-type="float" office:value="0" calcext:value-type="float">
            <text:p>0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928" table:formula="of:=VLOOKUP([.A43];INPUT_DATE_E_RISULTATI_GIRONI;6;0)" office:value-type="float" office:value="20" calcext:value-type="float">
            <text:p>20</text:p>
          </table:table-cell>
          <table:table-cell table:style-name="ce928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928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928" table:formula="of:=1*([.I43]&gt;[.H43])" office:value-type="float" office:value="0" calcext:value-type="float">
            <text:p>0</text:p>
          </table:table-cell>
          <table:table-cell table:style-name="ce928" table:formula="of:=1*([.I43]&lt;[.H43])*NOT(AND([.H43]=20;[.I43]=0))" office:value-type="float" office:value="0" calcext:value-type="float">
            <text:p>0</text:p>
          </table:table-cell>
          <table:table-cell table:style-name="ce928" table:formula="of:=1*AND([.H43]=20;[.I43]=0)" office:value-type="float" office:value="1" calcext:value-type="float">
            <text:p>1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928" table:formula="of:=VLOOKUP([.AV43];INPUT_DATE_E_RISULTATI_2A_FASE;6;0)" office:value-type="float" office:value="66" calcext:value-type="float">
            <text:p>66</text:p>
          </table:table-cell>
          <table:table-cell table:style-name="ce928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928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928" table:formula="of:=1*([.BD43]&gt;[.BC43])" office:value-type="float" office:value="0" calcext:value-type="float">
            <text:p>0</text:p>
          </table:table-cell>
          <table:table-cell table:style-name="ce928" table:formula="of:=1*([.BD43]&lt;[.BC43])*NOT(AND([.BC43]=20;[.BD43]=0))" office:value-type="float" office:value="1" calcext:value-type="float">
            <text:p>1</text:p>
          </table:table-cell>
          <table:table-cell table:style-name="ce928" table:formula="of:=1*AND([.BC43]=20;[.BD43]=0)" office:value-type="float" office:value="0" calcext:value-type="float">
            <text:p>0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883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928" table:formula="of:=VLOOKUP([.A44];INPUT_DATE_E_RISULTATI_GIRONI;6;0)" office:value-type="float" office:value="0" calcext:value-type="float">
            <text:p>0</text:p>
          </table:table-cell>
          <table:table-cell table:style-name="ce928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928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928" table:formula="of:=1*([.I44]&gt;[.H44])" office:value-type="float" office:value="1" calcext:value-type="float">
            <text:p>1</text:p>
          </table:table-cell>
          <table:table-cell table:style-name="ce928" table:formula="of:=1*([.I44]&lt;[.H44])*NOT(AND([.H44]=20;[.I44]=0))" office:value-type="float" office:value="0" calcext:value-type="float">
            <text:p>0</text:p>
          </table:table-cell>
          <table:table-cell table:style-name="ce928" table:formula="of:=1*AND([.H44]=20;[.I44]=0)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928" table:formula="of:=VLOOKUP([.AV44];INPUT_DATE_E_RISULTATI_2A_FASE;6;0)" office:value-type="float" office:value="52" calcext:value-type="float">
            <text:p>52</text:p>
          </table:table-cell>
          <table:table-cell table:style-name="ce928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928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928" table:formula="of:=1*([.BD44]&gt;[.BC44])" office:value-type="float" office:value="0" calcext:value-type="float">
            <text:p>0</text:p>
          </table:table-cell>
          <table:table-cell table:style-name="ce928" table:formula="of:=1*([.BD44]&lt;[.BC44])*NOT(AND([.BC44]=20;[.BD44]=0))" office:value-type="float" office:value="1" calcext:value-type="float">
            <text:p>1</text:p>
          </table:table-cell>
          <table:table-cell table:style-name="ce928" table:formula="of:=1*AND([.BC44]=20;[.BD44]=0)" office:value-type="float" office:value="0" calcext:value-type="float">
            <text:p>0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5];INPUT_DATE_E_RISULTATI_GIRONI;6;0)" office:value-type="float" office:value="100" calcext:value-type="float">
            <text:p>100</text:p>
          </table:table-cell>
          <table:table-cell table:style-name="ce928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928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928" table:formula="of:=1*([.I45]&gt;[.H45])" office:value-type="float" office:value="0" calcext:value-type="float">
            <text:p>0</text:p>
          </table:table-cell>
          <table:table-cell table:style-name="ce928" table:formula="of:=1*([.I45]&lt;[.H45])*NOT(AND([.H45]=20;[.I45]=0))" office:value-type="float" office:value="1" calcext:value-type="float">
            <text:p>1</text:p>
          </table:table-cell>
          <table:table-cell table:style-name="ce928" table:formula="of:=1*AND([.H45]=20;[.I45]=0)" office:value-type="float" office:value="0" calcext:value-type="float">
            <text:p>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928" table:formula="of:=VLOOKUP([.AV45];INPUT_DATE_E_RISULTATI_2A_FASE;6;0)" office:value-type="float" office:value="54" calcext:value-type="float">
            <text:p>54</text:p>
          </table:table-cell>
          <table:table-cell table:style-name="ce928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928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928" table:formula="of:=1*([.BD45]&gt;[.BC45])" office:value-type="float" office:value="0" calcext:value-type="float">
            <text:p>0</text:p>
          </table:table-cell>
          <table:table-cell table:style-name="ce928" table:formula="of:=1*([.BD45]&lt;[.BC45])*NOT(AND([.BC45]=20;[.BD45]=0))" office:value-type="float" office:value="1" calcext:value-type="float">
            <text:p>1</text:p>
          </table:table-cell>
          <table:table-cell table:style-name="ce928" table:formula="of:=1*AND([.BC45]=20;[.BD45]=0)" office:value-type="float" office:value="0" calcext:value-type="float">
            <text:p>0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928" table:formula="of:=VLOOKUP([.A46];INPUT_DATE_E_RISULTATI_GIRONI;6;0)" office:value-type="float" office:value="97" calcext:value-type="float">
            <text:p>97</text:p>
          </table:table-cell>
          <table:table-cell table:style-name="ce928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928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928" table:formula="of:=1*([.I46]&gt;[.H46])" office:value-type="float" office:value="0" calcext:value-type="float">
            <text:p>0</text:p>
          </table:table-cell>
          <table:table-cell table:style-name="ce928" table:formula="of:=1*([.I46]&lt;[.H46])*NOT(AND([.H46]=20;[.I46]=0))" office:value-type="float" office:value="1" calcext:value-type="float">
            <text:p>1</text:p>
          </table:table-cell>
          <table:table-cell table:style-name="ce928" table:formula="of:=1*AND([.H46]=20;[.I46]=0)" office:value-type="float" office:value="0" calcext:value-type="float">
            <text:p>0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928" table:formula="of:=VLOOKUP([.AV46];INPUT_DATE_E_RISULTATI_2A_FASE;6;0)" office:value-type="float" office:value="64" calcext:value-type="float">
            <text:p>64</text:p>
          </table:table-cell>
          <table:table-cell table:style-name="ce928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928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928" table:formula="of:=1*([.BD46]&gt;[.BC46])" office:value-type="float" office:value="0" calcext:value-type="float">
            <text:p>0</text:p>
          </table:table-cell>
          <table:table-cell table:style-name="ce928" table:formula="of:=1*([.BD46]&lt;[.BC46])*NOT(AND([.BC46]=20;[.BD46]=0))" office:value-type="float" office:value="1" calcext:value-type="float">
            <text:p>1</text:p>
          </table:table-cell>
          <table:table-cell table:style-name="ce928" table:formula="of:=1*AND([.BC46]=20;[.BD46]=0)" office:value-type="float" office:value="0" calcext:value-type="float">
            <text:p>0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928" table:formula="of:=VLOOKUP([.A47];INPUT_DATE_E_RISULTATI_GIRONI;6;0)" office:value-type="float" office:value="74" calcext:value-type="float">
            <text:p>74</text:p>
          </table:table-cell>
          <table:table-cell table:style-name="ce928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928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928" table:formula="of:=1*([.I47]&gt;[.H47])" office:value-type="float" office:value="1" calcext:value-type="float">
            <text:p>1</text:p>
          </table:table-cell>
          <table:table-cell table:style-name="ce928" table:formula="of:=1*([.I47]&lt;[.H47])*NOT(AND([.H47]=20;[.I47]=0))" office:value-type="float" office:value="0" calcext:value-type="float">
            <text:p>0</text:p>
          </table:table-cell>
          <table:table-cell table:style-name="ce928" table:formula="of:=1*AND([.H47]=20;[.I47]=0)" office:value-type="float" office:value="0" calcext:value-type="float">
            <text:p>0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928" table:formula="of:=VLOOKUP([.AV47];INPUT_DATE_E_RISULTATI_2A_FASE;6;0)" office:value-type="float" office:value="57" calcext:value-type="float">
            <text:p>57</text:p>
          </table:table-cell>
          <table:table-cell table:style-name="ce928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928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928" table:formula="of:=1*([.BD47]&gt;[.BC47])" office:value-type="float" office:value="0" calcext:value-type="float">
            <text:p>0</text:p>
          </table:table-cell>
          <table:table-cell table:style-name="ce928" table:formula="of:=1*([.BD47]&lt;[.BC47])*NOT(AND([.BC47]=20;[.BD47]=0))" office:value-type="float" office:value="1" calcext:value-type="float">
            <text:p>1</text:p>
          </table:table-cell>
          <table:table-cell table:style-name="ce928" table:formula="of:=1*AND([.BC47]=20;[.BD47]=0)" office:value-type="float" office:value="0" calcext:value-type="float">
            <text:p>0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883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8];INPUT_DATE_E_RISULTATI_GIRONI;6;0)" office:value-type="float" office:value="65" calcext:value-type="float">
            <text:p>65</text:p>
          </table:table-cell>
          <table:table-cell table:style-name="ce928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928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928" table:formula="of:=1*([.I48]&gt;[.H48])" office:value-type="float" office:value="0" calcext:value-type="float">
            <text:p>0</text:p>
          </table:table-cell>
          <table:table-cell table:style-name="ce928" table:formula="of:=1*([.I48]&lt;[.H48])*NOT(AND([.H48]=20;[.I48]=0))" office:value-type="float" office:value="1" calcext:value-type="float">
            <text:p>1</text:p>
          </table:table-cell>
          <table:table-cell table:style-name="ce928" table:formula="of:=1*AND([.H48]=20;[.I48]=0)" office:value-type="float" office:value="0" calcext:value-type="float">
            <text:p>0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928" table:formula="of:=VLOOKUP([.AV48];INPUT_DATE_E_RISULTATI_2A_FASE;6;0)" office:value-type="float" office:value="56" calcext:value-type="float">
            <text:p>56</text:p>
          </table:table-cell>
          <table:table-cell table:style-name="ce928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928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928" table:formula="of:=1*([.BD48]&gt;[.BC48])" office:value-type="float" office:value="0" calcext:value-type="float">
            <text:p>0</text:p>
          </table:table-cell>
          <table:table-cell table:style-name="ce928" table:formula="of:=1*([.BD48]&lt;[.BC48])*NOT(AND([.BC48]=20;[.BD48]=0))" office:value-type="float" office:value="1" calcext:value-type="float">
            <text:p>1</text:p>
          </table:table-cell>
          <table:table-cell table:style-name="ce928" table:formula="of:=1*AND([.BC48]=20;[.BD48]=0)" office:value-type="float" office:value="0" calcext:value-type="float">
            <text:p>0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928" table:formula="of:=VLOOKUP([.A49];INPUT_DATE_E_RISULTATI_GIRONI;6;0)" office:value-type="float" office:value="20" calcext:value-type="float">
            <text:p>20</text:p>
          </table:table-cell>
          <table:table-cell table:style-name="ce928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928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928" table:formula="of:=1*([.I49]&gt;[.H49])" office:value-type="float" office:value="0" calcext:value-type="float">
            <text:p>0</text:p>
          </table:table-cell>
          <table:table-cell table:style-name="ce928" table:formula="of:=1*([.I49]&lt;[.H49])*NOT(AND([.H49]=20;[.I49]=0))" office:value-type="float" office:value="0" calcext:value-type="float">
            <text:p>0</text:p>
          </table:table-cell>
          <table:table-cell table:style-name="ce928" table:formula="of:=1*AND([.H49]=20;[.I49]=0)" office:value-type="float" office:value="1" calcext:value-type="float">
            <text:p>1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928" table:formula="of:=VLOOKUP([.AV49];INPUT_DATE_E_RISULTATI_2A_FASE;6;0)" office:value-type="float" office:value="53" calcext:value-type="float">
            <text:p>53</text:p>
          </table:table-cell>
          <table:table-cell table:style-name="ce928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928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928" table:formula="of:=1*([.BD49]&gt;[.BC49])" office:value-type="float" office:value="0" calcext:value-type="float">
            <text:p>0</text:p>
          </table:table-cell>
          <table:table-cell table:style-name="ce928" table:formula="of:=1*([.BD49]&lt;[.BC49])*NOT(AND([.BC49]=20;[.BD49]=0))" office:value-type="float" office:value="1" calcext:value-type="float">
            <text:p>1</text:p>
          </table:table-cell>
          <table:table-cell table:style-name="ce928" table:formula="of:=1*AND([.BC49]=20;[.BD49]=0)" office:value-type="float" office:value="0" calcext:value-type="float">
            <text:p>0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884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29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929" table:formula="of:=VLOOKUP([.A50];INPUT_DATE_E_RISULTATI_GIRONI;6;0)" office:value-type="float" office:value="54" calcext:value-type="float">
            <text:p>54</text:p>
          </table:table-cell>
          <table:table-cell table:style-name="ce929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929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929" table:formula="of:=1*([.I50]&gt;[.H50])" office:value-type="float" office:value="0" calcext:value-type="float">
            <text:p>0</text:p>
          </table:table-cell>
          <table:table-cell table:style-name="ce929" table:formula="of:=1*([.I50]&lt;[.H50])*NOT(AND([.H50]=20;[.I50]=0))" office:value-type="float" office:value="1" calcext:value-type="float">
            <text:p>1</text:p>
          </table:table-cell>
          <table:table-cell table:style-name="ce929" table:formula="of:=1*AND([.H50]=20;[.I50]=0)" office:value-type="float" office:value="0" calcext:value-type="float">
            <text:p>0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929" table:formula="of:=VLOOKUP([.AV50];INPUT_DATE_E_RISULTATI_2A_FASE;6;0)" office:value-type="float" office:value="63" calcext:value-type="float">
            <text:p>63</text:p>
          </table:table-cell>
          <table:table-cell table:style-name="ce929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929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929" table:formula="of:=1*([.BD50]&gt;[.BC50])" office:value-type="float" office:value="0" calcext:value-type="float">
            <text:p>0</text:p>
          </table:table-cell>
          <table:table-cell table:style-name="ce929" table:formula="of:=1*([.BD50]&lt;[.BC50])*NOT(AND([.BC50]=20;[.BD50]=0))" office:value-type="float" office:value="1" calcext:value-type="float">
            <text:p>1</text:p>
          </table:table-cell>
          <table:table-cell table:style-name="ce929" table:formula="of:=1*AND([.BC50]=20;[.BD50]=0)" office:value-type="float" office:value="0" calcext:value-type="float">
            <text:p>0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928" table:formula="of:=VLOOKUP([.AV51];INPUT_DATE_E_RISULTATI_2A_FASE;6;0)" office:value-type="float" office:value="53" calcext:value-type="float">
            <text:p>53</text:p>
          </table:table-cell>
          <table:table-cell table:style-name="ce928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928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928" table:formula="of:=1*([.BD51]&gt;[.BC51])" office:value-type="float" office:value="0" calcext:value-type="float">
            <text:p>0</text:p>
          </table:table-cell>
          <table:table-cell table:style-name="ce928" table:formula="of:=1*([.BD51]&lt;[.BC51])*NOT(AND([.BC51]=20;[.BD51]=0))" office:value-type="float" office:value="1" calcext:value-type="float">
            <text:p>1</text:p>
          </table:table-cell>
          <table:table-cell table:style-name="ce928" table:formula="of:=1*AND([.BC51]=20;[.BD51]=0)" office:value-type="float" office:value="0" calcext:value-type="float">
            <text:p>0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928" table:formula="of:=VLOOKUP([.AV52];INPUT_DATE_E_RISULTATI_2A_FASE;6;0)" office:value-type="float" office:value="50" calcext:value-type="float">
            <text:p>50</text:p>
          </table:table-cell>
          <table:table-cell table:style-name="ce928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928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928" table:formula="of:=1*([.BD52]&gt;[.BC52])" office:value-type="float" office:value="0" calcext:value-type="float">
            <text:p>0</text:p>
          </table:table-cell>
          <table:table-cell table:style-name="ce928" table:formula="of:=1*([.BD52]&lt;[.BC52])*NOT(AND([.BC52]=20;[.BD52]=0))" office:value-type="float" office:value="1" calcext:value-type="float">
            <text:p>1</text:p>
          </table:table-cell>
          <table:table-cell table:style-name="ce928" table:formula="of:=1*AND([.BC52]=20;[.BD52]=0)" office:value-type="float" office:value="0" calcext:value-type="float">
            <text:p>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928" table:formula="of:=VLOOKUP([.AV53];INPUT_DATE_E_RISULTATI_2A_FASE;6;0)" office:value-type="float" office:value="62" calcext:value-type="float">
            <text:p>62</text:p>
          </table:table-cell>
          <table:table-cell table:style-name="ce928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928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928" table:formula="of:=1*([.BD53]&gt;[.BC53])" office:value-type="float" office:value="0" calcext:value-type="float">
            <text:p>0</text:p>
          </table:table-cell>
          <table:table-cell table:style-name="ce928" table:formula="of:=1*([.BD53]&lt;[.BC53])*NOT(AND([.BC53]=20;[.BD53]=0))" office:value-type="float" office:value="1" calcext:value-type="float">
            <text:p>1</text:p>
          </table:table-cell>
          <table:table-cell table:style-name="ce928" table:formula="of:=1*AND([.BC53]=20;[.BD53]=0)" office:value-type="float" office:value="0" calcext:value-type="float">
            <text:p>0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928" table:formula="of:=VLOOKUP([.AV54];INPUT_DATE_E_RISULTATI_2A_FASE;6;0)" office:value-type="float" office:value="69" calcext:value-type="float">
            <text:p>69</text:p>
          </table:table-cell>
          <table:table-cell table:style-name="ce928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928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928" table:formula="of:=1*([.BD54]&gt;[.BC54])" office:value-type="float" office:value="0" calcext:value-type="float">
            <text:p>0</text:p>
          </table:table-cell>
          <table:table-cell table:style-name="ce928" table:formula="of:=1*([.BD54]&lt;[.BC54])*NOT(AND([.BC54]=20;[.BD54]=0))" office:value-type="float" office:value="1" calcext:value-type="float">
            <text:p>1</text:p>
          </table:table-cell>
          <table:table-cell table:style-name="ce928" table:formula="of:=1*AND([.BC54]=20;[.BD54]=0)" office:value-type="float" office:value="0" calcext:value-type="float">
            <text:p>0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928" table:formula="of:=VLOOKUP([.AV55];INPUT_DATE_E_RISULTATI_2A_FASE;6;0)" office:value-type="float" office:value="62" calcext:value-type="float">
            <text:p>62</text:p>
          </table:table-cell>
          <table:table-cell table:style-name="ce928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928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928" table:formula="of:=1*([.BD55]&gt;[.BC55])" office:value-type="float" office:value="0" calcext:value-type="float">
            <text:p>0</text:p>
          </table:table-cell>
          <table:table-cell table:style-name="ce928" table:formula="of:=1*([.BD55]&lt;[.BC55])*NOT(AND([.BC55]=20;[.BD55]=0))" office:value-type="float" office:value="1" calcext:value-type="float">
            <text:p>1</text:p>
          </table:table-cell>
          <table:table-cell table:style-name="ce928" table:formula="of:=1*AND([.BC55]=20;[.BD55]=0)" office:value-type="float" office:value="0" calcext:value-type="float">
            <text:p>0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928" table:formula="of:=VLOOKUP([.AV56];INPUT_DATE_E_RISULTATI_2A_FASE;6;0)" office:value-type="float" office:value="52" calcext:value-type="float">
            <text:p>52</text:p>
          </table:table-cell>
          <table:table-cell table:style-name="ce928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928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928" table:formula="of:=1*([.BD56]&gt;[.BC56])" office:value-type="float" office:value="0" calcext:value-type="float">
            <text:p>0</text:p>
          </table:table-cell>
          <table:table-cell table:style-name="ce928" table:formula="of:=1*([.BD56]&lt;[.BC56])*NOT(AND([.BC56]=20;[.BD56]=0))" office:value-type="float" office:value="1" calcext:value-type="float">
            <text:p>1</text:p>
          </table:table-cell>
          <table:table-cell table:style-name="ce928" table:formula="of:=1*AND([.BC56]=20;[.BD56]=0)" office:value-type="float" office:value="0" calcext:value-type="float">
            <text:p>0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928" table:formula="of:=VLOOKUP([.AV57];INPUT_DATE_E_RISULTATI_2A_FASE;6;0)" office:value-type="float" office:value="68" calcext:value-type="float">
            <text:p>68</text:p>
          </table:table-cell>
          <table:table-cell table:style-name="ce928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928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928" table:formula="of:=1*([.BD57]&gt;[.BC57])" office:value-type="float" office:value="0" calcext:value-type="float">
            <text:p>0</text:p>
          </table:table-cell>
          <table:table-cell table:style-name="ce928" table:formula="of:=1*([.BD57]&lt;[.BC57])*NOT(AND([.BC57]=20;[.BD57]=0))" office:value-type="float" office:value="1" calcext:value-type="float">
            <text:p>1</text:p>
          </table:table-cell>
          <table:table-cell table:style-name="ce928" table:formula="of:=1*AND([.BC57]=20;[.BD57]=0)" office:value-type="float" office:value="0" calcext:value-type="float">
            <text:p>0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928" table:formula="of:=VLOOKUP([.AV58];INPUT_DATE_E_RISULTATI_2A_FASE;6;0)" office:value-type="float" office:value="52" calcext:value-type="float">
            <text:p>52</text:p>
          </table:table-cell>
          <table:table-cell table:style-name="ce928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928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928" table:formula="of:=1*([.BD58]&gt;[.BC58])" office:value-type="float" office:value="0" calcext:value-type="float">
            <text:p>0</text:p>
          </table:table-cell>
          <table:table-cell table:style-name="ce928" table:formula="of:=1*([.BD58]&lt;[.BC58])*NOT(AND([.BC58]=20;[.BD58]=0))" office:value-type="float" office:value="1" calcext:value-type="float">
            <text:p>1</text:p>
          </table:table-cell>
          <table:table-cell table:style-name="ce928" table:formula="of:=1*AND([.BC58]=20;[.BD58]=0)" office:value-type="float" office:value="0" calcext:value-type="float">
            <text:p>0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928" table:formula="of:=VLOOKUP([.AV59];INPUT_DATE_E_RISULTATI_2A_FASE;6;0)" office:value-type="float" office:value="60" calcext:value-type="float">
            <text:p>60</text:p>
          </table:table-cell>
          <table:table-cell table:style-name="ce928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928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928" table:formula="of:=1*([.BD59]&gt;[.BC59])" office:value-type="float" office:value="0" calcext:value-type="float">
            <text:p>0</text:p>
          </table:table-cell>
          <table:table-cell table:style-name="ce928" table:formula="of:=1*([.BD59]&lt;[.BC59])*NOT(AND([.BC59]=20;[.BD59]=0))" office:value-type="float" office:value="1" calcext:value-type="float">
            <text:p>1</text:p>
          </table:table-cell>
          <table:table-cell table:style-name="ce928" table:formula="of:=1*AND([.BC59]=20;[.BD59]=0)" office:value-type="float" office:value="0" calcext:value-type="float">
            <text:p>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928" table:formula="of:=VLOOKUP([.AV60];INPUT_DATE_E_RISULTATI_2A_FASE;6;0)" office:value-type="float" office:value="65" calcext:value-type="float">
            <text:p>65</text:p>
          </table:table-cell>
          <table:table-cell table:style-name="ce928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928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928" table:formula="of:=1*([.BD60]&gt;[.BC60])" office:value-type="float" office:value="0" calcext:value-type="float">
            <text:p>0</text:p>
          </table:table-cell>
          <table:table-cell table:style-name="ce928" table:formula="of:=1*([.BD60]&lt;[.BC60])*NOT(AND([.BC60]=20;[.BD60]=0))" office:value-type="float" office:value="1" calcext:value-type="float">
            <text:p>1</text:p>
          </table:table-cell>
          <table:table-cell table:style-name="ce928" table:formula="of:=1*AND([.BC60]=20;[.BD60]=0)" office:value-type="float" office:value="0" calcext:value-type="float">
            <text:p>0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928" table:formula="of:=VLOOKUP([.AV61];INPUT_DATE_E_RISULTATI_2A_FASE;6;0)" office:value-type="float" office:value="50" calcext:value-type="float">
            <text:p>50</text:p>
          </table:table-cell>
          <table:table-cell table:style-name="ce928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928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928" table:formula="of:=1*([.BD61]&gt;[.BC61])" office:value-type="float" office:value="0" calcext:value-type="float">
            <text:p>0</text:p>
          </table:table-cell>
          <table:table-cell table:style-name="ce928" table:formula="of:=1*([.BD61]&lt;[.BC61])*NOT(AND([.BC61]=20;[.BD61]=0))" office:value-type="float" office:value="1" calcext:value-type="float">
            <text:p>1</text:p>
          </table:table-cell>
          <table:table-cell table:style-name="ce928" table:formula="of:=1*AND([.BC61]=20;[.BD61]=0)" office:value-type="float" office:value="0" calcext:value-type="float">
            <text:p>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928" table:formula="of:=VLOOKUP([.AV62];INPUT_DATE_E_RISULTATI_2A_FASE;6;0)" office:value-type="float" office:value="69" calcext:value-type="float">
            <text:p>69</text:p>
          </table:table-cell>
          <table:table-cell table:style-name="ce928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928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928" table:formula="of:=1*([.BD62]&gt;[.BC62])" office:value-type="float" office:value="0" calcext:value-type="float">
            <text:p>0</text:p>
          </table:table-cell>
          <table:table-cell table:style-name="ce928" table:formula="of:=1*([.BD62]&lt;[.BC62])*NOT(AND([.BC62]=20;[.BD62]=0))" office:value-type="float" office:value="1" calcext:value-type="float">
            <text:p>1</text:p>
          </table:table-cell>
          <table:table-cell table:style-name="ce928" table:formula="of:=1*AND([.BC62]=20;[.BD62]=0)" office:value-type="float" office:value="0" calcext:value-type="float">
            <text:p>0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63];INPUT_DATE_E_RISULTATI_2A_FASE;6;0)" office:value-type="float" office:value="55" calcext:value-type="float">
            <text:p>55</text:p>
          </table:table-cell>
          <table:table-cell table:style-name="ce928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928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928" table:formula="of:=1*([.BD63]&gt;[.BC63])" office:value-type="float" office:value="0" calcext:value-type="float">
            <text:p>0</text:p>
          </table:table-cell>
          <table:table-cell table:style-name="ce928" table:formula="of:=1*([.BD63]&lt;[.BC63])*NOT(AND([.BC63]=20;[.BD63]=0))" office:value-type="float" office:value="1" calcext:value-type="float">
            <text:p>1</text:p>
          </table:table-cell>
          <table:table-cell table:style-name="ce928" table:formula="of:=1*AND([.BC63]=20;[.BD63]=0)" office:value-type="float" office:value="0" calcext:value-type="float">
            <text:p>0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928" table:formula="of:=VLOOKUP([.AV64];INPUT_DATE_E_RISULTATI_2A_FASE;6;0)" office:value-type="float" office:value="52" calcext:value-type="float">
            <text:p>52</text:p>
          </table:table-cell>
          <table:table-cell table:style-name="ce928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928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928" table:formula="of:=1*([.BD64]&gt;[.BC64])" office:value-type="float" office:value="0" calcext:value-type="float">
            <text:p>0</text:p>
          </table:table-cell>
          <table:table-cell table:style-name="ce928" table:formula="of:=1*([.BD64]&lt;[.BC64])*NOT(AND([.BC64]=20;[.BD64]=0))" office:value-type="float" office:value="1" calcext:value-type="float">
            <text:p>1</text:p>
          </table:table-cell>
          <table:table-cell table:style-name="ce928" table:formula="of:=1*AND([.BC64]=20;[.BD64]=0)" office:value-type="float" office:value="0" calcext:value-type="float">
            <text:p>0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928" table:formula="of:=VLOOKUP([.AV65];INPUT_DATE_E_RISULTATI_2A_FASE;6;0)" office:value-type="float" office:value="65" calcext:value-type="float">
            <text:p>65</text:p>
          </table:table-cell>
          <table:table-cell table:style-name="ce928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928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928" table:formula="of:=1*([.BD65]&gt;[.BC65])" office:value-type="float" office:value="0" calcext:value-type="float">
            <text:p>0</text:p>
          </table:table-cell>
          <table:table-cell table:style-name="ce928" table:formula="of:=1*([.BD65]&lt;[.BC65])*NOT(AND([.BC65]=20;[.BD65]=0))" office:value-type="float" office:value="1" calcext:value-type="float">
            <text:p>1</text:p>
          </table:table-cell>
          <table:table-cell table:style-name="ce928" table:formula="of:=1*AND([.BC65]=20;[.BD65]=0)" office:value-type="float" office:value="0" calcext:value-type="float">
            <text:p>0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929" table:formula="of:=VLOOKUP([.AV66];INPUT_DATE_E_RISULTATI_2A_FASE;6;0)" office:value-type="float" office:value="69" calcext:value-type="float">
            <text:p>69</text:p>
          </table:table-cell>
          <table:table-cell table:style-name="ce929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929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929" table:formula="of:=1*([.BD66]&gt;[.BC66])" office:value-type="float" office:value="0" calcext:value-type="float">
            <text:p>0</text:p>
          </table:table-cell>
          <table:table-cell table:style-name="ce929" table:formula="of:=1*([.BD66]&lt;[.BC66])*NOT(AND([.BC66]=20;[.BD66]=0))" office:value-type="float" office:value="1" calcext:value-type="float">
            <text:p>1</text:p>
          </table:table-cell>
          <table:table-cell table:style-name="ce929" table:formula="of:=1*AND([.BC66]=20;[.BD66]=0)" office:value-type="float" office:value="0" calcext:value-type="float">
            <text:p>0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Gironi" table:style-name="ta4">
        <office:forms form:automatic-focus="false" form:apply-design-mode="false"/>
        <table:table-column table:style-name="co41" table:visibility="collapse" table:default-cell-style-name="ce174"/>
        <table:table-column table:style-name="co42" table:default-cell-style-name="ce1207"/>
        <table:table-column table:style-name="co16" table:default-cell-style-name="ce1207"/>
        <table:table-column table:style-name="co13" table:default-cell-style-name="ce1207"/>
        <table:table-column table:style-name="co43" table:number-columns-repeated="2" table:default-cell-style-name="ce1207"/>
        <table:table-column table:style-name="co13" table:default-cell-style-name="ce1207"/>
        <table:table-column table:style-name="co44" table:default-cell-style-name="ce1207"/>
        <table:table-column table:style-name="co10" table:default-cell-style-name="ce1207"/>
        <table:table-column table:style-name="co11" table:number-columns-repeated="55" table:default-cell-style-name="ce1207"/>
        <table:table-row table:style-name="ro4">
          <table:table-cell table:style-name="ce172"/>
          <table:table-cell table:style-name="ce175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181"/>
          <table:table-cell table:number-columns-repeated="55"/>
        </table:table-row>
        <table:table-row table:style-name="ro1">
          <table:table-cell table:style-name="ce172"/>
          <table:table-cell table:style-name="ce1025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1030"/>
          <table:table-cell table:number-columns-repeated="55"/>
        </table:table-row>
        <table:table-row table:style-name="ro1">
          <table:table-cell table:style-name="ce172"/>
          <table:table-cell table:style-name="ce1184" office:value-type="string" calcext:value-type="string">
            <text:p>Data</text:p>
          </table:table-cell>
          <table:table-cell table:style-name="ce1184" office:value-type="string" calcext:value-type="string">
            <text:p>Ora</text:p>
          </table:table-cell>
          <table:table-cell table:style-name="ce1184" office:value-type="string" calcext:value-type="string">
            <text:p>Squadra A</text:p>
          </table:table-cell>
          <table:table-cell table:style-name="ce1192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184" office:value-type="string" calcext:value-type="string">
            <text:p>Squadra B</text:p>
          </table:table-cell>
          <table:table-cell table:style-name="ce1184" office:value-type="string" calcext:value-type="string">
            <text:p>Gp</text:p>
          </table:table-cell>
          <table:table-cell table:style-name="ce1184" office:value-type="string" calcext:value-type="string">
            <text:p>Campo</text:p>
          </table:table-cell>
          <table:table-cell table:number-columns-repeated="55"/>
        </table:table-row>
        <table:table-row table:style-name="ro1">
          <table:table-cell table:style-name="ce173" office:value-type="float" office:value="1" calcext:value-type="float">
            <text:p>1</text:p>
          </table:table-cell>
          <table:table-cell table:style-name="ce1027" table:formula="of:=VLOOKUP([.A4];INPUT_DATE_E_RISULTATI_GIRONI;8;0)" office:value-type="date" office:date-value="2021-06-07" calcext:value-type="date">
            <text:p>lun 7 giu</text:p>
          </table:table-cell>
          <table:table-cell table:style-name="ce1031" table:formula="of:=VLOOKUP([.A4];INPUT_DATE_E_RISULTATI_GIRONI;9;0)" office:value-type="time" office:time-value="PT16H00M00S" calcext:value-type="time">
            <text:p>16:00</text:p>
          </table:table-cell>
          <table:table-cell table:style-name="ce1033" table:formula="of:=VLOOKUP([.A4];INPUT_DATE_E_RISULTATI_GIRONI;4;0)" office:value-type="string" office:string-value="Leoni" calcext:value-type="string">
            <text:p>Leoni</text:p>
          </table:table-cell>
          <table:table-cell table:style-name="ce188" table:formula="of:=VLOOKUP([.A4];INPUT_DATE_E_RISULTATI_GIRONI;6;0)" office:value-type="float" office:value="72" calcext:value-type="float">
            <text:p>72</text:p>
          </table:table-cell>
          <table:table-cell table:style-name="ce188" table:formula="of:=VLOOKUP([.A4];INPUT_DATE_E_RISULTATI_GIRONI;7;0)" office:value-type="float" office:value="49" calcext:value-type="float">
            <text:p>49</text:p>
          </table:table-cell>
          <table:table-cell table:style-name="ce1038" table:formula="of:=VLOOKUP([.A4];INPUT_DATE_E_RISULTATI_GIRONI;5;0)" office:value-type="string" office:string-value="Pantere" calcext:value-type="string">
            <text:p>Pantere</text:p>
          </table:table-cell>
          <table:table-cell table:style-name="ce1039" table:formula="of:=VLOOKUP([.A4];INPUT_DATE_E_RISULTATI_GIRONI;3;0)" office:value-type="string" office:string-value="A" calcext:value-type="string">
            <text:p>A</text:p>
          </table:table-cell>
          <table:table-cell table:style-name="ce1040" table:formula="of:=VLOOKUP([.A4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2" calcext:value-type="float">
            <text:p>2</text:p>
          </table:table-cell>
          <table:table-cell table:style-name="ce1028" table:formula="of:=VLOOKUP([.A5];INPUT_DATE_E_RISULTATI_GIRONI;8;0)" office:value-type="date" office:date-value="2021-06-07" calcext:value-type="date">
            <text:p>lun 7 giu</text:p>
          </table:table-cell>
          <table:table-cell table:style-name="ce1032" table:formula="of:=VLOOKUP([.A5];INPUT_DATE_E_RISULTATI_GIRONI;9;0)" office:value-type="time" office:time-value="PT18H00M00S" calcext:value-type="time">
            <text:p>18:00</text:p>
          </table:table-cell>
          <table:table-cell table:style-name="ce1034" table:formula="of:=VLOOKUP([.A5];INPUT_DATE_E_RISULTATI_GIRONI;4;0)" office:value-type="string" office:string-value="Tigri" calcext:value-type="string">
            <text:p>Tigri</text:p>
          </table:table-cell>
          <table:table-cell table:style-name="ce188" table:formula="of:=VLOOKUP([.A5];INPUT_DATE_E_RISULTATI_GIRONI;6;0)" office:value-type="float" office:value="67" calcext:value-type="float">
            <text:p>67</text:p>
          </table:table-cell>
          <table:table-cell table:style-name="ce188" table:formula="of:=VLOOKUP([.A5];INPUT_DATE_E_RISULTATI_GIRONI;7;0)" office:value-type="float" office:value="51" calcext:value-type="float">
            <text:p>51</text:p>
          </table:table-cell>
          <table:table-cell table:style-name="ce1038" table:formula="of:=VLOOKUP([.A5];INPUT_DATE_E_RISULTATI_GIRONI;5;0)" office:value-type="string" office:string-value="Ghepardi" calcext:value-type="string">
            <text:p>Ghepardi</text:p>
          </table:table-cell>
          <table:table-cell table:style-name="ce1040" table:formula="of:=VLOOKUP([.A5];INPUT_DATE_E_RISULTATI_GIRONI;3;0)" office:value-type="string" office:string-value="A" calcext:value-type="string">
            <text:p>A</text:p>
          </table:table-cell>
          <table:table-cell table:style-name="ce1040" table:formula="of:=VLOOKUP([.A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3" calcext:value-type="float">
            <text:p>3</text:p>
          </table:table-cell>
          <table:table-cell table:style-name="ce1028" table:formula="of:=VLOOKUP([.A6];INPUT_DATE_E_RISULTATI_GIRONI;8;0)" office:value-type="date" office:date-value="2021-06-07" calcext:value-type="date">
            <text:p>lun 7 giu</text:p>
          </table:table-cell>
          <table:table-cell table:style-name="ce1032" table:formula="of:=VLOOKUP([.A6];INPUT_DATE_E_RISULTATI_GIRONI;9;0)" office:value-type="time" office:time-value="PT16H00M00S" calcext:value-type="time">
            <text:p>16:00</text:p>
          </table:table-cell>
          <table:table-cell table:style-name="ce1034" table:formula="of:=VLOOKUP([.A6];INPUT_DATE_E_RISULTATI_GIRONI;4;0)" office:value-type="string" office:string-value="Giaguari" calcext:value-type="string">
            <text:p>Giaguari</text:p>
          </table:table-cell>
          <table:table-cell table:style-name="ce188" table:formula="of:=VLOOKUP([.A6];INPUT_DATE_E_RISULTATI_GIRONI;6;0)" office:value-type="float" office:value="100" calcext:value-type="float">
            <text:p>100</text:p>
          </table:table-cell>
          <table:table-cell table:style-name="ce188" table:formula="of:=VLOOKUP([.A6];INPUT_DATE_E_RISULTATI_GIRONI;7;0)" office:value-type="float" office:value="51" calcext:value-type="float">
            <text:p>51</text:p>
          </table:table-cell>
          <table:table-cell table:style-name="ce1038" table:formula="of:=VLOOKUP([.A6];INPUT_DATE_E_RISULTATI_GIRONI;5;0)" office:value-type="string" office:string-value="Puma" calcext:value-type="string">
            <text:p>Puma</text:p>
          </table:table-cell>
          <table:table-cell table:style-name="ce1040" table:formula="of:=VLOOKUP([.A6];INPUT_DATE_E_RISULTATI_GIRONI;3;0)" office:value-type="string" office:string-value="B" calcext:value-type="string">
            <text:p>B</text:p>
          </table:table-cell>
          <table:table-cell table:style-name="ce1040" table:formula="of:=VLOOKUP([.A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4" calcext:value-type="float">
            <text:p>4</text:p>
          </table:table-cell>
          <table:table-cell table:style-name="ce1028" table:formula="of:=VLOOKUP([.A7];INPUT_DATE_E_RISULTATI_GIRONI;8;0)" office:value-type="date" office:date-value="2021-06-07" calcext:value-type="date">
            <text:p>lun 7 giu</text:p>
          </table:table-cell>
          <table:table-cell table:style-name="ce1032" table:formula="of:=VLOOKUP([.A7];INPUT_DATE_E_RISULTATI_GIRONI;9;0)" office:value-type="time" office:time-value="PT18H00M00S" calcext:value-type="time">
            <text:p>18:00</text:p>
          </table:table-cell>
          <table:table-cell table:style-name="ce1034" table:formula="of:=VLOOKUP([.A7];INPUT_DATE_E_RISULTATI_GIRONI;4;0)" office:value-type="string" office:string-value="Linci" calcext:value-type="string">
            <text:p>Linci</text:p>
          </table:table-cell>
          <table:table-cell table:style-name="ce188" table:formula="of:=VLOOKUP([.A7];INPUT_DATE_E_RISULTATI_GIRONI;6;0)" office:value-type="float" office:value="96" calcext:value-type="float">
            <text:p>96</text:p>
          </table:table-cell>
          <table:table-cell table:style-name="ce188" table:formula="of:=VLOOKUP([.A7];INPUT_DATE_E_RISULTATI_GIRONI;7;0)" office:value-type="float" office:value="86" calcext:value-type="float">
            <text:p>86</text:p>
          </table:table-cell>
          <table:table-cell table:style-name="ce1038" table:formula="of:=VLOOKUP([.A7];INPUT_DATE_E_RISULTATI_GIRONI;5;0)" office:value-type="string" office:string-value="Serval" calcext:value-type="string">
            <text:p>Serval</text:p>
          </table:table-cell>
          <table:table-cell table:style-name="ce1040" table:formula="of:=VLOOKUP([.A7];INPUT_DATE_E_RISULTATI_GIRONI;3;0)" office:value-type="string" office:string-value="B" calcext:value-type="string">
            <text:p>B</text:p>
          </table:table-cell>
          <table:table-cell table:style-name="ce1040" table:formula="of:=VLOOKUP([.A7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5" calcext:value-type="float">
            <text:p>5</text:p>
          </table:table-cell>
          <table:table-cell table:style-name="ce1028" table:formula="of:=VLOOKUP([.A8];INPUT_DATE_E_RISULTATI_GIRONI;8;0)" office:value-type="date" office:date-value="2021-06-07" calcext:value-type="date">
            <text:p>lun 7 giu</text:p>
          </table:table-cell>
          <table:table-cell table:style-name="ce1032" table:formula="of:=VLOOKUP([.A8];INPUT_DATE_E_RISULTATI_GIRONI;9;0)" office:value-type="time" office:time-value="PT16H00M00S" calcext:value-type="time">
            <text:p>16:00</text:p>
          </table:table-cell>
          <table:table-cell table:style-name="ce1034" table:formula="of:=VLOOKUP([.A8];INPUT_DATE_E_RISULTATI_GIRONI;4;0)" office:value-type="string" office:string-value="Elefanti" calcext:value-type="string">
            <text:p>Elefanti</text:p>
          </table:table-cell>
          <table:table-cell table:style-name="ce188" table:formula="of:=VLOOKUP([.A8];INPUT_DATE_E_RISULTATI_GIRONI;6;0)" office:value-type="float" office:value="79" calcext:value-type="float">
            <text:p>79</text:p>
          </table:table-cell>
          <table:table-cell table:style-name="ce188" table:formula="of:=VLOOKUP([.A8];INPUT_DATE_E_RISULTATI_GIRONI;7;0)" office:value-type="float" office:value="48" calcext:value-type="float">
            <text:p>48</text:p>
          </table:table-cell>
          <table:table-cell table:style-name="ce1038" table:formula="of:=VLOOKUP([.A8];INPUT_DATE_E_RISULTATI_GIRONI;5;0)" office:value-type="string" office:string-value="Giraffe" calcext:value-type="string">
            <text:p>Giraffe</text:p>
          </table:table-cell>
          <table:table-cell table:style-name="ce1040" table:formula="of:=VLOOKUP([.A8];INPUT_DATE_E_RISULTATI_GIRONI;3;0)" office:value-type="string" office:string-value="C" calcext:value-type="string">
            <text:p>C</text:p>
          </table:table-cell>
          <table:table-cell table:style-name="ce1040" table:formula="of:=VLOOKUP([.A8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6" calcext:value-type="float">
            <text:p>6</text:p>
          </table:table-cell>
          <table:table-cell table:style-name="ce1028" table:formula="of:=VLOOKUP([.A9];INPUT_DATE_E_RISULTATI_GIRONI;8;0)" office:value-type="date" office:date-value="2021-06-07" calcext:value-type="date">
            <text:p>lun 7 giu</text:p>
          </table:table-cell>
          <table:table-cell table:style-name="ce1032" table:formula="of:=VLOOKUP([.A9];INPUT_DATE_E_RISULTATI_GIRONI;9;0)" office:value-type="time" office:time-value="PT18H00M00S" calcext:value-type="time">
            <text:p>18:00</text:p>
          </table:table-cell>
          <table:table-cell table:style-name="ce1034" table:formula="of:=VLOOKUP([.A9];INPUT_DATE_E_RISULTATI_GIRONI;4;0)" office:value-type="string" office:string-value="Ippopotami" calcext:value-type="string">
            <text:p>Ippopotami</text:p>
          </table:table-cell>
          <table:table-cell table:style-name="ce188" table:formula="of:=VLOOKUP([.A9];INPUT_DATE_E_RISULTATI_GIRONI;6;0)" office:value-type="float" office:value="62" calcext:value-type="float">
            <text:p>62</text:p>
          </table:table-cell>
          <table:table-cell table:style-name="ce188" table:formula="of:=VLOOKUP([.A9];INPUT_DATE_E_RISULTATI_GIRONI;7;0)" office:value-type="float" office:value="44" calcext:value-type="float">
            <text:p>44</text:p>
          </table:table-cell>
          <table:table-cell table:style-name="ce1038" table:formula="of:=VLOOKUP([.A9];INPUT_DATE_E_RISULTATI_GIRONI;5;0)" office:value-type="string" office:string-value="Iguane" calcext:value-type="string">
            <text:p>Iguane</text:p>
          </table:table-cell>
          <table:table-cell table:style-name="ce1040" table:formula="of:=VLOOKUP([.A9];INPUT_DATE_E_RISULTATI_GIRONI;3;0)" office:value-type="string" office:string-value="C" calcext:value-type="string">
            <text:p>C</text:p>
          </table:table-cell>
          <table:table-cell table:style-name="ce1040" table:formula="of:=VLOOKUP([.A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7" calcext:value-type="float">
            <text:p>7</text:p>
          </table:table-cell>
          <table:table-cell table:style-name="ce1028" table:formula="of:=VLOOKUP([.A10];INPUT_DATE_E_RISULTATI_GIRONI;8;0)" office:value-type="date" office:date-value="2021-06-07" calcext:value-type="date">
            <text:p>lun 7 giu</text:p>
          </table:table-cell>
          <table:table-cell table:style-name="ce1032" table:formula="of:=VLOOKUP([.A10];INPUT_DATE_E_RISULTATI_GIRONI;9;0)" office:value-type="time" office:time-value="PT16H00M00S" calcext:value-type="time">
            <text:p>16:00</text:p>
          </table:table-cell>
          <table:table-cell table:style-name="ce1034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0];INPUT_DATE_E_RISULTATI_GIRONI;6;0)" office:value-type="float" office:value="96" calcext:value-type="float">
            <text:p>96</text:p>
          </table:table-cell>
          <table:table-cell table:style-name="ce188" table:formula="of:=VLOOKUP([.A10];INPUT_DATE_E_RISULTATI_GIRONI;7;0)" office:value-type="float" office:value="25" calcext:value-type="float">
            <text:p>25</text:p>
          </table:table-cell>
          <table:table-cell table:style-name="ce1038" table:formula="of:=VLOOKUP([.A10];INPUT_DATE_E_RISULTATI_GIRONI;5;0)" office:value-type="string" office:string-value="Pitoni" calcext:value-type="string">
            <text:p>Pitoni</text:p>
          </table:table-cell>
          <table:table-cell table:style-name="ce1040" table:formula="of:=VLOOKUP([.A10];INPUT_DATE_E_RISULTATI_GIRONI;3;0)" office:value-type="string" office:string-value="D" calcext:value-type="string">
            <text:p>D</text:p>
          </table:table-cell>
          <table:table-cell table:style-name="ce1040" table:formula="of:=VLOOKUP([.A1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8" calcext:value-type="float">
            <text:p>8</text:p>
          </table:table-cell>
          <table:table-cell table:style-name="ce1028" table:formula="of:=VLOOKUP([.A11];INPUT_DATE_E_RISULTATI_GIRONI;8;0)" office:value-type="date" office:date-value="2021-06-07" calcext:value-type="date">
            <text:p>lun 7 giu</text:p>
          </table:table-cell>
          <table:table-cell table:style-name="ce1032" table:formula="of:=VLOOKUP([.A11];INPUT_DATE_E_RISULTATI_GIRONI;9;0)" office:value-type="time" office:time-value="PT18H00M00S" calcext:value-type="time">
            <text:p>18:00</text:p>
          </table:table-cell>
          <table:table-cell table:style-name="ce1034" table:formula="of:=VLOOKUP([.A11];INPUT_DATE_E_RISULTATI_GIRONI;4;0)" office:value-type="string" office:string-value="Aquile" calcext:value-type="string">
            <text:p>Aquile</text:p>
          </table:table-cell>
          <table:table-cell table:style-name="ce188" table:formula="of:=VLOOKUP([.A11];INPUT_DATE_E_RISULTATI_GIRONI;6;0)" office:value-type="float" office:value="72" calcext:value-type="float">
            <text:p>72</text:p>
          </table:table-cell>
          <table:table-cell table:style-name="ce188" table:formula="of:=VLOOKUP([.A11];INPUT_DATE_E_RISULTATI_GIRONI;7;0)" office:value-type="float" office:value="52" calcext:value-type="float">
            <text:p>52</text:p>
          </table:table-cell>
          <table:table-cell table:style-name="ce1038" table:formula="of:=VLOOKUP([.A11];INPUT_DATE_E_RISULTATI_GIRONI;5;0)" office:value-type="string" office:string-value="Falchi" calcext:value-type="string">
            <text:p>Falchi</text:p>
          </table:table-cell>
          <table:table-cell table:style-name="ce1040" table:formula="of:=VLOOKUP([.A11];INPUT_DATE_E_RISULTATI_GIRONI;3;0)" office:value-type="string" office:string-value="D" calcext:value-type="string">
            <text:p>D</text:p>
          </table:table-cell>
          <table:table-cell table:style-name="ce1040" table:formula="of:=VLOOKUP([.A11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/>
          <table:table-cell table:style-name="ce1028"/>
          <table:table-cell table:style-name="ce1032"/>
          <table:table-cell table:style-name="ce1034"/>
          <table:table-cell table:style-name="ce188" table:number-columns-repeated="2"/>
          <table:table-cell table:style-name="ce1038"/>
          <table:table-cell table:style-name="ce1040" table:number-columns-repeated="2"/>
          <table:table-cell table:number-columns-repeated="55"/>
        </table:table-row>
        <table:table-row table:style-name="ro1">
          <table:table-cell table:style-name="ce173" office:value-type="float" office:value="9" calcext:value-type="float">
            <text:p>9</text:p>
          </table:table-cell>
          <table:table-cell table:style-name="ce1028" table:formula="of:=VLOOKUP([.A13];INPUT_DATE_E_RISULTATI_GIRONI;8;0)" office:value-type="date" office:date-value="2021-06-08" calcext:value-type="date">
            <text:p>mar 8 giu</text:p>
          </table:table-cell>
          <table:table-cell table:style-name="ce1032" table:formula="of:=VLOOKUP([.A13];INPUT_DATE_E_RISULTATI_GIRONI;9;0)" office:value-type="time" office:time-value="PT09H00M00S" calcext:value-type="time">
            <text:p>09:00</text:p>
          </table:table-cell>
          <table:table-cell table:style-name="ce1034" table:formula="of:=VLOOKUP([.A13];INPUT_DATE_E_RISULTATI_GIRONI;4;0)" office:value-type="string" office:string-value="Leoni" calcext:value-type="string">
            <text:p>Leoni</text:p>
          </table:table-cell>
          <table:table-cell table:style-name="ce188" table:formula="of:=VLOOKUP([.A13];INPUT_DATE_E_RISULTATI_GIRONI;6;0)" office:value-type="float" office:value="90" calcext:value-type="float">
            <text:p>90</text:p>
          </table:table-cell>
          <table:table-cell table:style-name="ce188" table:formula="of:=VLOOKUP([.A13];INPUT_DATE_E_RISULTATI_GIRONI;7;0)" office:value-type="float" office:value="22" calcext:value-type="float">
            <text:p>22</text:p>
          </table:table-cell>
          <table:table-cell table:style-name="ce1038" table:formula="of:=VLOOKUP([.A13];INPUT_DATE_E_RISULTATI_GIRONI;5;0)" office:value-type="string" office:string-value="Tigri" calcext:value-type="string">
            <text:p>Tigri</text:p>
          </table:table-cell>
          <table:table-cell table:style-name="ce1040" table:formula="of:=VLOOKUP([.A13];INPUT_DATE_E_RISULTATI_GIRONI;3;0)" office:value-type="string" office:string-value="A" calcext:value-type="string">
            <text:p>A</text:p>
          </table:table-cell>
          <table:table-cell table:style-name="ce1040" table:formula="of:=VLOOKUP([.A1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10" calcext:value-type="float">
            <text:p>10</text:p>
          </table:table-cell>
          <table:table-cell table:style-name="ce1028" table:formula="of:=VLOOKUP([.A14];INPUT_DATE_E_RISULTATI_GIRONI;8;0)" office:value-type="date" office:date-value="2021-06-08" calcext:value-type="date">
            <text:p>mar 8 giu</text:p>
          </table:table-cell>
          <table:table-cell table:style-name="ce1032" table:formula="of:=VLOOKUP([.A14];INPUT_DATE_E_RISULTATI_GIRONI;9;0)" office:value-type="time" office:time-value="PT09H00M00S" calcext:value-type="time">
            <text:p>09:00</text:p>
          </table:table-cell>
          <table:table-cell table:style-name="ce1034" table:formula="of:=VLOOKUP([.A14];INPUT_DATE_E_RISULTATI_GIRONI;4;0)" office:value-type="string" office:string-value="Giaguari" calcext:value-type="string">
            <text:p>Giaguari</text:p>
          </table:table-cell>
          <table:table-cell table:style-name="ce188" table:formula="of:=VLOOKUP([.A14];INPUT_DATE_E_RISULTATI_GIRONI;6;0)" office:value-type="float" office:value="56" calcext:value-type="float">
            <text:p>56</text:p>
          </table:table-cell>
          <table:table-cell table:style-name="ce188" table:formula="of:=VLOOKUP([.A14];INPUT_DATE_E_RISULTATI_GIRONI;7;0)" office:value-type="float" office:value="47" calcext:value-type="float">
            <text:p>47</text:p>
          </table:table-cell>
          <table:table-cell table:style-name="ce1038" table:formula="of:=VLOOKUP([.A14];INPUT_DATE_E_RISULTATI_GIRONI;5;0)" office:value-type="string" office:string-value="Linci" calcext:value-type="string">
            <text:p>Linci</text:p>
          </table:table-cell>
          <table:table-cell table:style-name="ce1040" table:formula="of:=VLOOKUP([.A14];INPUT_DATE_E_RISULTATI_GIRONI;3;0)" office:value-type="string" office:string-value="B" calcext:value-type="string">
            <text:p>B</text:p>
          </table:table-cell>
          <table:table-cell table:style-name="ce1040" table:formula="of:=VLOOKUP([.A1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11" calcext:value-type="float">
            <text:p>11</text:p>
          </table:table-cell>
          <table:table-cell table:style-name="ce1028" table:formula="of:=VLOOKUP([.A15];INPUT_DATE_E_RISULTATI_GIRONI;8;0)" office:value-type="date" office:date-value="2021-06-08" calcext:value-type="date">
            <text:p>mar 8 giu</text:p>
          </table:table-cell>
          <table:table-cell table:style-name="ce1032" table:formula="of:=VLOOKUP([.A15];INPUT_DATE_E_RISULTATI_GIRONI;9;0)" office:value-type="time" office:time-value="PT09H00M00S" calcext:value-type="time">
            <text:p>09:00</text:p>
          </table:table-cell>
          <table:table-cell table:style-name="ce1034" table:formula="of:=VLOOKUP([.A15];INPUT_DATE_E_RISULTATI_GIRONI;4;0)" office:value-type="string" office:string-value="Elefanti" calcext:value-type="string">
            <text:p>Elefanti</text:p>
          </table:table-cell>
          <table:table-cell table:style-name="ce188" table:formula="of:=VLOOKUP([.A15];INPUT_DATE_E_RISULTATI_GIRONI;6;0)" office:value-type="float" office:value="66" calcext:value-type="float">
            <text:p>66</text:p>
          </table:table-cell>
          <table:table-cell table:style-name="ce188" table:formula="of:=VLOOKUP([.A15];INPUT_DATE_E_RISULTATI_GIRONI;7;0)" office:value-type="float" office:value="95" calcext:value-type="float">
            <text:p>95</text:p>
          </table:table-cell>
          <table:table-cell table:style-name="ce1038" table:formula="of:=VLOOKUP([.A15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15];INPUT_DATE_E_RISULTATI_GIRONI;3;0)" office:value-type="string" office:string-value="C" calcext:value-type="string">
            <text:p>C</text:p>
          </table:table-cell>
          <table:table-cell table:style-name="ce1040" table:formula="of:=VLOOKUP([.A1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12" calcext:value-type="float">
            <text:p>12</text:p>
          </table:table-cell>
          <table:table-cell table:style-name="ce1028" table:formula="of:=VLOOKUP([.A16];INPUT_DATE_E_RISULTATI_GIRONI;8;0)" office:value-type="date" office:date-value="2021-06-08" calcext:value-type="date">
            <text:p>mar 8 giu</text:p>
          </table:table-cell>
          <table:table-cell table:style-name="ce1032" table:formula="of:=VLOOKUP([.A16];INPUT_DATE_E_RISULTATI_GIRONI;9;0)" office:value-type="time" office:time-value="PT09H00M00S" calcext:value-type="time">
            <text:p>09:00</text:p>
          </table:table-cell>
          <table:table-cell table:style-name="ce1034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6];INPUT_DATE_E_RISULTATI_GIRONI;6;0)" office:value-type="float" office:value="29" calcext:value-type="float">
            <text:p>29</text:p>
          </table:table-cell>
          <table:table-cell table:style-name="ce188" table:formula="of:=VLOOKUP([.A16];INPUT_DATE_E_RISULTATI_GIRONI;7;0)" office:value-type="float" office:value="39" calcext:value-type="float">
            <text:p>39</text:p>
          </table:table-cell>
          <table:table-cell table:style-name="ce1038" table:formula="of:=VLOOKUP([.A16];INPUT_DATE_E_RISULTATI_GIRONI;5;0)" office:value-type="string" office:string-value="Aquile" calcext:value-type="string">
            <text:p>Aquile</text:p>
          </table:table-cell>
          <table:table-cell table:style-name="ce1040" table:formula="of:=VLOOKUP([.A16];INPUT_DATE_E_RISULTATI_GIRONI;3;0)" office:value-type="string" office:string-value="D" calcext:value-type="string">
            <text:p>D</text:p>
          </table:table-cell>
          <table:table-cell table:style-name="ce1040" table:formula="of:=VLOOKUP([.A1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13" calcext:value-type="float">
            <text:p>13</text:p>
          </table:table-cell>
          <table:table-cell table:style-name="ce1028" table:formula="of:=VLOOKUP([.A17];INPUT_DATE_E_RISULTATI_GIRONI;8;0)" office:value-type="date" office:date-value="2021-06-08" calcext:value-type="date">
            <text:p>mar 8 giu</text:p>
          </table:table-cell>
          <table:table-cell table:style-name="ce1032" table:formula="of:=VLOOKUP([.A17];INPUT_DATE_E_RISULTATI_GIRONI;9;0)" office:value-type="time" office:time-value="PT11H00M00S" calcext:value-type="time">
            <text:p>11:00</text:p>
          </table:table-cell>
          <table:table-cell table:style-name="ce1034" table:formula="of:=VLOOKUP([.A17];INPUT_DATE_E_RISULTATI_GIRONI;4;0)" office:value-type="string" office:string-value="Pantere" calcext:value-type="string">
            <text:p>Pantere</text:p>
          </table:table-cell>
          <table:table-cell table:style-name="ce188" table:formula="of:=VLOOKUP([.A17];INPUT_DATE_E_RISULTATI_GIRONI;6;0)" office:value-type="float" office:value="57" calcext:value-type="float">
            <text:p>57</text:p>
          </table:table-cell>
          <table:table-cell table:style-name="ce188" table:formula="of:=VLOOKUP([.A17];INPUT_DATE_E_RISULTATI_GIRONI;7;0)" office:value-type="float" office:value="21" calcext:value-type="float">
            <text:p>21</text:p>
          </table:table-cell>
          <table:table-cell table:style-name="ce1038" table:formula="of:=VLOOKUP([.A17];INPUT_DATE_E_RISULTATI_GIRONI;5;0)" office:value-type="string" office:string-value="Ghepardi" calcext:value-type="string">
            <text:p>Ghepardi</text:p>
          </table:table-cell>
          <table:table-cell table:style-name="ce1040" table:formula="of:=VLOOKUP([.A17];INPUT_DATE_E_RISULTATI_GIRONI;3;0)" office:value-type="string" office:string-value="A" calcext:value-type="string">
            <text:p>A</text:p>
          </table:table-cell>
          <table:table-cell table:style-name="ce1040" table:formula="of:=VLOOKUP([.A1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14" calcext:value-type="float">
            <text:p>14</text:p>
          </table:table-cell>
          <table:table-cell table:style-name="ce1028" table:formula="of:=VLOOKUP([.A18];INPUT_DATE_E_RISULTATI_GIRONI;8;0)" office:value-type="date" office:date-value="2021-06-08" calcext:value-type="date">
            <text:p>mar 8 giu</text:p>
          </table:table-cell>
          <table:table-cell table:style-name="ce1032" table:formula="of:=VLOOKUP([.A18];INPUT_DATE_E_RISULTATI_GIRONI;9;0)" office:value-type="time" office:time-value="PT11H00M00S" calcext:value-type="time">
            <text:p>11:00</text:p>
          </table:table-cell>
          <table:table-cell table:style-name="ce1034" table:formula="of:=VLOOKUP([.A18];INPUT_DATE_E_RISULTATI_GIRONI;4;0)" office:value-type="string" office:string-value="Puma" calcext:value-type="string">
            <text:p>Puma</text:p>
          </table:table-cell>
          <table:table-cell table:style-name="ce188" table:formula="of:=VLOOKUP([.A18];INPUT_DATE_E_RISULTATI_GIRONI;6;0)" office:value-type="float" office:value="68" calcext:value-type="float">
            <text:p>68</text:p>
          </table:table-cell>
          <table:table-cell table:style-name="ce188" table:formula="of:=VLOOKUP([.A18];INPUT_DATE_E_RISULTATI_GIRONI;7;0)" office:value-type="float" office:value="45" calcext:value-type="float">
            <text:p>45</text:p>
          </table:table-cell>
          <table:table-cell table:style-name="ce1038" table:formula="of:=VLOOKUP([.A18];INPUT_DATE_E_RISULTATI_GIRONI;5;0)" office:value-type="string" office:string-value="Serval" calcext:value-type="string">
            <text:p>Serval</text:p>
          </table:table-cell>
          <table:table-cell table:style-name="ce1040" table:formula="of:=VLOOKUP([.A18];INPUT_DATE_E_RISULTATI_GIRONI;3;0)" office:value-type="string" office:string-value="B" calcext:value-type="string">
            <text:p>B</text:p>
          </table:table-cell>
          <table:table-cell table:style-name="ce1040" table:formula="of:=VLOOKUP([.A1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15" calcext:value-type="float">
            <text:p>15</text:p>
          </table:table-cell>
          <table:table-cell table:style-name="ce1028" table:formula="of:=VLOOKUP([.A19];INPUT_DATE_E_RISULTATI_GIRONI;8;0)" office:value-type="date" office:date-value="2021-06-08" calcext:value-type="date">
            <text:p>mar 8 giu</text:p>
          </table:table-cell>
          <table:table-cell table:style-name="ce1032" table:formula="of:=VLOOKUP([.A19];INPUT_DATE_E_RISULTATI_GIRONI;9;0)" office:value-type="time" office:time-value="PT11H00M00S" calcext:value-type="time">
            <text:p>11:00</text:p>
          </table:table-cell>
          <table:table-cell table:style-name="ce1034" table:formula="of:=VLOOKUP([.A19];INPUT_DATE_E_RISULTATI_GIRONI;4;0)" office:value-type="string" office:string-value="Giraffe" calcext:value-type="string">
            <text:p>Giraffe</text:p>
          </table:table-cell>
          <table:table-cell table:style-name="ce188" table:formula="of:=VLOOKUP([.A19];INPUT_DATE_E_RISULTATI_GIRONI;6;0)" office:value-type="float" office:value="60" calcext:value-type="float">
            <text:p>60</text:p>
          </table:table-cell>
          <table:table-cell table:style-name="ce188" table:formula="of:=VLOOKUP([.A19];INPUT_DATE_E_RISULTATI_GIRONI;7;0)" office:value-type="float" office:value="34" calcext:value-type="float">
            <text:p>34</text:p>
          </table:table-cell>
          <table:table-cell table:style-name="ce1038" table:formula="of:=VLOOKUP([.A19];INPUT_DATE_E_RISULTATI_GIRONI;5;0)" office:value-type="string" office:string-value="Iguane" calcext:value-type="string">
            <text:p>Iguane</text:p>
          </table:table-cell>
          <table:table-cell table:style-name="ce1040" table:formula="of:=VLOOKUP([.A19];INPUT_DATE_E_RISULTATI_GIRONI;3;0)" office:value-type="string" office:string-value="C" calcext:value-type="string">
            <text:p>C</text:p>
          </table:table-cell>
          <table:table-cell table:style-name="ce1040" table:formula="of:=VLOOKUP([.A1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16" calcext:value-type="float">
            <text:p>16</text:p>
          </table:table-cell>
          <table:table-cell table:style-name="ce1028" table:formula="of:=VLOOKUP([.A20];INPUT_DATE_E_RISULTATI_GIRONI;8;0)" office:value-type="date" office:date-value="2021-06-08" calcext:value-type="date">
            <text:p>mar 8 giu</text:p>
          </table:table-cell>
          <table:table-cell table:style-name="ce1032" table:formula="of:=VLOOKUP([.A20];INPUT_DATE_E_RISULTATI_GIRONI;9;0)" office:value-type="time" office:time-value="PT11H00M00S" calcext:value-type="time">
            <text:p>11:00</text:p>
          </table:table-cell>
          <table:table-cell table:style-name="ce1034" table:formula="of:=VLOOKUP([.A20];INPUT_DATE_E_RISULTATI_GIRONI;4;0)" office:value-type="string" office:string-value="Pitoni" calcext:value-type="string">
            <text:p>Pitoni</text:p>
          </table:table-cell>
          <table:table-cell table:style-name="ce188" table:formula="of:=VLOOKUP([.A20];INPUT_DATE_E_RISULTATI_GIRONI;6;0)" office:value-type="float" office:value="83" calcext:value-type="float">
            <text:p>83</text:p>
          </table:table-cell>
          <table:table-cell table:style-name="ce188" table:formula="of:=VLOOKUP([.A20];INPUT_DATE_E_RISULTATI_GIRONI;7;0)" office:value-type="float" office:value="57" calcext:value-type="float">
            <text:p>57</text:p>
          </table:table-cell>
          <table:table-cell table:style-name="ce1038" table:formula="of:=VLOOKUP([.A20];INPUT_DATE_E_RISULTATI_GIRONI;5;0)" office:value-type="string" office:string-value="Falchi" calcext:value-type="string">
            <text:p>Falchi</text:p>
          </table:table-cell>
          <table:table-cell table:style-name="ce1040" table:formula="of:=VLOOKUP([.A20];INPUT_DATE_E_RISULTATI_GIRONI;3;0)" office:value-type="string" office:string-value="D" calcext:value-type="string">
            <text:p>D</text:p>
          </table:table-cell>
          <table:table-cell table:style-name="ce1040" table:formula="of:=VLOOKUP([.A2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17" calcext:value-type="float">
            <text:p>17</text:p>
          </table:table-cell>
          <table:table-cell table:style-name="ce1028" table:formula="of:=VLOOKUP([.A21];INPUT_DATE_E_RISULTATI_GIRONI;8;0)" office:value-type="date" office:date-value="2021-06-08" calcext:value-type="date">
            <text:p>mar 8 giu</text:p>
          </table:table-cell>
          <table:table-cell table:style-name="ce1032" table:formula="of:=VLOOKUP([.A21];INPUT_DATE_E_RISULTATI_GIRONI;9;0)" office:value-type="time" office:time-value="PT15H30M00S" calcext:value-type="time">
            <text:p>15:30</text:p>
          </table:table-cell>
          <table:table-cell table:style-name="ce1034" table:formula="of:=VLOOKUP([.A21];INPUT_DATE_E_RISULTATI_GIRONI;4;0)" office:value-type="string" office:string-value="Bisonti" calcext:value-type="string">
            <text:p>Bisonti</text:p>
          </table:table-cell>
          <table:table-cell table:style-name="ce188" table:formula="of:=VLOOKUP([.A21];INPUT_DATE_E_RISULTATI_GIRONI;6;0)" office:value-type="float" office:value="34" calcext:value-type="float">
            <text:p>34</text:p>
          </table:table-cell>
          <table:table-cell table:style-name="ce188" table:formula="of:=VLOOKUP([.A21];INPUT_DATE_E_RISULTATI_GIRONI;7;0)" office:value-type="float" office:value="33" calcext:value-type="float">
            <text:p>33</text:p>
          </table:table-cell>
          <table:table-cell table:style-name="ce1038" table:formula="of:=VLOOKUP([.A21];INPUT_DATE_E_RISULTATI_GIRONI;5;0)" office:value-type="string" office:string-value="Bufali" calcext:value-type="string">
            <text:p>Bufali</text:p>
          </table:table-cell>
          <table:table-cell table:style-name="ce1040" table:formula="of:=VLOOKUP([.A21];INPUT_DATE_E_RISULTATI_GIRONI;3;0)" office:value-type="string" office:string-value="E" calcext:value-type="string">
            <text:p>E</text:p>
          </table:table-cell>
          <table:table-cell table:style-name="ce1040" table:formula="of:=VLOOKUP([.A2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18" calcext:value-type="float">
            <text:p>18</text:p>
          </table:table-cell>
          <table:table-cell table:style-name="ce1028" table:formula="of:=VLOOKUP([.A22];INPUT_DATE_E_RISULTATI_GIRONI;8;0)" office:value-type="date" office:date-value="2021-06-08" calcext:value-type="date">
            <text:p>mar 8 giu</text:p>
          </table:table-cell>
          <table:table-cell table:style-name="ce1032" table:formula="of:=VLOOKUP([.A22];INPUT_DATE_E_RISULTATI_GIRONI;9;0)" office:value-type="time" office:time-value="PT15H30M00S" calcext:value-type="time">
            <text:p>15:30</text:p>
          </table:table-cell>
          <table:table-cell table:style-name="ce1034" table:formula="of:=VLOOKUP([.A22];INPUT_DATE_E_RISULTATI_GIRONI;4;0)" office:value-type="string" office:string-value="Balene" calcext:value-type="string">
            <text:p>Balene</text:p>
          </table:table-cell>
          <table:table-cell table:style-name="ce188" table:formula="of:=VLOOKUP([.A22];INPUT_DATE_E_RISULTATI_GIRONI;6;0)" office:value-type="float" office:value="34" calcext:value-type="float">
            <text:p>34</text:p>
          </table:table-cell>
          <table:table-cell table:style-name="ce188" table:formula="of:=VLOOKUP([.A22];INPUT_DATE_E_RISULTATI_GIRONI;7;0)" office:value-type="float" office:value="33" calcext:value-type="float">
            <text:p>33</text:p>
          </table:table-cell>
          <table:table-cell table:style-name="ce1038" table:formula="of:=VLOOKUP([.A22];INPUT_DATE_E_RISULTATI_GIRONI;5;0)" office:value-type="string" office:string-value="Gabbiani" calcext:value-type="string">
            <text:p>Gabbiani</text:p>
          </table:table-cell>
          <table:table-cell table:style-name="ce1040" table:formula="of:=VLOOKUP([.A22];INPUT_DATE_E_RISULTATI_GIRONI;3;0)" office:value-type="string" office:string-value="F" calcext:value-type="string">
            <text:p>F</text:p>
          </table:table-cell>
          <table:table-cell table:style-name="ce1040" table:formula="of:=VLOOKUP([.A2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19" calcext:value-type="float">
            <text:p>19</text:p>
          </table:table-cell>
          <table:table-cell table:style-name="ce1028" table:formula="of:=VLOOKUP([.A23];INPUT_DATE_E_RISULTATI_GIRONI;8;0)" office:value-type="date" office:date-value="2021-06-08" calcext:value-type="date">
            <text:p>mar 8 giu</text:p>
          </table:table-cell>
          <table:table-cell table:style-name="ce1032" table:formula="of:=VLOOKUP([.A23];INPUT_DATE_E_RISULTATI_GIRONI;9;0)" office:value-type="time" office:time-value="PT15H30M00S" calcext:value-type="time">
            <text:p>15:30</text:p>
          </table:table-cell>
          <table:table-cell table:style-name="ce1034" table:formula="of:=VLOOKUP([.A23];INPUT_DATE_E_RISULTATI_GIRONI;4;0)" office:value-type="string" office:string-value="Istrici" calcext:value-type="string">
            <text:p>Istrici</text:p>
          </table:table-cell>
          <table:table-cell table:style-name="ce188" table:formula="of:=VLOOKUP([.A23];INPUT_DATE_E_RISULTATI_GIRONI;6;0)" office:value-type="float" office:value="20" calcext:value-type="float">
            <text:p>20</text:p>
          </table:table-cell>
          <table:table-cell table:style-name="ce188" table:formula="of:=VLOOKUP([.A23];INPUT_DATE_E_RISULTATI_GIRONI;7;0)" office:value-type="float" office:value="0" calcext:value-type="float">
            <text:p>0</text:p>
          </table:table-cell>
          <table:table-cell table:style-name="ce1038" table:formula="of:=VLOOKUP([.A23];INPUT_DATE_E_RISULTATI_GIRONI;5;0)" office:value-type="string" office:string-value="Gorilla" calcext:value-type="string">
            <text:p>Gorilla</text:p>
          </table:table-cell>
          <table:table-cell table:style-name="ce1040" table:formula="of:=VLOOKUP([.A23];INPUT_DATE_E_RISULTATI_GIRONI;3;0)" office:value-type="string" office:string-value="G" calcext:value-type="string">
            <text:p>G</text:p>
          </table:table-cell>
          <table:table-cell table:style-name="ce1040" table:formula="of:=VLOOKUP([.A2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20" calcext:value-type="float">
            <text:p>20</text:p>
          </table:table-cell>
          <table:table-cell table:style-name="ce1028" table:formula="of:=VLOOKUP([.A24];INPUT_DATE_E_RISULTATI_GIRONI;8;0)" office:value-type="date" office:date-value="2021-06-08" calcext:value-type="date">
            <text:p>mar 8 giu</text:p>
          </table:table-cell>
          <table:table-cell table:style-name="ce1032" table:formula="of:=VLOOKUP([.A24];INPUT_DATE_E_RISULTATI_GIRONI;9;0)" office:value-type="time" office:time-value="PT15H30M00S" calcext:value-type="time">
            <text:p>15:30</text:p>
          </table:table-cell>
          <table:table-cell table:style-name="ce1034" table:formula="of:=VLOOKUP([.A24];INPUT_DATE_E_RISULTATI_GIRONI;4;0)" office:value-type="string" office:string-value="Piranha" calcext:value-type="string">
            <text:p>Piranha</text:p>
          </table:table-cell>
          <table:table-cell table:style-name="ce188" table:formula="of:=VLOOKUP([.A24];INPUT_DATE_E_RISULTATI_GIRONI;6;0)" office:value-type="float" office:value="100" calcext:value-type="float">
            <text:p>100</text:p>
          </table:table-cell>
          <table:table-cell table:style-name="ce188" table:formula="of:=VLOOKUP([.A24];INPUT_DATE_E_RISULTATI_GIRONI;7;0)" office:value-type="float" office:value="83" calcext:value-type="float">
            <text:p>83</text:p>
          </table:table-cell>
          <table:table-cell table:style-name="ce1038" table:formula="of:=VLOOKUP([.A24];INPUT_DATE_E_RISULTATI_GIRONI;5;0)" office:value-type="string" office:string-value="Scorpioni" calcext:value-type="string">
            <text:p>Scorpioni</text:p>
          </table:table-cell>
          <table:table-cell table:style-name="ce1040" table:formula="of:=VLOOKUP([.A24];INPUT_DATE_E_RISULTATI_GIRONI;3;0)" office:value-type="string" office:string-value="H" calcext:value-type="string">
            <text:p>H</text:p>
          </table:table-cell>
          <table:table-cell table:style-name="ce1040" table:formula="of:=VLOOKUP([.A2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21" calcext:value-type="float">
            <text:p>21</text:p>
          </table:table-cell>
          <table:table-cell table:style-name="ce1028" table:formula="of:=VLOOKUP([.A25];INPUT_DATE_E_RISULTATI_GIRONI;8;0)" office:value-type="date" office:date-value="2021-06-08" calcext:value-type="date">
            <text:p>mar 8 giu</text:p>
          </table:table-cell>
          <table:table-cell table:style-name="ce1032" table:formula="of:=VLOOKUP([.A25];INPUT_DATE_E_RISULTATI_GIRONI;9;0)" office:value-type="time" office:time-value="PT17H00M00S" calcext:value-type="time">
            <text:p>17:00</text:p>
          </table:table-cell>
          <table:table-cell table:style-name="ce1034" table:formula="of:=VLOOKUP([.A25];INPUT_DATE_E_RISULTATI_GIRONI;4;0)" office:value-type="string" office:string-value="Cervi" calcext:value-type="string">
            <text:p>Cervi</text:p>
          </table:table-cell>
          <table:table-cell table:style-name="ce188" table:formula="of:=VLOOKUP([.A25];INPUT_DATE_E_RISULTATI_GIRONI;6;0)" office:value-type="float" office:value="34" calcext:value-type="float">
            <text:p>34</text:p>
          </table:table-cell>
          <table:table-cell table:style-name="ce188" table:formula="of:=VLOOKUP([.A25];INPUT_DATE_E_RISULTATI_GIRONI;7;0)" office:value-type="float" office:value="33" calcext:value-type="float">
            <text:p>33</text:p>
          </table:table-cell>
          <table:table-cell table:style-name="ce1038" table:formula="of:=VLOOKUP([.A2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25];INPUT_DATE_E_RISULTATI_GIRONI;3;0)" office:value-type="string" office:string-value="E" calcext:value-type="string">
            <text:p>E</text:p>
          </table:table-cell>
          <table:table-cell table:style-name="ce1040" table:formula="of:=VLOOKUP([.A2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22" calcext:value-type="float">
            <text:p>22</text:p>
          </table:table-cell>
          <table:table-cell table:style-name="ce1028" table:formula="of:=VLOOKUP([.A26];INPUT_DATE_E_RISULTATI_GIRONI;8;0)" office:value-type="date" office:date-value="2021-06-08" calcext:value-type="date">
            <text:p>mar 8 giu</text:p>
          </table:table-cell>
          <table:table-cell table:style-name="ce1032" table:formula="of:=VLOOKUP([.A26];INPUT_DATE_E_RISULTATI_GIRONI;9;0)" office:value-type="time" office:time-value="PT17H00M00S" calcext:value-type="time">
            <text:p>17:00</text:p>
          </table:table-cell>
          <table:table-cell table:style-name="ce1034" table:formula="of:=VLOOKUP([.A26];INPUT_DATE_E_RISULTATI_GIRONI;4;0)" office:value-type="string" office:string-value="Delfini" calcext:value-type="string">
            <text:p>Delfini</text:p>
          </table:table-cell>
          <table:table-cell table:style-name="ce188" table:formula="of:=VLOOKUP([.A26];INPUT_DATE_E_RISULTATI_GIRONI;6;0)" office:value-type="float" office:value="34" calcext:value-type="float">
            <text:p>34</text:p>
          </table:table-cell>
          <table:table-cell table:style-name="ce188" table:formula="of:=VLOOKUP([.A26];INPUT_DATE_E_RISULTATI_GIRONI;7;0)" office:value-type="float" office:value="33" calcext:value-type="float">
            <text:p>33</text:p>
          </table:table-cell>
          <table:table-cell table:style-name="ce1038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26];INPUT_DATE_E_RISULTATI_GIRONI;3;0)" office:value-type="string" office:string-value="F" calcext:value-type="string">
            <text:p>F</text:p>
          </table:table-cell>
          <table:table-cell table:style-name="ce1040" table:formula="of:=VLOOKUP([.A2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23" calcext:value-type="float">
            <text:p>23</text:p>
          </table:table-cell>
          <table:table-cell table:style-name="ce1028" table:formula="of:=VLOOKUP([.A27];INPUT_DATE_E_RISULTATI_GIRONI;8;0)" office:value-type="date" office:date-value="2021-06-08" calcext:value-type="date">
            <text:p>mar 8 giu</text:p>
          </table:table-cell>
          <table:table-cell table:style-name="ce1032" table:formula="of:=VLOOKUP([.A27];INPUT_DATE_E_RISULTATI_GIRONI;9;0)" office:value-type="time" office:time-value="PT17H00M00S" calcext:value-type="time">
            <text:p>17:00</text:p>
          </table:table-cell>
          <table:table-cell table:style-name="ce1034" table:formula="of:=VLOOKUP([.A27];INPUT_DATE_E_RISULTATI_GIRONI;4;0)" office:value-type="string" office:string-value="Muli" calcext:value-type="string">
            <text:p>Muli</text:p>
          </table:table-cell>
          <table:table-cell table:style-name="ce188" table:formula="of:=VLOOKUP([.A27];INPUT_DATE_E_RISULTATI_GIRONI;6;0)" office:value-type="float" office:value="0" calcext:value-type="float">
            <text:p>0</text:p>
          </table:table-cell>
          <table:table-cell table:style-name="ce188" table:formula="of:=VLOOKUP([.A27];INPUT_DATE_E_RISULTATI_GIRONI;7;0)" office:value-type="float" office:value="20" calcext:value-type="float">
            <text:p>20</text:p>
          </table:table-cell>
          <table:table-cell table:style-name="ce1038" table:formula="of:=VLOOKUP([.A27];INPUT_DATE_E_RISULTATI_GIRONI;5;0)" office:value-type="string" office:string-value="Orche" calcext:value-type="string">
            <text:p>Orche</text:p>
          </table:table-cell>
          <table:table-cell table:style-name="ce1040" table:formula="of:=VLOOKUP([.A27];INPUT_DATE_E_RISULTATI_GIRONI;3;0)" office:value-type="string" office:string-value="G" calcext:value-type="string">
            <text:p>G</text:p>
          </table:table-cell>
          <table:table-cell table:style-name="ce1040" table:formula="of:=VLOOKUP([.A2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24" calcext:value-type="float">
            <text:p>24</text:p>
          </table:table-cell>
          <table:table-cell table:style-name="ce1028" table:formula="of:=VLOOKUP([.A28];INPUT_DATE_E_RISULTATI_GIRONI;8;0)" office:value-type="date" office:date-value="2021-06-08" calcext:value-type="date">
            <text:p>mar 8 giu</text:p>
          </table:table-cell>
          <table:table-cell table:style-name="ce1032" table:formula="of:=VLOOKUP([.A28];INPUT_DATE_E_RISULTATI_GIRONI;9;0)" office:value-type="time" office:time-value="PT17H00M00S" calcext:value-type="time">
            <text:p>17:00</text:p>
          </table:table-cell>
          <table:table-cell table:style-name="ce1034" table:formula="of:=VLOOKUP([.A28];INPUT_DATE_E_RISULTATI_GIRONI;4;0)" office:value-type="string" office:string-value="Tonni" calcext:value-type="string">
            <text:p>Tonni</text:p>
          </table:table-cell>
          <table:table-cell table:style-name="ce188" table:formula="of:=VLOOKUP([.A28];INPUT_DATE_E_RISULTATI_GIRONI;6;0)" office:value-type="float" office:value="20" calcext:value-type="float">
            <text:p>20</text:p>
          </table:table-cell>
          <table:table-cell table:style-name="ce188" table:formula="of:=VLOOKUP([.A28];INPUT_DATE_E_RISULTATI_GIRONI;7;0)" office:value-type="float" office:value="0" calcext:value-type="float">
            <text:p>0</text:p>
          </table:table-cell>
          <table:table-cell table:style-name="ce1038" table:formula="of:=VLOOKUP([.A28];INPUT_DATE_E_RISULTATI_GIRONI;5;0)" office:value-type="string" office:string-value="Zebre" calcext:value-type="string">
            <text:p>Zebre</text:p>
          </table:table-cell>
          <table:table-cell table:style-name="ce1040" table:formula="of:=VLOOKUP([.A28];INPUT_DATE_E_RISULTATI_GIRONI;3;0)" office:value-type="string" office:string-value="H" calcext:value-type="string">
            <text:p>H</text:p>
          </table:table-cell>
          <table:table-cell table:style-name="ce1040" table:formula="of:=VLOOKUP([.A2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25" calcext:value-type="float">
            <text:p>25</text:p>
          </table:table-cell>
          <table:table-cell table:style-name="ce1028" table:formula="of:=VLOOKUP([.A29];INPUT_DATE_E_RISULTATI_GIRONI;8;0)" office:value-type="date" office:date-value="2021-06-08" calcext:value-type="date">
            <text:p>mar 8 giu</text:p>
          </table:table-cell>
          <table:table-cell table:style-name="ce1032" table:formula="of:=VLOOKUP([.A29];INPUT_DATE_E_RISULTATI_GIRONI;9;0)" office:value-type="time" office:time-value="PT18H30M00S" calcext:value-type="time">
            <text:p>18:30</text:p>
          </table:table-cell>
          <table:table-cell table:style-name="ce1034" table:formula="of:=VLOOKUP([.A29];INPUT_DATE_E_RISULTATI_GIRONI;4;0)" office:value-type="string" office:string-value="Leoni" calcext:value-type="string">
            <text:p>Leoni</text:p>
          </table:table-cell>
          <table:table-cell table:style-name="ce188" table:formula="of:=VLOOKUP([.A29];INPUT_DATE_E_RISULTATI_GIRONI;6;0)" office:value-type="float" office:value="82" calcext:value-type="float">
            <text:p>82</text:p>
          </table:table-cell>
          <table:table-cell table:style-name="ce188" table:formula="of:=VLOOKUP([.A29];INPUT_DATE_E_RISULTATI_GIRONI;7;0)" office:value-type="float" office:value="25" calcext:value-type="float">
            <text:p>25</text:p>
          </table:table-cell>
          <table:table-cell table:style-name="ce1038" table:formula="of:=VLOOKUP([.A29];INPUT_DATE_E_RISULTATI_GIRONI;5;0)" office:value-type="string" office:string-value="Ghepardi" calcext:value-type="string">
            <text:p>Ghepardi</text:p>
          </table:table-cell>
          <table:table-cell table:style-name="ce1040" table:formula="of:=VLOOKUP([.A29];INPUT_DATE_E_RISULTATI_GIRONI;3;0)" office:value-type="string" office:string-value="A" calcext:value-type="string">
            <text:p>A</text:p>
          </table:table-cell>
          <table:table-cell table:style-name="ce1040" table:formula="of:=VLOOKUP([.A2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26" calcext:value-type="float">
            <text:p>26</text:p>
          </table:table-cell>
          <table:table-cell table:style-name="ce1028" table:formula="of:=VLOOKUP([.A30];INPUT_DATE_E_RISULTATI_GIRONI;8;0)" office:value-type="date" office:date-value="2021-06-08" calcext:value-type="date">
            <text:p>mar 8 giu</text:p>
          </table:table-cell>
          <table:table-cell table:style-name="ce1032" table:formula="of:=VLOOKUP([.A30];INPUT_DATE_E_RISULTATI_GIRONI;9;0)" office:value-type="time" office:time-value="PT18H30M00S" calcext:value-type="time">
            <text:p>18:30</text:p>
          </table:table-cell>
          <table:table-cell table:style-name="ce1034" table:formula="of:=VLOOKUP([.A30];INPUT_DATE_E_RISULTATI_GIRONI;4;0)" office:value-type="string" office:string-value="Giaguari" calcext:value-type="string">
            <text:p>Giaguari</text:p>
          </table:table-cell>
          <table:table-cell table:style-name="ce188" table:formula="of:=VLOOKUP([.A30];INPUT_DATE_E_RISULTATI_GIRONI;6;0)" office:value-type="float" office:value="76" calcext:value-type="float">
            <text:p>76</text:p>
          </table:table-cell>
          <table:table-cell table:style-name="ce188" table:formula="of:=VLOOKUP([.A30];INPUT_DATE_E_RISULTATI_GIRONI;7;0)" office:value-type="float" office:value="94" calcext:value-type="float">
            <text:p>94</text:p>
          </table:table-cell>
          <table:table-cell table:style-name="ce1038" table:formula="of:=VLOOKUP([.A30];INPUT_DATE_E_RISULTATI_GIRONI;5;0)" office:value-type="string" office:string-value="Serval" calcext:value-type="string">
            <text:p>Serval</text:p>
          </table:table-cell>
          <table:table-cell table:style-name="ce1040" table:formula="of:=VLOOKUP([.A30];INPUT_DATE_E_RISULTATI_GIRONI;3;0)" office:value-type="string" office:string-value="B" calcext:value-type="string">
            <text:p>B</text:p>
          </table:table-cell>
          <table:table-cell table:style-name="ce1040" table:formula="of:=VLOOKUP([.A3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27" calcext:value-type="float">
            <text:p>27</text:p>
          </table:table-cell>
          <table:table-cell table:style-name="ce1028" table:formula="of:=VLOOKUP([.A31];INPUT_DATE_E_RISULTATI_GIRONI;8;0)" office:value-type="date" office:date-value="2021-06-08" calcext:value-type="date">
            <text:p>mar 8 giu</text:p>
          </table:table-cell>
          <table:table-cell table:style-name="ce1032" table:formula="of:=VLOOKUP([.A31];INPUT_DATE_E_RISULTATI_GIRONI;9;0)" office:value-type="time" office:time-value="PT18H30M00S" calcext:value-type="time">
            <text:p>18:30</text:p>
          </table:table-cell>
          <table:table-cell table:style-name="ce1034" table:formula="of:=VLOOKUP([.A31];INPUT_DATE_E_RISULTATI_GIRONI;4;0)" office:value-type="string" office:string-value="Elefanti" calcext:value-type="string">
            <text:p>Elefanti</text:p>
          </table:table-cell>
          <table:table-cell table:style-name="ce188" table:formula="of:=VLOOKUP([.A31];INPUT_DATE_E_RISULTATI_GIRONI;6;0)" office:value-type="float" office:value="57" calcext:value-type="float">
            <text:p>57</text:p>
          </table:table-cell>
          <table:table-cell table:style-name="ce188" table:formula="of:=VLOOKUP([.A31];INPUT_DATE_E_RISULTATI_GIRONI;7;0)" office:value-type="float" office:value="42" calcext:value-type="float">
            <text:p>42</text:p>
          </table:table-cell>
          <table:table-cell table:style-name="ce1038" table:formula="of:=VLOOKUP([.A31];INPUT_DATE_E_RISULTATI_GIRONI;5;0)" office:value-type="string" office:string-value="Iguane" calcext:value-type="string">
            <text:p>Iguane</text:p>
          </table:table-cell>
          <table:table-cell table:style-name="ce1040" table:formula="of:=VLOOKUP([.A31];INPUT_DATE_E_RISULTATI_GIRONI;3;0)" office:value-type="string" office:string-value="C" calcext:value-type="string">
            <text:p>C</text:p>
          </table:table-cell>
          <table:table-cell table:style-name="ce1040" table:formula="of:=VLOOKUP([.A3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28" calcext:value-type="float">
            <text:p>28</text:p>
          </table:table-cell>
          <table:table-cell table:style-name="ce1028" table:formula="of:=VLOOKUP([.A32];INPUT_DATE_E_RISULTATI_GIRONI;8;0)" office:value-type="date" office:date-value="2021-06-08" calcext:value-type="date">
            <text:p>mar 8 giu</text:p>
          </table:table-cell>
          <table:table-cell table:style-name="ce1032" table:formula="of:=VLOOKUP([.A32];INPUT_DATE_E_RISULTATI_GIRONI;9;0)" office:value-type="time" office:time-value="PT18H30M00S" calcext:value-type="time">
            <text:p>18:30</text:p>
          </table:table-cell>
          <table:table-cell table:style-name="ce1034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32];INPUT_DATE_E_RISULTATI_GIRONI;6;0)" office:value-type="float" office:value="54" calcext:value-type="float">
            <text:p>54</text:p>
          </table:table-cell>
          <table:table-cell table:style-name="ce188" table:formula="of:=VLOOKUP([.A32];INPUT_DATE_E_RISULTATI_GIRONI;7;0)" office:value-type="float" office:value="44" calcext:value-type="float">
            <text:p>44</text:p>
          </table:table-cell>
          <table:table-cell table:style-name="ce1038" table:formula="of:=VLOOKUP([.A32];INPUT_DATE_E_RISULTATI_GIRONI;5;0)" office:value-type="string" office:string-value="Falchi" calcext:value-type="string">
            <text:p>Falchi</text:p>
          </table:table-cell>
          <table:table-cell table:style-name="ce1040" table:formula="of:=VLOOKUP([.A32];INPUT_DATE_E_RISULTATI_GIRONI;3;0)" office:value-type="string" office:string-value="D" calcext:value-type="string">
            <text:p>D</text:p>
          </table:table-cell>
          <table:table-cell table:style-name="ce1040" table:formula="of:=VLOOKUP([.A3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29" calcext:value-type="float">
            <text:p>29</text:p>
          </table:table-cell>
          <table:table-cell table:style-name="ce1028" table:formula="of:=VLOOKUP([.A33];INPUT_DATE_E_RISULTATI_GIRONI;8;0)" office:value-type="date" office:date-value="2021-06-09" calcext:value-type="date">
            <text:p>mer 9 giu</text:p>
          </table:table-cell>
          <table:table-cell table:style-name="ce1032" table:formula="of:=VLOOKUP([.A33];INPUT_DATE_E_RISULTATI_GIRONI;9;0)" office:value-type="time" office:time-value="PT09H00M00S" calcext:value-type="time">
            <text:p>09:00</text:p>
          </table:table-cell>
          <table:table-cell table:style-name="ce1034" table:formula="of:=VLOOKUP([.A33];INPUT_DATE_E_RISULTATI_GIRONI;4;0)" office:value-type="string" office:string-value="Bisonti" calcext:value-type="string">
            <text:p>Bisonti</text:p>
          </table:table-cell>
          <table:table-cell table:style-name="ce188" table:formula="of:=VLOOKUP([.A33];INPUT_DATE_E_RISULTATI_GIRONI;6;0)" office:value-type="float" office:value="33" calcext:value-type="float">
            <text:p>33</text:p>
          </table:table-cell>
          <table:table-cell table:style-name="ce188" table:formula="of:=VLOOKUP([.A33];INPUT_DATE_E_RISULTATI_GIRONI;7;0)" office:value-type="float" office:value="34" calcext:value-type="float">
            <text:p>34</text:p>
          </table:table-cell>
          <table:table-cell table:style-name="ce1038" table:formula="of:=VLOOKUP([.A33];INPUT_DATE_E_RISULTATI_GIRONI;5;0)" office:value-type="string" office:string-value="Cervi" calcext:value-type="string">
            <text:p>Cervi</text:p>
          </table:table-cell>
          <table:table-cell table:style-name="ce1040" table:formula="of:=VLOOKUP([.A33];INPUT_DATE_E_RISULTATI_GIRONI;3;0)" office:value-type="string" office:string-value="E" calcext:value-type="string">
            <text:p>E</text:p>
          </table:table-cell>
          <table:table-cell table:style-name="ce1040" table:formula="of:=VLOOKUP([.A33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30" calcext:value-type="float">
            <text:p>30</text:p>
          </table:table-cell>
          <table:table-cell table:style-name="ce1028" table:formula="of:=VLOOKUP([.A34];INPUT_DATE_E_RISULTATI_GIRONI;8;0)" office:value-type="date" office:date-value="2021-06-09" calcext:value-type="date">
            <text:p>mer 9 giu</text:p>
          </table:table-cell>
          <table:table-cell table:style-name="ce1032" table:formula="of:=VLOOKUP([.A34];INPUT_DATE_E_RISULTATI_GIRONI;9;0)" office:value-type="time" office:time-value="PT09H00M00S" calcext:value-type="time">
            <text:p>09:00</text:p>
          </table:table-cell>
          <table:table-cell table:style-name="ce1034" table:formula="of:=VLOOKUP([.A34];INPUT_DATE_E_RISULTATI_GIRONI;4;0)" office:value-type="string" office:string-value="Balene" calcext:value-type="string">
            <text:p>Balene</text:p>
          </table:table-cell>
          <table:table-cell table:style-name="ce188" table:formula="of:=VLOOKUP([.A34];INPUT_DATE_E_RISULTATI_GIRONI;6;0)" office:value-type="float" office:value="33" calcext:value-type="float">
            <text:p>33</text:p>
          </table:table-cell>
          <table:table-cell table:style-name="ce188" table:formula="of:=VLOOKUP([.A34];INPUT_DATE_E_RISULTATI_GIRONI;7;0)" office:value-type="float" office:value="34" calcext:value-type="float">
            <text:p>34</text:p>
          </table:table-cell>
          <table:table-cell table:style-name="ce1038" table:formula="of:=VLOOKUP([.A34];INPUT_DATE_E_RISULTATI_GIRONI;5;0)" office:value-type="string" office:string-value="Delfini" calcext:value-type="string">
            <text:p>Delfini</text:p>
          </table:table-cell>
          <table:table-cell table:style-name="ce1040" table:formula="of:=VLOOKUP([.A34];INPUT_DATE_E_RISULTATI_GIRONI;3;0)" office:value-type="string" office:string-value="F" calcext:value-type="string">
            <text:p>F</text:p>
          </table:table-cell>
          <table:table-cell table:style-name="ce1040" table:formula="of:=VLOOKUP([.A34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31" calcext:value-type="float">
            <text:p>31</text:p>
          </table:table-cell>
          <table:table-cell table:style-name="ce1028" table:formula="of:=VLOOKUP([.A35];INPUT_DATE_E_RISULTATI_GIRONI;8;0)" office:value-type="date" office:date-value="2021-06-09" calcext:value-type="date">
            <text:p>mer 9 giu</text:p>
          </table:table-cell>
          <table:table-cell table:style-name="ce1032" table:formula="of:=VLOOKUP([.A35];INPUT_DATE_E_RISULTATI_GIRONI;9;0)" office:value-type="time" office:time-value="PT09H00M00S" calcext:value-type="time">
            <text:p>09:00</text:p>
          </table:table-cell>
          <table:table-cell table:style-name="ce1034" table:formula="of:=VLOOKUP([.A35];INPUT_DATE_E_RISULTATI_GIRONI;4;0)" office:value-type="string" office:string-value="Istrici" calcext:value-type="string">
            <text:p>Istrici</text:p>
          </table:table-cell>
          <table:table-cell table:style-name="ce188" table:formula="of:=VLOOKUP([.A35];INPUT_DATE_E_RISULTATI_GIRONI;6;0)" office:value-type="float" office:value="20" calcext:value-type="float">
            <text:p>20</text:p>
          </table:table-cell>
          <table:table-cell table:style-name="ce188" table:formula="of:=VLOOKUP([.A35];INPUT_DATE_E_RISULTATI_GIRONI;7;0)" office:value-type="float" office:value="0" calcext:value-type="float">
            <text:p>0</text:p>
          </table:table-cell>
          <table:table-cell table:style-name="ce1038" table:formula="of:=VLOOKUP([.A35];INPUT_DATE_E_RISULTATI_GIRONI;5;0)" office:value-type="string" office:string-value="Muli" calcext:value-type="string">
            <text:p>Muli</text:p>
          </table:table-cell>
          <table:table-cell table:style-name="ce1040" table:formula="of:=VLOOKUP([.A35];INPUT_DATE_E_RISULTATI_GIRONI;3;0)" office:value-type="string" office:string-value="G" calcext:value-type="string">
            <text:p>G</text:p>
          </table:table-cell>
          <table:table-cell table:style-name="ce1040" table:formula="of:=VLOOKUP([.A35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32" calcext:value-type="float">
            <text:p>32</text:p>
          </table:table-cell>
          <table:table-cell table:style-name="ce1028" table:formula="of:=VLOOKUP([.A36];INPUT_DATE_E_RISULTATI_GIRONI;8;0)" office:value-type="date" office:date-value="2021-06-09" calcext:value-type="date">
            <text:p>mer 9 giu</text:p>
          </table:table-cell>
          <table:table-cell table:style-name="ce1032" table:formula="of:=VLOOKUP([.A36];INPUT_DATE_E_RISULTATI_GIRONI;9;0)" office:value-type="time" office:time-value="PT09H00M00S" calcext:value-type="time">
            <text:p>09:00</text:p>
          </table:table-cell>
          <table:table-cell table:style-name="ce1034" table:formula="of:=VLOOKUP([.A36];INPUT_DATE_E_RISULTATI_GIRONI;4;0)" office:value-type="string" office:string-value="Piranha" calcext:value-type="string">
            <text:p>Piranha</text:p>
          </table:table-cell>
          <table:table-cell table:style-name="ce188" table:formula="of:=VLOOKUP([.A36];INPUT_DATE_E_RISULTATI_GIRONI;6;0)" office:value-type="float" office:value="97" calcext:value-type="float">
            <text:p>97</text:p>
          </table:table-cell>
          <table:table-cell table:style-name="ce188" table:formula="of:=VLOOKUP([.A36];INPUT_DATE_E_RISULTATI_GIRONI;7;0)" office:value-type="float" office:value="78" calcext:value-type="float">
            <text:p>78</text:p>
          </table:table-cell>
          <table:table-cell table:style-name="ce1038" table:formula="of:=VLOOKUP([.A36];INPUT_DATE_E_RISULTATI_GIRONI;5;0)" office:value-type="string" office:string-value="Tonni" calcext:value-type="string">
            <text:p>Tonni</text:p>
          </table:table-cell>
          <table:table-cell table:style-name="ce1040" table:formula="of:=VLOOKUP([.A36];INPUT_DATE_E_RISULTATI_GIRONI;3;0)" office:value-type="string" office:string-value="H" calcext:value-type="string">
            <text:p>H</text:p>
          </table:table-cell>
          <table:table-cell table:style-name="ce1040" table:formula="of:=VLOOKUP([.A36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33" calcext:value-type="float">
            <text:p>33</text:p>
          </table:table-cell>
          <table:table-cell table:style-name="ce1028" table:formula="of:=VLOOKUP([.A37];INPUT_DATE_E_RISULTATI_GIRONI;8;0)" office:value-type="date" office:date-value="2021-06-09" calcext:value-type="date">
            <text:p>mer 9 giu</text:p>
          </table:table-cell>
          <table:table-cell table:style-name="ce1032" table:formula="of:=VLOOKUP([.A37];INPUT_DATE_E_RISULTATI_GIRONI;9;0)" office:value-type="time" office:time-value="PT11H00M00S" calcext:value-type="time">
            <text:p>11:00</text:p>
          </table:table-cell>
          <table:table-cell table:style-name="ce1034" table:formula="of:=VLOOKUP([.A37];INPUT_DATE_E_RISULTATI_GIRONI;4;0)" office:value-type="string" office:string-value="Bufali" calcext:value-type="string">
            <text:p>Bufali</text:p>
          </table:table-cell>
          <table:table-cell table:style-name="ce188" table:formula="of:=VLOOKUP([.A37];INPUT_DATE_E_RISULTATI_GIRONI;6;0)" office:value-type="float" office:value="35" calcext:value-type="float">
            <text:p>35</text:p>
          </table:table-cell>
          <table:table-cell table:style-name="ce188" table:formula="of:=VLOOKUP([.A37];INPUT_DATE_E_RISULTATI_GIRONI;7;0)" office:value-type="float" office:value="33" calcext:value-type="float">
            <text:p>33</text:p>
          </table:table-cell>
          <table:table-cell table:style-name="ce1038" table:formula="of:=VLOOKUP([.A37];INPUT_DATE_E_RISULTATI_GIRONI;5;0)" office:value-type="string" office:string-value="Cinghiali" calcext:value-type="string">
            <text:p>Cinghiali</text:p>
          </table:table-cell>
          <table:table-cell table:style-name="ce1040" table:formula="of:=VLOOKUP([.A37];INPUT_DATE_E_RISULTATI_GIRONI;3;0)" office:value-type="string" office:string-value="E" calcext:value-type="string">
            <text:p>E</text:p>
          </table:table-cell>
          <table:table-cell table:style-name="ce1040" table:formula="of:=VLOOKUP([.A37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34" calcext:value-type="float">
            <text:p>34</text:p>
          </table:table-cell>
          <table:table-cell table:style-name="ce1028" table:formula="of:=VLOOKUP([.A38];INPUT_DATE_E_RISULTATI_GIRONI;8;0)" office:value-type="date" office:date-value="2021-06-09" calcext:value-type="date">
            <text:p>mer 9 giu</text:p>
          </table:table-cell>
          <table:table-cell table:style-name="ce1032" table:formula="of:=VLOOKUP([.A38];INPUT_DATE_E_RISULTATI_GIRONI;9;0)" office:value-type="time" office:time-value="PT11H00M00S" calcext:value-type="time">
            <text:p>11:00</text:p>
          </table:table-cell>
          <table:table-cell table:style-name="ce1034" table:formula="of:=VLOOKUP([.A38];INPUT_DATE_E_RISULTATI_GIRONI;4;0)" office:value-type="string" office:string-value="Gabbiani" calcext:value-type="string">
            <text:p>Gabbiani</text:p>
          </table:table-cell>
          <table:table-cell table:style-name="ce188" table:formula="of:=VLOOKUP([.A38];INPUT_DATE_E_RISULTATI_GIRONI;6;0)" office:value-type="float" office:value="35" calcext:value-type="float">
            <text:p>35</text:p>
          </table:table-cell>
          <table:table-cell table:style-name="ce188" table:formula="of:=VLOOKUP([.A38];INPUT_DATE_E_RISULTATI_GIRONI;7;0)" office:value-type="float" office:value="34" calcext:value-type="float">
            <text:p>34</text:p>
          </table:table-cell>
          <table:table-cell table:style-name="ce1038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38];INPUT_DATE_E_RISULTATI_GIRONI;3;0)" office:value-type="string" office:string-value="F" calcext:value-type="string">
            <text:p>F</text:p>
          </table:table-cell>
          <table:table-cell table:style-name="ce1040" table:formula="of:=VLOOKUP([.A38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35" calcext:value-type="float">
            <text:p>35</text:p>
          </table:table-cell>
          <table:table-cell table:style-name="ce1028" table:formula="of:=VLOOKUP([.A39];INPUT_DATE_E_RISULTATI_GIRONI;8;0)" office:value-type="date" office:date-value="2021-06-09" calcext:value-type="date">
            <text:p>mer 9 giu</text:p>
          </table:table-cell>
          <table:table-cell table:style-name="ce1032" table:formula="of:=VLOOKUP([.A39];INPUT_DATE_E_RISULTATI_GIRONI;9;0)" office:value-type="time" office:time-value="PT11H00M00S" calcext:value-type="time">
            <text:p>11:00</text:p>
          </table:table-cell>
          <table:table-cell table:style-name="ce1034" table:formula="of:=VLOOKUP([.A39];INPUT_DATE_E_RISULTATI_GIRONI;4;0)" office:value-type="string" office:string-value="Gorilla" calcext:value-type="string">
            <text:p>Gorilla</text:p>
          </table:table-cell>
          <table:table-cell table:style-name="ce188" table:formula="of:=VLOOKUP([.A39];INPUT_DATE_E_RISULTATI_GIRONI;6;0)" office:value-type="float" office:value="20" calcext:value-type="float">
            <text:p>20</text:p>
          </table:table-cell>
          <table:table-cell table:style-name="ce188" table:formula="of:=VLOOKUP([.A39];INPUT_DATE_E_RISULTATI_GIRONI;7;0)" office:value-type="float" office:value="0" calcext:value-type="float">
            <text:p>0</text:p>
          </table:table-cell>
          <table:table-cell table:style-name="ce1038" table:formula="of:=VLOOKUP([.A39];INPUT_DATE_E_RISULTATI_GIRONI;5;0)" office:value-type="string" office:string-value="Orche" calcext:value-type="string">
            <text:p>Orche</text:p>
          </table:table-cell>
          <table:table-cell table:style-name="ce1040" table:formula="of:=VLOOKUP([.A39];INPUT_DATE_E_RISULTATI_GIRONI;3;0)" office:value-type="string" office:string-value="G" calcext:value-type="string">
            <text:p>G</text:p>
          </table:table-cell>
          <table:table-cell table:style-name="ce1040" table:formula="of:=VLOOKUP([.A39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36" calcext:value-type="float">
            <text:p>36</text:p>
          </table:table-cell>
          <table:table-cell table:style-name="ce1028" table:formula="of:=VLOOKUP([.A40];INPUT_DATE_E_RISULTATI_GIRONI;8;0)" office:value-type="date" office:date-value="2021-06-09" calcext:value-type="date">
            <text:p>mer 9 giu</text:p>
          </table:table-cell>
          <table:table-cell table:style-name="ce1032" table:formula="of:=VLOOKUP([.A40];INPUT_DATE_E_RISULTATI_GIRONI;9;0)" office:value-type="time" office:time-value="PT11H00M00S" calcext:value-type="time">
            <text:p>11:00</text:p>
          </table:table-cell>
          <table:table-cell table:style-name="ce1034" table:formula="of:=VLOOKUP([.A40];INPUT_DATE_E_RISULTATI_GIRONI;4;0)" office:value-type="string" office:string-value="Scorpioni" calcext:value-type="string">
            <text:p>Scorpioni</text:p>
          </table:table-cell>
          <table:table-cell table:style-name="ce188" table:formula="of:=VLOOKUP([.A40];INPUT_DATE_E_RISULTATI_GIRONI;6;0)" office:value-type="float" office:value="74" calcext:value-type="float">
            <text:p>74</text:p>
          </table:table-cell>
          <table:table-cell table:style-name="ce188" table:formula="of:=VLOOKUP([.A40];INPUT_DATE_E_RISULTATI_GIRONI;7;0)" office:value-type="float" office:value="79" calcext:value-type="float">
            <text:p>79</text:p>
          </table:table-cell>
          <table:table-cell table:style-name="ce1038" table:formula="of:=VLOOKUP([.A40];INPUT_DATE_E_RISULTATI_GIRONI;5;0)" office:value-type="string" office:string-value="Zebre" calcext:value-type="string">
            <text:p>Zebre</text:p>
          </table:table-cell>
          <table:table-cell table:style-name="ce1040" table:formula="of:=VLOOKUP([.A40];INPUT_DATE_E_RISULTATI_GIRONI;3;0)" office:value-type="string" office:string-value="H" calcext:value-type="string">
            <text:p>H</text:p>
          </table:table-cell>
          <table:table-cell table:style-name="ce1040" table:formula="of:=VLOOKUP([.A40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37" calcext:value-type="float">
            <text:p>37</text:p>
          </table:table-cell>
          <table:table-cell table:style-name="ce1028" table:formula="of:=VLOOKUP([.A41];INPUT_DATE_E_RISULTATI_GIRONI;8;0)" office:value-type="date" office:date-value="2021-06-09" calcext:value-type="date">
            <text:p>mer 9 giu</text:p>
          </table:table-cell>
          <table:table-cell table:style-name="ce1032" table:formula="of:=VLOOKUP([.A41];INPUT_DATE_E_RISULTATI_GIRONI;9;0)" office:value-type="time" office:time-value="PT15H30M00S" calcext:value-type="time">
            <text:p>15:30</text:p>
          </table:table-cell>
          <table:table-cell table:style-name="ce1034" table:formula="of:=VLOOKUP([.A41];INPUT_DATE_E_RISULTATI_GIRONI;4;0)" office:value-type="string" office:string-value="Pantere" calcext:value-type="string">
            <text:p>Pantere</text:p>
          </table:table-cell>
          <table:table-cell table:style-name="ce188" table:formula="of:=VLOOKUP([.A41];INPUT_DATE_E_RISULTATI_GIRONI;6;0)" office:value-type="float" office:value="93" calcext:value-type="float">
            <text:p>93</text:p>
          </table:table-cell>
          <table:table-cell table:style-name="ce188" table:formula="of:=VLOOKUP([.A41];INPUT_DATE_E_RISULTATI_GIRONI;7;0)" office:value-type="float" office:value="30" calcext:value-type="float">
            <text:p>30</text:p>
          </table:table-cell>
          <table:table-cell table:style-name="ce1038" table:formula="of:=VLOOKUP([.A41];INPUT_DATE_E_RISULTATI_GIRONI;5;0)" office:value-type="string" office:string-value="Tigri" calcext:value-type="string">
            <text:p>Tigri</text:p>
          </table:table-cell>
          <table:table-cell table:style-name="ce1040" table:formula="of:=VLOOKUP([.A41];INPUT_DATE_E_RISULTATI_GIRONI;3;0)" office:value-type="string" office:string-value="A" calcext:value-type="string">
            <text:p>A</text:p>
          </table:table-cell>
          <table:table-cell table:style-name="ce1040" table:formula="of:=VLOOKUP([.A41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38" calcext:value-type="float">
            <text:p>38</text:p>
          </table:table-cell>
          <table:table-cell table:style-name="ce1028" table:formula="of:=VLOOKUP([.A42];INPUT_DATE_E_RISULTATI_GIRONI;8;0)" office:value-type="date" office:date-value="2021-06-09" calcext:value-type="date">
            <text:p>mer 9 giu</text:p>
          </table:table-cell>
          <table:table-cell table:style-name="ce1032" table:formula="of:=VLOOKUP([.A42];INPUT_DATE_E_RISULTATI_GIRONI;9;0)" office:value-type="time" office:time-value="PT15H30M00S" calcext:value-type="time">
            <text:p>15:30</text:p>
          </table:table-cell>
          <table:table-cell table:style-name="ce1034" table:formula="of:=VLOOKUP([.A42];INPUT_DATE_E_RISULTATI_GIRONI;4;0)" office:value-type="string" office:string-value="Puma" calcext:value-type="string">
            <text:p>Puma</text:p>
          </table:table-cell>
          <table:table-cell table:style-name="ce188" table:formula="of:=VLOOKUP([.A42];INPUT_DATE_E_RISULTATI_GIRONI;6;0)" office:value-type="float" office:value="97" calcext:value-type="float">
            <text:p>97</text:p>
          </table:table-cell>
          <table:table-cell table:style-name="ce188" table:formula="of:=VLOOKUP([.A42];INPUT_DATE_E_RISULTATI_GIRONI;7;0)" office:value-type="float" office:value="72" calcext:value-type="float">
            <text:p>72</text:p>
          </table:table-cell>
          <table:table-cell table:style-name="ce1038" table:formula="of:=VLOOKUP([.A42];INPUT_DATE_E_RISULTATI_GIRONI;5;0)" office:value-type="string" office:string-value="Linci" calcext:value-type="string">
            <text:p>Linci</text:p>
          </table:table-cell>
          <table:table-cell table:style-name="ce1040" table:formula="of:=VLOOKUP([.A42];INPUT_DATE_E_RISULTATI_GIRONI;3;0)" office:value-type="string" office:string-value="B" calcext:value-type="string">
            <text:p>B</text:p>
          </table:table-cell>
          <table:table-cell table:style-name="ce1040" table:formula="of:=VLOOKUP([.A42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39" calcext:value-type="float">
            <text:p>39</text:p>
          </table:table-cell>
          <table:table-cell table:style-name="ce1028" table:formula="of:=VLOOKUP([.A43];INPUT_DATE_E_RISULTATI_GIRONI;8;0)" office:value-type="date" office:date-value="2021-06-09" calcext:value-type="date">
            <text:p>mer 9 giu</text:p>
          </table:table-cell>
          <table:table-cell table:style-name="ce1032" table:formula="of:=VLOOKUP([.A43];INPUT_DATE_E_RISULTATI_GIRONI;9;0)" office:value-type="time" office:time-value="PT15H30M00S" calcext:value-type="time">
            <text:p>15:30</text:p>
          </table:table-cell>
          <table:table-cell table:style-name="ce1034" table:formula="of:=VLOOKUP([.A43];INPUT_DATE_E_RISULTATI_GIRONI;4;0)" office:value-type="string" office:string-value="Giraffe" calcext:value-type="string">
            <text:p>Giraffe</text:p>
          </table:table-cell>
          <table:table-cell table:style-name="ce188" table:formula="of:=VLOOKUP([.A43];INPUT_DATE_E_RISULTATI_GIRONI;6;0)" office:value-type="float" office:value="98" calcext:value-type="float">
            <text:p>98</text:p>
          </table:table-cell>
          <table:table-cell table:style-name="ce188" table:formula="of:=VLOOKUP([.A43];INPUT_DATE_E_RISULTATI_GIRONI;7;0)" office:value-type="float" office:value="49" calcext:value-type="float">
            <text:p>49</text:p>
          </table:table-cell>
          <table:table-cell table:style-name="ce1038" table:formula="of:=VLOOKUP([.A43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43];INPUT_DATE_E_RISULTATI_GIRONI;3;0)" office:value-type="string" office:string-value="C" calcext:value-type="string">
            <text:p>C</text:p>
          </table:table-cell>
          <table:table-cell table:style-name="ce1040" table:formula="of:=VLOOKUP([.A43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40" calcext:value-type="float">
            <text:p>40</text:p>
          </table:table-cell>
          <table:table-cell table:style-name="ce1028" table:formula="of:=VLOOKUP([.A44];INPUT_DATE_E_RISULTATI_GIRONI;8;0)" office:value-type="date" office:date-value="2021-06-09" calcext:value-type="date">
            <text:p>mer 9 giu</text:p>
          </table:table-cell>
          <table:table-cell table:style-name="ce1032" table:formula="of:=VLOOKUP([.A44];INPUT_DATE_E_RISULTATI_GIRONI;9;0)" office:value-type="time" office:time-value="PT15H30M00S" calcext:value-type="time">
            <text:p>15:30</text:p>
          </table:table-cell>
          <table:table-cell table:style-name="ce1034" table:formula="of:=VLOOKUP([.A44];INPUT_DATE_E_RISULTATI_GIRONI;4;0)" office:value-type="string" office:string-value="Pitoni" calcext:value-type="string">
            <text:p>Pitoni</text:p>
          </table:table-cell>
          <table:table-cell table:style-name="ce188" table:formula="of:=VLOOKUP([.A44];INPUT_DATE_E_RISULTATI_GIRONI;6;0)" office:value-type="float" office:value="25" calcext:value-type="float">
            <text:p>25</text:p>
          </table:table-cell>
          <table:table-cell table:style-name="ce188" table:formula="of:=VLOOKUP([.A44];INPUT_DATE_E_RISULTATI_GIRONI;7;0)" office:value-type="float" office:value="15" calcext:value-type="float">
            <text:p>15</text:p>
          </table:table-cell>
          <table:table-cell table:style-name="ce1038" table:formula="of:=VLOOKUP([.A44];INPUT_DATE_E_RISULTATI_GIRONI;5;0)" office:value-type="string" office:string-value="Aquile" calcext:value-type="string">
            <text:p>Aquile</text:p>
          </table:table-cell>
          <table:table-cell table:style-name="ce1040" table:formula="of:=VLOOKUP([.A44];INPUT_DATE_E_RISULTATI_GIRONI;3;0)" office:value-type="string" office:string-value="D" calcext:value-type="string">
            <text:p>D</text:p>
          </table:table-cell>
          <table:table-cell table:style-name="ce1040" table:formula="of:=VLOOKUP([.A44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41" calcext:value-type="float">
            <text:p>41</text:p>
          </table:table-cell>
          <table:table-cell table:style-name="ce1028" table:formula="of:=VLOOKUP([.A45];INPUT_DATE_E_RISULTATI_GIRONI;8;0)" office:value-type="date" office:date-value="2021-06-09" calcext:value-type="date">
            <text:p>mer 9 giu</text:p>
          </table:table-cell>
          <table:table-cell table:style-name="ce1032" table:formula="of:=VLOOKUP([.A45];INPUT_DATE_E_RISULTATI_GIRONI;9;0)" office:value-type="time" office:time-value="PT17H00M00S" calcext:value-type="time">
            <text:p>17:00</text:p>
          </table:table-cell>
          <table:table-cell table:style-name="ce1034" table:formula="of:=VLOOKUP([.A45];INPUT_DATE_E_RISULTATI_GIRONI;4;0)" office:value-type="string" office:string-value="Bisonti" calcext:value-type="string">
            <text:p>Bisonti</text:p>
          </table:table-cell>
          <table:table-cell table:style-name="ce188" table:formula="of:=VLOOKUP([.A45];INPUT_DATE_E_RISULTATI_GIRONI;6;0)" office:value-type="float" office:value="36" calcext:value-type="float">
            <text:p>36</text:p>
          </table:table-cell>
          <table:table-cell table:style-name="ce188" table:formula="of:=VLOOKUP([.A45];INPUT_DATE_E_RISULTATI_GIRONI;7;0)" office:value-type="float" office:value="33" calcext:value-type="float">
            <text:p>33</text:p>
          </table:table-cell>
          <table:table-cell table:style-name="ce1038" table:formula="of:=VLOOKUP([.A4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45];INPUT_DATE_E_RISULTATI_GIRONI;3;0)" office:value-type="string" office:string-value="E" calcext:value-type="string">
            <text:p>E</text:p>
          </table:table-cell>
          <table:table-cell table:style-name="ce1040" table:formula="of:=VLOOKUP([.A45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42" calcext:value-type="float">
            <text:p>42</text:p>
          </table:table-cell>
          <table:table-cell table:style-name="ce1028" table:formula="of:=VLOOKUP([.A46];INPUT_DATE_E_RISULTATI_GIRONI;8;0)" office:value-type="date" office:date-value="2021-06-09" calcext:value-type="date">
            <text:p>mer 9 giu</text:p>
          </table:table-cell>
          <table:table-cell table:style-name="ce1032" table:formula="of:=VLOOKUP([.A46];INPUT_DATE_E_RISULTATI_GIRONI;9;0)" office:value-type="time" office:time-value="PT17H00M00S" calcext:value-type="time">
            <text:p>17:00</text:p>
          </table:table-cell>
          <table:table-cell table:style-name="ce1034" table:formula="of:=VLOOKUP([.A46];INPUT_DATE_E_RISULTATI_GIRONI;4;0)" office:value-type="string" office:string-value="Balene" calcext:value-type="string">
            <text:p>Balene</text:p>
          </table:table-cell>
          <table:table-cell table:style-name="ce188" table:formula="of:=VLOOKUP([.A46];INPUT_DATE_E_RISULTATI_GIRONI;6;0)" office:value-type="float" office:value="36" calcext:value-type="float">
            <text:p>36</text:p>
          </table:table-cell>
          <table:table-cell table:style-name="ce188" table:formula="of:=VLOOKUP([.A46];INPUT_DATE_E_RISULTATI_GIRONI;7;0)" office:value-type="float" office:value="35" calcext:value-type="float">
            <text:p>35</text:p>
          </table:table-cell>
          <table:table-cell table:style-name="ce1038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46];INPUT_DATE_E_RISULTATI_GIRONI;3;0)" office:value-type="string" office:string-value="F" calcext:value-type="string">
            <text:p>F</text:p>
          </table:table-cell>
          <table:table-cell table:style-name="ce1040" table:formula="of:=VLOOKUP([.A46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43" calcext:value-type="float">
            <text:p>43</text:p>
          </table:table-cell>
          <table:table-cell table:style-name="ce1028" table:formula="of:=VLOOKUP([.A47];INPUT_DATE_E_RISULTATI_GIRONI;8;0)" office:value-type="date" office:date-value="2021-06-09" calcext:value-type="date">
            <text:p>mer 9 giu</text:p>
          </table:table-cell>
          <table:table-cell table:style-name="ce1032" table:formula="of:=VLOOKUP([.A47];INPUT_DATE_E_RISULTATI_GIRONI;9;0)" office:value-type="time" office:time-value="PT17H00M00S" calcext:value-type="time">
            <text:p>17:00</text:p>
          </table:table-cell>
          <table:table-cell table:style-name="ce1034" table:formula="of:=VLOOKUP([.A47];INPUT_DATE_E_RISULTATI_GIRONI;4;0)" office:value-type="string" office:string-value="Istrici" calcext:value-type="string">
            <text:p>Istrici</text:p>
          </table:table-cell>
          <table:table-cell table:style-name="ce188" table:formula="of:=VLOOKUP([.A47];INPUT_DATE_E_RISULTATI_GIRONI;6;0)" office:value-type="float" office:value="20" calcext:value-type="float">
            <text:p>20</text:p>
          </table:table-cell>
          <table:table-cell table:style-name="ce188" table:formula="of:=VLOOKUP([.A47];INPUT_DATE_E_RISULTATI_GIRONI;7;0)" office:value-type="float" office:value="0" calcext:value-type="float">
            <text:p>0</text:p>
          </table:table-cell>
          <table:table-cell table:style-name="ce1038" table:formula="of:=VLOOKUP([.A47];INPUT_DATE_E_RISULTATI_GIRONI;5;0)" office:value-type="string" office:string-value="Orche" calcext:value-type="string">
            <text:p>Orche</text:p>
          </table:table-cell>
          <table:table-cell table:style-name="ce1040" table:formula="of:=VLOOKUP([.A47];INPUT_DATE_E_RISULTATI_GIRONI;3;0)" office:value-type="string" office:string-value="G" calcext:value-type="string">
            <text:p>G</text:p>
          </table:table-cell>
          <table:table-cell table:style-name="ce1040" table:formula="of:=VLOOKUP([.A47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44" calcext:value-type="float">
            <text:p>44</text:p>
          </table:table-cell>
          <table:table-cell table:style-name="ce1028" table:formula="of:=VLOOKUP([.A48];INPUT_DATE_E_RISULTATI_GIRONI;8;0)" office:value-type="date" office:date-value="2021-06-09" calcext:value-type="date">
            <text:p>mer 9 giu</text:p>
          </table:table-cell>
          <table:table-cell table:style-name="ce1032" table:formula="of:=VLOOKUP([.A48];INPUT_DATE_E_RISULTATI_GIRONI;9;0)" office:value-type="time" office:time-value="PT17H00M00S" calcext:value-type="time">
            <text:p>17:00</text:p>
          </table:table-cell>
          <table:table-cell table:style-name="ce1034" table:formula="of:=VLOOKUP([.A48];INPUT_DATE_E_RISULTATI_GIRONI;4;0)" office:value-type="string" office:string-value="Tonni" calcext:value-type="string">
            <text:p>Tonni</text:p>
          </table:table-cell>
          <table:table-cell table:style-name="ce188" table:formula="of:=VLOOKUP([.A48];INPUT_DATE_E_RISULTATI_GIRONI;6;0)" office:value-type="float" office:value="65" calcext:value-type="float">
            <text:p>65</text:p>
          </table:table-cell>
          <table:table-cell table:style-name="ce188" table:formula="of:=VLOOKUP([.A48];INPUT_DATE_E_RISULTATI_GIRONI;7;0)" office:value-type="float" office:value="13" calcext:value-type="float">
            <text:p>13</text:p>
          </table:table-cell>
          <table:table-cell table:style-name="ce1038" table:formula="of:=VLOOKUP([.A48];INPUT_DATE_E_RISULTATI_GIRONI;5;0)" office:value-type="string" office:string-value="Scorpioni" calcext:value-type="string">
            <text:p>Scorpioni</text:p>
          </table:table-cell>
          <table:table-cell table:style-name="ce1040" table:formula="of:=VLOOKUP([.A48];INPUT_DATE_E_RISULTATI_GIRONI;3;0)" office:value-type="string" office:string-value="H" calcext:value-type="string">
            <text:p>H</text:p>
          </table:table-cell>
          <table:table-cell table:style-name="ce1040" table:formula="of:=VLOOKUP([.A48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>
          <table:table-cell table:style-name="ce173" office:value-type="float" office:value="45" calcext:value-type="float">
            <text:p>45</text:p>
          </table:table-cell>
          <table:table-cell table:style-name="ce1028" table:formula="of:=VLOOKUP([.A49];INPUT_DATE_E_RISULTATI_GIRONI;8;0)" office:value-type="date" office:date-value="2021-06-09" calcext:value-type="date">
            <text:p>mer 9 giu</text:p>
          </table:table-cell>
          <table:table-cell table:style-name="ce1032" table:formula="of:=VLOOKUP([.A49];INPUT_DATE_E_RISULTATI_GIRONI;9;0)" office:value-type="time" office:time-value="PT18H30M00S" calcext:value-type="time">
            <text:p>18:30</text:p>
          </table:table-cell>
          <table:table-cell table:style-name="ce1034" table:formula="of:=VLOOKUP([.A49];INPUT_DATE_E_RISULTATI_GIRONI;4;0)" office:value-type="string" office:string-value="Bufali" calcext:value-type="string">
            <text:p>Bufali</text:p>
          </table:table-cell>
          <table:table-cell table:style-name="ce188" table:formula="of:=VLOOKUP([.A49];INPUT_DATE_E_RISULTATI_GIRONI;6;0)" office:value-type="float" office:value="34" calcext:value-type="float">
            <text:p>34</text:p>
          </table:table-cell>
          <table:table-cell table:style-name="ce188" table:formula="of:=VLOOKUP([.A49];INPUT_DATE_E_RISULTATI_GIRONI;7;0)" office:value-type="float" office:value="33" calcext:value-type="float">
            <text:p>33</text:p>
          </table:table-cell>
          <table:table-cell table:style-name="ce1038" table:formula="of:=VLOOKUP([.A49];INPUT_DATE_E_RISULTATI_GIRONI;5;0)" office:value-type="string" office:string-value="Cervi" calcext:value-type="string">
            <text:p>Cervi</text:p>
          </table:table-cell>
          <table:table-cell table:style-name="ce1040" table:formula="of:=VLOOKUP([.A49];INPUT_DATE_E_RISULTATI_GIRONI;3;0)" office:value-type="string" office:string-value="E" calcext:value-type="string">
            <text:p>E</text:p>
          </table:table-cell>
          <table:table-cell table:style-name="ce1040" table:formula="of:=VLOOKUP([.A49];INPUT_DATE_E_RISULTATI_GIRONI;11;0)" office:value-type="string" office:string-value="CAMPO I" calcext:value-type="string">
            <text:p>CAMPO I</text:p>
          </table:table-cell>
          <table:table-cell table:number-columns-repeated="55"/>
        </table:table-row>
        <table:table-row table:style-name="ro1">
          <table:table-cell table:style-name="ce173" office:value-type="float" office:value="46" calcext:value-type="float">
            <text:p>46</text:p>
          </table:table-cell>
          <table:table-cell table:style-name="ce1028" table:formula="of:=VLOOKUP([.A50];INPUT_DATE_E_RISULTATI_GIRONI;8;0)" office:value-type="date" office:date-value="2021-06-09" calcext:value-type="date">
            <text:p>mer 9 giu</text:p>
          </table:table-cell>
          <table:table-cell table:style-name="ce1032" table:formula="of:=VLOOKUP([.A50];INPUT_DATE_E_RISULTATI_GIRONI;9;0)" office:value-type="time" office:time-value="PT18H30M00S" calcext:value-type="time">
            <text:p>18:30</text:p>
          </table:table-cell>
          <table:table-cell table:style-name="ce1034" table:formula="of:=VLOOKUP([.A50];INPUT_DATE_E_RISULTATI_GIRONI;4;0)" office:value-type="string" office:string-value="Gabbiani" calcext:value-type="string">
            <text:p>Gabbiani</text:p>
          </table:table-cell>
          <table:table-cell table:style-name="ce188" table:formula="of:=VLOOKUP([.A50];INPUT_DATE_E_RISULTATI_GIRONI;6;0)" office:value-type="float" office:value="34" calcext:value-type="float">
            <text:p>34</text:p>
          </table:table-cell>
          <table:table-cell table:style-name="ce188" table:formula="of:=VLOOKUP([.A50];INPUT_DATE_E_RISULTATI_GIRONI;7;0)" office:value-type="float" office:value="33" calcext:value-type="float">
            <text:p>33</text:p>
          </table:table-cell>
          <table:table-cell table:style-name="ce1038" table:formula="of:=VLOOKUP([.A50];INPUT_DATE_E_RISULTATI_GIRONI;5;0)" office:value-type="string" office:string-value="Delfini" calcext:value-type="string">
            <text:p>Delfini</text:p>
          </table:table-cell>
          <table:table-cell table:style-name="ce1040" table:formula="of:=VLOOKUP([.A50];INPUT_DATE_E_RISULTATI_GIRONI;3;0)" office:value-type="string" office:string-value="F" calcext:value-type="string">
            <text:p>F</text:p>
          </table:table-cell>
          <table:table-cell table:style-name="ce1040" table:formula="of:=VLOOKUP([.A50];INPUT_DATE_E_RISULTATI_GIRONI;11;0)" office:value-type="string" office:string-value="CAMPO II" calcext:value-type="string">
            <text:p>CAMPO II</text:p>
          </table:table-cell>
          <table:table-cell table:number-columns-repeated="55"/>
        </table:table-row>
        <table:table-row table:style-name="ro1">
          <table:table-cell table:style-name="ce173" office:value-type="float" office:value="47" calcext:value-type="float">
            <text:p>47</text:p>
          </table:table-cell>
          <table:table-cell table:style-name="ce1028" table:formula="of:=VLOOKUP([.A51];INPUT_DATE_E_RISULTATI_GIRONI;8;0)" office:value-type="date" office:date-value="2021-06-09" calcext:value-type="date">
            <text:p>mer 9 giu</text:p>
          </table:table-cell>
          <table:table-cell table:style-name="ce1032" table:formula="of:=VLOOKUP([.A51];INPUT_DATE_E_RISULTATI_GIRONI;9;0)" office:value-type="time" office:time-value="PT18H30M00S" calcext:value-type="time">
            <text:p>18:30</text:p>
          </table:table-cell>
          <table:table-cell table:style-name="ce1034" table:formula="of:=VLOOKUP([.A51];INPUT_DATE_E_RISULTATI_GIRONI;4;0)" office:value-type="string" office:string-value="Gorilla" calcext:value-type="string">
            <text:p>Gorilla</text:p>
          </table:table-cell>
          <table:table-cell table:style-name="ce188" table:formula="of:=VLOOKUP([.A51];INPUT_DATE_E_RISULTATI_GIRONI;6;0)" office:value-type="float" office:value="20" calcext:value-type="float">
            <text:p>20</text:p>
          </table:table-cell>
          <table:table-cell table:style-name="ce188" table:formula="of:=VLOOKUP([.A51];INPUT_DATE_E_RISULTATI_GIRONI;7;0)" office:value-type="float" office:value="0" calcext:value-type="float">
            <text:p>0</text:p>
          </table:table-cell>
          <table:table-cell table:style-name="ce1038" table:formula="of:=VLOOKUP([.A51];INPUT_DATE_E_RISULTATI_GIRONI;5;0)" office:value-type="string" office:string-value="Muli" calcext:value-type="string">
            <text:p>Muli</text:p>
          </table:table-cell>
          <table:table-cell table:style-name="ce1040" table:formula="of:=VLOOKUP([.A51];INPUT_DATE_E_RISULTATI_GIRONI;3;0)" office:value-type="string" office:string-value="G" calcext:value-type="string">
            <text:p>G</text:p>
          </table:table-cell>
          <table:table-cell table:style-name="ce1040" table:formula="of:=VLOOKUP([.A51];INPUT_DATE_E_RISULTATI_GIRONI;11;0)" office:value-type="string" office:string-value="CAMPO III" calcext:value-type="string">
            <text:p>CAMPO III</text:p>
          </table:table-cell>
          <table:table-cell table:number-columns-repeated="55"/>
        </table:table-row>
        <table:table-row table:style-name="ro1">
          <table:table-cell table:style-name="ce173" office:value-type="float" office:value="48" calcext:value-type="float">
            <text:p>48</text:p>
          </table:table-cell>
          <table:table-cell table:style-name="ce1028" table:formula="of:=VLOOKUP([.A52];INPUT_DATE_E_RISULTATI_GIRONI;8;0)" office:value-type="date" office:date-value="2021-06-09" calcext:value-type="date">
            <text:p>mer 9 giu</text:p>
          </table:table-cell>
          <table:table-cell table:style-name="ce1032" table:formula="of:=VLOOKUP([.A52];INPUT_DATE_E_RISULTATI_GIRONI;9;0)" office:value-type="time" office:time-value="PT18H30M00S" calcext:value-type="time">
            <text:p>18:30</text:p>
          </table:table-cell>
          <table:table-cell table:style-name="ce1034" table:formula="of:=VLOOKUP([.A52];INPUT_DATE_E_RISULTATI_GIRONI;4;0)" office:value-type="string" office:string-value="Zebre" calcext:value-type="string">
            <text:p>Zebre</text:p>
          </table:table-cell>
          <table:table-cell table:style-name="ce188" table:formula="of:=VLOOKUP([.A52];INPUT_DATE_E_RISULTATI_GIRONI;6;0)" office:value-type="float" office:value="54" calcext:value-type="float">
            <text:p>54</text:p>
          </table:table-cell>
          <table:table-cell table:style-name="ce188" table:formula="of:=VLOOKUP([.A52];INPUT_DATE_E_RISULTATI_GIRONI;7;0)" office:value-type="float" office:value="48" calcext:value-type="float">
            <text:p>48</text:p>
          </table:table-cell>
          <table:table-cell table:style-name="ce1038" table:formula="of:=VLOOKUP([.A52];INPUT_DATE_E_RISULTATI_GIRONI;5;0)" office:value-type="string" office:string-value="Piranha" calcext:value-type="string">
            <text:p>Piranha</text:p>
          </table:table-cell>
          <table:table-cell table:style-name="ce1040" table:formula="of:=VLOOKUP([.A52];INPUT_DATE_E_RISULTATI_GIRONI;3;0)" office:value-type="string" office:string-value="H" calcext:value-type="string">
            <text:p>H</text:p>
          </table:table-cell>
          <table:table-cell table:style-name="ce1040" table:formula="of:=VLOOKUP([.A52];INPUT_DATE_E_RISULTATI_GIRONI;11;0)" office:value-type="string" office:string-value="CAMPO IV" calcext:value-type="string">
            <text:p>CAMPO IV</text:p>
          </table:table-cell>
          <table:table-cell table:number-columns-repeated="5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>
        <office:forms form:automatic-focus="false" form:apply-design-mode="false"/>
        <table:table-column table:style-name="co45" table:default-cell-style-name="ce1207"/>
        <table:table-column table:style-name="co46" table:default-cell-style-name="ce1207"/>
        <table:table-column table:style-name="co47" table:number-columns-repeated="2" table:default-cell-style-name="ce1207"/>
        <table:table-column table:style-name="co48" table:default-cell-style-name="ce1207"/>
        <table:table-column table:style-name="co49" table:default-cell-style-name="ce1207"/>
        <table:table-column table:style-name="co50" table:default-cell-style-name="ce1207"/>
        <table:table-column table:style-name="co51" table:default-cell-style-name="ce1207"/>
        <table:table-column table:style-name="co3" table:default-cell-style-name="ce1207"/>
        <table:table-column table:style-name="co45" table:default-cell-style-name="ce1207"/>
        <table:table-column table:style-name="co46" table:default-cell-style-name="ce1207"/>
        <table:table-column table:style-name="co47" table:number-columns-repeated="2" table:default-cell-style-name="ce1207"/>
        <table:table-column table:style-name="co48" table:default-cell-style-name="ce1207"/>
        <table:table-column table:style-name="co49" table:default-cell-style-name="ce1207"/>
        <table:table-column table:style-name="co50" table:default-cell-style-name="ce1207"/>
        <table:table-column table:style-name="co51" table:default-cell-style-name="ce1207"/>
        <table:table-column table:style-name="co11" table:number-columns-repeated="47" table:default-cell-style-name="ce1207"/>
        <table:table-row table:style-name="ro4">
          <table:table-cell table:style-name="ce175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7" table:number-rows-spanned="1">
            <text:p>Torneo dell’Estate 2021</text:p>
          </table:table-cell>
          <table:covered-table-cell table:number-columns-repeated="7" table:style-name="ce181"/>
          <table:covered-table-cell table:number-columns-repeated="9"/>
          <table:table-cell table:number-columns-repeated="47"/>
        </table:table-row>
        <table:table-row table:style-name="ro5">
          <table:table-cell table:style-name="ce1025" office:value-type="string" calcext:value-type="string" table:number-columns-spanned="17" table:number-rows-spanned="1">
            <text:p>Classifiche Gironi</text:p>
          </table:table-cell>
          <table:covered-table-cell table:number-columns-repeated="7" table:style-name="ce1030"/>
          <table:covered-table-cell table:number-columns-repeated="9"/>
          <table:table-cell table:number-columns-repeated="47"/>
        </table:table-row>
        <table:table-row table:style-name="ro6">
          <table:table-cell table:style-name="Default" table:number-columns-repeated="17"/>
          <table:table-cell table:number-columns-repeated="47"/>
        </table:table-row>
        <table:table-row table:style-name="ro6">
          <table:table-cell table:style-name="ce199" office:value-type="string" calcext:value-type="string">
            <text:p>Girone A</text:p>
          </table:table-cell>
          <table:table-cell table:style-name="ce218" office:value-type="string" calcext:value-type="string">
            <text:p>G</text:p>
          </table:table-cell>
          <table:table-cell table:style-name="ce218" office:value-type="string" calcext:value-type="string">
            <text:p>V</text:p>
          </table:table-cell>
          <table:table-cell table:style-name="ce218" office:value-type="string" calcext:value-type="string">
            <text:p>P</text:p>
          </table:table-cell>
          <table:table-cell table:style-name="ce218" office:value-type="string" calcext:value-type="string">
            <text:p>F</text:p>
          </table:table-cell>
          <table:table-cell table:style-name="ce218" office:value-type="string" calcext:value-type="string">
            <text:p>PC</text:p>
          </table:table-cell>
          <table:table-cell table:style-name="ce218" office:value-type="string" calcext:value-type="string">
            <text:p>PGF</text:p>
          </table:table-cell>
          <table:table-cell table:style-name="ce263" office:value-type="string" calcext:value-type="string">
            <text:p>PGS</text:p>
          </table:table-cell>
          <table:table-cell/>
          <table:table-cell table:style-name="ce282" office:value-type="string" calcext:value-type="string">
            <text:p>Girone E</text:p>
          </table:table-cell>
          <table:table-cell table:style-name="ce1095" office:value-type="string" calcext:value-type="string">
            <text:p>G</text:p>
          </table:table-cell>
          <table:table-cell table:style-name="ce1095" office:value-type="string" calcext:value-type="string">
            <text:p>V</text:p>
          </table:table-cell>
          <table:table-cell table:style-name="ce1095" office:value-type="string" calcext:value-type="string">
            <text:p>P</text:p>
          </table:table-cell>
          <table:table-cell table:style-name="ce1095" office:value-type="string" calcext:value-type="string">
            <text:p>F</text:p>
          </table:table-cell>
          <table:table-cell table:style-name="ce1095" office:value-type="string" calcext:value-type="string">
            <text:p>PC</text:p>
          </table:table-cell>
          <table:table-cell table:style-name="ce1095" office:value-type="string" calcext:value-type="string">
            <text:p>PGF</text:p>
          </table:table-cell>
          <table:table-cell table:style-name="ce323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0" table:formula="of:=VLOOKUP(ROW()-4&amp;RIGHT([.A$4];1);B_CLASSIFICA_GIRONE_A;4;0)" office:value-type="string" office:string-value="Leoni" calcext:value-type="string">
            <text:p>Leoni</text:p>
          </table:table-cell>
          <table:table-cell table:style-name="ce219" table:formula="of:=VLOOKUP(ROW()-4&amp;RIGHT([.A$4];1);B_CLASSIFICA_GIRONE_A;5;0)" office:value-type="float" office:value="3" calcext:value-type="float">
            <text:p>3</text:p>
          </table:table-cell>
          <table:table-cell table:style-name="ce219" table:formula="of:=VLOOKUP(ROW()-4&amp;RIGHT([.A$4];1);B_CLASSIFICA_GIRONE_A;6;0)" office:value-type="float" office:value="3" calcext:value-type="float">
            <text:p>3</text:p>
          </table:table-cell>
          <table:table-cell table:style-name="ce219" table:formula="of:=VLOOKUP(ROW()-4&amp;RIGHT([.A$4];1);B_CLASSIFICA_GIRONE_A;7;0)" office:value-type="float" office:value="0" calcext:value-type="float">
            <text:p>0</text:p>
          </table:table-cell>
          <table:table-cell table:style-name="ce219" table:formula="of:=VLOOKUP(ROW()-4&amp;RIGHT([.A$4];1);B_CLASSIFICA_GIRONE_A;8;0)" office:value-type="float" office:value="0" calcext:value-type="float">
            <text:p>0</text:p>
          </table:table-cell>
          <table:table-cell table:style-name="ce219" table:formula="of:=VLOOKUP(ROW()-4&amp;RIGHT([.A$4];1);B_CLASSIFICA_GIRONE_A;9;0)" office:value-type="float" office:value="6" calcext:value-type="float">
            <text:p>6</text:p>
          </table:table-cell>
          <table:table-cell table:style-name="ce219" table:formula="of:=VLOOKUP(ROW()-4&amp;RIGHT([.A$4];1);B_CLASSIFICA_GIRONE_A;10;0)" office:value-type="float" office:value="244" calcext:value-type="float">
            <text:p>244</text:p>
          </table:table-cell>
          <table:table-cell table:style-name="ce264" table:formula="of:=VLOOKUP(ROW()-4&amp;RIGHT([.A$4];1);B_CLASSIFICA_GIRONE_A;11;0)" office:value-type="float" office:value="96" calcext:value-type="float">
            <text:p>96</text:p>
          </table:table-cell>
          <table:table-cell/>
          <table:table-cell table:style-name="ce283" table:formula="of:=VLOOKUP(ROW()-4&amp;RIGHT([.J$4];1);B_CLASSIFICA_GIRONE_E;4;0)" office:value-type="string" office:string-value="Bisonti" calcext:value-type="string">
            <text:p>Bisonti</text:p>
          </table:table-cell>
          <table:table-cell table:style-name="ce224" table:formula="of:=VLOOKUP(ROW()-4&amp;RIGHT([.J$4];1);B_CLASSIFICA_GIRONE_E;5;0)" office:value-type="float" office:value="3" calcext:value-type="float">
            <text:p>3</text:p>
          </table:table-cell>
          <table:table-cell table:style-name="ce401" table:formula="of:=VLOOKUP(ROW()-4&amp;RIGHT([.J$4];1);B_CLASSIFICA_GIRONE_E;6;0)" office:value-type="float" office:value="2" calcext:value-type="float">
            <text:p>2</text:p>
          </table:table-cell>
          <table:table-cell table:style-name="ce401" table:formula="of:=VLOOKUP(ROW()-4&amp;RIGHT([.J$4];1);B_CLASSIFICA_GIRONE_E;7;0)" office:value-type="float" office:value="1" calcext:value-type="float">
            <text:p>1</text:p>
          </table:table-cell>
          <table:table-cell table:style-name="ce401" table:formula="of:=VLOOKUP(ROW()-4&amp;RIGHT([.J$4];1);B_CLASSIFICA_GIRONE_E;8;0)" office:value-type="float" office:value="0" calcext:value-type="float">
            <text:p>0</text:p>
          </table:table-cell>
          <table:table-cell table:style-name="ce401" table:formula="of:=VLOOKUP(ROW()-4&amp;RIGHT([.J$4];1);B_CLASSIFICA_GIRONE_E;9;0)" office:value-type="float" office:value="5" calcext:value-type="float">
            <text:p>5</text:p>
          </table:table-cell>
          <table:table-cell table:style-name="ce401" table:formula="of:=VLOOKUP(ROW()-4&amp;RIGHT([.J$4];1);B_CLASSIFICA_GIRONE_E;10;0)" office:value-type="float" office:value="103" calcext:value-type="float">
            <text:p>103</text:p>
          </table:table-cell>
          <table:table-cell table:style-name="ce324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1" table:formula="of:=VLOOKUP(ROW()-4&amp;RIGHT([.A$4];1);B_CLASSIFICA_GIRONE_A;4;0)" office:value-type="string" office:string-value="Pantere" calcext:value-type="string">
            <text:p>Pantere</text:p>
          </table:table-cell>
          <table:table-cell table:style-name="ce220" table:formula="of:=VLOOKUP(ROW()-4&amp;RIGHT([.A$4];1);B_CLASSIFICA_GIRONE_A;5;0)" office:value-type="float" office:value="3" calcext:value-type="float">
            <text:p>3</text:p>
          </table:table-cell>
          <table:table-cell table:style-name="ce220" table:formula="of:=VLOOKUP(ROW()-4&amp;RIGHT([.A$4];1);B_CLASSIFICA_GIRONE_A;6;0)" office:value-type="float" office:value="2" calcext:value-type="float">
            <text:p>2</text:p>
          </table:table-cell>
          <table:table-cell table:style-name="ce220" table:formula="of:=VLOOKUP(ROW()-4&amp;RIGHT([.A$4];1);B_CLASSIFICA_GIRONE_A;7;0)" office:value-type="float" office:value="1" calcext:value-type="float">
            <text:p>1</text:p>
          </table:table-cell>
          <table:table-cell table:style-name="ce220" table:formula="of:=VLOOKUP(ROW()-4&amp;RIGHT([.A$4];1);B_CLASSIFICA_GIRONE_A;8;0)" office:value-type="float" office:value="0" calcext:value-type="float">
            <text:p>0</text:p>
          </table:table-cell>
          <table:table-cell table:style-name="ce220" table:formula="of:=VLOOKUP(ROW()-4&amp;RIGHT([.A$4];1);B_CLASSIFICA_GIRONE_A;9;0)" office:value-type="float" office:value="5" calcext:value-type="float">
            <text:p>5</text:p>
          </table:table-cell>
          <table:table-cell table:style-name="ce220" table:formula="of:=VLOOKUP(ROW()-4&amp;RIGHT([.A$4];1);B_CLASSIFICA_GIRONE_A;10;0)" office:value-type="float" office:value="199" calcext:value-type="float">
            <text:p>199</text:p>
          </table:table-cell>
          <table:table-cell table:style-name="ce265" table:formula="of:=VLOOKUP(ROW()-4&amp;RIGHT([.A$4];1);B_CLASSIFICA_GIRONE_A;11;0)" office:value-type="float" office:value="123" calcext:value-type="float">
            <text:p>123</text:p>
          </table:table-cell>
          <table:table-cell/>
          <table:table-cell table:style-name="ce284" table:formula="of:=VLOOKUP(ROW()-4&amp;RIGHT([.J$4];1);B_CLASSIFICA_GIRONE_E;4;0)" office:value-type="string" office:string-value="Bufali" calcext:value-type="string">
            <text:p>Bufali</text:p>
          </table:table-cell>
          <table:table-cell table:style-name="ce298" table:formula="of:=VLOOKUP(ROW()-4&amp;RIGHT([.J$4];1);B_CLASSIFICA_GIRONE_E;5;0)" office:value-type="float" office:value="3" calcext:value-type="float">
            <text:p>3</text:p>
          </table:table-cell>
          <table:table-cell table:style-name="ce298" table:formula="of:=VLOOKUP(ROW()-4&amp;RIGHT([.J$4];1);B_CLASSIFICA_GIRONE_E;6;0)" office:value-type="float" office:value="2" calcext:value-type="float">
            <text:p>2</text:p>
          </table:table-cell>
          <table:table-cell table:style-name="ce298" table:formula="of:=VLOOKUP(ROW()-4&amp;RIGHT([.J$4];1);B_CLASSIFICA_GIRONE_E;7;0)" office:value-type="float" office:value="1" calcext:value-type="float">
            <text:p>1</text:p>
          </table:table-cell>
          <table:table-cell table:style-name="ce298" table:formula="of:=VLOOKUP(ROW()-4&amp;RIGHT([.J$4];1);B_CLASSIFICA_GIRONE_E;8;0)" office:value-type="float" office:value="0" calcext:value-type="float">
            <text:p>0</text:p>
          </table:table-cell>
          <table:table-cell table:style-name="ce298" table:formula="of:=VLOOKUP(ROW()-4&amp;RIGHT([.J$4];1);B_CLASSIFICA_GIRONE_E;9;0)" office:value-type="float" office:value="5" calcext:value-type="float">
            <text:p>5</text:p>
          </table:table-cell>
          <table:table-cell table:style-name="ce298" table:formula="of:=VLOOKUP(ROW()-4&amp;RIGHT([.J$4];1);B_CLASSIFICA_GIRONE_E;10;0)" office:value-type="float" office:value="102" calcext:value-type="float">
            <text:p>102</text:p>
          </table:table-cell>
          <table:table-cell table:style-name="ce325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2" table:formula="of:=VLOOKUP(ROW()-4&amp;RIGHT([.A$4];1);B_CLASSIFICA_GIRONE_A;4;0)" office:value-type="string" office:string-value="Tigri" calcext:value-type="string">
            <text:p>Tigri</text:p>
          </table:table-cell>
          <table:table-cell table:style-name="ce221" table:formula="of:=VLOOKUP(ROW()-4&amp;RIGHT([.A$4];1);B_CLASSIFICA_GIRONE_A;5;0)" office:value-type="float" office:value="3" calcext:value-type="float">
            <text:p>3</text:p>
          </table:table-cell>
          <table:table-cell table:style-name="ce238" table:formula="of:=VLOOKUP(ROW()-4&amp;RIGHT([.A$4];1);B_CLASSIFICA_GIRONE_A;6;0)" office:value-type="float" office:value="1" calcext:value-type="float">
            <text:p>1</text:p>
          </table:table-cell>
          <table:table-cell table:style-name="ce238" table:formula="of:=VLOOKUP(ROW()-4&amp;RIGHT([.A$4];1);B_CLASSIFICA_GIRONE_A;7;0)" office:value-type="float" office:value="2" calcext:value-type="float">
            <text:p>2</text:p>
          </table:table-cell>
          <table:table-cell table:style-name="ce238" table:formula="of:=VLOOKUP(ROW()-4&amp;RIGHT([.A$4];1);B_CLASSIFICA_GIRONE_A;8;0)" office:value-type="float" office:value="0" calcext:value-type="float">
            <text:p>0</text:p>
          </table:table-cell>
          <table:table-cell table:style-name="ce238" table:formula="of:=VLOOKUP(ROW()-4&amp;RIGHT([.A$4];1);B_CLASSIFICA_GIRONE_A;9;0)" office:value-type="float" office:value="4" calcext:value-type="float">
            <text:p>4</text:p>
          </table:table-cell>
          <table:table-cell table:style-name="ce238" table:formula="of:=VLOOKUP(ROW()-4&amp;RIGHT([.A$4];1);B_CLASSIFICA_GIRONE_A;10;0)" office:value-type="float" office:value="119" calcext:value-type="float">
            <text:p>119</text:p>
          </table:table-cell>
          <table:table-cell table:style-name="ce266" table:formula="of:=VLOOKUP(ROW()-4&amp;RIGHT([.A$4];1);B_CLASSIFICA_GIRONE_A;11;0)" office:value-type="float" office:value="234" calcext:value-type="float">
            <text:p>234</text:p>
          </table:table-cell>
          <table:table-cell/>
          <table:table-cell table:style-name="ce285" table:formula="of:=VLOOKUP(ROW()-4&amp;RIGHT([.J$4];1);B_CLASSIFICA_GIRONE_E;4;0)" office:value-type="string" office:string-value="Cervi" calcext:value-type="string">
            <text:p>Cervi</text:p>
          </table:table-cell>
          <table:table-cell table:style-name="ce299" table:formula="of:=VLOOKUP(ROW()-4&amp;RIGHT([.J$4];1);B_CLASSIFICA_GIRONE_E;5;0)" office:value-type="float" office:value="3" calcext:value-type="float">
            <text:p>3</text:p>
          </table:table-cell>
          <table:table-cell table:style-name="ce312" table:formula="of:=VLOOKUP(ROW()-4&amp;RIGHT([.J$4];1);B_CLASSIFICA_GIRONE_E;6;0)" office:value-type="float" office:value="2" calcext:value-type="float">
            <text:p>2</text:p>
          </table:table-cell>
          <table:table-cell table:style-name="ce312" table:formula="of:=VLOOKUP(ROW()-4&amp;RIGHT([.J$4];1);B_CLASSIFICA_GIRONE_E;7;0)" office:value-type="float" office:value="1" calcext:value-type="float">
            <text:p>1</text:p>
          </table:table-cell>
          <table:table-cell table:style-name="ce312" table:formula="of:=VLOOKUP(ROW()-4&amp;RIGHT([.J$4];1);B_CLASSIFICA_GIRONE_E;8;0)" office:value-type="float" office:value="0" calcext:value-type="float">
            <text:p>0</text:p>
          </table:table-cell>
          <table:table-cell table:style-name="ce312" table:formula="of:=VLOOKUP(ROW()-4&amp;RIGHT([.J$4];1);B_CLASSIFICA_GIRONE_E;9;0)" office:value-type="float" office:value="5" calcext:value-type="float">
            <text:p>5</text:p>
          </table:table-cell>
          <table:table-cell table:style-name="ce312" table:formula="of:=VLOOKUP(ROW()-4&amp;RIGHT([.J$4];1);B_CLASSIFICA_GIRONE_E;10;0)" office:value-type="float" office:value="101" calcext:value-type="float">
            <text:p>101</text:p>
          </table:table-cell>
          <table:table-cell table:style-name="ce326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3" table:formula="of:=VLOOKUP(ROW()-4&amp;RIGHT([.A$4];1);B_CLASSIFICA_GIRONE_A;4;0)" office:value-type="string" office:string-value="Ghepardi" calcext:value-type="string">
            <text:p>Ghepardi</text:p>
          </table:table-cell>
          <table:table-cell table:style-name="ce222" table:formula="of:=VLOOKUP(ROW()-4&amp;RIGHT([.A$4];1);B_CLASSIFICA_GIRONE_A;5;0)" office:value-type="float" office:value="3" calcext:value-type="float">
            <text:p>3</text:p>
          </table:table-cell>
          <table:table-cell table:style-name="ce239" table:formula="of:=VLOOKUP(ROW()-4&amp;RIGHT([.A$4];1);B_CLASSIFICA_GIRONE_A;6;0)" office:value-type="float" office:value="0" calcext:value-type="float">
            <text:p>0</text:p>
          </table:table-cell>
          <table:table-cell table:style-name="ce248" table:formula="of:=VLOOKUP(ROW()-4&amp;RIGHT([.A$4];1);B_CLASSIFICA_GIRONE_A;7;0)" office:value-type="float" office:value="3" calcext:value-type="float">
            <text:p>3</text:p>
          </table:table-cell>
          <table:table-cell table:style-name="ce1104" table:formula="of:=VLOOKUP(ROW()-4&amp;RIGHT([.A$4];1);B_CLASSIFICA_GIRONE_A;8;0)" office:value-type="float" office:value="0" calcext:value-type="float">
            <text:p>0</text:p>
          </table:table-cell>
          <table:table-cell table:style-name="ce1104" table:formula="of:=VLOOKUP(ROW()-4&amp;RIGHT([.A$4];1);B_CLASSIFICA_GIRONE_A;9;0)" office:value-type="float" office:value="3" calcext:value-type="float">
            <text:p>3</text:p>
          </table:table-cell>
          <table:table-cell table:style-name="ce1104" table:formula="of:=VLOOKUP(ROW()-4&amp;RIGHT([.A$4];1);B_CLASSIFICA_GIRONE_A;10;0)" office:value-type="float" office:value="97" calcext:value-type="float">
            <text:p>97</text:p>
          </table:table-cell>
          <table:table-cell table:style-name="ce267" table:formula="of:=VLOOKUP(ROW()-4&amp;RIGHT([.A$4];1);B_CLASSIFICA_GIRONE_A;11;0)" office:value-type="float" office:value="206" calcext:value-type="float">
            <text:p>206</text:p>
          </table:table-cell>
          <table:table-cell/>
          <table:table-cell table:style-name="ce286" table:formula="of:=VLOOKUP(ROW()-4&amp;RIGHT([.J$4];1);B_CLASSIFICA_GIRONE_E;4;0)" office:value-type="string" office:string-value="Cinghiali" calcext:value-type="string">
            <text:p>Cinghiali</text:p>
          </table:table-cell>
          <table:table-cell table:style-name="ce300" table:formula="of:=VLOOKUP(ROW()-4&amp;RIGHT([.J$4];1);B_CLASSIFICA_GIRONE_E;5;0)" office:value-type="float" office:value="3" calcext:value-type="float">
            <text:p>3</text:p>
          </table:table-cell>
          <table:table-cell table:style-name="ce313" table:formula="of:=VLOOKUP(ROW()-4&amp;RIGHT([.J$4];1);B_CLASSIFICA_GIRONE_E;6;0)" office:value-type="float" office:value="0" calcext:value-type="float">
            <text:p>0</text:p>
          </table:table-cell>
          <table:table-cell table:style-name="ce320" table:formula="of:=VLOOKUP(ROW()-4&amp;RIGHT([.J$4];1);B_CLASSIFICA_GIRONE_E;7;0)" office:value-type="float" office:value="3" calcext:value-type="float">
            <text:p>3</text:p>
          </table:table-cell>
          <table:table-cell table:style-name="ce322" table:formula="of:=VLOOKUP(ROW()-4&amp;RIGHT([.J$4];1);B_CLASSIFICA_GIRONE_E;8;0)" office:value-type="float" office:value="0" calcext:value-type="float">
            <text:p>0</text:p>
          </table:table-cell>
          <table:table-cell table:style-name="ce322" table:formula="of:=VLOOKUP(ROW()-4&amp;RIGHT([.J$4];1);B_CLASSIFICA_GIRONE_E;9;0)" office:value-type="float" office:value="3" calcext:value-type="float">
            <text:p>3</text:p>
          </table:table-cell>
          <table:table-cell table:style-name="ce322" table:formula="of:=VLOOKUP(ROW()-4&amp;RIGHT([.J$4];1);B_CLASSIFICA_GIRONE_E;10;0)" office:value-type="float" office:value="99" calcext:value-type="float">
            <text:p>99</text:p>
          </table:table-cell>
          <table:table-cell table:style-name="ce327" table:formula="of:=VLOOKUP(ROW()-4&amp;RIGHT([.J$4];1);B_CLASSIFICA_GIRONE_E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234"/>
          <table:table-cell table:style-name="ce294"/>
          <table:table-cell table:style-name="ce329"/>
          <table:table-cell table:style-name="ce340"/>
          <table:table-cell table:style-name="ce348" table:number-columns-repeated="4"/>
          <table:table-cell/>
          <table:table-cell table:style-name="ce377"/>
          <table:table-cell table:style-name="ce391"/>
          <table:table-cell table:style-name="ce404"/>
          <table:table-cell table:style-name="ce410"/>
          <table:table-cell table:style-name="ce412" table:number-columns-repeated="4"/>
          <table:table-cell table:number-columns-repeated="47"/>
        </table:table-row>
        <table:table-row table:style-name="ro6">
          <table:table-cell table:style-name="ce204" office:value-type="string" calcext:value-type="string">
            <text:p>Girone B</text:p>
          </table:table-cell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V</text:p>
          </table:table-cell>
          <table:table-cell table:style-name="ce223" office:value-type="string" calcext:value-type="string">
            <text:p>P</text:p>
          </table:table-cell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PC</text:p>
          </table:table-cell>
          <table:table-cell table:style-name="ce223" office:value-type="string" calcext:value-type="string">
            <text:p>PGF</text:p>
          </table:table-cell>
          <table:table-cell table:style-name="ce268" office:value-type="string" calcext:value-type="string">
            <text:p>PGS</text:p>
          </table:table-cell>
          <table:table-cell/>
          <table:table-cell table:style-name="ce1066" office:value-type="string" calcext:value-type="string">
            <text:p>Girone F</text:p>
          </table:table-cell>
          <table:table-cell table:style-name="ce1100" office:value-type="string" calcext:value-type="string">
            <text:p>G</text:p>
          </table:table-cell>
          <table:table-cell table:style-name="ce1100" office:value-type="string" calcext:value-type="string">
            <text:p>V</text:p>
          </table:table-cell>
          <table:table-cell table:style-name="ce1100" office:value-type="string" calcext:value-type="string">
            <text:p>P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PC</text:p>
          </table:table-cell>
          <table:table-cell table:style-name="ce1100" office:value-type="string" calcext:value-type="string">
            <text:p>PGF</text:p>
          </table:table-cell>
          <table:table-cell table:style-name="ce1175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5" table:formula="of:=VLOOKUP(ROW()-10&amp;RIGHT([.A$10];1);B_CLASSIFICA_GIRONE_B;4;0)" office:value-type="string" office:string-value="Giaguari" calcext:value-type="string">
            <text:p>Giaguari</text:p>
          </table:table-cell>
          <table:table-cell table:style-name="ce224" table:formula="of:=VLOOKUP(ROW()-10&amp;RIGHT([.A$10];1);B_CLASSIFICA_GIRONE_B;5;0)" office:value-type="float" office:value="3" calcext:value-type="float">
            <text:p>3</text:p>
          </table:table-cell>
          <table:table-cell table:style-name="ce224" table:formula="of:=VLOOKUP(ROW()-10&amp;RIGHT([.A$10];1);B_CLASSIFICA_GIRONE_B;6;0)" office:value-type="float" office:value="2" calcext:value-type="float">
            <text:p>2</text:p>
          </table:table-cell>
          <table:table-cell table:style-name="ce224" table:formula="of:=VLOOKUP(ROW()-10&amp;RIGHT([.A$10];1);B_CLASSIFICA_GIRONE_B;7;0)" office:value-type="float" office:value="1" calcext:value-type="float">
            <text:p>1</text:p>
          </table:table-cell>
          <table:table-cell table:style-name="ce224" table:formula="of:=VLOOKUP(ROW()-10&amp;RIGHT([.A$10];1);B_CLASSIFICA_GIRONE_B;8;0)" office:value-type="float" office:value="0" calcext:value-type="float">
            <text:p>0</text:p>
          </table:table-cell>
          <table:table-cell table:style-name="ce224" table:formula="of:=VLOOKUP(ROW()-10&amp;RIGHT([.A$10];1);B_CLASSIFICA_GIRONE_B;9;0)" office:value-type="float" office:value="5" calcext:value-type="float">
            <text:p>5</text:p>
          </table:table-cell>
          <table:table-cell table:style-name="ce224" table:formula="of:=VLOOKUP(ROW()-10&amp;RIGHT([.A$10];1);B_CLASSIFICA_GIRONE_B;10;0)" office:value-type="float" office:value="232" calcext:value-type="float">
            <text:p>232</text:p>
          </table:table-cell>
          <table:table-cell table:style-name="ce269" table:formula="of:=VLOOKUP(ROW()-10&amp;RIGHT([.A$10];1);B_CLASSIFICA_GIRONE_B;11;0)" office:value-type="float" office:value="192" calcext:value-type="float">
            <text:p>192</text:p>
          </table:table-cell>
          <table:table-cell/>
          <table:table-cell table:style-name="ce205" table:formula="of:=VLOOKUP(ROW()-10&amp;RIGHT([.J$10];1);B_CLASSIFICA_GIRONE_F;4;0)" office:value-type="string" office:string-value="Balene" calcext:value-type="string">
            <text:p>Balene</text:p>
          </table:table-cell>
          <table:table-cell table:style-name="ce224" table:formula="of:=VLOOKUP(ROW()-10&amp;RIGHT([.J$10];1);B_CLASSIFICA_GIRONE_F;5;0)" office:value-type="float" office:value="3" calcext:value-type="float">
            <text:p>3</text:p>
          </table:table-cell>
          <table:table-cell table:style-name="ce224" table:formula="of:=VLOOKUP(ROW()-10&amp;RIGHT([.J$10];1);B_CLASSIFICA_GIRONE_F;6;0)" office:value-type="float" office:value="2" calcext:value-type="float">
            <text:p>2</text:p>
          </table:table-cell>
          <table:table-cell table:style-name="ce224" table:formula="of:=VLOOKUP(ROW()-10&amp;RIGHT([.J$10];1);B_CLASSIFICA_GIRONE_F;7;0)" office:value-type="float" office:value="1" calcext:value-type="float">
            <text:p>1</text:p>
          </table:table-cell>
          <table:table-cell table:style-name="ce224" table:formula="of:=VLOOKUP(ROW()-10&amp;RIGHT([.J$10];1);B_CLASSIFICA_GIRONE_F;8;0)" office:value-type="float" office:value="0" calcext:value-type="float">
            <text:p>0</text:p>
          </table:table-cell>
          <table:table-cell table:style-name="ce224" table:formula="of:=VLOOKUP(ROW()-10&amp;RIGHT([.J$10];1);B_CLASSIFICA_GIRONE_F;9;0)" office:value-type="float" office:value="5" calcext:value-type="float">
            <text:p>5</text:p>
          </table:table-cell>
          <table:table-cell table:style-name="ce224" table:formula="of:=VLOOKUP(ROW()-10&amp;RIGHT([.J$10];1);B_CLASSIFICA_GIRONE_F;10;0)" office:value-type="float" office:value="103" calcext:value-type="float">
            <text:p>103</text:p>
          </table:table-cell>
          <table:table-cell table:style-name="ce269" table:formula="of:=VLOOKUP(ROW()-10&amp;RIGHT([.J$10];1);B_CLASSIFICA_GIRONE_F;11;0)" office:value-type="float" office:value="102" calcext:value-type="float">
            <text:p>102</text:p>
          </table:table-cell>
          <table:table-cell table:number-columns-repeated="47"/>
        </table:table-row>
        <table:table-row table:style-name="ro6">
          <table:table-cell table:style-name="ce206" table:formula="of:=VLOOKUP(ROW()-10&amp;RIGHT([.A$10];1);B_CLASSIFICA_GIRONE_B;4;0)" office:value-type="string" office:string-value="Puma" calcext:value-type="string">
            <text:p>Puma</text:p>
          </table:table-cell>
          <table:table-cell table:style-name="ce225" table:formula="of:=VLOOKUP(ROW()-10&amp;RIGHT([.A$10];1);B_CLASSIFICA_GIRONE_B;5;0)" office:value-type="float" office:value="3" calcext:value-type="float">
            <text:p>3</text:p>
          </table:table-cell>
          <table:table-cell table:style-name="ce225" table:formula="of:=VLOOKUP(ROW()-10&amp;RIGHT([.A$10];1);B_CLASSIFICA_GIRONE_B;6;0)" office:value-type="float" office:value="2" calcext:value-type="float">
            <text:p>2</text:p>
          </table:table-cell>
          <table:table-cell table:style-name="ce225" table:formula="of:=VLOOKUP(ROW()-10&amp;RIGHT([.A$10];1);B_CLASSIFICA_GIRONE_B;7;0)" office:value-type="float" office:value="1" calcext:value-type="float">
            <text:p>1</text:p>
          </table:table-cell>
          <table:table-cell table:style-name="ce225" table:formula="of:=VLOOKUP(ROW()-10&amp;RIGHT([.A$10];1);B_CLASSIFICA_GIRONE_B;8;0)" office:value-type="float" office:value="0" calcext:value-type="float">
            <text:p>0</text:p>
          </table:table-cell>
          <table:table-cell table:style-name="ce225" table:formula="of:=VLOOKUP(ROW()-10&amp;RIGHT([.A$10];1);B_CLASSIFICA_GIRONE_B;9;0)" office:value-type="float" office:value="5" calcext:value-type="float">
            <text:p>5</text:p>
          </table:table-cell>
          <table:table-cell table:style-name="ce225" table:formula="of:=VLOOKUP(ROW()-10&amp;RIGHT([.A$10];1);B_CLASSIFICA_GIRONE_B;10;0)" office:value-type="float" office:value="216" calcext:value-type="float">
            <text:p>216</text:p>
          </table:table-cell>
          <table:table-cell table:style-name="ce270" table:formula="of:=VLOOKUP(ROW()-10&amp;RIGHT([.A$10];1);B_CLASSIFICA_GIRONE_B;11;0)" office:value-type="float" office:value="217" calcext:value-type="float">
            <text:p>217</text:p>
          </table:table-cell>
          <table:table-cell/>
          <table:table-cell table:style-name="ce289" table:formula="of:=VLOOKUP(ROW()-10&amp;RIGHT([.J$10];1);B_CLASSIFICA_GIRONE_F;4;0)" office:value-type="string" office:string-value="Gabbiani" calcext:value-type="string">
            <text:p>Gabbiani</text:p>
          </table:table-cell>
          <table:table-cell table:style-name="ce303" table:formula="of:=VLOOKUP(ROW()-10&amp;RIGHT([.J$10];1);B_CLASSIFICA_GIRONE_F;5;0)" office:value-type="float" office:value="3" calcext:value-type="float">
            <text:p>3</text:p>
          </table:table-cell>
          <table:table-cell table:style-name="ce303" table:formula="of:=VLOOKUP(ROW()-10&amp;RIGHT([.J$10];1);B_CLASSIFICA_GIRONE_F;6;0)" office:value-type="float" office:value="2" calcext:value-type="float">
            <text:p>2</text:p>
          </table:table-cell>
          <table:table-cell table:style-name="ce303" table:formula="of:=VLOOKUP(ROW()-10&amp;RIGHT([.J$10];1);B_CLASSIFICA_GIRONE_F;7;0)" office:value-type="float" office:value="1" calcext:value-type="float">
            <text:p>1</text:p>
          </table:table-cell>
          <table:table-cell table:style-name="ce303" table:formula="of:=VLOOKUP(ROW()-10&amp;RIGHT([.J$10];1);B_CLASSIFICA_GIRONE_F;8;0)" office:value-type="float" office:value="0" calcext:value-type="float">
            <text:p>0</text:p>
          </table:table-cell>
          <table:table-cell table:style-name="ce303" table:formula="of:=VLOOKUP(ROW()-10&amp;RIGHT([.J$10];1);B_CLASSIFICA_GIRONE_F;9;0)" office:value-type="float" office:value="5" calcext:value-type="float">
            <text:p>5</text:p>
          </table:table-cell>
          <table:table-cell table:style-name="ce303" table:formula="of:=VLOOKUP(ROW()-10&amp;RIGHT([.J$10];1);B_CLASSIFICA_GIRONE_F;10;0)" office:value-type="float" office:value="102" calcext:value-type="float">
            <text:p>102</text:p>
          </table:table-cell>
          <table:table-cell table:style-name="ce330" table:formula="of:=VLOOKUP(ROW()-10&amp;RIGHT([.J$10];1);B_CLASSIFICA_GIRONE_F;11;0)" office:value-type="float" office:value="101" calcext:value-type="float">
            <text:p>101</text:p>
          </table:table-cell>
          <table:table-cell table:number-columns-repeated="47"/>
        </table:table-row>
        <table:table-row table:style-name="ro6">
          <table:table-cell table:style-name="ce207" table:formula="of:=VLOOKUP(ROW()-10&amp;RIGHT([.A$10];1);B_CLASSIFICA_GIRONE_B;4;0)" office:value-type="string" office:string-value="Linci" calcext:value-type="string">
            <text:p>Linci</text:p>
          </table:table-cell>
          <table:table-cell table:style-name="ce1107" table:formula="of:=VLOOKUP(ROW()-10&amp;RIGHT([.A$10];1);B_CLASSIFICA_GIRONE_B;5;0)" office:value-type="float" office:value="3" calcext:value-type="float">
            <text:p>3</text:p>
          </table:table-cell>
          <table:table-cell table:style-name="ce1107" table:formula="of:=VLOOKUP(ROW()-10&amp;RIGHT([.A$10];1);B_CLASSIFICA_GIRONE_B;6;0)" office:value-type="float" office:value="1" calcext:value-type="float">
            <text:p>1</text:p>
          </table:table-cell>
          <table:table-cell table:style-name="ce1107" table:formula="of:=VLOOKUP(ROW()-10&amp;RIGHT([.A$10];1);B_CLASSIFICA_GIRONE_B;7;0)" office:value-type="float" office:value="2" calcext:value-type="float">
            <text:p>2</text:p>
          </table:table-cell>
          <table:table-cell table:style-name="ce1107" table:formula="of:=VLOOKUP(ROW()-10&amp;RIGHT([.A$10];1);B_CLASSIFICA_GIRONE_B;8;0)" office:value-type="float" office:value="0" calcext:value-type="float">
            <text:p>0</text:p>
          </table:table-cell>
          <table:table-cell table:style-name="ce1107" table:formula="of:=VLOOKUP(ROW()-10&amp;RIGHT([.A$10];1);B_CLASSIFICA_GIRONE_B;9;0)" office:value-type="float" office:value="4" calcext:value-type="float">
            <text:p>4</text:p>
          </table:table-cell>
          <table:table-cell table:style-name="ce1107" table:formula="of:=VLOOKUP(ROW()-10&amp;RIGHT([.A$10];1);B_CLASSIFICA_GIRONE_B;10;0)" office:value-type="float" office:value="215" calcext:value-type="float">
            <text:p>215</text:p>
          </table:table-cell>
          <table:table-cell table:style-name="ce271" table:formula="of:=VLOOKUP(ROW()-10&amp;RIGHT([.A$10];1);B_CLASSIFICA_GIRONE_B;11;0)" office:value-type="float" office:value="239" calcext:value-type="float">
            <text:p>239</text:p>
          </table:table-cell>
          <table:table-cell/>
          <table:table-cell table:style-name="ce1064" table:formula="of:=VLOOKUP(ROW()-10&amp;RIGHT([.J$10];1);B_CLASSIFICA_GIRONE_F;4;0)" office:value-type="string" office:string-value="Delfini" calcext:value-type="string">
            <text:p>Delfini</text:p>
          </table:table-cell>
          <table:table-cell table:style-name="ce1148" table:formula="of:=VLOOKUP(ROW()-10&amp;RIGHT([.J$10];1);B_CLASSIFICA_GIRONE_F;5;0)" office:value-type="float" office:value="3" calcext:value-type="float">
            <text:p>3</text:p>
          </table:table-cell>
          <table:table-cell table:style-name="ce1148" table:formula="of:=VLOOKUP(ROW()-10&amp;RIGHT([.J$10];1);B_CLASSIFICA_GIRONE_F;6;0)" office:value-type="float" office:value="2" calcext:value-type="float">
            <text:p>2</text:p>
          </table:table-cell>
          <table:table-cell table:style-name="ce1148" table:formula="of:=VLOOKUP(ROW()-10&amp;RIGHT([.J$10];1);B_CLASSIFICA_GIRONE_F;7;0)" office:value-type="float" office:value="1" calcext:value-type="float">
            <text:p>1</text:p>
          </table:table-cell>
          <table:table-cell table:style-name="ce1148" table:formula="of:=VLOOKUP(ROW()-10&amp;RIGHT([.J$10];1);B_CLASSIFICA_GIRONE_F;8;0)" office:value-type="float" office:value="0" calcext:value-type="float">
            <text:p>0</text:p>
          </table:table-cell>
          <table:table-cell table:style-name="ce1148" table:formula="of:=VLOOKUP(ROW()-10&amp;RIGHT([.J$10];1);B_CLASSIFICA_GIRONE_F;9;0)" office:value-type="float" office:value="5" calcext:value-type="float">
            <text:p>5</text:p>
          </table:table-cell>
          <table:table-cell table:style-name="ce1148" table:formula="of:=VLOOKUP(ROW()-10&amp;RIGHT([.J$10];1);B_CLASSIFICA_GIRONE_F;10;0)" office:value-type="float" office:value="101" calcext:value-type="float">
            <text:p>101</text:p>
          </table:table-cell>
          <table:table-cell table:style-name="ce1173" table:formula="of:=VLOOKUP(ROW()-10&amp;RIGHT([.J$10];1);B_CLASSIFICA_GIRONE_F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208" table:formula="of:=VLOOKUP(ROW()-10&amp;RIGHT([.A$10];1);B_CLASSIFICA_GIRONE_B;4;0)" office:value-type="string" office:string-value="Serval" calcext:value-type="string">
            <text:p>Serval</text:p>
          </table:table-cell>
          <table:table-cell table:style-name="ce227" table:formula="of:=VLOOKUP(ROW()-10&amp;RIGHT([.A$10];1);B_CLASSIFICA_GIRONE_B;5;0)" office:value-type="float" office:value="3" calcext:value-type="float">
            <text:p>3</text:p>
          </table:table-cell>
          <table:table-cell table:style-name="ce241" table:formula="of:=VLOOKUP(ROW()-10&amp;RIGHT([.A$10];1);B_CLASSIFICA_GIRONE_B;6;0)" office:value-type="float" office:value="1" calcext:value-type="float">
            <text:p>1</text:p>
          </table:table-cell>
          <table:table-cell table:style-name="ce250" table:formula="of:=VLOOKUP(ROW()-10&amp;RIGHT([.A$10];1);B_CLASSIFICA_GIRONE_B;7;0)" office:value-type="float" office:value="2" calcext:value-type="float">
            <text:p>2</text:p>
          </table:table-cell>
          <table:table-cell table:style-name="ce258" table:formula="of:=VLOOKUP(ROW()-10&amp;RIGHT([.A$10];1);B_CLASSIFICA_GIRONE_B;8;0)" office:value-type="float" office:value="0" calcext:value-type="float">
            <text:p>0</text:p>
          </table:table-cell>
          <table:table-cell table:style-name="ce258" table:formula="of:=VLOOKUP(ROW()-10&amp;RIGHT([.A$10];1);B_CLASSIFICA_GIRONE_B;9;0)" office:value-type="float" office:value="4" calcext:value-type="float">
            <text:p>4</text:p>
          </table:table-cell>
          <table:table-cell table:style-name="ce258" table:formula="of:=VLOOKUP(ROW()-10&amp;RIGHT([.A$10];1);B_CLASSIFICA_GIRONE_B;10;0)" office:value-type="float" office:value="225" calcext:value-type="float">
            <text:p>225</text:p>
          </table:table-cell>
          <table:table-cell table:style-name="ce272" table:formula="of:=VLOOKUP(ROW()-10&amp;RIGHT([.A$10];1);B_CLASSIFICA_GIRONE_B;11;0)" office:value-type="float" office:value="240" calcext:value-type="float">
            <text:p>240</text:p>
          </table:table-cell>
          <table:table-cell/>
          <table:table-cell table:style-name="ce1065" table:formula="of:=VLOOKUP(ROW()-10&amp;RIGHT([.J$10];1);B_CLASSIFICA_GIRONE_F;4;0)" office:value-type="string" office:string-value="Fenicotteri" calcext:value-type="string">
            <text:p>Fenicotteri</text:p>
          </table:table-cell>
          <table:table-cell table:style-name="ce305" table:formula="of:=VLOOKUP(ROW()-10&amp;RIGHT([.J$10];1);B_CLASSIFICA_GIRONE_F;5;0)" office:value-type="float" office:value="3" calcext:value-type="float">
            <text:p>3</text:p>
          </table:table-cell>
          <table:table-cell table:style-name="ce1149" table:formula="of:=VLOOKUP(ROW()-10&amp;RIGHT([.J$10];1);B_CLASSIFICA_GIRONE_F;6;0)" office:value-type="float" office:value="0" calcext:value-type="float">
            <text:p>0</text:p>
          </table:table-cell>
          <table:table-cell table:style-name="ce1149" table:formula="of:=VLOOKUP(ROW()-10&amp;RIGHT([.J$10];1);B_CLASSIFICA_GIRONE_F;7;0)" office:value-type="float" office:value="3" calcext:value-type="float">
            <text:p>3</text:p>
          </table:table-cell>
          <table:table-cell table:style-name="ce1149" table:formula="of:=VLOOKUP(ROW()-10&amp;RIGHT([.J$10];1);B_CLASSIFICA_GIRONE_F;8;0)" office:value-type="float" office:value="0" calcext:value-type="float">
            <text:p>0</text:p>
          </table:table-cell>
          <table:table-cell table:style-name="ce1149" table:formula="of:=VLOOKUP(ROW()-10&amp;RIGHT([.J$10];1);B_CLASSIFICA_GIRONE_F;9;0)" office:value-type="float" office:value="3" calcext:value-type="float">
            <text:p>3</text:p>
          </table:table-cell>
          <table:table-cell table:style-name="ce1149" table:formula="of:=VLOOKUP(ROW()-10&amp;RIGHT([.J$10];1);B_CLASSIFICA_GIRONE_F;10;0)" office:value-type="float" office:value="102" calcext:value-type="float">
            <text:p>102</text:p>
          </table:table-cell>
          <table:table-cell table:style-name="ce1174" table:formula="of:=VLOOKUP(ROW()-10&amp;RIGHT([.J$10];1);B_CLASSIFICA_GIRONE_F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249"/>
          <table:table-cell table:style-name="ce307"/>
          <table:table-cell table:style-name="ce332"/>
          <table:table-cell table:style-name="ce342"/>
          <table:table-cell table:style-name="ce350" table:number-columns-repeated="4"/>
          <table:table-cell/>
          <table:table-cell table:style-name="ce382"/>
          <table:table-cell table:style-name="ce396"/>
          <table:table-cell table:style-name="ce406" table:number-columns-repeated="6"/>
          <table:table-cell table:number-columns-repeated="47"/>
        </table:table-row>
        <table:table-row table:style-name="ro6">
          <table:table-cell table:style-name="ce209" office:value-type="string" calcext:value-type="string">
            <text:p>Girone C</text:p>
          </table:table-cell>
          <table:table-cell table:style-name="ce228" office:value-type="string" calcext:value-type="string">
            <text:p>G</text:p>
          </table:table-cell>
          <table:table-cell table:style-name="ce228" office:value-type="string" calcext:value-type="string">
            <text:p>V</text:p>
          </table:table-cell>
          <table:table-cell table:style-name="ce228" office:value-type="string" calcext:value-type="string">
            <text:p>P</text:p>
          </table:table-cell>
          <table:table-cell table:style-name="ce228" office:value-type="string" calcext:value-type="string">
            <text:p>F</text:p>
          </table:table-cell>
          <table:table-cell table:style-name="ce228" office:value-type="string" calcext:value-type="string">
            <text:p>PC</text:p>
          </table:table-cell>
          <table:table-cell table:style-name="ce228" office:value-type="string" calcext:value-type="string">
            <text:p>PGF</text:p>
          </table:table-cell>
          <table:table-cell table:style-name="ce273" office:value-type="string" calcext:value-type="string">
            <text:p>PGS</text:p>
          </table:table-cell>
          <table:table-cell/>
          <table:table-cell table:style-name="ce292" office:value-type="string" calcext:value-type="string">
            <text:p>Girone G</text:p>
          </table:table-cell>
          <table:table-cell table:style-name="ce306" office:value-type="string" calcext:value-type="string">
            <text:p>G</text:p>
          </table:table-cell>
          <table:table-cell table:style-name="ce306" office:value-type="string" calcext:value-type="string">
            <text:p>V</text:p>
          </table:table-cell>
          <table:table-cell table:style-name="ce306" office:value-type="string" calcext:value-type="string">
            <text:p>P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PC</text:p>
          </table:table-cell>
          <table:table-cell table:style-name="ce306" office:value-type="string" calcext:value-type="string">
            <text:p>PGF</text:p>
          </table:table-cell>
          <table:table-cell table:style-name="ce333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5" table:formula="of:=VLOOKUP(ROW()-16&amp;RIGHT([.A$16];1);B_CLASSIFICA_GIRONE_C;4;0)" office:value-type="string" office:string-value="Giraffe" calcext:value-type="string">
            <text:p>Giraffe</text:p>
          </table:table-cell>
          <table:table-cell table:style-name="ce224" table:formula="of:=VLOOKUP(ROW()-16&amp;RIGHT([.A$16];1);B_CLASSIFICA_GIRONE_C;5;0)" office:value-type="float" office:value="3" calcext:value-type="float">
            <text:p>3</text:p>
          </table:table-cell>
          <table:table-cell table:style-name="ce224" table:formula="of:=VLOOKUP(ROW()-16&amp;RIGHT([.A$16];1);B_CLASSIFICA_GIRONE_C;6;0)" office:value-type="float" office:value="2" calcext:value-type="float">
            <text:p>2</text:p>
          </table:table-cell>
          <table:table-cell table:style-name="ce224" table:formula="of:=VLOOKUP(ROW()-16&amp;RIGHT([.A$16];1);B_CLASSIFICA_GIRONE_C;7;0)" office:value-type="float" office:value="1" calcext:value-type="float">
            <text:p>1</text:p>
          </table:table-cell>
          <table:table-cell table:style-name="ce224" table:formula="of:=VLOOKUP(ROW()-16&amp;RIGHT([.A$16];1);B_CLASSIFICA_GIRONE_C;8;0)" office:value-type="float" office:value="0" calcext:value-type="float">
            <text:p>0</text:p>
          </table:table-cell>
          <table:table-cell table:style-name="ce224" table:formula="of:=VLOOKUP(ROW()-16&amp;RIGHT([.A$16];1);B_CLASSIFICA_GIRONE_C;9;0)" office:value-type="float" office:value="5" calcext:value-type="float">
            <text:p>5</text:p>
          </table:table-cell>
          <table:table-cell table:style-name="ce224" table:formula="of:=VLOOKUP(ROW()-16&amp;RIGHT([.A$16];1);B_CLASSIFICA_GIRONE_C;10;0)" office:value-type="float" office:value="206" calcext:value-type="float">
            <text:p>206</text:p>
          </table:table-cell>
          <table:table-cell table:style-name="ce269" table:formula="of:=VLOOKUP(ROW()-16&amp;RIGHT([.A$16];1);B_CLASSIFICA_GIRONE_C;11;0)" office:value-type="float" office:value="162" calcext:value-type="float">
            <text:p>162</text:p>
          </table:table-cell>
          <table:table-cell/>
          <table:table-cell table:style-name="ce384" table:formula="of:=VLOOKUP(ROW()-16&amp;RIGHT([.J$16];1);B_CLASSIFICA_GIRONE_G;4;0)" office:value-type="string" office:string-value="Istrici" calcext:value-type="string">
            <text:p>Istrici</text:p>
          </table:table-cell>
          <table:table-cell table:style-name="ce398" table:formula="of:=VLOOKUP(ROW()-16&amp;RIGHT([.J$16];1);B_CLASSIFICA_GIRONE_G;5;0)" office:value-type="float" office:value="3" calcext:value-type="float">
            <text:p>3</text:p>
          </table:table-cell>
          <table:table-cell table:style-name="ce407" table:formula="of:=VLOOKUP(ROW()-16&amp;RIGHT([.J$16];1);B_CLASSIFICA_GIRONE_G;6;0)" office:value-type="float" office:value="3" calcext:value-type="float">
            <text:p>3</text:p>
          </table:table-cell>
          <table:table-cell table:style-name="ce407" table:formula="of:=VLOOKUP(ROW()-16&amp;RIGHT([.J$16];1);B_CLASSIFICA_GIRONE_G;7;0)" office:value-type="float" office:value="0" calcext:value-type="float">
            <text:p>0</text:p>
          </table:table-cell>
          <table:table-cell table:style-name="ce407" table:formula="of:=VLOOKUP(ROW()-16&amp;RIGHT([.J$16];1);B_CLASSIFICA_GIRONE_G;8;0)" office:value-type="float" office:value="0" calcext:value-type="float">
            <text:p>0</text:p>
          </table:table-cell>
          <table:table-cell table:style-name="ce407" table:formula="of:=VLOOKUP(ROW()-16&amp;RIGHT([.J$16];1);B_CLASSIFICA_GIRONE_G;9;0)" office:value-type="float" office:value="6" calcext:value-type="float">
            <text:p>6</text:p>
          </table:table-cell>
          <table:table-cell table:style-name="ce407" table:formula="of:=VLOOKUP(ROW()-16&amp;RIGHT([.J$16];1);B_CLASSIFICA_GIRONE_G;10;0)" office:value-type="float" office:value="60" calcext:value-type="float">
            <text:p>60</text:p>
          </table:table-cell>
          <table:table-cell table:style-name="ce423" table:formula="of:=VLOOKUP(ROW()-16&amp;RIGHT([.J$16];1);B_CLASSIFICA_GIRONE_G;11;0)" office:value-type="float" office:value="0" calcext:value-type="float">
            <text:p>0</text:p>
          </table:table-cell>
          <table:table-cell table:number-columns-repeated="47"/>
        </table:table-row>
        <table:table-row table:style-name="ro6">
          <table:table-cell table:style-name="ce211" table:formula="of:=VLOOKUP(ROW()-16&amp;RIGHT([.A$16];1);B_CLASSIFICA_GIRONE_C;4;0)" office:value-type="string" office:string-value="Elefanti" calcext:value-type="string">
            <text:p>Elefanti</text:p>
          </table:table-cell>
          <table:table-cell table:style-name="ce1087" table:formula="of:=VLOOKUP(ROW()-16&amp;RIGHT([.A$16];1);B_CLASSIFICA_GIRONE_C;5;0)" office:value-type="float" office:value="3" calcext:value-type="float">
            <text:p>3</text:p>
          </table:table-cell>
          <table:table-cell table:style-name="ce1087" table:formula="of:=VLOOKUP(ROW()-16&amp;RIGHT([.A$16];1);B_CLASSIFICA_GIRONE_C;6;0)" office:value-type="float" office:value="2" calcext:value-type="float">
            <text:p>2</text:p>
          </table:table-cell>
          <table:table-cell table:style-name="ce1087" table:formula="of:=VLOOKUP(ROW()-16&amp;RIGHT([.A$16];1);B_CLASSIFICA_GIRONE_C;7;0)" office:value-type="float" office:value="1" calcext:value-type="float">
            <text:p>1</text:p>
          </table:table-cell>
          <table:table-cell table:style-name="ce1087" table:formula="of:=VLOOKUP(ROW()-16&amp;RIGHT([.A$16];1);B_CLASSIFICA_GIRONE_C;8;0)" office:value-type="float" office:value="0" calcext:value-type="float">
            <text:p>0</text:p>
          </table:table-cell>
          <table:table-cell table:style-name="ce1087" table:formula="of:=VLOOKUP(ROW()-16&amp;RIGHT([.A$16];1);B_CLASSIFICA_GIRONE_C;9;0)" office:value-type="float" office:value="5" calcext:value-type="float">
            <text:p>5</text:p>
          </table:table-cell>
          <table:table-cell table:style-name="ce1087" table:formula="of:=VLOOKUP(ROW()-16&amp;RIGHT([.A$16];1);B_CLASSIFICA_GIRONE_C;10;0)" office:value-type="float" office:value="202" calcext:value-type="float">
            <text:p>202</text:p>
          </table:table-cell>
          <table:table-cell table:style-name="ce1162" table:formula="of:=VLOOKUP(ROW()-16&amp;RIGHT([.A$16];1);B_CLASSIFICA_GIRONE_C;11;0)" office:value-type="float" office:value="185" calcext:value-type="float">
            <text:p>185</text:p>
          </table:table-cell>
          <table:table-cell/>
          <table:table-cell table:style-name="ce289" table:formula="of:=VLOOKUP(ROW()-16&amp;RIGHT([.J$16];1);B_CLASSIFICA_GIRONE_G;4;0)" office:value-type="string" office:string-value="Gorilla" calcext:value-type="string">
            <text:p>Gorilla</text:p>
          </table:table-cell>
          <table:table-cell table:style-name="ce303" table:formula="of:=VLOOKUP(ROW()-16&amp;RIGHT([.J$16];1);B_CLASSIFICA_GIRONE_G;5;0)" office:value-type="float" office:value="3" calcext:value-type="float">
            <text:p>3</text:p>
          </table:table-cell>
          <table:table-cell table:style-name="ce303" table:formula="of:=VLOOKUP(ROW()-16&amp;RIGHT([.J$16];1);B_CLASSIFICA_GIRONE_G;6;0)" office:value-type="float" office:value="2" calcext:value-type="float">
            <text:p>2</text:p>
          </table:table-cell>
          <table:table-cell table:style-name="ce303" table:formula="of:=VLOOKUP(ROW()-16&amp;RIGHT([.J$16];1);B_CLASSIFICA_GIRONE_G;7;0)" office:value-type="float" office:value="0" calcext:value-type="float">
            <text:p>0</text:p>
          </table:table-cell>
          <table:table-cell table:style-name="ce303" table:formula="of:=VLOOKUP(ROW()-16&amp;RIGHT([.J$16];1);B_CLASSIFICA_GIRONE_G;8;0)" office:value-type="float" office:value="1" calcext:value-type="float">
            <text:p>1</text:p>
          </table:table-cell>
          <table:table-cell table:style-name="ce303" table:formula="of:=VLOOKUP(ROW()-16&amp;RIGHT([.J$16];1);B_CLASSIFICA_GIRONE_G;9;0)" office:value-type="float" office:value="4" calcext:value-type="float">
            <text:p>4</text:p>
          </table:table-cell>
          <table:table-cell table:style-name="ce303" table:formula="of:=VLOOKUP(ROW()-16&amp;RIGHT([.J$16];1);B_CLASSIFICA_GIRONE_G;10;0)" office:value-type="float" office:value="40" calcext:value-type="float">
            <text:p>40</text:p>
          </table:table-cell>
          <table:table-cell table:style-name="ce330" table:formula="of:=VLOOKUP(ROW()-16&amp;RIGHT([.J$16];1);B_CLASSIFICA_GIRONE_G;11;0)" office:value-type="float" office:value="20" calcext:value-type="float">
            <text:p>20</text:p>
          </table:table-cell>
          <table:table-cell table:number-columns-repeated="47"/>
        </table:table-row>
        <table:table-row table:style-name="ro6">
          <table:table-cell table:style-name="ce212" table:formula="of:=VLOOKUP(ROW()-16&amp;RIGHT([.A$16];1);B_CLASSIFICA_GIRONE_C;4;0)" office:value-type="string" office:string-value="Ippopotami" calcext:value-type="string">
            <text:p>Ippopotami</text:p>
          </table:table-cell>
          <table:table-cell table:style-name="ce231" table:formula="of:=VLOOKUP(ROW()-16&amp;RIGHT([.A$16];1);B_CLASSIFICA_GIRONE_C;5;0)" office:value-type="float" office:value="3" calcext:value-type="float">
            <text:p>3</text:p>
          </table:table-cell>
          <table:table-cell table:style-name="ce231" table:formula="of:=VLOOKUP(ROW()-16&amp;RIGHT([.A$16];1);B_CLASSIFICA_GIRONE_C;6;0)" office:value-type="float" office:value="2" calcext:value-type="float">
            <text:p>2</text:p>
          </table:table-cell>
          <table:table-cell table:style-name="ce231" table:formula="of:=VLOOKUP(ROW()-16&amp;RIGHT([.A$16];1);B_CLASSIFICA_GIRONE_C;7;0)" office:value-type="float" office:value="1" calcext:value-type="float">
            <text:p>1</text:p>
          </table:table-cell>
          <table:table-cell table:style-name="ce231" table:formula="of:=VLOOKUP(ROW()-16&amp;RIGHT([.A$16];1);B_CLASSIFICA_GIRONE_C;8;0)" office:value-type="float" office:value="0" calcext:value-type="float">
            <text:p>0</text:p>
          </table:table-cell>
          <table:table-cell table:style-name="ce231" table:formula="of:=VLOOKUP(ROW()-16&amp;RIGHT([.A$16];1);B_CLASSIFICA_GIRONE_C;9;0)" office:value-type="float" office:value="5" calcext:value-type="float">
            <text:p>5</text:p>
          </table:table-cell>
          <table:table-cell table:style-name="ce231" table:formula="of:=VLOOKUP(ROW()-16&amp;RIGHT([.A$16];1);B_CLASSIFICA_GIRONE_C;10;0)" office:value-type="float" office:value="206" calcext:value-type="float">
            <text:p>206</text:p>
          </table:table-cell>
          <table:table-cell table:style-name="ce276" table:formula="of:=VLOOKUP(ROW()-16&amp;RIGHT([.A$16];1);B_CLASSIFICA_GIRONE_C;11;0)" office:value-type="float" office:value="208" calcext:value-type="float">
            <text:p>208</text:p>
          </table:table-cell>
          <table:table-cell/>
          <table:table-cell table:style-name="ce1064" table:formula="of:=VLOOKUP(ROW()-16&amp;RIGHT([.J$16];1);B_CLASSIFICA_GIRONE_G;4;0)" office:value-type="string" office:string-value="Orche" calcext:value-type="string">
            <text:p>Orche</text:p>
          </table:table-cell>
          <table:table-cell table:style-name="ce1148" table:formula="of:=VLOOKUP(ROW()-16&amp;RIGHT([.J$16];1);B_CLASSIFICA_GIRONE_G;5;0)" office:value-type="float" office:value="3" calcext:value-type="float">
            <text:p>3</text:p>
          </table:table-cell>
          <table:table-cell table:style-name="ce1148" table:formula="of:=VLOOKUP(ROW()-16&amp;RIGHT([.J$16];1);B_CLASSIFICA_GIRONE_G;6;0)" office:value-type="float" office:value="1" calcext:value-type="float">
            <text:p>1</text:p>
          </table:table-cell>
          <table:table-cell table:style-name="ce1148" table:formula="of:=VLOOKUP(ROW()-16&amp;RIGHT([.J$16];1);B_CLASSIFICA_GIRONE_G;7;0)" office:value-type="float" office:value="0" calcext:value-type="float">
            <text:p>0</text:p>
          </table:table-cell>
          <table:table-cell table:style-name="ce1148" table:formula="of:=VLOOKUP(ROW()-16&amp;RIGHT([.J$16];1);B_CLASSIFICA_GIRONE_G;8;0)" office:value-type="float" office:value="2" calcext:value-type="float">
            <text:p>2</text:p>
          </table:table-cell>
          <table:table-cell table:style-name="ce1148" table:formula="of:=VLOOKUP(ROW()-16&amp;RIGHT([.J$16];1);B_CLASSIFICA_GIRONE_G;9;0)" office:value-type="float" office:value="2" calcext:value-type="float">
            <text:p>2</text:p>
          </table:table-cell>
          <table:table-cell table:style-name="ce1148" table:formula="of:=VLOOKUP(ROW()-16&amp;RIGHT([.J$16];1);B_CLASSIFICA_GIRONE_G;10;0)" office:value-type="float" office:value="20" calcext:value-type="float">
            <text:p>20</text:p>
          </table:table-cell>
          <table:table-cell table:style-name="ce1173" table:formula="of:=VLOOKUP(ROW()-16&amp;RIGHT([.J$16];1);B_CLASSIFICA_GIRONE_G;11;0)" office:value-type="float" office:value="40" calcext:value-type="float">
            <text:p>40</text:p>
          </table:table-cell>
          <table:table-cell table:number-columns-repeated="47"/>
        </table:table-row>
        <table:table-row table:style-name="ro6">
          <table:table-cell table:style-name="ce213" table:formula="of:=VLOOKUP(ROW()-16&amp;RIGHT([.A$16];1);B_CLASSIFICA_GIRONE_C;4;0)" office:value-type="string" office:string-value="Iguane" calcext:value-type="string">
            <text:p>Iguane</text:p>
          </table:table-cell>
          <table:table-cell table:style-name="ce232" table:formula="of:=VLOOKUP(ROW()-16&amp;RIGHT([.A$16];1);B_CLASSIFICA_GIRONE_C;5;0)" office:value-type="float" office:value="3" calcext:value-type="float">
            <text:p>3</text:p>
          </table:table-cell>
          <table:table-cell table:style-name="ce243" table:formula="of:=VLOOKUP(ROW()-16&amp;RIGHT([.A$16];1);B_CLASSIFICA_GIRONE_C;6;0)" office:value-type="float" office:value="0" calcext:value-type="float">
            <text:p>0</text:p>
          </table:table-cell>
          <table:table-cell table:style-name="ce252" table:formula="of:=VLOOKUP(ROW()-16&amp;RIGHT([.A$16];1);B_CLASSIFICA_GIRONE_C;7;0)" office:value-type="float" office:value="3" calcext:value-type="float">
            <text:p>3</text:p>
          </table:table-cell>
          <table:table-cell table:style-name="ce260" table:formula="of:=VLOOKUP(ROW()-16&amp;RIGHT([.A$16];1);B_CLASSIFICA_GIRONE_C;8;0)" office:value-type="float" office:value="0" calcext:value-type="float">
            <text:p>0</text:p>
          </table:table-cell>
          <table:table-cell table:style-name="ce260" table:formula="of:=VLOOKUP(ROW()-16&amp;RIGHT([.A$16];1);B_CLASSIFICA_GIRONE_C;9;0)" office:value-type="float" office:value="3" calcext:value-type="float">
            <text:p>3</text:p>
          </table:table-cell>
          <table:table-cell table:style-name="ce260" table:formula="of:=VLOOKUP(ROW()-16&amp;RIGHT([.A$16];1);B_CLASSIFICA_GIRONE_C;10;0)" office:value-type="float" office:value="120" calcext:value-type="float">
            <text:p>120</text:p>
          </table:table-cell>
          <table:table-cell table:style-name="ce277" table:formula="of:=VLOOKUP(ROW()-16&amp;RIGHT([.A$16];1);B_CLASSIFICA_GIRONE_C;11;0)" office:value-type="float" office:value="179" calcext:value-type="float">
            <text:p>179</text:p>
          </table:table-cell>
          <table:table-cell/>
          <table:table-cell table:style-name="ce1065" table:formula="of:=VLOOKUP(ROW()-16&amp;RIGHT([.J$16];1);B_CLASSIFICA_GIRONE_G;4;0)" office:value-type="string" office:string-value="Muli" calcext:value-type="string">
            <text:p>Muli</text:p>
          </table:table-cell>
          <table:table-cell table:style-name="ce305" table:formula="of:=VLOOKUP(ROW()-16&amp;RIGHT([.J$16];1);B_CLASSIFICA_GIRONE_G;5;0)" office:value-type="float" office:value="3" calcext:value-type="float">
            <text:p>3</text:p>
          </table:table-cell>
          <table:table-cell table:style-name="ce1149" table:formula="of:=VLOOKUP(ROW()-16&amp;RIGHT([.J$16];1);B_CLASSIFICA_GIRONE_G;6;0)" office:value-type="float" office:value="0" calcext:value-type="float">
            <text:p>0</text:p>
          </table:table-cell>
          <table:table-cell table:style-name="ce1149" table:formula="of:=VLOOKUP(ROW()-16&amp;RIGHT([.J$16];1);B_CLASSIFICA_GIRONE_G;7;0)" office:value-type="float" office:value="0" calcext:value-type="float">
            <text:p>0</text:p>
          </table:table-cell>
          <table:table-cell table:style-name="ce1149" table:formula="of:=VLOOKUP(ROW()-16&amp;RIGHT([.J$16];1);B_CLASSIFICA_GIRONE_G;8;0)" office:value-type="float" office:value="3" calcext:value-type="float">
            <text:p>3</text:p>
          </table:table-cell>
          <table:table-cell table:style-name="ce1149" table:formula="of:=VLOOKUP(ROW()-16&amp;RIGHT([.J$16];1);B_CLASSIFICA_GIRONE_G;9;0)" office:value-type="float" office:value="0" calcext:value-type="float">
            <text:p>0</text:p>
          </table:table-cell>
          <table:table-cell table:style-name="ce1149" table:formula="of:=VLOOKUP(ROW()-16&amp;RIGHT([.J$16];1);B_CLASSIFICA_GIRONE_G;10;0)" office:value-type="float" office:value="0" calcext:value-type="float">
            <text:p>0</text:p>
          </table:table-cell>
          <table:table-cell table:style-name="ce1174" table:formula="of:=VLOOKUP(ROW()-16&amp;RIGHT([.J$16];1);B_CLASSIFICA_GIRONE_G;11;0)" office:value-type="float" office:value="60" calcext:value-type="float">
            <text:p>60</text:p>
          </table:table-cell>
          <table:table-cell table:number-columns-repeated="47"/>
        </table:table-row>
        <table:table-row table:style-name="ro6">
          <table:table-cell table:style-name="ce259"/>
          <table:table-cell table:style-name="ce315"/>
          <table:table-cell table:style-name="ce335"/>
          <table:table-cell table:style-name="ce344"/>
          <table:table-cell table:style-name="ce352" table:number-columns-repeated="4"/>
          <table:table-cell/>
          <table:table-cell table:style-name="ce382"/>
          <table:table-cell table:style-name="ce396"/>
          <table:table-cell table:style-name="ce406" table:number-columns-repeated="6"/>
          <table:table-cell table:number-columns-repeated="47"/>
        </table:table-row>
        <table:table-row table:style-name="ro6">
          <table:table-cell table:style-name="ce214" office:value-type="string" calcext:value-type="string">
            <text:p>Girone D</text:p>
          </table:table-cell>
          <table:table-cell table:style-name="ce233" office:value-type="string" calcext:value-type="string">
            <text:p>G</text:p>
          </table:table-cell>
          <table:table-cell table:style-name="ce233" office:value-type="string" calcext:value-type="string">
            <text:p>V</text:p>
          </table:table-cell>
          <table:table-cell table:style-name="ce233" office:value-type="string" calcext:value-type="string">
            <text:p>P</text:p>
          </table:table-cell>
          <table:table-cell table:style-name="ce233" office:value-type="string" calcext:value-type="string">
            <text:p>F</text:p>
          </table:table-cell>
          <table:table-cell table:style-name="ce233" office:value-type="string" calcext:value-type="string">
            <text:p>PC</text:p>
          </table:table-cell>
          <table:table-cell table:style-name="ce233" office:value-type="string" calcext:value-type="string">
            <text:p>PGF</text:p>
          </table:table-cell>
          <table:table-cell table:style-name="ce278" office:value-type="string" calcext:value-type="string">
            <text:p>PGS</text:p>
          </table:table-cell>
          <table:table-cell/>
          <table:table-cell table:style-name="ce1072" office:value-type="string" calcext:value-type="string">
            <text:p>Girone H</text:p>
          </table:table-cell>
          <table:table-cell table:style-name="ce1106" office:value-type="string" calcext:value-type="string">
            <text:p>G</text:p>
          </table:table-cell>
          <table:table-cell table:style-name="ce1106" office:value-type="string" calcext:value-type="string">
            <text:p>V</text:p>
          </table:table-cell>
          <table:table-cell table:style-name="ce1106" office:value-type="string" calcext:value-type="string">
            <text:p>P</text:p>
          </table:table-cell>
          <table:table-cell table:style-name="ce1106" office:value-type="string" calcext:value-type="string">
            <text:p>F</text:p>
          </table:table-cell>
          <table:table-cell table:style-name="ce1106" office:value-type="string" calcext:value-type="string">
            <text:p>PC</text:p>
          </table:table-cell>
          <table:table-cell table:style-name="ce1106" office:value-type="string" calcext:value-type="string">
            <text:p>PGF</text:p>
          </table:table-cell>
          <table:table-cell table:style-name="ce1181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205" table:formula="of:=VLOOKUP(ROW()-22&amp;RIGHT([.A$22];1);B_CLASSIFICA_GIRONE_D;4;0)" office:value-type="string" office:string-value="Coccodrilli" calcext:value-type="string">
            <text:p>Coccodrilli</text:p>
          </table:table-cell>
          <table:table-cell table:style-name="ce224" table:formula="of:=VLOOKUP(ROW()-22&amp;RIGHT([.A$22];1);B_CLASSIFICA_GIRONE_D;5;0)" office:value-type="float" office:value="3" calcext:value-type="float">
            <text:p>3</text:p>
          </table:table-cell>
          <table:table-cell table:style-name="ce224" table:formula="of:=VLOOKUP(ROW()-22&amp;RIGHT([.A$22];1);B_CLASSIFICA_GIRONE_D;6;0)" office:value-type="float" office:value="2" calcext:value-type="float">
            <text:p>2</text:p>
          </table:table-cell>
          <table:table-cell table:style-name="ce224" table:formula="of:=VLOOKUP(ROW()-22&amp;RIGHT([.A$22];1);B_CLASSIFICA_GIRONE_D;7;0)" office:value-type="float" office:value="1" calcext:value-type="float">
            <text:p>1</text:p>
          </table:table-cell>
          <table:table-cell table:style-name="ce224" table:formula="of:=VLOOKUP(ROW()-22&amp;RIGHT([.A$22];1);B_CLASSIFICA_GIRONE_D;8;0)" office:value-type="float" office:value="0" calcext:value-type="float">
            <text:p>0</text:p>
          </table:table-cell>
          <table:table-cell table:style-name="ce224" table:formula="of:=VLOOKUP(ROW()-22&amp;RIGHT([.A$22];1);B_CLASSIFICA_GIRONE_D;9;0)" office:value-type="float" office:value="5" calcext:value-type="float">
            <text:p>5</text:p>
          </table:table-cell>
          <table:table-cell table:style-name="ce224" table:formula="of:=VLOOKUP(ROW()-22&amp;RIGHT([.A$22];1);B_CLASSIFICA_GIRONE_D;10;0)" office:value-type="float" office:value="179" calcext:value-type="float">
            <text:p>179</text:p>
          </table:table-cell>
          <table:table-cell table:style-name="ce269" table:formula="of:=VLOOKUP(ROW()-22&amp;RIGHT([.A$22];1);B_CLASSIFICA_GIRONE_D;11;0)" office:value-type="float" office:value="108" calcext:value-type="float">
            <text:p>108</text:p>
          </table:table-cell>
          <table:table-cell/>
          <table:table-cell table:style-name="ce205" table:formula="of:=VLOOKUP(ROW()-22&amp;RIGHT([.J$22];1);B_CLASSIFICA_GIRONE_H;4;0)" office:value-type="string" office:string-value="Piranha" calcext:value-type="string">
            <text:p>Piranha</text:p>
          </table:table-cell>
          <table:table-cell table:style-name="ce224" table:formula="of:=VLOOKUP(ROW()-22&amp;RIGHT([.J$22];1);B_CLASSIFICA_GIRONE_H;5;0)" office:value-type="float" office:value="3" calcext:value-type="float">
            <text:p>3</text:p>
          </table:table-cell>
          <table:table-cell table:style-name="ce224" table:formula="of:=VLOOKUP(ROW()-22&amp;RIGHT([.J$22];1);B_CLASSIFICA_GIRONE_H;6;0)" office:value-type="float" office:value="2" calcext:value-type="float">
            <text:p>2</text:p>
          </table:table-cell>
          <table:table-cell table:style-name="ce224" table:formula="of:=VLOOKUP(ROW()-22&amp;RIGHT([.J$22];1);B_CLASSIFICA_GIRONE_H;7;0)" office:value-type="float" office:value="1" calcext:value-type="float">
            <text:p>1</text:p>
          </table:table-cell>
          <table:table-cell table:style-name="ce224" table:formula="of:=VLOOKUP(ROW()-22&amp;RIGHT([.J$22];1);B_CLASSIFICA_GIRONE_H;8;0)" office:value-type="float" office:value="0" calcext:value-type="float">
            <text:p>0</text:p>
          </table:table-cell>
          <table:table-cell table:style-name="ce224" table:formula="of:=VLOOKUP(ROW()-22&amp;RIGHT([.J$22];1);B_CLASSIFICA_GIRONE_H;9;0)" office:value-type="float" office:value="5" calcext:value-type="float">
            <text:p>5</text:p>
          </table:table-cell>
          <table:table-cell table:style-name="ce224" table:formula="of:=VLOOKUP(ROW()-22&amp;RIGHT([.J$22];1);B_CLASSIFICA_GIRONE_H;10;0)" office:value-type="float" office:value="245" calcext:value-type="float">
            <text:p>245</text:p>
          </table:table-cell>
          <table:table-cell table:style-name="ce269" table:formula="of:=VLOOKUP(ROW()-22&amp;RIGHT([.J$22];1);B_CLASSIFICA_GIRONE_H;11;0)" office:value-type="float" office:value="215" calcext:value-type="float">
            <text:p>215</text:p>
          </table:table-cell>
          <table:table-cell table:number-columns-repeated="47"/>
        </table:table-row>
        <table:table-row table:style-name="ro6">
          <table:table-cell table:style-name="ce211" table:formula="of:=VLOOKUP(ROW()-22&amp;RIGHT([.A$22];1);B_CLASSIFICA_GIRONE_D;4;0)" office:value-type="string" office:string-value="Aquile" calcext:value-type="string">
            <text:p>Aquile</text:p>
          </table:table-cell>
          <table:table-cell table:style-name="ce1087" table:formula="of:=VLOOKUP(ROW()-22&amp;RIGHT([.A$22];1);B_CLASSIFICA_GIRONE_D;5;0)" office:value-type="float" office:value="3" calcext:value-type="float">
            <text:p>3</text:p>
          </table:table-cell>
          <table:table-cell table:style-name="ce1087" table:formula="of:=VLOOKUP(ROW()-22&amp;RIGHT([.A$22];1);B_CLASSIFICA_GIRONE_D;6;0)" office:value-type="float" office:value="2" calcext:value-type="float">
            <text:p>2</text:p>
          </table:table-cell>
          <table:table-cell table:style-name="ce1087" table:formula="of:=VLOOKUP(ROW()-22&amp;RIGHT([.A$22];1);B_CLASSIFICA_GIRONE_D;7;0)" office:value-type="float" office:value="1" calcext:value-type="float">
            <text:p>1</text:p>
          </table:table-cell>
          <table:table-cell table:style-name="ce1087" table:formula="of:=VLOOKUP(ROW()-22&amp;RIGHT([.A$22];1);B_CLASSIFICA_GIRONE_D;8;0)" office:value-type="float" office:value="0" calcext:value-type="float">
            <text:p>0</text:p>
          </table:table-cell>
          <table:table-cell table:style-name="ce1087" table:formula="of:=VLOOKUP(ROW()-22&amp;RIGHT([.A$22];1);B_CLASSIFICA_GIRONE_D;9;0)" office:value-type="float" office:value="5" calcext:value-type="float">
            <text:p>5</text:p>
          </table:table-cell>
          <table:table-cell table:style-name="ce1087" table:formula="of:=VLOOKUP(ROW()-22&amp;RIGHT([.A$22];1);B_CLASSIFICA_GIRONE_D;10;0)" office:value-type="float" office:value="126" calcext:value-type="float">
            <text:p>126</text:p>
          </table:table-cell>
          <table:table-cell table:style-name="ce1162" table:formula="of:=VLOOKUP(ROW()-22&amp;RIGHT([.A$22];1);B_CLASSIFICA_GIRONE_D;11;0)" office:value-type="float" office:value="106" calcext:value-type="float">
            <text:p>106</text:p>
          </table:table-cell>
          <table:table-cell/>
          <table:table-cell table:style-name="ce289" table:formula="of:=VLOOKUP(ROW()-22&amp;RIGHT([.J$22];1);B_CLASSIFICA_GIRONE_H;4;0)" office:value-type="string" office:string-value="Tonni" calcext:value-type="string">
            <text:p>Tonni</text:p>
          </table:table-cell>
          <table:table-cell table:style-name="ce303" table:formula="of:=VLOOKUP(ROW()-22&amp;RIGHT([.J$22];1);B_CLASSIFICA_GIRONE_H;5;0)" office:value-type="float" office:value="3" calcext:value-type="float">
            <text:p>3</text:p>
          </table:table-cell>
          <table:table-cell table:style-name="ce303" table:formula="of:=VLOOKUP(ROW()-22&amp;RIGHT([.J$22];1);B_CLASSIFICA_GIRONE_H;6;0)" office:value-type="float" office:value="2" calcext:value-type="float">
            <text:p>2</text:p>
          </table:table-cell>
          <table:table-cell table:style-name="ce303" table:formula="of:=VLOOKUP(ROW()-22&amp;RIGHT([.J$22];1);B_CLASSIFICA_GIRONE_H;7;0)" office:value-type="float" office:value="1" calcext:value-type="float">
            <text:p>1</text:p>
          </table:table-cell>
          <table:table-cell table:style-name="ce303" table:formula="of:=VLOOKUP(ROW()-22&amp;RIGHT([.J$22];1);B_CLASSIFICA_GIRONE_H;8;0)" office:value-type="float" office:value="0" calcext:value-type="float">
            <text:p>0</text:p>
          </table:table-cell>
          <table:table-cell table:style-name="ce303" table:formula="of:=VLOOKUP(ROW()-22&amp;RIGHT([.J$22];1);B_CLASSIFICA_GIRONE_H;9;0)" office:value-type="float" office:value="5" calcext:value-type="float">
            <text:p>5</text:p>
          </table:table-cell>
          <table:table-cell table:style-name="ce303" table:formula="of:=VLOOKUP(ROW()-22&amp;RIGHT([.J$22];1);B_CLASSIFICA_GIRONE_H;10;0)" office:value-type="float" office:value="163" calcext:value-type="float">
            <text:p>163</text:p>
          </table:table-cell>
          <table:table-cell table:style-name="ce330" table:formula="of:=VLOOKUP(ROW()-22&amp;RIGHT([.J$22];1);B_CLASSIFICA_GIRONE_H;11;0)" office:value-type="float" office:value="110" calcext:value-type="float">
            <text:p>110</text:p>
          </table:table-cell>
          <table:table-cell table:number-columns-repeated="47"/>
        </table:table-row>
        <table:table-row table:style-name="ro6">
          <table:table-cell table:style-name="ce216" table:formula="of:=VLOOKUP(ROW()-22&amp;RIGHT([.A$22];1);B_CLASSIFICA_GIRONE_D;4;0)" office:value-type="string" office:string-value="Pitoni" calcext:value-type="string">
            <text:p>Pitoni</text:p>
          </table:table-cell>
          <table:table-cell table:style-name="ce235" table:formula="of:=VLOOKUP(ROW()-22&amp;RIGHT([.A$22];1);B_CLASSIFICA_GIRONE_D;5;0)" office:value-type="float" office:value="3" calcext:value-type="float">
            <text:p>3</text:p>
          </table:table-cell>
          <table:table-cell table:style-name="ce245" table:formula="of:=VLOOKUP(ROW()-22&amp;RIGHT([.A$22];1);B_CLASSIFICA_GIRONE_D;6;0)" office:value-type="float" office:value="2" calcext:value-type="float">
            <text:p>2</text:p>
          </table:table-cell>
          <table:table-cell table:style-name="ce253" table:formula="of:=VLOOKUP(ROW()-22&amp;RIGHT([.A$22];1);B_CLASSIFICA_GIRONE_D;7;0)" office:value-type="float" office:value="1" calcext:value-type="float">
            <text:p>1</text:p>
          </table:table-cell>
          <table:table-cell table:style-name="ce261" table:formula="of:=VLOOKUP(ROW()-22&amp;RIGHT([.A$22];1);B_CLASSIFICA_GIRONE_D;8;0)" office:value-type="float" office:value="0" calcext:value-type="float">
            <text:p>0</text:p>
          </table:table-cell>
          <table:table-cell table:style-name="ce261" table:formula="of:=VLOOKUP(ROW()-22&amp;RIGHT([.A$22];1);B_CLASSIFICA_GIRONE_D;9;0)" office:value-type="float" office:value="5" calcext:value-type="float">
            <text:p>5</text:p>
          </table:table-cell>
          <table:table-cell table:style-name="ce261" table:formula="of:=VLOOKUP(ROW()-22&amp;RIGHT([.A$22];1);B_CLASSIFICA_GIRONE_D;10;0)" office:value-type="float" office:value="133" calcext:value-type="float">
            <text:p>133</text:p>
          </table:table-cell>
          <table:table-cell table:style-name="ce280" table:formula="of:=VLOOKUP(ROW()-22&amp;RIGHT([.A$22];1);B_CLASSIFICA_GIRONE_D;11;0)" office:value-type="float" office:value="168" calcext:value-type="float">
            <text:p>168</text:p>
          </table:table-cell>
          <table:table-cell/>
          <table:table-cell table:style-name="ce1064" table:formula="of:=VLOOKUP(ROW()-22&amp;RIGHT([.J$22];1);B_CLASSIFICA_GIRONE_H;4;0)" office:value-type="string" office:string-value="Zebre" calcext:value-type="string">
            <text:p>Zebre</text:p>
          </table:table-cell>
          <table:table-cell table:style-name="ce1148" table:formula="of:=VLOOKUP(ROW()-22&amp;RIGHT([.J$22];1);B_CLASSIFICA_GIRONE_H;5;0)" office:value-type="float" office:value="3" calcext:value-type="float">
            <text:p>3</text:p>
          </table:table-cell>
          <table:table-cell table:style-name="ce1148" table:formula="of:=VLOOKUP(ROW()-22&amp;RIGHT([.J$22];1);B_CLASSIFICA_GIRONE_H;6;0)" office:value-type="float" office:value="2" calcext:value-type="float">
            <text:p>2</text:p>
          </table:table-cell>
          <table:table-cell table:style-name="ce1148" table:formula="of:=VLOOKUP(ROW()-22&amp;RIGHT([.J$22];1);B_CLASSIFICA_GIRONE_H;7;0)" office:value-type="float" office:value="0" calcext:value-type="float">
            <text:p>0</text:p>
          </table:table-cell>
          <table:table-cell table:style-name="ce1148" table:formula="of:=VLOOKUP(ROW()-22&amp;RIGHT([.J$22];1);B_CLASSIFICA_GIRONE_H;8;0)" office:value-type="float" office:value="1" calcext:value-type="float">
            <text:p>1</text:p>
          </table:table-cell>
          <table:table-cell table:style-name="ce1148" table:formula="of:=VLOOKUP(ROW()-22&amp;RIGHT([.J$22];1);B_CLASSIFICA_GIRONE_H;9;0)" office:value-type="float" office:value="4" calcext:value-type="float">
            <text:p>4</text:p>
          </table:table-cell>
          <table:table-cell table:style-name="ce1148" table:formula="of:=VLOOKUP(ROW()-22&amp;RIGHT([.J$22];1);B_CLASSIFICA_GIRONE_H;10;0)" office:value-type="float" office:value="133" calcext:value-type="float">
            <text:p>133</text:p>
          </table:table-cell>
          <table:table-cell table:style-name="ce1173" table:formula="of:=VLOOKUP(ROW()-22&amp;RIGHT([.J$22];1);B_CLASSIFICA_GIRONE_H;11;0)" office:value-type="float" office:value="142" calcext:value-type="float">
            <text:p>142</text:p>
          </table:table-cell>
          <table:table-cell table:number-columns-repeated="47"/>
        </table:table-row>
        <table:table-row table:style-name="ro6">
          <table:table-cell table:style-name="ce217" table:formula="of:=VLOOKUP(ROW()-22&amp;RIGHT([.A$22];1);B_CLASSIFICA_GIRONE_D;4;0)" office:value-type="string" office:string-value="Falchi" calcext:value-type="string">
            <text:p>Falchi</text:p>
          </table:table-cell>
          <table:table-cell table:style-name="ce236" table:formula="of:=VLOOKUP(ROW()-22&amp;RIGHT([.A$22];1);B_CLASSIFICA_GIRONE_D;5;0)" office:value-type="float" office:value="3" calcext:value-type="float">
            <text:p>3</text:p>
          </table:table-cell>
          <table:table-cell table:style-name="ce246" table:formula="of:=VLOOKUP(ROW()-22&amp;RIGHT([.A$22];1);B_CLASSIFICA_GIRONE_D;6;0)" office:value-type="float" office:value="0" calcext:value-type="float">
            <text:p>0</text:p>
          </table:table-cell>
          <table:table-cell table:style-name="ce254" table:formula="of:=VLOOKUP(ROW()-22&amp;RIGHT([.A$22];1);B_CLASSIFICA_GIRONE_D;7;0)" office:value-type="float" office:value="3" calcext:value-type="float">
            <text:p>3</text:p>
          </table:table-cell>
          <table:table-cell table:style-name="ce262" table:formula="of:=VLOOKUP(ROW()-22&amp;RIGHT([.A$22];1);B_CLASSIFICA_GIRONE_D;8;0)" office:value-type="float" office:value="0" calcext:value-type="float">
            <text:p>0</text:p>
          </table:table-cell>
          <table:table-cell table:style-name="ce262" table:formula="of:=VLOOKUP(ROW()-22&amp;RIGHT([.A$22];1);B_CLASSIFICA_GIRONE_D;9;0)" office:value-type="float" office:value="3" calcext:value-type="float">
            <text:p>3</text:p>
          </table:table-cell>
          <table:table-cell table:style-name="ce262" table:formula="of:=VLOOKUP(ROW()-22&amp;RIGHT([.A$22];1);B_CLASSIFICA_GIRONE_D;10;0)" office:value-type="float" office:value="153" calcext:value-type="float">
            <text:p>153</text:p>
          </table:table-cell>
          <table:table-cell table:style-name="ce281" table:formula="of:=VLOOKUP(ROW()-22&amp;RIGHT([.A$22];1);B_CLASSIFICA_GIRONE_D;11;0)" office:value-type="float" office:value="209" calcext:value-type="float">
            <text:p>209</text:p>
          </table:table-cell>
          <table:table-cell/>
          <table:table-cell table:style-name="ce295" table:formula="of:=VLOOKUP(ROW()-22&amp;RIGHT([.J$22];1);B_CLASSIFICA_GIRONE_H;4;0)" office:value-type="string" office:string-value="Scorpioni" calcext:value-type="string">
            <text:p>Scorpioni</text:p>
          </table:table-cell>
          <table:table-cell table:style-name="ce309" table:formula="of:=VLOOKUP(ROW()-22&amp;RIGHT([.J$22];1);B_CLASSIFICA_GIRONE_H;5;0)" office:value-type="float" office:value="3" calcext:value-type="float">
            <text:p>3</text:p>
          </table:table-cell>
          <table:table-cell table:style-name="ce318" table:formula="of:=VLOOKUP(ROW()-22&amp;RIGHT([.J$22];1);B_CLASSIFICA_GIRONE_H;6;0)" office:value-type="float" office:value="0" calcext:value-type="float">
            <text:p>0</text:p>
          </table:table-cell>
          <table:table-cell table:style-name="ce318" table:formula="of:=VLOOKUP(ROW()-22&amp;RIGHT([.J$22];1);B_CLASSIFICA_GIRONE_H;7;0)" office:value-type="float" office:value="3" calcext:value-type="float">
            <text:p>3</text:p>
          </table:table-cell>
          <table:table-cell table:style-name="ce318" table:formula="of:=VLOOKUP(ROW()-22&amp;RIGHT([.J$22];1);B_CLASSIFICA_GIRONE_H;8;0)" office:value-type="float" office:value="0" calcext:value-type="float">
            <text:p>0</text:p>
          </table:table-cell>
          <table:table-cell table:style-name="ce318" table:formula="of:=VLOOKUP(ROW()-22&amp;RIGHT([.J$22];1);B_CLASSIFICA_GIRONE_H;9;0)" office:value-type="float" office:value="3" calcext:value-type="float">
            <text:p>3</text:p>
          </table:table-cell>
          <table:table-cell table:style-name="ce318" table:formula="of:=VLOOKUP(ROW()-22&amp;RIGHT([.J$22];1);B_CLASSIFICA_GIRONE_H;10;0)" office:value-type="float" office:value="170" calcext:value-type="float">
            <text:p>170</text:p>
          </table:table-cell>
          <table:table-cell table:style-name="ce336" table:formula="of:=VLOOKUP(ROW()-22&amp;RIGHT([.J$22];1);B_CLASSIFICA_GIRONE_H;11;0)" office:value-type="float" office:value="244" calcext:value-type="float">
            <text:p>244</text:p>
          </table:table-cell>
          <table:table-cell table:number-columns-repeated="47"/>
        </table:table-row>
        <table:table-row table:style-name="ro6" table:number-rows-repeated="16">
          <table:table-cell table:style-name="Default" table:number-columns-repeated="8"/>
          <table:table-cell table:number-columns-repeated="56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Classifiche Gironi'.A26:'Classifiche Gironi'.H26 'Classifiche Gironi'.A19:'Classifiche Gironi'.H19 'Classifiche Gironi'.A12:'Classifiche Gironi'.H12">
            <calcext:condition calcext:apply-style-name="ConditionalStyle_208" calcext:value="formula-is([.$F$5]=&quot;Black and White&quot;)" calcext:base-cell-address="'Classifiche Gironi'.A11"/>
          </calcext:conditional-format>
          <calcext:conditional-format calcext:target-range-address="'Classifiche Gironi'.A5:'Classifiche Gironi'.H5">
            <calcext:condition calcext:apply-style-name="ConditionalStyle_206" calcext:value="formula-is([.$F$5]=&quot;Black and White&quot;)" calcext:base-cell-address="'Classifiche Gironi'.A4"/>
          </calcext:conditional-format>
          <calcext:conditional-format calcext:target-range-address="'Classifiche Gironi'.K12:'Classifiche Gironi'.Q12 'Classifiche Gironi'.K18:'Classifiche Gironi'.Q18 'Classifiche Gironi'.K24:'Classifiche Gironi'.Q24">
            <calcext:condition calcext:apply-style-name="ConditionalStyle_83" calcext:value="formula-is([.$F$5]=&quot;Black and White&quot;)" calcext:base-cell-address="'Classifiche Gironi'.K11"/>
          </calcext:conditional-format>
          <calcext:conditional-format calcext:target-range-address="'Classifiche Gironi'.K15:'Classifiche Gironi'.K15 'Classifiche Gironi'.K21:'Classifiche Gironi'.K21">
            <calcext:condition calcext:apply-style-name="ConditionalStyle_82" calcext:value="formula-is([.$F$5]=&quot;Black and White&quot;)" calcext:base-cell-address="'Classifiche Gironi'.K14"/>
          </calcext:conditional-format>
          <calcext:conditional-format calcext:target-range-address="'Classifiche Gironi'.K14:'Classifiche Gironi'.K14 'Classifiche Gironi'.K20:'Classifiche Gironi'.K20">
            <calcext:condition calcext:apply-style-name="ConditionalStyle_81" calcext:value="formula-is([.$F$5]=&quot;Black and White&quot;)" calcext:base-cell-address="'Classifiche Gironi'.K13"/>
          </calcext:conditional-format>
          <calcext:conditional-format calcext:target-range-address="'Classifiche Gironi'.J12:'Classifiche Gironi'.J12 'Classifiche Gironi'.J18:'Classifiche Gironi'.J18 'Classifiche Gironi'.J24:'Classifiche Gironi'.J24">
            <calcext:condition calcext:apply-style-name="ConditionalStyle_80" calcext:value="formula-is([.$F$5]=&quot;Black and White&quot;)" calcext:base-cell-address="'Classifiche Gironi'.J11"/>
          </calcext:conditional-format>
          <calcext:conditional-format calcext:target-range-address="'Classifiche Gironi'.J13:'Classifiche Gironi'.J13 'Classifiche Gironi'.J19:'Classifiche Gironi'.J19 'Classifiche Gironi'.J25:'Classifiche Gironi'.J25">
            <calcext:condition calcext:apply-style-name="ConditionalStyle_79" calcext:value="formula-is([.$F$5]=&quot;Black and White&quot;)" calcext:base-cell-address="'Classifiche Gironi'.J12"/>
          </calcext:conditional-format>
          <calcext:conditional-format calcext:target-range-address="'Classifiche Gironi'.J14:'Classifiche Gironi'.J15 'Classifiche Gironi'.J20:'Classifiche Gironi'.J21">
            <calcext:condition calcext:apply-style-name="ConditionalStyle_78" calcext:value="formula-is([.$F$5]=&quot;Black and White&quot;)" calcext:base-cell-address="'Classifiche Gironi'.J13"/>
          </calcext:conditional-format>
          <calcext:conditional-format calcext:target-range-address="'Classifiche Gironi'.A6:'Classifiche Gironi'.A6">
            <calcext:condition calcext:apply-style-name="ConditionalStyle_68" calcext:value="formula-is([.$F$5]=&quot;Black and White&quot;)" calcext:base-cell-address="'Classifiche Gironi'.A5"/>
          </calcext:conditional-format>
          <calcext:conditional-format calcext:target-range-address="'Classifiche Gironi'.A8:'Classifiche Gironi'.A9">
            <calcext:condition calcext:apply-style-name="ConditionalStyle_67" calcext:value="formula-is([.$F$5]=&quot;Black and White&quot;)" calcext:base-cell-address="'Classifiche Gironi'.A7"/>
          </calcext:conditional-format>
          <calcext:conditional-format calcext:target-range-address="'Classifiche Gironi'.A7:'Classifiche Gironi'.A7">
            <calcext:condition calcext:apply-style-name="ConditionalStyle_66" calcext:value="formula-is([.$F$5]=&quot;Black and White&quot;)" calcext:base-cell-address="'Classifiche Gironi'.A6"/>
          </calcext:conditional-format>
          <calcext:conditional-format calcext:target-range-address="'Classifiche Gironi'.K13:'Classifiche Gironi'.Q13 'Classifiche Gironi'.K19:'Classifiche Gironi'.Q19 'Classifiche Gironi'.K25:'Classifiche Gironi'.Q25">
            <calcext:condition calcext:apply-style-name="ConditionalStyle_64" calcext:value="formula-is([.$F$5]=&quot;Black and White&quot;)" calcext:base-cell-address="'Classifiche Gironi'.K12"/>
          </calcext:conditional-format>
          <calcext:conditional-format calcext:target-range-address="'Classifiche Gironi'.L14:'Classifiche Gironi'.Q15 'Classifiche Gironi'.L20:'Classifiche Gironi'.Q21">
            <calcext:condition calcext:apply-style-name="ConditionalStyle_63" calcext:value="formula-is([.$F$5]=&quot;Black and White&quot;)" calcext:base-cell-address="'Classifiche Gironi'.L13"/>
          </calcext:conditional-format>
          <calcext:conditional-format calcext:target-range-address="'Classifiche Gironi'.B6:'Classifiche Gironi'.H6">
            <calcext:condition calcext:apply-style-name="ConditionalStyle_35" calcext:value="formula-is([.$F$5]=&quot;Black and White&quot;)" calcext:base-cell-address="'Classifiche Gironi'.B5"/>
          </calcext:conditional-format>
          <calcext:conditional-format calcext:target-range-address="'Classifiche Gironi'.C8:'Classifiche Gironi'.C8">
            <calcext:condition calcext:apply-style-name="ConditionalStyle_34" calcext:value="formula-is([.$F$5]=&quot;Black and White&quot;)" calcext:base-cell-address="'Classifiche Gironi'.C7"/>
          </calcext:conditional-format>
          <calcext:conditional-format calcext:target-range-address="'Classifiche Gironi'.C9:'Classifiche Gironi'.C9">
            <calcext:condition calcext:apply-style-name="ConditionalStyle_33" calcext:value="formula-is([.$F$5]=&quot;Black and White&quot;)" calcext:base-cell-address="'Classifiche Gironi'.C8"/>
          </calcext:conditional-format>
          <calcext:conditional-format calcext:target-range-address="'Classifiche Gironi'.D8:'Classifiche Gironi'.D9">
            <calcext:condition calcext:apply-style-name="ConditionalStyle_32" calcext:value="formula-is([.$F$5]=&quot;Black and White&quot;)" calcext:base-cell-address="'Classifiche Gironi'.D7"/>
          </calcext:conditional-format>
          <calcext:conditional-format calcext:target-range-address="'Classifiche Gironi'.E8:'Classifiche Gironi'.H9">
            <calcext:condition calcext:apply-style-name="ConditionalStyle_31" calcext:value="formula-is([.$F$5]=&quot;Black and White&quot;)" calcext:base-cell-address="'Classifiche Gironi'.E7"/>
          </calcext:conditional-format>
          <calcext:conditional-format calcext:target-range-address="'Classifiche Gironi'.C7:'Classifiche Gironi'.H7">
            <calcext:condition calcext:apply-style-name="ConditionalStyle_30" calcext:value="formula-is([.$F$5]=&quot;Black and White&quot;)" calcext:base-cell-address="'Classifiche Gironi'.C6"/>
          </calcext:conditional-format>
          <calcext:conditional-format calcext:target-range-address="'Classifiche Gironi'.B9:'Classifiche Gironi'.B9">
            <calcext:condition calcext:apply-style-name="ConditionalStyle_29" calcext:value="formula-is([.$F$5]=&quot;Black and White&quot;)" calcext:base-cell-address="'Classifiche Gironi'.B8"/>
          </calcext:conditional-format>
          <calcext:conditional-format calcext:target-range-address="'Classifiche Gironi'.B8:'Classifiche Gironi'.B8">
            <calcext:condition calcext:apply-style-name="ConditionalStyle_28" calcext:value="formula-is([.$F$5]=&quot;Black and White&quot;)" calcext:base-cell-address="'Classifiche Gironi'.B7"/>
          </calcext:conditional-format>
          <calcext:conditional-format calcext:target-range-address="'Classifiche Gironi'.B7:'Classifiche Gironi'.B7">
            <calcext:condition calcext:apply-style-name="ConditionalStyle_27" calcext:value="formula-is([.$F$5]=&quot;Black and White&quot;)" calcext:base-cell-address="'Classifiche Gironi'.B6"/>
          </calcext:conditional-format>
          <calcext:conditional-format calcext:target-range-address="'Classifiche Gironi'.J5:'Classifiche Gironi'.J5 'Classifiche Gironi'.L5:'Classifiche Gironi'.Q5">
            <calcext:condition calcext:apply-style-name="ConditionalStyle_223" calcext:value="formula-is(IF(#REF!=#REF!;1;IF(#REF!=#REF!;1;0)))" calcext:base-cell-address="'Classifiche Gironi'.J4"/>
          </calcext:conditional-format>
          <calcext:conditional-format calcext:target-range-address="'Classifiche Gironi'.J6:'Classifiche Gironi'.Q6">
            <calcext:condition calcext:apply-style-name="ConditionalStyle_192" calcext:value="formula-is([.$F$5]=&quot;Black and White&quot;)" calcext:base-cell-address="'Classifiche Gironi'.J5"/>
          </calcext:conditional-format>
          <calcext:conditional-format calcext:target-range-address="'Classifiche Gironi'.J8:'Classifiche Gironi'.J9">
            <calcext:condition calcext:apply-style-name="ConditionalStyle_135" calcext:value="formula-is([.$F$5]=&quot;Black and White&quot;)" calcext:base-cell-address="'Classifiche Gironi'.J7"/>
          </calcext:conditional-format>
          <calcext:conditional-format calcext:target-range-address="'Classifiche Gironi'.J7:'Classifiche Gironi'.J7">
            <calcext:condition calcext:apply-style-name="ConditionalStyle_134" calcext:value="formula-is([.$F$5]=&quot;Black and White&quot;)" calcext:base-cell-address="'Classifiche Gironi'.J6"/>
          </calcext:conditional-format>
          <calcext:conditional-format calcext:target-range-address="'Classifiche Gironi'.L8:'Classifiche Gironi'.L8">
            <calcext:condition calcext:apply-style-name="ConditionalStyle_133" calcext:value="formula-is([.$F$5]=&quot;Black and White&quot;)" calcext:base-cell-address="'Classifiche Gironi'.L7"/>
          </calcext:conditional-format>
          <calcext:conditional-format calcext:target-range-address="'Classifiche Gironi'.L9:'Classifiche Gironi'.L9">
            <calcext:condition calcext:apply-style-name="ConditionalStyle_132" calcext:value="formula-is([.$F$5]=&quot;Black and White&quot;)" calcext:base-cell-address="'Classifiche Gironi'.L8"/>
          </calcext:conditional-format>
          <calcext:conditional-format calcext:target-range-address="'Classifiche Gironi'.M8:'Classifiche Gironi'.M9">
            <calcext:condition calcext:apply-style-name="ConditionalStyle_131" calcext:value="formula-is([.$F$5]=&quot;Black and White&quot;)" calcext:base-cell-address="'Classifiche Gironi'.M7"/>
          </calcext:conditional-format>
          <calcext:conditional-format calcext:target-range-address="'Classifiche Gironi'.N8:'Classifiche Gironi'.Q9">
            <calcext:condition calcext:apply-style-name="ConditionalStyle_130" calcext:value="formula-is([.$F$5]=&quot;Black and White&quot;)" calcext:base-cell-address="'Classifiche Gironi'.N7"/>
          </calcext:conditional-format>
          <calcext:conditional-format calcext:target-range-address="'Classifiche Gironi'.L7:'Classifiche Gironi'.Q7">
            <calcext:condition calcext:apply-style-name="ConditionalStyle_129" calcext:value="formula-is([.$F$5]=&quot;Black and White&quot;)" calcext:base-cell-address="'Classifiche Gironi'.L6"/>
          </calcext:conditional-format>
          <calcext:conditional-format calcext:target-range-address="'Classifiche Gironi'.K9:'Classifiche Gironi'.K9">
            <calcext:condition calcext:apply-style-name="ConditionalStyle_85" calcext:value="formula-is([.$F$5]=&quot;Black and White&quot;)" calcext:base-cell-address="'Classifiche Gironi'.K8"/>
          </calcext:conditional-format>
          <calcext:conditional-format calcext:target-range-address="'Classifiche Gironi'.K8:'Classifiche Gironi'.K8">
            <calcext:condition calcext:apply-style-name="ConditionalStyle_84" calcext:value="formula-is([.$F$5]=&quot;Black and White&quot;)" calcext:base-cell-address="'Classifiche Gironi'.K7"/>
          </calcext:conditional-format>
          <calcext:conditional-format calcext:target-range-address="'Classifiche Gironi'.K7:'Classifiche Gironi'.K7">
            <calcext:condition calcext:apply-style-name="ConditionalStyle_65" calcext:value="formula-is([.$F$5]=&quot;Black and White&quot;)" calcext:base-cell-address="'Classifiche Gironi'.K6"/>
          </calcext:conditional-format>
          <calcext:conditional-format calcext:target-range-address="'Classifiche Gironi'.J17:'Classifiche Gironi'.J17">
            <calcext:condition calcext:apply-style-name="ConditionalStyle_191" calcext:value="formula-is([.$F$5]=&quot;Black and White&quot;)" calcext:base-cell-address="'Classifiche Gironi'.J16"/>
          </calcext:conditional-format>
          <calcext:conditional-format calcext:target-range-address="'Classifiche Gironi'.K17:'Classifiche Gironi'.K17">
            <calcext:condition calcext:apply-style-name="ConditionalStyle_190" calcext:value="formula-is([.$F$5]=&quot;Black and White&quot;)" calcext:base-cell-address="'Classifiche Gironi'.K16"/>
          </calcext:conditional-format>
          <calcext:conditional-format calcext:target-range-address="'Classifiche Gironi'.L17:'Classifiche Gironi'.Q17">
            <calcext:condition calcext:apply-style-name="ConditionalStyle_189" calcext:value="formula-is([.$F$5]=&quot;Black and White&quot;)" calcext:base-cell-address="'Classifiche Gironi'.L16"/>
          </calcext:conditional-format>
          <calcext:conditional-format calcext:target-range-address="'Classifiche Gironi'.J26:'Classifiche Gironi'.J26">
            <calcext:condition calcext:apply-style-name="ConditionalStyle_14" calcext:value="formula-is([.$F$5]=&quot;Black and White&quot;)" calcext:base-cell-address="'Classifiche Gironi'.J25"/>
          </calcext:conditional-format>
          <calcext:conditional-format calcext:target-range-address="'Classifiche Gironi'.J26:'Classifiche Gironi'.J26">
            <calcext:condition calcext:apply-style-name="ConditionalStyle_13" calcext:value="formula-is([.$F$5]=&quot;Black and White&quot;)" calcext:base-cell-address="'Classifiche Gironi'.J26"/>
          </calcext:conditional-format>
          <calcext:conditional-format calcext:target-range-address="'Classifiche Gironi'.K26:'Classifiche Gironi'.K26">
            <calcext:condition calcext:apply-style-name="ConditionalStyle_4" calcext:value="formula-is([.$F$5]=&quot;Black and White&quot;)" calcext:base-cell-address="'Classifiche Gironi'.K25"/>
          </calcext:conditional-format>
          <calcext:conditional-format calcext:target-range-address="'Classifiche Gironi'.K26:'Classifiche Gironi'.K26">
            <calcext:condition calcext:apply-style-name="ConditionalStyle_3" calcext:value="formula-is([.$F$5]=&quot;Black and White&quot;)" calcext:base-cell-address="'Classifiche Gironi'.K26"/>
          </calcext:conditional-format>
          <calcext:conditional-format calcext:target-range-address="'Classifiche Gironi'.L26:'Classifiche Gironi'.Q26">
            <calcext:condition calcext:apply-style-name="ConditionalStyle_2" calcext:value="formula-is([.$F$5]=&quot;Black and White&quot;)" calcext:base-cell-address="'Classifiche Gironi'.L26"/>
          </calcext:conditional-format>
          <calcext:conditional-format calcext:target-range-address="'Classifiche Gironi'.L26:'Classifiche Gironi'.Q26">
            <calcext:condition calcext:apply-style-name="ConditionalStyle_1" calcext:value="formula-is([.$F$5]=&quot;Black and White&quot;)" calcext:base-cell-address="'Classifiche Gironi'.L25"/>
          </calcext:conditional-format>
          <calcext:conditional-format calcext:target-range-address="'Classifiche Gironi'.A26:'Classifiche Gironi'.A26">
            <calcext:condition calcext:apply-style-name="ConditionalStyle_77" calcext:value="formula-is([.$F$5]=&quot;Black and White&quot;)" calcext:base-cell-address="'Classifiche Gironi'.A26"/>
          </calcext:conditional-format>
          <calcext:conditional-format calcext:target-range-address="'Classifiche Gironi'.A25:'Classifiche Gironi'.A26">
            <calcext:condition calcext:apply-style-name="ConditionalStyle_76" calcext:value="formula-is([.$F$5]=&quot;Black and White&quot;)" calcext:base-cell-address="'Classifiche Gironi'.A25"/>
          </calcext:conditional-format>
          <calcext:conditional-format calcext:target-range-address="'Classifiche Gironi'.A25:'Classifiche Gironi'.A25">
            <calcext:condition calcext:apply-style-name="ConditionalStyle_75" calcext:value="formula-is([.$F$5]=&quot;Black and White&quot;)" calcext:base-cell-address="'Classifiche Gironi'.A24"/>
          </calcext:conditional-format>
          <calcext:conditional-format calcext:target-range-address="'Classifiche Gironi'.B26:'Classifiche Gironi'.H26">
            <calcext:condition calcext:apply-style-name="ConditionalStyle_62" calcext:value="formula-is([.$F$5]=&quot;Black and White&quot;)" calcext:base-cell-address="'Classifiche Gironi'.B26"/>
          </calcext:conditional-format>
          <calcext:conditional-format calcext:target-range-address="'Classifiche Gironi'.C26:'Classifiche Gironi'.C26">
            <calcext:condition calcext:apply-style-name="ConditionalStyle_61" calcext:value="formula-is([.$F$5]=&quot;Black and White&quot;)" calcext:base-cell-address="'Classifiche Gironi'.C25"/>
          </calcext:conditional-format>
          <calcext:conditional-format calcext:target-range-address="'Classifiche Gironi'.C26:'Classifiche Gironi'.C26">
            <calcext:condition calcext:apply-style-name="ConditionalStyle_60" calcext:value="formula-is([.$F$5]=&quot;Black and White&quot;)" calcext:base-cell-address="'Classifiche Gironi'.C26"/>
          </calcext:conditional-format>
          <calcext:conditional-format calcext:target-range-address="'Classifiche Gironi'.D25:'Classifiche Gironi'.D26">
            <calcext:condition calcext:apply-style-name="ConditionalStyle_59" calcext:value="formula-is([.$F$5]=&quot;Black and White&quot;)" calcext:base-cell-address="'Classifiche Gironi'.D25"/>
          </calcext:conditional-format>
          <calcext:conditional-format calcext:target-range-address="'Classifiche Gironi'.E25:'Classifiche Gironi'.H26">
            <calcext:condition calcext:apply-style-name="ConditionalStyle_58" calcext:value="formula-is([.$F$5]=&quot;Black and White&quot;)" calcext:base-cell-address="'Classifiche Gironi'.E25"/>
          </calcext:conditional-format>
          <calcext:conditional-format calcext:target-range-address="'Classifiche Gironi'.C25:'Classifiche Gironi'.H25">
            <calcext:condition calcext:apply-style-name="ConditionalStyle_57" calcext:value="formula-is([.$F$5]=&quot;Black and White&quot;)" calcext:base-cell-address="'Classifiche Gironi'.C24"/>
          </calcext:conditional-format>
          <calcext:conditional-format calcext:target-range-address="'Classifiche Gironi'.B26:'Classifiche Gironi'.B26">
            <calcext:condition calcext:apply-style-name="ConditionalStyle_56" calcext:value="formula-is([.$F$5]=&quot;Black and White&quot;)" calcext:base-cell-address="'Classifiche Gironi'.B26"/>
          </calcext:conditional-format>
          <calcext:conditional-format calcext:target-range-address="'Classifiche Gironi'.B26:'Classifiche Gironi'.B26">
            <calcext:condition calcext:apply-style-name="ConditionalStyle_55" calcext:value="formula-is([.$F$5]=&quot;Black and White&quot;)" calcext:base-cell-address="'Classifiche Gironi'.B25"/>
          </calcext:conditional-format>
          <calcext:conditional-format calcext:target-range-address="'Classifiche Gironi'.B25:'Classifiche Gironi'.B25">
            <calcext:condition calcext:apply-style-name="ConditionalStyle_54" calcext:value="formula-is([.$F$5]=&quot;Black and White&quot;)" calcext:base-cell-address="'Classifiche Gironi'.B24"/>
          </calcext:conditional-format>
          <calcext:conditional-format calcext:target-range-address="'Classifiche Gironi'.A20:'Classifiche Gironi'.A20">
            <calcext:condition calcext:apply-style-name="ConditionalStyle_74" calcext:value="formula-is([.$F$5]=&quot;Black and White&quot;)" calcext:base-cell-address="'Classifiche Gironi'.A19"/>
          </calcext:conditional-format>
          <calcext:conditional-format calcext:target-range-address="'Classifiche Gironi'.A20:'Classifiche Gironi'.A21">
            <calcext:condition calcext:apply-style-name="ConditionalStyle_73" calcext:value="formula-is([.$F$5]=&quot;Black and White&quot;)" calcext:base-cell-address="'Classifiche Gironi'.A19"/>
          </calcext:conditional-format>
          <calcext:conditional-format calcext:target-range-address="'Classifiche Gironi'.A21:'Classifiche Gironi'.A21">
            <calcext:condition calcext:apply-style-name="ConditionalStyle_72" calcext:value="formula-is([.$F$5]=&quot;Black and White&quot;)" calcext:base-cell-address="'Classifiche Gironi'.A20"/>
          </calcext:conditional-format>
          <calcext:conditional-format calcext:target-range-address="'Classifiche Gironi'.B20:'Classifiche Gironi'.H20">
            <calcext:condition calcext:apply-style-name="ConditionalStyle_53" calcext:value="formula-is([.$F$5]=&quot;Black and White&quot;)" calcext:base-cell-address="'Classifiche Gironi'.B19"/>
          </calcext:conditional-format>
          <calcext:conditional-format calcext:target-range-address="'Classifiche Gironi'.C20:'Classifiche Gironi'.C20">
            <calcext:condition calcext:apply-style-name="ConditionalStyle_52" calcext:value="formula-is([.$F$5]=&quot;Black and White&quot;)" calcext:base-cell-address="'Classifiche Gironi'.C19"/>
          </calcext:conditional-format>
          <calcext:conditional-format calcext:target-range-address="'Classifiche Gironi'.C21:'Classifiche Gironi'.C21">
            <calcext:condition calcext:apply-style-name="ConditionalStyle_51" calcext:value="formula-is([.$F$5]=&quot;Black and White&quot;)" calcext:base-cell-address="'Classifiche Gironi'.C20"/>
          </calcext:conditional-format>
          <calcext:conditional-format calcext:target-range-address="'Classifiche Gironi'.D20:'Classifiche Gironi'.D21">
            <calcext:condition calcext:apply-style-name="ConditionalStyle_50" calcext:value="formula-is([.$F$5]=&quot;Black and White&quot;)" calcext:base-cell-address="'Classifiche Gironi'.D19"/>
          </calcext:conditional-format>
          <calcext:conditional-format calcext:target-range-address="'Classifiche Gironi'.E20:'Classifiche Gironi'.H21">
            <calcext:condition calcext:apply-style-name="ConditionalStyle_49" calcext:value="formula-is([.$F$5]=&quot;Black and White&quot;)" calcext:base-cell-address="'Classifiche Gironi'.E19"/>
          </calcext:conditional-format>
          <calcext:conditional-format calcext:target-range-address="'Classifiche Gironi'.C21:'Classifiche Gironi'.H21">
            <calcext:condition calcext:apply-style-name="ConditionalStyle_48" calcext:value="formula-is([.$F$5]=&quot;Black and White&quot;)" calcext:base-cell-address="'Classifiche Gironi'.C20"/>
          </calcext:conditional-format>
          <calcext:conditional-format calcext:target-range-address="'Classifiche Gironi'.B21:'Classifiche Gironi'.B21">
            <calcext:condition calcext:apply-style-name="ConditionalStyle_47" calcext:value="formula-is([.$F$5]=&quot;Black and White&quot;)" calcext:base-cell-address="'Classifiche Gironi'.B20"/>
          </calcext:conditional-format>
          <calcext:conditional-format calcext:target-range-address="'Classifiche Gironi'.B20:'Classifiche Gironi'.B20">
            <calcext:condition calcext:apply-style-name="ConditionalStyle_46" calcext:value="formula-is([.$F$5]=&quot;Black and White&quot;)" calcext:base-cell-address="'Classifiche Gironi'.B19"/>
          </calcext:conditional-format>
          <calcext:conditional-format calcext:target-range-address="'Classifiche Gironi'.B21:'Classifiche Gironi'.B21">
            <calcext:condition calcext:apply-style-name="ConditionalStyle_45" calcext:value="formula-is([.$F$5]=&quot;Black and White&quot;)" calcext:base-cell-address="'Classifiche Gironi'.B20"/>
          </calcext:conditional-format>
          <calcext:conditional-format calcext:target-range-address="'Classifiche Gironi'.A13:'Classifiche Gironi'.A13">
            <calcext:condition calcext:apply-style-name="ConditionalStyle_71" calcext:value="formula-is([.$F$5]=&quot;Black and White&quot;)" calcext:base-cell-address="'Classifiche Gironi'.A12"/>
          </calcext:conditional-format>
          <calcext:conditional-format calcext:target-range-address="'Classifiche Gironi'.A14:'Classifiche Gironi'.A15">
            <calcext:condition calcext:apply-style-name="ConditionalStyle_70" calcext:value="formula-is([.$F$5]=&quot;Black and White&quot;)" calcext:base-cell-address="'Classifiche Gironi'.A13"/>
          </calcext:conditional-format>
          <calcext:conditional-format calcext:target-range-address="'Classifiche Gironi'.A14:'Classifiche Gironi'.A14">
            <calcext:condition calcext:apply-style-name="ConditionalStyle_69" calcext:value="formula-is([.$F$5]=&quot;Black and White&quot;)" calcext:base-cell-address="'Classifiche Gironi'.A13"/>
          </calcext:conditional-format>
          <calcext:conditional-format calcext:target-range-address="'Classifiche Gironi'.B13:'Classifiche Gironi'.H13">
            <calcext:condition calcext:apply-style-name="ConditionalStyle_44" calcext:value="formula-is([.$F$5]=&quot;Black and White&quot;)" calcext:base-cell-address="'Classifiche Gironi'.B12"/>
          </calcext:conditional-format>
          <calcext:conditional-format calcext:target-range-address="'Classifiche Gironi'.C15:'Classifiche Gironi'.C15">
            <calcext:condition calcext:apply-style-name="ConditionalStyle_43" calcext:value="formula-is([.$F$5]=&quot;Black and White&quot;)" calcext:base-cell-address="'Classifiche Gironi'.C14"/>
          </calcext:conditional-format>
          <calcext:conditional-format calcext:target-range-address="'Classifiche Gironi'.C15:'Classifiche Gironi'.C15">
            <calcext:condition calcext:apply-style-name="ConditionalStyle_42" calcext:value="formula-is([.$F$5]=&quot;Black and White&quot;)" calcext:base-cell-address="'Classifiche Gironi'.C14"/>
          </calcext:conditional-format>
          <calcext:conditional-format calcext:target-range-address="'Classifiche Gironi'.D14:'Classifiche Gironi'.D15">
            <calcext:condition calcext:apply-style-name="ConditionalStyle_41" calcext:value="formula-is([.$F$5]=&quot;Black and White&quot;)" calcext:base-cell-address="'Classifiche Gironi'.D13"/>
          </calcext:conditional-format>
          <calcext:conditional-format calcext:target-range-address="'Classifiche Gironi'.E14:'Classifiche Gironi'.H15">
            <calcext:condition calcext:apply-style-name="ConditionalStyle_40" calcext:value="formula-is([.$F$5]=&quot;Black and White&quot;)" calcext:base-cell-address="'Classifiche Gironi'.E13"/>
          </calcext:conditional-format>
          <calcext:conditional-format calcext:target-range-address="'Classifiche Gironi'.C14:'Classifiche Gironi'.H14">
            <calcext:condition calcext:apply-style-name="ConditionalStyle_39" calcext:value="formula-is([.$F$5]=&quot;Black and White&quot;)" calcext:base-cell-address="'Classifiche Gironi'.C13"/>
          </calcext:conditional-format>
          <calcext:conditional-format calcext:target-range-address="'Classifiche Gironi'.B15:'Classifiche Gironi'.B15">
            <calcext:condition calcext:apply-style-name="ConditionalStyle_38" calcext:value="formula-is([.$F$5]=&quot;Black and White&quot;)" calcext:base-cell-address="'Classifiche Gironi'.B14"/>
          </calcext:conditional-format>
          <calcext:conditional-format calcext:target-range-address="'Classifiche Gironi'.B15:'Classifiche Gironi'.B15">
            <calcext:condition calcext:apply-style-name="ConditionalStyle_37" calcext:value="formula-is([.$F$5]=&quot;Black and White&quot;)" calcext:base-cell-address="'Classifiche Gironi'.B14"/>
          </calcext:conditional-format>
          <calcext:conditional-format calcext:target-range-address="'Classifiche Gironi'.B14:'Classifiche Gironi'.B14">
            <calcext:condition calcext:apply-style-name="ConditionalStyle_36" calcext:value="formula-is([.$F$5]=&quot;Black and White&quot;)" calcext:base-cell-address="'Classifiche Gironi'.B13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1023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021"/>
          <table:table-cell table:style-name="ce1024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181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430" office:value-type="string" calcext:value-type="string">
            <text:p>Data</text:p>
          </table:table-cell>
          <table:table-cell table:style-name="ce430" office:value-type="string" calcext:value-type="string">
            <text:p>Ora</text:p>
          </table:table-cell>
          <table:table-cell table:style-name="ce430" office:value-type="string" calcext:value-type="string">
            <text:p>Squadra A</text:p>
          </table:table-cell>
          <table:table-cell table:style-name="ce438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430" office:value-type="string" calcext:value-type="string">
            <text:p>Squadra B</text:p>
          </table:table-cell>
          <table:table-cell table:style-name="ce430" office:value-type="string" calcext:value-type="string">
            <text:p>Turno</text:p>
          </table:table-cell>
          <table:table-cell table:style-name="ce430" office:value-type="string" calcext:value-type="string">
            <text:p>Campo</text:p>
          </table:table-cell>
        </table:table-row>
        <table:table-row table:style-name="ro6">
          <table:table-cell table:style-name="ce1022" office:value-type="float" office:value="49" calcext:value-type="float">
            <text:p>49</text:p>
          </table:table-cell>
          <table:table-cell table:style-name="ce431" table:formula="of:=VLOOKUP([.A4];INPUT_DATE_E_RISULTATI_2A_FASE;8;0)" office:value-type="date" office:date-value="2021-06-10" calcext:value-type="date">
            <text:p>gio 10 giu</text:p>
          </table:table-cell>
          <table:table-cell table:style-name="ce433" table:formula="of:=VLOOKUP([.A4];INPUT_DATE_E_RISULTATI_2A_FASE;9;0)" office:value-type="time" office:time-value="PT09H00M00S" calcext:value-type="time">
            <text:p>09:00</text:p>
          </table:table-cell>
          <table:table-cell table:style-name="ce435" table:formula="of:=VLOOKUP([.A4];INPUT_DATE_E_RISULTATI_2A_FASE;4;0)" office:value-type="string" office:string-value="Leoni" calcext:value-type="string">
            <text:p>Leoni</text:p>
          </table:table-cell>
          <table:table-cell table:style-name="ce1036" table:formula="of:=VLOOKUP([.A4];INPUT_DATE_E_RISULTATI_2A_FASE;6;0)" office:value-type="float" office:value="67" calcext:value-type="float">
            <text:p>67</text:p>
          </table:table-cell>
          <table:table-cell table:style-name="ce1036" table:formula="of:=VLOOKUP([.A4];INPUT_DATE_E_RISULTATI_2A_FASE;7;0)" office:value-type="float" office:value="46" calcext:value-type="float">
            <text:p>46</text:p>
          </table:table-cell>
          <table:table-cell table:style-name="ce1193" table:formula="of:=VLOOKUP([.A4];INPUT_DATE_E_RISULTATI_2A_FASE;5;0)" office:value-type="string" office:string-value="Elefanti" calcext:value-type="string">
            <text:p>Elefanti</text:p>
          </table:table-cell>
          <table:table-cell table:style-name="ce1195" table:formula="of:=VLOOKUP([.A4];INPUT_DATE_E_RISULTATI_2A_FASE;3;0)" office:value-type="string" office:string-value="1-16" calcext:value-type="string">
            <text:p>1-16</text:p>
          </table:table-cell>
          <table:table-cell table:style-name="ce1196" table:formula="of:=VLOOKUP([.A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50" calcext:value-type="float">
            <text:p>50</text:p>
          </table:table-cell>
          <table:table-cell table:style-name="ce432" table:formula="of:=VLOOKUP([.A5];INPUT_DATE_E_RISULTATI_2A_FASE;8;0)" office:value-type="date" office:date-value="2021-06-10" calcext:value-type="date">
            <text:p>gio 10 giu</text:p>
          </table:table-cell>
          <table:table-cell table:style-name="ce434" table:formula="of:=VLOOKUP([.A5];INPUT_DATE_E_RISULTATI_2A_FASE;9;0)" office:value-type="time" office:time-value="PT09H00M00S" calcext:value-type="time">
            <text:p>09:00</text:p>
          </table:table-cell>
          <table:table-cell table:style-name="ce1190" table:formula="of:=VLOOKUP([.A5];INPUT_DATE_E_RISULTATI_2A_FASE;4;0)" office:value-type="string" office:string-value="Pantere" calcext:value-type="string">
            <text:p>Pantere</text:p>
          </table:table-cell>
          <table:table-cell table:style-name="ce1036" table:formula="of:=VLOOKUP([.A5];INPUT_DATE_E_RISULTATI_2A_FASE;6;0)" office:value-type="float" office:value="55" calcext:value-type="float">
            <text:p>55</text:p>
          </table:table-cell>
          <table:table-cell table:style-name="ce1036" table:formula="of:=VLOOKUP([.A5];INPUT_DATE_E_RISULTATI_2A_FASE;7;0)" office:value-type="float" office:value="36" calcext:value-type="float">
            <text:p>36</text:p>
          </table:table-cell>
          <table:table-cell table:style-name="ce1193" table:formula="of:=VLOOKUP([.A5];INPUT_DATE_E_RISULTATI_2A_FASE;5;0)" office:value-type="string" office:string-value="Giraffe" calcext:value-type="string">
            <text:p>Giraffe</text:p>
          </table:table-cell>
          <table:table-cell table:style-name="ce1196" table:formula="of:=VLOOKUP([.A5];INPUT_DATE_E_RISULTATI_2A_FASE;3;0)" office:value-type="string" office:string-value="1-16" calcext:value-type="string">
            <text:p>1-16</text:p>
          </table:table-cell>
          <table:table-cell table:style-name="ce1196" table:formula="of:=VLOOKUP([.A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51" calcext:value-type="float">
            <text:p>51</text:p>
          </table:table-cell>
          <table:table-cell table:style-name="ce432" table:formula="of:=VLOOKUP([.A6];INPUT_DATE_E_RISULTATI_2A_FASE;8;0)" office:value-type="date" office:date-value="2021-06-10" calcext:value-type="date">
            <text:p>gio 10 giu</text:p>
          </table:table-cell>
          <table:table-cell table:style-name="ce434" table:formula="of:=VLOOKUP([.A6];INPUT_DATE_E_RISULTATI_2A_FASE;9;0)" office:value-type="time" office:time-value="PT09H00M00S" calcext:value-type="time">
            <text:p>09:00</text:p>
          </table:table-cell>
          <table:table-cell table:style-name="ce1190" table:formula="of:=VLOOKUP([.A6];INPUT_DATE_E_RISULTATI_2A_FASE;4;0)" office:value-type="string" office:string-value="Tigri" calcext:value-type="string">
            <text:p>Tigri</text:p>
          </table:table-cell>
          <table:table-cell table:style-name="ce1036" table:formula="of:=VLOOKUP([.A6];INPUT_DATE_E_RISULTATI_2A_FASE;6;0)" office:value-type="float" office:value="56" calcext:value-type="float">
            <text:p>56</text:p>
          </table:table-cell>
          <table:table-cell table:style-name="ce1036" table:formula="of:=VLOOKUP([.A6];INPUT_DATE_E_RISULTATI_2A_FASE;7;0)" office:value-type="float" office:value="38" calcext:value-type="float">
            <text:p>38</text:p>
          </table:table-cell>
          <table:table-cell table:style-name="ce1193" table:formula="of:=VLOOKUP([.A6];INPUT_DATE_E_RISULTATI_2A_FASE;5;0)" office:value-type="string" office:string-value="Iguane" calcext:value-type="string">
            <text:p>Iguane</text:p>
          </table:table-cell>
          <table:table-cell table:style-name="ce1196" table:formula="of:=VLOOKUP([.A6];INPUT_DATE_E_RISULTATI_2A_FASE;3;0)" office:value-type="string" office:string-value="17-32" calcext:value-type="string">
            <text:p>17-32</text:p>
          </table:table-cell>
          <table:table-cell table:style-name="ce1196" table:formula="of:=VLOOKUP([.A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52" calcext:value-type="float">
            <text:p>52</text:p>
          </table:table-cell>
          <table:table-cell table:style-name="ce432" table:formula="of:=VLOOKUP([.A7];INPUT_DATE_E_RISULTATI_2A_FASE;8;0)" office:value-type="date" office:date-value="2021-06-10" calcext:value-type="date">
            <text:p>gio 10 giu</text:p>
          </table:table-cell>
          <table:table-cell table:style-name="ce434" table:formula="of:=VLOOKUP([.A7];INPUT_DATE_E_RISULTATI_2A_FASE;9;0)" office:value-type="time" office:time-value="PT09H00M00S" calcext:value-type="time">
            <text:p>09:00</text:p>
          </table:table-cell>
          <table:table-cell table:style-name="ce119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7];INPUT_DATE_E_RISULTATI_2A_FASE;6;0)" office:value-type="float" office:value="56" calcext:value-type="float">
            <text:p>56</text:p>
          </table:table-cell>
          <table:table-cell table:style-name="ce1036" table:formula="of:=VLOOKUP([.A7];INPUT_DATE_E_RISULTATI_2A_FASE;7;0)" office:value-type="float" office:value="43" calcext:value-type="float">
            <text:p>43</text:p>
          </table:table-cell>
          <table:table-cell table:style-name="ce1193" table:formula="of:=VLOOKUP([.A7];INPUT_DATE_E_RISULTATI_2A_FASE;5;0)" office:value-type="string" office:string-value="Ghepardi" calcext:value-type="string">
            <text:p>Ghepardi</text:p>
          </table:table-cell>
          <table:table-cell table:style-name="ce1196" table:formula="of:=VLOOKUP([.A7];INPUT_DATE_E_RISULTATI_2A_FASE;3;0)" office:value-type="string" office:string-value="17-32" calcext:value-type="string">
            <text:p>17-32</text:p>
          </table:table-cell>
          <table:table-cell table:style-name="ce1196" table:formula="of:=VLOOKUP([.A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53" calcext:value-type="float">
            <text:p>53</text:p>
          </table:table-cell>
          <table:table-cell table:style-name="ce432" table:formula="of:=VLOOKUP([.A8];INPUT_DATE_E_RISULTATI_2A_FASE;8;0)" office:value-type="date" office:date-value="2021-06-10" calcext:value-type="date">
            <text:p>gio 10 giu</text:p>
          </table:table-cell>
          <table:table-cell table:style-name="ce434" table:formula="of:=VLOOKUP([.A8];INPUT_DATE_E_RISULTATI_2A_FASE;9;0)" office:value-type="time" office:time-value="PT11H00M00S" calcext:value-type="time">
            <text:p>11:00</text:p>
          </table:table-cell>
          <table:table-cell table:style-name="ce1190" table:formula="of:=VLOOKUP([.A8];INPUT_DATE_E_RISULTATI_2A_FASE;4;0)" office:value-type="string" office:string-value="Giaguari" calcext:value-type="string">
            <text:p>Giaguari</text:p>
          </table:table-cell>
          <table:table-cell table:style-name="ce1036" table:formula="of:=VLOOKUP([.A8];INPUT_DATE_E_RISULTATI_2A_FASE;6;0)" office:value-type="float" office:value="52" calcext:value-type="float">
            <text:p>52</text:p>
          </table:table-cell>
          <table:table-cell table:style-name="ce1036" table:formula="of:=VLOOKUP([.A8];INPUT_DATE_E_RISULTATI_2A_FASE;7;0)" office:value-type="float" office:value="43" calcext:value-type="float">
            <text:p>43</text:p>
          </table:table-cell>
          <table:table-cell table:style-name="ce1193" table:formula="of:=VLOOKUP([.A8];INPUT_DATE_E_RISULTATI_2A_FASE;5;0)" office:value-type="string" office:string-value="Aquile" calcext:value-type="string">
            <text:p>Aquile</text:p>
          </table:table-cell>
          <table:table-cell table:style-name="ce1196" table:formula="of:=VLOOKUP([.A8];INPUT_DATE_E_RISULTATI_2A_FASE;3;0)" office:value-type="string" office:string-value="1-16" calcext:value-type="string">
            <text:p>1-16</text:p>
          </table:table-cell>
          <table:table-cell table:style-name="ce1196" table:formula="of:=VLOOKUP([.A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54" calcext:value-type="float">
            <text:p>54</text:p>
          </table:table-cell>
          <table:table-cell table:style-name="ce432" table:formula="of:=VLOOKUP([.A9];INPUT_DATE_E_RISULTATI_2A_FASE;8;0)" office:value-type="date" office:date-value="2021-06-10" calcext:value-type="date">
            <text:p>gio 10 giu</text:p>
          </table:table-cell>
          <table:table-cell table:style-name="ce434" table:formula="of:=VLOOKUP([.A9];INPUT_DATE_E_RISULTATI_2A_FASE;9;0)" office:value-type="time" office:time-value="PT11H00M00S" calcext:value-type="time">
            <text:p>11:00</text:p>
          </table:table-cell>
          <table:table-cell table:style-name="ce119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9];INPUT_DATE_E_RISULTATI_2A_FASE;6;0)" office:value-type="float" office:value="67" calcext:value-type="float">
            <text:p>67</text:p>
          </table:table-cell>
          <table:table-cell table:style-name="ce1036" table:formula="of:=VLOOKUP([.A9];INPUT_DATE_E_RISULTATI_2A_FASE;7;0)" office:value-type="float" office:value="34" calcext:value-type="float">
            <text:p>34</text:p>
          </table:table-cell>
          <table:table-cell table:style-name="ce1193" table:formula="of:=VLOOKUP([.A9];INPUT_DATE_E_RISULTATI_2A_FASE;5;0)" office:value-type="string" office:string-value="Puma" calcext:value-type="string">
            <text:p>Puma</text:p>
          </table:table-cell>
          <table:table-cell table:style-name="ce1196" table:formula="of:=VLOOKUP([.A9];INPUT_DATE_E_RISULTATI_2A_FASE;3;0)" office:value-type="string" office:string-value="1-16" calcext:value-type="string">
            <text:p>1-16</text:p>
          </table:table-cell>
          <table:table-cell table:style-name="ce1196" table:formula="of:=VLOOKUP([.A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55" calcext:value-type="float">
            <text:p>55</text:p>
          </table:table-cell>
          <table:table-cell table:style-name="ce432" table:formula="of:=VLOOKUP([.A10];INPUT_DATE_E_RISULTATI_2A_FASE;8;0)" office:value-type="date" office:date-value="2021-06-10" calcext:value-type="date">
            <text:p>gio 10 giu</text:p>
          </table:table-cell>
          <table:table-cell table:style-name="ce434" table:formula="of:=VLOOKUP([.A10];INPUT_DATE_E_RISULTATI_2A_FASE;9;0)" office:value-type="time" office:time-value="PT11H00M00S" calcext:value-type="time">
            <text:p>11:00</text:p>
          </table:table-cell>
          <table:table-cell table:style-name="ce1190" table:formula="of:=VLOOKUP([.A10];INPUT_DATE_E_RISULTATI_2A_FASE;4;0)" office:value-type="string" office:string-value="Linci" calcext:value-type="string">
            <text:p>Linci</text:p>
          </table:table-cell>
          <table:table-cell table:style-name="ce1036" table:formula="of:=VLOOKUP([.A10];INPUT_DATE_E_RISULTATI_2A_FASE;6;0)" office:value-type="float" office:value="59" calcext:value-type="float">
            <text:p>59</text:p>
          </table:table-cell>
          <table:table-cell table:style-name="ce1036" table:formula="of:=VLOOKUP([.A10];INPUT_DATE_E_RISULTATI_2A_FASE;7;0)" office:value-type="float" office:value="41" calcext:value-type="float">
            <text:p>41</text:p>
          </table:table-cell>
          <table:table-cell table:style-name="ce1193" table:formula="of:=VLOOKUP([.A10];INPUT_DATE_E_RISULTATI_2A_FASE;5;0)" office:value-type="string" office:string-value="Falchi" calcext:value-type="string">
            <text:p>Falchi</text:p>
          </table:table-cell>
          <table:table-cell table:style-name="ce1196" table:formula="of:=VLOOKUP([.A10];INPUT_DATE_E_RISULTATI_2A_FASE;3;0)" office:value-type="string" office:string-value="17-32" calcext:value-type="string">
            <text:p>17-32</text:p>
          </table:table-cell>
          <table:table-cell table:style-name="ce1196" table:formula="of:=VLOOKUP([.A1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56" calcext:value-type="float">
            <text:p>56</text:p>
          </table:table-cell>
          <table:table-cell table:style-name="ce432" table:formula="of:=VLOOKUP([.A11];INPUT_DATE_E_RISULTATI_2A_FASE;8;0)" office:value-type="date" office:date-value="2021-06-10" calcext:value-type="date">
            <text:p>gio 10 giu</text:p>
          </table:table-cell>
          <table:table-cell table:style-name="ce434" table:formula="of:=VLOOKUP([.A11];INPUT_DATE_E_RISULTATI_2A_FASE;9;0)" office:value-type="time" office:time-value="PT11H00M00S" calcext:value-type="time">
            <text:p>11:00</text:p>
          </table:table-cell>
          <table:table-cell table:style-name="ce1190" table:formula="of:=VLOOKUP([.A11];INPUT_DATE_E_RISULTATI_2A_FASE;4;0)" office:value-type="string" office:string-value="Pitoni" calcext:value-type="string">
            <text:p>Pitoni</text:p>
          </table:table-cell>
          <table:table-cell table:style-name="ce1036" table:formula="of:=VLOOKUP([.A11];INPUT_DATE_E_RISULTATI_2A_FASE;6;0)" office:value-type="float" office:value="52" calcext:value-type="float">
            <text:p>52</text:p>
          </table:table-cell>
          <table:table-cell table:style-name="ce1036" table:formula="of:=VLOOKUP([.A11];INPUT_DATE_E_RISULTATI_2A_FASE;7;0)" office:value-type="float" office:value="30" calcext:value-type="float">
            <text:p>30</text:p>
          </table:table-cell>
          <table:table-cell table:style-name="ce1193" table:formula="of:=VLOOKUP([.A11];INPUT_DATE_E_RISULTATI_2A_FASE;5;0)" office:value-type="string" office:string-value="Serval" calcext:value-type="string">
            <text:p>Serval</text:p>
          </table:table-cell>
          <table:table-cell table:style-name="ce1196" table:formula="of:=VLOOKUP([.A11];INPUT_DATE_E_RISULTATI_2A_FASE;3;0)" office:value-type="string" office:string-value="17-32" calcext:value-type="string">
            <text:p>17-32</text:p>
          </table:table-cell>
          <table:table-cell table:style-name="ce1196" table:formula="of:=VLOOKUP([.A1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57" calcext:value-type="float">
            <text:p>57</text:p>
          </table:table-cell>
          <table:table-cell table:style-name="ce432" table:formula="of:=VLOOKUP([.A12];INPUT_DATE_E_RISULTATI_2A_FASE;8;0)" office:value-type="date" office:date-value="2021-06-10" calcext:value-type="date">
            <text:p>gio 10 giu</text:p>
          </table:table-cell>
          <table:table-cell table:style-name="ce434" table:formula="of:=VLOOKUP([.A12];INPUT_DATE_E_RISULTATI_2A_FASE;9;0)" office:value-type="time" office:time-value="PT15H30M00S" calcext:value-type="time">
            <text:p>15:30</text:p>
          </table:table-cell>
          <table:table-cell table:style-name="ce437" table:formula="of:=VLOOKUP([.A12];INPUT_DATE_E_RISULTATI_2A_FASE;4;0)" office:value-type="string" office:string-value="Bisonti" calcext:value-type="string">
            <text:p>Bisonti</text:p>
          </table:table-cell>
          <table:table-cell table:style-name="ce1036" table:formula="of:=VLOOKUP([.A12];INPUT_DATE_E_RISULTATI_2A_FASE;6;0)" office:value-type="float" office:value="58" calcext:value-type="float">
            <text:p>58</text:p>
          </table:table-cell>
          <table:table-cell table:style-name="ce1036" table:formula="of:=VLOOKUP([.A12];INPUT_DATE_E_RISULTATI_2A_FASE;7;0)" office:value-type="float" office:value="39" calcext:value-type="float">
            <text:p>39</text:p>
          </table:table-cell>
          <table:table-cell table:style-name="ce441" table:formula="of:=VLOOKUP([.A12];INPUT_DATE_E_RISULTATI_2A_FASE;5;0)" office:value-type="string" office:string-value="Gorilla" calcext:value-type="string">
            <text:p>Gorilla</text:p>
          </table:table-cell>
          <table:table-cell table:style-name="ce1040" table:formula="of:=VLOOKUP([.A12];INPUT_DATE_E_RISULTATI_2A_FASE;3;0)" office:value-type="string" office:string-value="1-16" calcext:value-type="string">
            <text:p>1-16</text:p>
          </table:table-cell>
          <table:table-cell table:style-name="ce1040" table:formula="of:=VLOOKUP([.A1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58" calcext:value-type="float">
            <text:p>58</text:p>
          </table:table-cell>
          <table:table-cell table:style-name="ce432" table:formula="of:=VLOOKUP([.A13];INPUT_DATE_E_RISULTATI_2A_FASE;8;0)" office:value-type="date" office:date-value="2021-06-10" calcext:value-type="date">
            <text:p>gio 10 giu</text:p>
          </table:table-cell>
          <table:table-cell table:style-name="ce434" table:formula="of:=VLOOKUP([.A13];INPUT_DATE_E_RISULTATI_2A_FASE;9;0)" office:value-type="time" office:time-value="PT15H30M00S" calcext:value-type="time">
            <text:p>15:30</text:p>
          </table:table-cell>
          <table:table-cell table:style-name="ce1190" table:formula="of:=VLOOKUP([.A13];INPUT_DATE_E_RISULTATI_2A_FASE;4;0)" office:value-type="string" office:string-value="Istrici" calcext:value-type="string">
            <text:p>Istrici</text:p>
          </table:table-cell>
          <table:table-cell table:style-name="ce1036" table:formula="of:=VLOOKUP([.A13];INPUT_DATE_E_RISULTATI_2A_FASE;6;0)" office:value-type="float" office:value="64" calcext:value-type="float">
            <text:p>64</text:p>
          </table:table-cell>
          <table:table-cell table:style-name="ce1036" table:formula="of:=VLOOKUP([.A13];INPUT_DATE_E_RISULTATI_2A_FASE;7;0)" office:value-type="float" office:value="43" calcext:value-type="float">
            <text:p>43</text:p>
          </table:table-cell>
          <table:table-cell table:style-name="ce1193" table:formula="of:=VLOOKUP([.A13];INPUT_DATE_E_RISULTATI_2A_FASE;5;0)" office:value-type="string" office:string-value="Bufali" calcext:value-type="string">
            <text:p>Bufali</text:p>
          </table:table-cell>
          <table:table-cell table:style-name="ce1196" table:formula="of:=VLOOKUP([.A13];INPUT_DATE_E_RISULTATI_2A_FASE;3;0)" office:value-type="string" office:string-value="1-16" calcext:value-type="string">
            <text:p>1-16</text:p>
          </table:table-cell>
          <table:table-cell table:style-name="ce1196" table:formula="of:=VLOOKUP([.A1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59" calcext:value-type="float">
            <text:p>59</text:p>
          </table:table-cell>
          <table:table-cell table:style-name="ce432" table:formula="of:=VLOOKUP([.A14];INPUT_DATE_E_RISULTATI_2A_FASE;8;0)" office:value-type="date" office:date-value="2021-06-10" calcext:value-type="date">
            <text:p>gio 10 giu</text:p>
          </table:table-cell>
          <table:table-cell table:style-name="ce434" table:formula="of:=VLOOKUP([.A14];INPUT_DATE_E_RISULTATI_2A_FASE;9;0)" office:value-type="time" office:time-value="PT15H30M00S" calcext:value-type="time">
            <text:p>15:30</text:p>
          </table:table-cell>
          <table:table-cell table:style-name="ce1190" table:formula="of:=VLOOKUP([.A14];INPUT_DATE_E_RISULTATI_2A_FASE;4;0)" office:value-type="string" office:string-value="Cervi" calcext:value-type="string">
            <text:p>Cervi</text:p>
          </table:table-cell>
          <table:table-cell table:style-name="ce1036" table:formula="of:=VLOOKUP([.A14];INPUT_DATE_E_RISULTATI_2A_FASE;6;0)" office:value-type="float" office:value="50" calcext:value-type="float">
            <text:p>50</text:p>
          </table:table-cell>
          <table:table-cell table:style-name="ce1036" table:formula="of:=VLOOKUP([.A14];INPUT_DATE_E_RISULTATI_2A_FASE;7;0)" office:value-type="float" office:value="43" calcext:value-type="float">
            <text:p>43</text:p>
          </table:table-cell>
          <table:table-cell table:style-name="ce1193" table:formula="of:=VLOOKUP([.A14];INPUT_DATE_E_RISULTATI_2A_FASE;5;0)" office:value-type="string" office:string-value="Muli" calcext:value-type="string">
            <text:p>Muli</text:p>
          </table:table-cell>
          <table:table-cell table:style-name="ce1196" table:formula="of:=VLOOKUP([.A14];INPUT_DATE_E_RISULTATI_2A_FASE;3;0)" office:value-type="string" office:string-value="17-32" calcext:value-type="string">
            <text:p>17-32</text:p>
          </table:table-cell>
          <table:table-cell table:style-name="ce1196" table:formula="of:=VLOOKUP([.A1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60" calcext:value-type="float">
            <text:p>60</text:p>
          </table:table-cell>
          <table:table-cell table:style-name="ce432" table:formula="of:=VLOOKUP([.A15];INPUT_DATE_E_RISULTATI_2A_FASE;8;0)" office:value-type="date" office:date-value="2021-06-10" calcext:value-type="date">
            <text:p>gio 10 giu</text:p>
          </table:table-cell>
          <table:table-cell table:style-name="ce434" table:formula="of:=VLOOKUP([.A15];INPUT_DATE_E_RISULTATI_2A_FASE;9;0)" office:value-type="time" office:time-value="PT15H30M00S" calcext:value-type="time">
            <text:p>15:30</text:p>
          </table:table-cell>
          <table:table-cell table:style-name="ce1190" table:formula="of:=VLOOKUP([.A15];INPUT_DATE_E_RISULTATI_2A_FASE;4;0)" office:value-type="string" office:string-value="Orche" calcext:value-type="string">
            <text:p>Orche</text:p>
          </table:table-cell>
          <table:table-cell table:style-name="ce1036" table:formula="of:=VLOOKUP([.A15];INPUT_DATE_E_RISULTATI_2A_FASE;6;0)" office:value-type="float" office:value="52" calcext:value-type="float">
            <text:p>52</text:p>
          </table:table-cell>
          <table:table-cell table:style-name="ce1036" table:formula="of:=VLOOKUP([.A15];INPUT_DATE_E_RISULTATI_2A_FASE;7;0)" office:value-type="float" office:value="42" calcext:value-type="float">
            <text:p>42</text:p>
          </table:table-cell>
          <table:table-cell table:style-name="ce1193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96" table:formula="of:=VLOOKUP([.A15];INPUT_DATE_E_RISULTATI_2A_FASE;3;0)" office:value-type="string" office:string-value="17-32" calcext:value-type="string">
            <text:p>17-32</text:p>
          </table:table-cell>
          <table:table-cell table:style-name="ce1196" table:formula="of:=VLOOKUP([.A1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61" calcext:value-type="float">
            <text:p>61</text:p>
          </table:table-cell>
          <table:table-cell table:style-name="ce432" table:formula="of:=VLOOKUP([.A16];INPUT_DATE_E_RISULTATI_2A_FASE;8;0)" office:value-type="date" office:date-value="2021-06-10" calcext:value-type="date">
            <text:p>gio 10 giu</text:p>
          </table:table-cell>
          <table:table-cell table:style-name="ce434" table:formula="of:=VLOOKUP([.A16];INPUT_DATE_E_RISULTATI_2A_FASE;9;0)" office:value-type="time" office:time-value="PT17H00M00S" calcext:value-type="time">
            <text:p>17:00</text:p>
          </table:table-cell>
          <table:table-cell table:style-name="ce1190" table:formula="of:=VLOOKUP([.A16];INPUT_DATE_E_RISULTATI_2A_FASE;4;0)" office:value-type="string" office:string-value="Balene" calcext:value-type="string">
            <text:p>Balene</text:p>
          </table:table-cell>
          <table:table-cell table:style-name="ce1036" table:formula="of:=VLOOKUP([.A16];INPUT_DATE_E_RISULTATI_2A_FASE;6;0)" office:value-type="float" office:value="51" calcext:value-type="float">
            <text:p>51</text:p>
          </table:table-cell>
          <table:table-cell table:style-name="ce1036" table:formula="of:=VLOOKUP([.A16];INPUT_DATE_E_RISULTATI_2A_FASE;7;0)" office:value-type="float" office:value="47" calcext:value-type="float">
            <text:p>47</text:p>
          </table:table-cell>
          <table:table-cell table:style-name="ce1193" table:formula="of:=VLOOKUP([.A16];INPUT_DATE_E_RISULTATI_2A_FASE;5;0)" office:value-type="string" office:string-value="Tonni" calcext:value-type="string">
            <text:p>Tonni</text:p>
          </table:table-cell>
          <table:table-cell table:style-name="ce1196" table:formula="of:=VLOOKUP([.A16];INPUT_DATE_E_RISULTATI_2A_FASE;3;0)" office:value-type="string" office:string-value="1-16" calcext:value-type="string">
            <text:p>1-16</text:p>
          </table:table-cell>
          <table:table-cell table:style-name="ce1196" table:formula="of:=VLOOKUP([.A1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62" calcext:value-type="float">
            <text:p>62</text:p>
          </table:table-cell>
          <table:table-cell table:style-name="ce432" table:formula="of:=VLOOKUP([.A17];INPUT_DATE_E_RISULTATI_2A_FASE;8;0)" office:value-type="date" office:date-value="2021-06-10" calcext:value-type="date">
            <text:p>gio 10 giu</text:p>
          </table:table-cell>
          <table:table-cell table:style-name="ce434" table:formula="of:=VLOOKUP([.A17];INPUT_DATE_E_RISULTATI_2A_FASE;9;0)" office:value-type="time" office:time-value="PT17H00M00S" calcext:value-type="time">
            <text:p>17:00</text:p>
          </table:table-cell>
          <table:table-cell table:style-name="ce1190" table:formula="of:=VLOOKUP([.A17];INPUT_DATE_E_RISULTATI_2A_FASE;4;0)" office:value-type="string" office:string-value="Piranha" calcext:value-type="string">
            <text:p>Piranha</text:p>
          </table:table-cell>
          <table:table-cell table:style-name="ce1036" table:formula="of:=VLOOKUP([.A17];INPUT_DATE_E_RISULTATI_2A_FASE;6;0)" office:value-type="float" office:value="60" calcext:value-type="float">
            <text:p>60</text:p>
          </table:table-cell>
          <table:table-cell table:style-name="ce1036" table:formula="of:=VLOOKUP([.A17];INPUT_DATE_E_RISULTATI_2A_FASE;7;0)" office:value-type="float" office:value="30" calcext:value-type="float">
            <text:p>30</text:p>
          </table:table-cell>
          <table:table-cell table:style-name="ce1193" table:formula="of:=VLOOKUP([.A17];INPUT_DATE_E_RISULTATI_2A_FASE;5;0)" office:value-type="string" office:string-value="Gabbiani" calcext:value-type="string">
            <text:p>Gabbiani</text:p>
          </table:table-cell>
          <table:table-cell table:style-name="ce1196" table:formula="of:=VLOOKUP([.A17];INPUT_DATE_E_RISULTATI_2A_FASE;3;0)" office:value-type="string" office:string-value="1-16" calcext:value-type="string">
            <text:p>1-16</text:p>
          </table:table-cell>
          <table:table-cell table:style-name="ce1196" table:formula="of:=VLOOKUP([.A1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63" calcext:value-type="float">
            <text:p>63</text:p>
          </table:table-cell>
          <table:table-cell table:style-name="ce432" table:formula="of:=VLOOKUP([.A18];INPUT_DATE_E_RISULTATI_2A_FASE;8;0)" office:value-type="date" office:date-value="2021-06-10" calcext:value-type="date">
            <text:p>gio 10 giu</text:p>
          </table:table-cell>
          <table:table-cell table:style-name="ce434" table:formula="of:=VLOOKUP([.A18];INPUT_DATE_E_RISULTATI_2A_FASE;9;0)" office:value-type="time" office:time-value="PT17H00M00S" calcext:value-type="time">
            <text:p>17:00</text:p>
          </table:table-cell>
          <table:table-cell table:style-name="ce1190" table:formula="of:=VLOOKUP([.A18];INPUT_DATE_E_RISULTATI_2A_FASE;4;0)" office:value-type="string" office:string-value="Delfini" calcext:value-type="string">
            <text:p>Delfini</text:p>
          </table:table-cell>
          <table:table-cell table:style-name="ce1036" table:formula="of:=VLOOKUP([.A18];INPUT_DATE_E_RISULTATI_2A_FASE;6;0)" office:value-type="float" office:value="66" calcext:value-type="float">
            <text:p>66</text:p>
          </table:table-cell>
          <table:table-cell table:style-name="ce1036" table:formula="of:=VLOOKUP([.A18];INPUT_DATE_E_RISULTATI_2A_FASE;7;0)" office:value-type="float" office:value="39" calcext:value-type="float">
            <text:p>39</text:p>
          </table:table-cell>
          <table:table-cell table:style-name="ce1193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18];INPUT_DATE_E_RISULTATI_2A_FASE;3;0)" office:value-type="string" office:string-value="17-32" calcext:value-type="string">
            <text:p>17-32</text:p>
          </table:table-cell>
          <table:table-cell table:style-name="ce1196" table:formula="of:=VLOOKUP([.A1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64" calcext:value-type="float">
            <text:p>64</text:p>
          </table:table-cell>
          <table:table-cell table:style-name="ce432" table:formula="of:=VLOOKUP([.A19];INPUT_DATE_E_RISULTATI_2A_FASE;8;0)" office:value-type="date" office:date-value="2021-06-10" calcext:value-type="date">
            <text:p>gio 10 giu</text:p>
          </table:table-cell>
          <table:table-cell table:style-name="ce434" table:formula="of:=VLOOKUP([.A19];INPUT_DATE_E_RISULTATI_2A_FASE;9;0)" office:value-type="time" office:time-value="PT17H00M00S" calcext:value-type="time">
            <text:p>17:00</text:p>
          </table:table-cell>
          <table:table-cell table:style-name="ce1190" table:formula="of:=VLOOKUP([.A19];INPUT_DATE_E_RISULTATI_2A_FASE;4;0)" office:value-type="string" office:string-value="Zebre" calcext:value-type="string">
            <text:p>Zebre</text:p>
          </table:table-cell>
          <table:table-cell table:style-name="ce1036" table:formula="of:=VLOOKUP([.A19];INPUT_DATE_E_RISULTATI_2A_FASE;6;0)" office:value-type="float" office:value="62" calcext:value-type="float">
            <text:p>62</text:p>
          </table:table-cell>
          <table:table-cell table:style-name="ce1036" table:formula="of:=VLOOKUP([.A19];INPUT_DATE_E_RISULTATI_2A_FASE;7;0)" office:value-type="float" office:value="31" calcext:value-type="float">
            <text:p>31</text:p>
          </table:table-cell>
          <table:table-cell table:style-name="ce1193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19];INPUT_DATE_E_RISULTATI_2A_FASE;3;0)" office:value-type="string" office:string-value="17-32" calcext:value-type="string">
            <text:p>17-32</text:p>
          </table:table-cell>
          <table:table-cell table:style-name="ce1196" table:formula="of:=VLOOKUP([.A1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65" calcext:value-type="float">
            <text:p>65</text:p>
          </table:table-cell>
          <table:table-cell table:style-name="ce432" table:formula="of:=VLOOKUP([.A20];INPUT_DATE_E_RISULTATI_2A_FASE;8;0)" office:value-type="date" office:date-value="2021-06-10" calcext:value-type="date">
            <text:p>gio 10 giu</text:p>
          </table:table-cell>
          <table:table-cell table:style-name="ce434" table:formula="of:=VLOOKUP([.A20];INPUT_DATE_E_RISULTATI_2A_FASE;9;0)" office:value-type="time" office:time-value="PT18H30M00S" calcext:value-type="time">
            <text:p>18:30</text:p>
          </table:table-cell>
          <table:table-cell table:style-name="ce1190" table:formula="of:=VLOOKUP([.A20];INPUT_DATE_E_RISULTATI_2A_FASE;4;0)" office:value-type="string" office:string-value="Iguane" calcext:value-type="string">
            <text:p>Iguane</text:p>
          </table:table-cell>
          <table:table-cell table:style-name="ce1036" table:formula="of:=VLOOKUP([.A20];INPUT_DATE_E_RISULTATI_2A_FASE;6;0)" office:value-type="float" office:value="63" calcext:value-type="float">
            <text:p>63</text:p>
          </table:table-cell>
          <table:table-cell table:style-name="ce1036" table:formula="of:=VLOOKUP([.A20];INPUT_DATE_E_RISULTATI_2A_FASE;7;0)" office:value-type="float" office:value="35" calcext:value-type="float">
            <text:p>35</text:p>
          </table:table-cell>
          <table:table-cell table:style-name="ce1193" table:formula="of:=VLOOKUP([.A20];INPUT_DATE_E_RISULTATI_2A_FASE;5;0)" office:value-type="string" office:string-value="Falchi" calcext:value-type="string">
            <text:p>Falchi</text:p>
          </table:table-cell>
          <table:table-cell table:style-name="ce1196" table:formula="of:=VLOOKUP([.A20];INPUT_DATE_E_RISULTATI_2A_FASE;3;0)" office:value-type="string" office:string-value="25-32" calcext:value-type="string">
            <text:p>25-32</text:p>
          </table:table-cell>
          <table:table-cell table:style-name="ce1196" table:formula="of:=VLOOKUP([.A2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66" calcext:value-type="float">
            <text:p>66</text:p>
          </table:table-cell>
          <table:table-cell table:style-name="ce432" table:formula="of:=VLOOKUP([.A21];INPUT_DATE_E_RISULTATI_2A_FASE;8;0)" office:value-type="date" office:date-value="2021-06-10" calcext:value-type="date">
            <text:p>gio 10 giu</text:p>
          </table:table-cell>
          <table:table-cell table:style-name="ce434" table:formula="of:=VLOOKUP([.A21];INPUT_DATE_E_RISULTATI_2A_FASE;9;0)" office:value-type="time" office:time-value="PT18H30M00S" calcext:value-type="time">
            <text:p>18:30</text:p>
          </table:table-cell>
          <table:table-cell table:style-name="ce1190" table:formula="of:=VLOOKUP([.A21];INPUT_DATE_E_RISULTATI_2A_FASE;4;0)" office:value-type="string" office:string-value="Ghepardi" calcext:value-type="string">
            <text:p>Ghepardi</text:p>
          </table:table-cell>
          <table:table-cell table:style-name="ce1036" table:formula="of:=VLOOKUP([.A21];INPUT_DATE_E_RISULTATI_2A_FASE;6;0)" office:value-type="float" office:value="60" calcext:value-type="float">
            <text:p>60</text:p>
          </table:table-cell>
          <table:table-cell table:style-name="ce1036" table:formula="of:=VLOOKUP([.A21];INPUT_DATE_E_RISULTATI_2A_FASE;7;0)" office:value-type="float" office:value="45" calcext:value-type="float">
            <text:p>45</text:p>
          </table:table-cell>
          <table:table-cell table:style-name="ce1193" table:formula="of:=VLOOKUP([.A21];INPUT_DATE_E_RISULTATI_2A_FASE;5;0)" office:value-type="string" office:string-value="Serval" calcext:value-type="string">
            <text:p>Serval</text:p>
          </table:table-cell>
          <table:table-cell table:style-name="ce1196" table:formula="of:=VLOOKUP([.A21];INPUT_DATE_E_RISULTATI_2A_FASE;3;0)" office:value-type="string" office:string-value="25-32" calcext:value-type="string">
            <text:p>25-32</text:p>
          </table:table-cell>
          <table:table-cell table:style-name="ce1196" table:formula="of:=VLOOKUP([.A2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67" calcext:value-type="float">
            <text:p>67</text:p>
          </table:table-cell>
          <table:table-cell table:style-name="ce432" table:formula="of:=VLOOKUP([.A22];INPUT_DATE_E_RISULTATI_2A_FASE;8;0)" office:value-type="date" office:date-value="2021-06-10" calcext:value-type="date">
            <text:p>gio 10 giu</text:p>
          </table:table-cell>
          <table:table-cell table:style-name="ce434" table:formula="of:=VLOOKUP([.A22];INPUT_DATE_E_RISULTATI_2A_FASE;9;0)" office:value-type="time" office:time-value="PT18H30M00S" calcext:value-type="time">
            <text:p>18:30</text:p>
          </table:table-cell>
          <table:table-cell table:style-name="ce1190" table:formula="of:=VLOOKUP([.A22];INPUT_DATE_E_RISULTATI_2A_FASE;4;0)" office:value-type="string" office:string-value="Muli" calcext:value-type="string">
            <text:p>Muli</text:p>
          </table:table-cell>
          <table:table-cell table:style-name="ce1036" table:formula="of:=VLOOKUP([.A22];INPUT_DATE_E_RISULTATI_2A_FASE;6;0)" office:value-type="float" office:value="54" calcext:value-type="float">
            <text:p>54</text:p>
          </table:table-cell>
          <table:table-cell table:style-name="ce1036" table:formula="of:=VLOOKUP([.A22];INPUT_DATE_E_RISULTATI_2A_FASE;7;0)" office:value-type="float" office:value="43" calcext:value-type="float">
            <text:p>43</text:p>
          </table:table-cell>
          <table:table-cell table:style-name="ce1193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22];INPUT_DATE_E_RISULTATI_2A_FASE;3;0)" office:value-type="string" office:string-value="25-32" calcext:value-type="string">
            <text:p>25-32</text:p>
          </table:table-cell>
          <table:table-cell table:style-name="ce1196" table:formula="of:=VLOOKUP([.A2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68" calcext:value-type="float">
            <text:p>68</text:p>
          </table:table-cell>
          <table:table-cell table:style-name="ce432" table:formula="of:=VLOOKUP([.A23];INPUT_DATE_E_RISULTATI_2A_FASE;8;0)" office:value-type="date" office:date-value="2021-06-10" calcext:value-type="date">
            <text:p>gio 10 giu</text:p>
          </table:table-cell>
          <table:table-cell table:style-name="ce434" table:formula="of:=VLOOKUP([.A23];INPUT_DATE_E_RISULTATI_2A_FASE;9;0)" office:value-type="time" office:time-value="PT18H30M00S" calcext:value-type="time">
            <text:p>18:30</text:p>
          </table:table-cell>
          <table:table-cell table:style-name="ce1190" table:formula="of:=VLOOKUP([.A23];INPUT_DATE_E_RISULTATI_2A_FASE;4;0)" office:value-type="string" office:string-value="Cinghiali" calcext:value-type="string">
            <text:p>Cinghiali</text:p>
          </table:table-cell>
          <table:table-cell table:style-name="ce1036" table:formula="of:=VLOOKUP([.A23];INPUT_DATE_E_RISULTATI_2A_FASE;6;0)" office:value-type="float" office:value="52" calcext:value-type="float">
            <text:p>52</text:p>
          </table:table-cell>
          <table:table-cell table:style-name="ce1036" table:formula="of:=VLOOKUP([.A23];INPUT_DATE_E_RISULTATI_2A_FASE;7;0)" office:value-type="float" office:value="49" calcext:value-type="float">
            <text:p>49</text:p>
          </table:table-cell>
          <table:table-cell table:style-name="ce1193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23];INPUT_DATE_E_RISULTATI_2A_FASE;3;0)" office:value-type="string" office:string-value="25-32" calcext:value-type="string">
            <text:p>25-32</text:p>
          </table:table-cell>
          <table:table-cell table:style-name="ce1196" table:formula="of:=VLOOKUP([.A23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69" calcext:value-type="float">
            <text:p>69</text:p>
          </table:table-cell>
          <table:table-cell table:style-name="ce432" table:formula="of:=VLOOKUP([.A24];INPUT_DATE_E_RISULTATI_2A_FASE;8;0)" office:value-type="date" office:date-value="2021-06-11" calcext:value-type="date">
            <text:p>ven 11 giu</text:p>
          </table:table-cell>
          <table:table-cell table:style-name="ce434" table:formula="of:=VLOOKUP([.A24];INPUT_DATE_E_RISULTATI_2A_FASE;9;0)" office:value-type="time" office:time-value="PT09H00M00S" calcext:value-type="time">
            <text:p>09:00</text:p>
          </table:table-cell>
          <table:table-cell table:style-name="ce1190" table:formula="of:=VLOOKUP([.A24];INPUT_DATE_E_RISULTATI_2A_FASE;4;0)" office:value-type="string" office:string-value="Leoni" calcext:value-type="string">
            <text:p>Leoni</text:p>
          </table:table-cell>
          <table:table-cell table:style-name="ce1036" table:formula="of:=VLOOKUP([.A24];INPUT_DATE_E_RISULTATI_2A_FASE;6;0)" office:value-type="float" office:value="58" calcext:value-type="float">
            <text:p>58</text:p>
          </table:table-cell>
          <table:table-cell table:style-name="ce1036" table:formula="of:=VLOOKUP([.A24];INPUT_DATE_E_RISULTATI_2A_FASE;7;0)" office:value-type="float" office:value="46" calcext:value-type="float">
            <text:p>46</text:p>
          </table:table-cell>
          <table:table-cell table:style-name="ce1193" table:formula="of:=VLOOKUP([.A24];INPUT_DATE_E_RISULTATI_2A_FASE;5;0)" office:value-type="string" office:string-value="Giaguari" calcext:value-type="string">
            <text:p>Giaguari</text:p>
          </table:table-cell>
          <table:table-cell table:style-name="ce1196" table:formula="of:=VLOOKUP([.A24];INPUT_DATE_E_RISULTATI_2A_FASE;3;0)" office:value-type="string" office:string-value="1-8" calcext:value-type="string">
            <text:p>1-8</text:p>
          </table:table-cell>
          <table:table-cell table:style-name="ce1196" table:formula="of:=VLOOKUP([.A2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70" calcext:value-type="float">
            <text:p>70</text:p>
          </table:table-cell>
          <table:table-cell table:style-name="ce432" table:formula="of:=VLOOKUP([.A25];INPUT_DATE_E_RISULTATI_2A_FASE;8;0)" office:value-type="date" office:date-value="2021-06-11" calcext:value-type="date">
            <text:p>ven 11 giu</text:p>
          </table:table-cell>
          <table:table-cell table:style-name="ce434" table:formula="of:=VLOOKUP([.A25];INPUT_DATE_E_RISULTATI_2A_FASE;9;0)" office:value-type="time" office:time-value="PT09H00M00S" calcext:value-type="time">
            <text:p>09:00</text:p>
          </table:table-cell>
          <table:table-cell table:style-name="ce1190" table:formula="of:=VLOOKUP([.A25];INPUT_DATE_E_RISULTATI_2A_FASE;4;0)" office:value-type="string" office:string-value="Bisonti" calcext:value-type="string">
            <text:p>Bisonti</text:p>
          </table:table-cell>
          <table:table-cell table:style-name="ce1036" table:formula="of:=VLOOKUP([.A25];INPUT_DATE_E_RISULTATI_2A_FASE;6;0)" office:value-type="float" office:value="60" calcext:value-type="float">
            <text:p>60</text:p>
          </table:table-cell>
          <table:table-cell table:style-name="ce1036" table:formula="of:=VLOOKUP([.A25];INPUT_DATE_E_RISULTATI_2A_FASE;7;0)" office:value-type="float" office:value="31" calcext:value-type="float">
            <text:p>31</text:p>
          </table:table-cell>
          <table:table-cell table:style-name="ce1193" table:formula="of:=VLOOKUP([.A25];INPUT_DATE_E_RISULTATI_2A_FASE;5;0)" office:value-type="string" office:string-value="Balene" calcext:value-type="string">
            <text:p>Balene</text:p>
          </table:table-cell>
          <table:table-cell table:style-name="ce1196" table:formula="of:=VLOOKUP([.A25];INPUT_DATE_E_RISULTATI_2A_FASE;3;0)" office:value-type="string" office:string-value="1-8" calcext:value-type="string">
            <text:p>1-8</text:p>
          </table:table-cell>
          <table:table-cell table:style-name="ce1196" table:formula="of:=VLOOKUP([.A2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71" calcext:value-type="float">
            <text:p>71</text:p>
          </table:table-cell>
          <table:table-cell table:style-name="ce432" table:formula="of:=VLOOKUP([.A26];INPUT_DATE_E_RISULTATI_2A_FASE;8;0)" office:value-type="date" office:date-value="2021-06-11" calcext:value-type="date">
            <text:p>ven 11 giu</text:p>
          </table:table-cell>
          <table:table-cell table:style-name="ce434" table:formula="of:=VLOOKUP([.A26];INPUT_DATE_E_RISULTATI_2A_FASE;9;0)" office:value-type="time" office:time-value="PT09H00M00S" calcext:value-type="time">
            <text:p>09:00</text:p>
          </table:table-cell>
          <table:table-cell table:style-name="ce1190" table:formula="of:=VLOOKUP([.A26];INPUT_DATE_E_RISULTATI_2A_FASE;4;0)" office:value-type="string" office:string-value="Tigri" calcext:value-type="string">
            <text:p>Tigri</text:p>
          </table:table-cell>
          <table:table-cell table:style-name="ce1036" table:formula="of:=VLOOKUP([.A26];INPUT_DATE_E_RISULTATI_2A_FASE;6;0)" office:value-type="float" office:value="63" calcext:value-type="float">
            <text:p>63</text:p>
          </table:table-cell>
          <table:table-cell table:style-name="ce1036" table:formula="of:=VLOOKUP([.A26];INPUT_DATE_E_RISULTATI_2A_FASE;7;0)" office:value-type="float" office:value="42" calcext:value-type="float">
            <text:p>42</text:p>
          </table:table-cell>
          <table:table-cell table:style-name="ce1193" table:formula="of:=VLOOKUP([.A26];INPUT_DATE_E_RISULTATI_2A_FASE;5;0)" office:value-type="string" office:string-value="Linci" calcext:value-type="string">
            <text:p>Linci</text:p>
          </table:table-cell>
          <table:table-cell table:style-name="ce1196" table:formula="of:=VLOOKUP([.A26];INPUT_DATE_E_RISULTATI_2A_FASE;3;0)" office:value-type="string" office:string-value="17-24" calcext:value-type="string">
            <text:p>17-24</text:p>
          </table:table-cell>
          <table:table-cell table:style-name="ce1196" table:formula="of:=VLOOKUP([.A2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72" calcext:value-type="float">
            <text:p>72</text:p>
          </table:table-cell>
          <table:table-cell table:style-name="ce432" table:formula="of:=VLOOKUP([.A27];INPUT_DATE_E_RISULTATI_2A_FASE;8;0)" office:value-type="date" office:date-value="2021-06-11" calcext:value-type="date">
            <text:p>ven 11 giu</text:p>
          </table:table-cell>
          <table:table-cell table:style-name="ce434" table:formula="of:=VLOOKUP([.A27];INPUT_DATE_E_RISULTATI_2A_FASE;9;0)" office:value-type="time" office:time-value="PT09H00M00S" calcext:value-type="time">
            <text:p>09:00</text:p>
          </table:table-cell>
          <table:table-cell table:style-name="ce1190" table:formula="of:=VLOOKUP([.A27];INPUT_DATE_E_RISULTATI_2A_FASE;4;0)" office:value-type="string" office:string-value="Cervi" calcext:value-type="string">
            <text:p>Cervi</text:p>
          </table:table-cell>
          <table:table-cell table:style-name="ce1036" table:formula="of:=VLOOKUP([.A27];INPUT_DATE_E_RISULTATI_2A_FASE;6;0)" office:value-type="float" office:value="68" calcext:value-type="float">
            <text:p>68</text:p>
          </table:table-cell>
          <table:table-cell table:style-name="ce1036" table:formula="of:=VLOOKUP([.A27];INPUT_DATE_E_RISULTATI_2A_FASE;7;0)" office:value-type="float" office:value="46" calcext:value-type="float">
            <text:p>46</text:p>
          </table:table-cell>
          <table:table-cell table:style-name="ce1193" table:formula="of:=VLOOKUP([.A27];INPUT_DATE_E_RISULTATI_2A_FASE;5;0)" office:value-type="string" office:string-value="Delfini" calcext:value-type="string">
            <text:p>Delfini</text:p>
          </table:table-cell>
          <table:table-cell table:style-name="ce1196" table:formula="of:=VLOOKUP([.A27];INPUT_DATE_E_RISULTATI_2A_FASE;3;0)" office:value-type="string" office:string-value="17-24" calcext:value-type="string">
            <text:p>17-24</text:p>
          </table:table-cell>
          <table:table-cell table:style-name="ce1196" table:formula="of:=VLOOKUP([.A2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73" calcext:value-type="float">
            <text:p>73</text:p>
          </table:table-cell>
          <table:table-cell table:style-name="ce432" table:formula="of:=VLOOKUP([.A28];INPUT_DATE_E_RISULTATI_2A_FASE;8;0)" office:value-type="date" office:date-value="2021-06-11" calcext:value-type="date">
            <text:p>ven 11 giu</text:p>
          </table:table-cell>
          <table:table-cell table:style-name="ce434" table:formula="of:=VLOOKUP([.A28];INPUT_DATE_E_RISULTATI_2A_FASE;9;0)" office:value-type="time" office:time-value="PT11H00M00S" calcext:value-type="time">
            <text:p>11:00</text:p>
          </table:table-cell>
          <table:table-cell table:style-name="ce1190" table:formula="of:=VLOOKUP([.A28];INPUT_DATE_E_RISULTATI_2A_FASE;4;0)" office:value-type="string" office:string-value="Pantere" calcext:value-type="string">
            <text:p>Pantere</text:p>
          </table:table-cell>
          <table:table-cell table:style-name="ce1036" table:formula="of:=VLOOKUP([.A28];INPUT_DATE_E_RISULTATI_2A_FASE;6;0)" office:value-type="float" office:value="56" calcext:value-type="float">
            <text:p>56</text:p>
          </table:table-cell>
          <table:table-cell table:style-name="ce1036" table:formula="of:=VLOOKUP([.A28];INPUT_DATE_E_RISULTATI_2A_FASE;7;0)" office:value-type="float" office:value="34" calcext:value-type="float">
            <text:p>34</text:p>
          </table:table-cell>
          <table:table-cell table:style-name="ce1193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28];INPUT_DATE_E_RISULTATI_2A_FASE;3;0)" office:value-type="string" office:string-value="1-8" calcext:value-type="string">
            <text:p>1-8</text:p>
          </table:table-cell>
          <table:table-cell table:style-name="ce1196" table:formula="of:=VLOOKUP([.A2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74" calcext:value-type="float">
            <text:p>74</text:p>
          </table:table-cell>
          <table:table-cell table:style-name="ce432" table:formula="of:=VLOOKUP([.A29];INPUT_DATE_E_RISULTATI_2A_FASE;8;0)" office:value-type="date" office:date-value="2021-06-11" calcext:value-type="date">
            <text:p>ven 11 giu</text:p>
          </table:table-cell>
          <table:table-cell table:style-name="ce434" table:formula="of:=VLOOKUP([.A29];INPUT_DATE_E_RISULTATI_2A_FASE;9;0)" office:value-type="time" office:time-value="PT11H00M00S" calcext:value-type="time">
            <text:p>11:00</text:p>
          </table:table-cell>
          <table:table-cell table:style-name="ce1190" table:formula="of:=VLOOKUP([.A29];INPUT_DATE_E_RISULTATI_2A_FASE;4;0)" office:value-type="string" office:string-value="Istrici" calcext:value-type="string">
            <text:p>Istrici</text:p>
          </table:table-cell>
          <table:table-cell table:style-name="ce1036" table:formula="of:=VLOOKUP([.A29];INPUT_DATE_E_RISULTATI_2A_FASE;6;0)" office:value-type="float" office:value="52" calcext:value-type="float">
            <text:p>52</text:p>
          </table:table-cell>
          <table:table-cell table:style-name="ce1036" table:formula="of:=VLOOKUP([.A29];INPUT_DATE_E_RISULTATI_2A_FASE;7;0)" office:value-type="float" office:value="36" calcext:value-type="float">
            <text:p>36</text:p>
          </table:table-cell>
          <table:table-cell table:style-name="ce1193" table:formula="of:=VLOOKUP([.A29];INPUT_DATE_E_RISULTATI_2A_FASE;5;0)" office:value-type="string" office:string-value="Piranha" calcext:value-type="string">
            <text:p>Piranha</text:p>
          </table:table-cell>
          <table:table-cell table:style-name="ce1196" table:formula="of:=VLOOKUP([.A29];INPUT_DATE_E_RISULTATI_2A_FASE;3;0)" office:value-type="string" office:string-value="1-8" calcext:value-type="string">
            <text:p>1-8</text:p>
          </table:table-cell>
          <table:table-cell table:style-name="ce1196" table:formula="of:=VLOOKUP([.A2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75" calcext:value-type="float">
            <text:p>75</text:p>
          </table:table-cell>
          <table:table-cell table:style-name="ce432" table:formula="of:=VLOOKUP([.A30];INPUT_DATE_E_RISULTATI_2A_FASE;8;0)" office:value-type="date" office:date-value="2021-06-11" calcext:value-type="date">
            <text:p>ven 11 giu</text:p>
          </table:table-cell>
          <table:table-cell table:style-name="ce434" table:formula="of:=VLOOKUP([.A30];INPUT_DATE_E_RISULTATI_2A_FASE;9;0)" office:value-type="time" office:time-value="PT11H00M00S" calcext:value-type="time">
            <text:p>11:00</text:p>
          </table:table-cell>
          <table:table-cell table:style-name="ce119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30];INPUT_DATE_E_RISULTATI_2A_FASE;6;0)" office:value-type="float" office:value="68" calcext:value-type="float">
            <text:p>68</text:p>
          </table:table-cell>
          <table:table-cell table:style-name="ce1036" table:formula="of:=VLOOKUP([.A30];INPUT_DATE_E_RISULTATI_2A_FASE;7;0)" office:value-type="float" office:value="45" calcext:value-type="float">
            <text:p>45</text:p>
          </table:table-cell>
          <table:table-cell table:style-name="ce1193" table:formula="of:=VLOOKUP([.A30];INPUT_DATE_E_RISULTATI_2A_FASE;5;0)" office:value-type="string" office:string-value="Pitoni" calcext:value-type="string">
            <text:p>Pitoni</text:p>
          </table:table-cell>
          <table:table-cell table:style-name="ce1196" table:formula="of:=VLOOKUP([.A30];INPUT_DATE_E_RISULTATI_2A_FASE;3;0)" office:value-type="string" office:string-value="17-24" calcext:value-type="string">
            <text:p>17-24</text:p>
          </table:table-cell>
          <table:table-cell table:style-name="ce1196" table:formula="of:=VLOOKUP([.A3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76" calcext:value-type="float">
            <text:p>76</text:p>
          </table:table-cell>
          <table:table-cell table:style-name="ce432" table:formula="of:=VLOOKUP([.A31];INPUT_DATE_E_RISULTATI_2A_FASE;8;0)" office:value-type="date" office:date-value="2021-06-11" calcext:value-type="date">
            <text:p>ven 11 giu</text:p>
          </table:table-cell>
          <table:table-cell table:style-name="ce434" table:formula="of:=VLOOKUP([.A31];INPUT_DATE_E_RISULTATI_2A_FASE;9;0)" office:value-type="time" office:time-value="PT11H00M00S" calcext:value-type="time">
            <text:p>11:00</text:p>
          </table:table-cell>
          <table:table-cell table:style-name="ce1190" table:formula="of:=VLOOKUP([.A31];INPUT_DATE_E_RISULTATI_2A_FASE;4;0)" office:value-type="string" office:string-value="Orche" calcext:value-type="string">
            <text:p>Orche</text:p>
          </table:table-cell>
          <table:table-cell table:style-name="ce1036" table:formula="of:=VLOOKUP([.A31];INPUT_DATE_E_RISULTATI_2A_FASE;6;0)" office:value-type="float" office:value="64" calcext:value-type="float">
            <text:p>64</text:p>
          </table:table-cell>
          <table:table-cell table:style-name="ce1036" table:formula="of:=VLOOKUP([.A31];INPUT_DATE_E_RISULTATI_2A_FASE;7;0)" office:value-type="float" office:value="32" calcext:value-type="float">
            <text:p>32</text:p>
          </table:table-cell>
          <table:table-cell table:style-name="ce1193" table:formula="of:=VLOOKUP([.A31];INPUT_DATE_E_RISULTATI_2A_FASE;5;0)" office:value-type="string" office:string-value="Zebre" calcext:value-type="string">
            <text:p>Zebre</text:p>
          </table:table-cell>
          <table:table-cell table:style-name="ce1196" table:formula="of:=VLOOKUP([.A31];INPUT_DATE_E_RISULTATI_2A_FASE;3;0)" office:value-type="string" office:string-value="17-24" calcext:value-type="string">
            <text:p>17-24</text:p>
          </table:table-cell>
          <table:table-cell table:style-name="ce1196" table:formula="of:=VLOOKUP([.A3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77" calcext:value-type="float">
            <text:p>77</text:p>
          </table:table-cell>
          <table:table-cell table:style-name="ce432" table:formula="of:=VLOOKUP([.A32];INPUT_DATE_E_RISULTATI_2A_FASE;8;0)" office:value-type="date" office:date-value="2021-06-11" calcext:value-type="date">
            <text:p>ven 11 giu</text:p>
          </table:table-cell>
          <table:table-cell table:style-name="ce434" table:formula="of:=VLOOKUP([.A32];INPUT_DATE_E_RISULTATI_2A_FASE;9;0)" office:value-type="time" office:time-value="PT15H30M00S" calcext:value-type="time">
            <text:p>15:30</text:p>
          </table:table-cell>
          <table:table-cell table:style-name="ce1190" table:formula="of:=VLOOKUP([.A32];INPUT_DATE_E_RISULTATI_2A_FASE;4;0)" office:value-type="string" office:string-value="Elefanti" calcext:value-type="string">
            <text:p>Elefanti</text:p>
          </table:table-cell>
          <table:table-cell table:style-name="ce1036" table:formula="of:=VLOOKUP([.A32];INPUT_DATE_E_RISULTATI_2A_FASE;6;0)" office:value-type="float" office:value="56" calcext:value-type="float">
            <text:p>56</text:p>
          </table:table-cell>
          <table:table-cell table:style-name="ce1036" table:formula="of:=VLOOKUP([.A32];INPUT_DATE_E_RISULTATI_2A_FASE;7;0)" office:value-type="float" office:value="36" calcext:value-type="float">
            <text:p>36</text:p>
          </table:table-cell>
          <table:table-cell table:style-name="ce1193" table:formula="of:=VLOOKUP([.A32];INPUT_DATE_E_RISULTATI_2A_FASE;5;0)" office:value-type="string" office:string-value="Aquile" calcext:value-type="string">
            <text:p>Aquile</text:p>
          </table:table-cell>
          <table:table-cell table:style-name="ce1196" table:formula="of:=VLOOKUP([.A32];INPUT_DATE_E_RISULTATI_2A_FASE;3;0)" office:value-type="string" office:string-value="9-16" calcext:value-type="string">
            <text:p>9-16</text:p>
          </table:table-cell>
          <table:table-cell table:style-name="ce1196" table:formula="of:=VLOOKUP([.A3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78" calcext:value-type="float">
            <text:p>78</text:p>
          </table:table-cell>
          <table:table-cell table:style-name="ce432" table:formula="of:=VLOOKUP([.A33];INPUT_DATE_E_RISULTATI_2A_FASE;8;0)" office:value-type="date" office:date-value="2021-06-11" calcext:value-type="date">
            <text:p>ven 11 giu</text:p>
          </table:table-cell>
          <table:table-cell table:style-name="ce434" table:formula="of:=VLOOKUP([.A33];INPUT_DATE_E_RISULTATI_2A_FASE;9;0)" office:value-type="time" office:time-value="PT15H30M00S" calcext:value-type="time">
            <text:p>15:30</text:p>
          </table:table-cell>
          <table:table-cell table:style-name="ce1190" table:formula="of:=VLOOKUP([.A33];INPUT_DATE_E_RISULTATI_2A_FASE;4;0)" office:value-type="string" office:string-value="Gorilla" calcext:value-type="string">
            <text:p>Gorilla</text:p>
          </table:table-cell>
          <table:table-cell table:style-name="ce1036" table:formula="of:=VLOOKUP([.A33];INPUT_DATE_E_RISULTATI_2A_FASE;6;0)" office:value-type="float" office:value="64" calcext:value-type="float">
            <text:p>64</text:p>
          </table:table-cell>
          <table:table-cell table:style-name="ce1036" table:formula="of:=VLOOKUP([.A33];INPUT_DATE_E_RISULTATI_2A_FASE;7;0)" office:value-type="float" office:value="40" calcext:value-type="float">
            <text:p>40</text:p>
          </table:table-cell>
          <table:table-cell table:style-name="ce1193" table:formula="of:=VLOOKUP([.A33];INPUT_DATE_E_RISULTATI_2A_FASE;5;0)" office:value-type="string" office:string-value="Tonni" calcext:value-type="string">
            <text:p>Tonni</text:p>
          </table:table-cell>
          <table:table-cell table:style-name="ce1196" table:formula="of:=VLOOKUP([.A33];INPUT_DATE_E_RISULTATI_2A_FASE;3;0)" office:value-type="string" office:string-value="9-16" calcext:value-type="string">
            <text:p>9-16</text:p>
          </table:table-cell>
          <table:table-cell table:style-name="ce1196" table:formula="of:=VLOOKUP([.A3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79" calcext:value-type="float">
            <text:p>79</text:p>
          </table:table-cell>
          <table:table-cell table:style-name="ce432" table:formula="of:=VLOOKUP([.A34];INPUT_DATE_E_RISULTATI_2A_FASE;8;0)" office:value-type="date" office:date-value="2021-06-11" calcext:value-type="date">
            <text:p>ven 11 giu</text:p>
          </table:table-cell>
          <table:table-cell table:style-name="ce434" table:formula="of:=VLOOKUP([.A34];INPUT_DATE_E_RISULTATI_2A_FASE;9;0)" office:value-type="time" office:time-value="PT15H30M00S" calcext:value-type="time">
            <text:p>15:30</text:p>
          </table:table-cell>
          <table:table-cell table:style-name="ce1190" table:formula="of:=VLOOKUP([.A34];INPUT_DATE_E_RISULTATI_2A_FASE;4;0)" office:value-type="string" office:string-value="Giraffe" calcext:value-type="string">
            <text:p>Giraffe</text:p>
          </table:table-cell>
          <table:table-cell table:style-name="ce1036" table:formula="of:=VLOOKUP([.A34];INPUT_DATE_E_RISULTATI_2A_FASE;6;0)" office:value-type="float" office:value="63" calcext:value-type="float">
            <text:p>63</text:p>
          </table:table-cell>
          <table:table-cell table:style-name="ce1036" table:formula="of:=VLOOKUP([.A34];INPUT_DATE_E_RISULTATI_2A_FASE;7;0)" office:value-type="float" office:value="42" calcext:value-type="float">
            <text:p>42</text:p>
          </table:table-cell>
          <table:table-cell table:style-name="ce1193" table:formula="of:=VLOOKUP([.A34];INPUT_DATE_E_RISULTATI_2A_FASE;5;0)" office:value-type="string" office:string-value="Puma" calcext:value-type="string">
            <text:p>Puma</text:p>
          </table:table-cell>
          <table:table-cell table:style-name="ce1196" table:formula="of:=VLOOKUP([.A34];INPUT_DATE_E_RISULTATI_2A_FASE;3;0)" office:value-type="string" office:string-value="9-16" calcext:value-type="string">
            <text:p>9-16</text:p>
          </table:table-cell>
          <table:table-cell table:style-name="ce1196" table:formula="of:=VLOOKUP([.A3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80" calcext:value-type="float">
            <text:p>80</text:p>
          </table:table-cell>
          <table:table-cell table:style-name="ce432" table:formula="of:=VLOOKUP([.A35];INPUT_DATE_E_RISULTATI_2A_FASE;8;0)" office:value-type="date" office:date-value="2021-06-11" calcext:value-type="date">
            <text:p>ven 11 giu</text:p>
          </table:table-cell>
          <table:table-cell table:style-name="ce434" table:formula="of:=VLOOKUP([.A35];INPUT_DATE_E_RISULTATI_2A_FASE;9;0)" office:value-type="time" office:time-value="PT15H30M00S" calcext:value-type="time">
            <text:p>15:30</text:p>
          </table:table-cell>
          <table:table-cell table:style-name="ce1190" table:formula="of:=VLOOKUP([.A35];INPUT_DATE_E_RISULTATI_2A_FASE;4;0)" office:value-type="string" office:string-value="Bufali" calcext:value-type="string">
            <text:p>Bufali</text:p>
          </table:table-cell>
          <table:table-cell table:style-name="ce1036" table:formula="of:=VLOOKUP([.A35];INPUT_DATE_E_RISULTATI_2A_FASE;6;0)" office:value-type="float" office:value="65" calcext:value-type="float">
            <text:p>65</text:p>
          </table:table-cell>
          <table:table-cell table:style-name="ce1036" table:formula="of:=VLOOKUP([.A35];INPUT_DATE_E_RISULTATI_2A_FASE;7;0)" office:value-type="float" office:value="49" calcext:value-type="float">
            <text:p>49</text:p>
          </table:table-cell>
          <table:table-cell table:style-name="ce1193" table:formula="of:=VLOOKUP([.A35];INPUT_DATE_E_RISULTATI_2A_FASE;5;0)" office:value-type="string" office:string-value="Gabbiani" calcext:value-type="string">
            <text:p>Gabbiani</text:p>
          </table:table-cell>
          <table:table-cell table:style-name="ce1196" table:formula="of:=VLOOKUP([.A35];INPUT_DATE_E_RISULTATI_2A_FASE;3;0)" office:value-type="string" office:string-value="9-16" calcext:value-type="string">
            <text:p>9-16</text:p>
          </table:table-cell>
          <table:table-cell table:style-name="ce1196" table:formula="of:=VLOOKUP([.A3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81" calcext:value-type="float">
            <text:p>81</text:p>
          </table:table-cell>
          <table:table-cell table:style-name="ce432" table:formula="of:=VLOOKUP([.A36];INPUT_DATE_E_RISULTATI_2A_FASE;8;0)" office:value-type="date" office:date-value="2021-06-11" calcext:value-type="date">
            <text:p>ven 11 giu</text:p>
          </table:table-cell>
          <table:table-cell table:style-name="ce434" table:formula="of:=VLOOKUP([.A36];INPUT_DATE_E_RISULTATI_2A_FASE;9;0)" office:value-type="time" office:time-value="PT17H00M00S" calcext:value-type="time">
            <text:p>17:00</text:p>
          </table:table-cell>
          <table:table-cell table:style-name="ce1190" table:formula="of:=VLOOKUP([.A36];INPUT_DATE_E_RISULTATI_2A_FASE;4;0)" office:value-type="string" office:string-value="Iguane" calcext:value-type="string">
            <text:p>Iguane</text:p>
          </table:table-cell>
          <table:table-cell table:style-name="ce1036" table:formula="of:=VLOOKUP([.A36];INPUT_DATE_E_RISULTATI_2A_FASE;6;0)" office:value-type="float" office:value="55" calcext:value-type="float">
            <text:p>55</text:p>
          </table:table-cell>
          <table:table-cell table:style-name="ce1036" table:formula="of:=VLOOKUP([.A36];INPUT_DATE_E_RISULTATI_2A_FASE;7;0)" office:value-type="float" office:value="41" calcext:value-type="float">
            <text:p>41</text:p>
          </table:table-cell>
          <table:table-cell table:style-name="ce1193" table:formula="of:=VLOOKUP([.A36];INPUT_DATE_E_RISULTATI_2A_FASE;5;0)" office:value-type="string" office:string-value="Muli" calcext:value-type="string">
            <text:p>Muli</text:p>
          </table:table-cell>
          <table:table-cell table:style-name="ce1196" table:formula="of:=VLOOKUP([.A36];INPUT_DATE_E_RISULTATI_2A_FASE;3;0)" office:value-type="string" office:string-value="25-28" calcext:value-type="string">
            <text:p>25-28</text:p>
          </table:table-cell>
          <table:table-cell table:style-name="ce1196" table:formula="of:=VLOOKUP([.A3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82" calcext:value-type="float">
            <text:p>82</text:p>
          </table:table-cell>
          <table:table-cell table:style-name="ce432" table:formula="of:=VLOOKUP([.A37];INPUT_DATE_E_RISULTATI_2A_FASE;8;0)" office:value-type="date" office:date-value="2021-06-11" calcext:value-type="date">
            <text:p>ven 11 giu</text:p>
          </table:table-cell>
          <table:table-cell table:style-name="ce434" table:formula="of:=VLOOKUP([.A37];INPUT_DATE_E_RISULTATI_2A_FASE;9;0)" office:value-type="time" office:time-value="PT17H00M00S" calcext:value-type="time">
            <text:p>17:00</text:p>
          </table:table-cell>
          <table:table-cell table:style-name="ce1190" table:formula="of:=VLOOKUP([.A37];INPUT_DATE_E_RISULTATI_2A_FASE;4;0)" office:value-type="string" office:string-value="Delfini" calcext:value-type="string">
            <text:p>Delfini</text:p>
          </table:table-cell>
          <table:table-cell table:style-name="ce1036" table:formula="of:=VLOOKUP([.A37];INPUT_DATE_E_RISULTATI_2A_FASE;6;0)" office:value-type="float" office:value="63" calcext:value-type="float">
            <text:p>63</text:p>
          </table:table-cell>
          <table:table-cell table:style-name="ce1036" table:formula="of:=VLOOKUP([.A37];INPUT_DATE_E_RISULTATI_2A_FASE;7;0)" office:value-type="float" office:value="37" calcext:value-type="float">
            <text:p>37</text:p>
          </table:table-cell>
          <table:table-cell table:style-name="ce1193" table:formula="of:=VLOOKUP([.A37];INPUT_DATE_E_RISULTATI_2A_FASE;5;0)" office:value-type="string" office:string-value="Ghepardi" calcext:value-type="string">
            <text:p>Ghepardi</text:p>
          </table:table-cell>
          <table:table-cell table:style-name="ce1196" table:formula="of:=VLOOKUP([.A37];INPUT_DATE_E_RISULTATI_2A_FASE;3;0)" office:value-type="string" office:string-value="25-28" calcext:value-type="string">
            <text:p>25-28</text:p>
          </table:table-cell>
          <table:table-cell table:style-name="ce1196" table:formula="of:=VLOOKUP([.A3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83" calcext:value-type="float">
            <text:p>83</text:p>
          </table:table-cell>
          <table:table-cell table:style-name="ce432" table:formula="of:=VLOOKUP([.A38];INPUT_DATE_E_RISULTATI_2A_FASE;8;0)" office:value-type="date" office:date-value="2021-06-11" calcext:value-type="date">
            <text:p>ven 11 giu</text:p>
          </table:table-cell>
          <table:table-cell table:style-name="ce434" table:formula="of:=VLOOKUP([.A38];INPUT_DATE_E_RISULTATI_2A_FASE;9;0)" office:value-type="time" office:time-value="PT17H00M00S" calcext:value-type="time">
            <text:p>17:00</text:p>
          </table:table-cell>
          <table:table-cell table:style-name="ce1190" table:formula="of:=VLOOKUP([.A38];INPUT_DATE_E_RISULTATI_2A_FASE;4;0)" office:value-type="string" office:string-value="Falchi" calcext:value-type="string">
            <text:p>Falchi</text:p>
          </table:table-cell>
          <table:table-cell table:style-name="ce1036" table:formula="of:=VLOOKUP([.A38];INPUT_DATE_E_RISULTATI_2A_FASE;6;0)" office:value-type="float" office:value="52" calcext:value-type="float">
            <text:p>52</text:p>
          </table:table-cell>
          <table:table-cell table:style-name="ce1036" table:formula="of:=VLOOKUP([.A38];INPUT_DATE_E_RISULTATI_2A_FASE;7;0)" office:value-type="float" office:value="40" calcext:value-type="float">
            <text:p>40</text:p>
          </table:table-cell>
          <table:table-cell table:style-name="ce1193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38];INPUT_DATE_E_RISULTATI_2A_FASE;3;0)" office:value-type="string" office:string-value="29-32" calcext:value-type="string">
            <text:p>29-32</text:p>
          </table:table-cell>
          <table:table-cell table:style-name="ce1196" table:formula="of:=VLOOKUP([.A3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84" calcext:value-type="float">
            <text:p>84</text:p>
          </table:table-cell>
          <table:table-cell table:style-name="ce432" table:formula="of:=VLOOKUP([.A39];INPUT_DATE_E_RISULTATI_2A_FASE;8;0)" office:value-type="date" office:date-value="2021-06-11" calcext:value-type="date">
            <text:p>ven 11 giu</text:p>
          </table:table-cell>
          <table:table-cell table:style-name="ce434" table:formula="of:=VLOOKUP([.A39];INPUT_DATE_E_RISULTATI_2A_FASE;9;0)" office:value-type="time" office:time-value="PT17H00M00S" calcext:value-type="time">
            <text:p>17:00</text:p>
          </table:table-cell>
          <table:table-cell table:style-name="ce1190" table:formula="of:=VLOOKUP([.A39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39];INPUT_DATE_E_RISULTATI_2A_FASE;6;0)" office:value-type="float" office:value="52" calcext:value-type="float">
            <text:p>52</text:p>
          </table:table-cell>
          <table:table-cell table:style-name="ce1036" table:formula="of:=VLOOKUP([.A39];INPUT_DATE_E_RISULTATI_2A_FASE;7;0)" office:value-type="float" office:value="36" calcext:value-type="float">
            <text:p>36</text:p>
          </table:table-cell>
          <table:table-cell table:style-name="ce1193" table:formula="of:=VLOOKUP([.A39];INPUT_DATE_E_RISULTATI_2A_FASE;5;0)" office:value-type="string" office:string-value="Serval" calcext:value-type="string">
            <text:p>Serval</text:p>
          </table:table-cell>
          <table:table-cell table:style-name="ce1196" table:formula="of:=VLOOKUP([.A39];INPUT_DATE_E_RISULTATI_2A_FASE;3;0)" office:value-type="string" office:string-value="29-32" calcext:value-type="string">
            <text:p>29-32</text:p>
          </table:table-cell>
          <table:table-cell table:style-name="ce1196" table:formula="of:=VLOOKUP([.A3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85" calcext:value-type="float">
            <text:p>85</text:p>
          </table:table-cell>
          <table:table-cell table:style-name="ce432" table:formula="of:=VLOOKUP([.A40];INPUT_DATE_E_RISULTATI_2A_FASE;8;0)" office:value-type="date" office:date-value="2021-06-11" calcext:value-type="date">
            <text:p>ven 11 giu</text:p>
          </table:table-cell>
          <table:table-cell table:style-name="ce434" table:formula="of:=VLOOKUP([.A40];INPUT_DATE_E_RISULTATI_2A_FASE;9;0)" office:value-type="time" office:time-value="PT18H30M00S" calcext:value-type="time">
            <text:p>18:30</text:p>
          </table:table-cell>
          <table:table-cell table:style-name="ce1190" table:formula="of:=VLOOKUP([.A40];INPUT_DATE_E_RISULTATI_2A_FASE;4;0)" office:value-type="string" office:string-value="Giaguari" calcext:value-type="string">
            <text:p>Giaguari</text:p>
          </table:table-cell>
          <table:table-cell table:style-name="ce1036" table:formula="of:=VLOOKUP([.A40];INPUT_DATE_E_RISULTATI_2A_FASE;6;0)" office:value-type="float" office:value="70" calcext:value-type="float">
            <text:p>70</text:p>
          </table:table-cell>
          <table:table-cell table:style-name="ce1036" table:formula="of:=VLOOKUP([.A40];INPUT_DATE_E_RISULTATI_2A_FASE;7;0)" office:value-type="float" office:value="42" calcext:value-type="float">
            <text:p>42</text:p>
          </table:table-cell>
          <table:table-cell table:style-name="ce1193" table:formula="of:=VLOOKUP([.A40];INPUT_DATE_E_RISULTATI_2A_FASE;5;0)" office:value-type="string" office:string-value="Balene" calcext:value-type="string">
            <text:p>Balene</text:p>
          </table:table-cell>
          <table:table-cell table:style-name="ce1196" table:formula="of:=VLOOKUP([.A40];INPUT_DATE_E_RISULTATI_2A_FASE;3;0)" office:value-type="string" office:string-value="5-8" calcext:value-type="string">
            <text:p>5-8</text:p>
          </table:table-cell>
          <table:table-cell table:style-name="ce1196" table:formula="of:=VLOOKUP([.A4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86" calcext:value-type="float">
            <text:p>86</text:p>
          </table:table-cell>
          <table:table-cell table:style-name="ce432" table:formula="of:=VLOOKUP([.A41];INPUT_DATE_E_RISULTATI_2A_FASE;8;0)" office:value-type="date" office:date-value="2021-06-11" calcext:value-type="date">
            <text:p>ven 11 giu</text:p>
          </table:table-cell>
          <table:table-cell table:style-name="ce434" table:formula="of:=VLOOKUP([.A41];INPUT_DATE_E_RISULTATI_2A_FASE;9;0)" office:value-type="time" office:time-value="PT18H30M00S" calcext:value-type="time">
            <text:p>18:30</text:p>
          </table:table-cell>
          <table:table-cell table:style-name="ce119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41];INPUT_DATE_E_RISULTATI_2A_FASE;6;0)" office:value-type="float" office:value="55" calcext:value-type="float">
            <text:p>55</text:p>
          </table:table-cell>
          <table:table-cell table:style-name="ce1036" table:formula="of:=VLOOKUP([.A41];INPUT_DATE_E_RISULTATI_2A_FASE;7;0)" office:value-type="float" office:value="35" calcext:value-type="float">
            <text:p>35</text:p>
          </table:table-cell>
          <table:table-cell table:style-name="ce1193" table:formula="of:=VLOOKUP([.A41];INPUT_DATE_E_RISULTATI_2A_FASE;5;0)" office:value-type="string" office:string-value="Piranha" calcext:value-type="string">
            <text:p>Piranha</text:p>
          </table:table-cell>
          <table:table-cell table:style-name="ce1196" table:formula="of:=VLOOKUP([.A41];INPUT_DATE_E_RISULTATI_2A_FASE;3;0)" office:value-type="string" office:string-value="5-8" calcext:value-type="string">
            <text:p>5-8</text:p>
          </table:table-cell>
          <table:table-cell table:style-name="ce1196" table:formula="of:=VLOOKUP([.A4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87" calcext:value-type="float">
            <text:p>87</text:p>
          </table:table-cell>
          <table:table-cell table:style-name="ce432" table:formula="of:=VLOOKUP([.A42];INPUT_DATE_E_RISULTATI_2A_FASE;8;0)" office:value-type="date" office:date-value="2021-06-11" calcext:value-type="date">
            <text:p>ven 11 giu</text:p>
          </table:table-cell>
          <table:table-cell table:style-name="ce434" table:formula="of:=VLOOKUP([.A42];INPUT_DATE_E_RISULTATI_2A_FASE;9;0)" office:value-type="time" office:time-value="PT20H30M00S" calcext:value-type="time">
            <text:p>20:30</text:p>
          </table:table-cell>
          <table:table-cell table:style-name="ce1190" table:formula="of:=VLOOKUP([.A42];INPUT_DATE_E_RISULTATI_2A_FASE;4;0)" office:value-type="string" office:string-value="Leoni" calcext:value-type="string">
            <text:p>Leoni</text:p>
          </table:table-cell>
          <table:table-cell table:style-name="ce1036" table:formula="of:=VLOOKUP([.A42];INPUT_DATE_E_RISULTATI_2A_FASE;6;0)" office:value-type="float" office:value="66" calcext:value-type="float">
            <text:p>66</text:p>
          </table:table-cell>
          <table:table-cell table:style-name="ce1036" table:formula="of:=VLOOKUP([.A42];INPUT_DATE_E_RISULTATI_2A_FASE;7;0)" office:value-type="float" office:value="31" calcext:value-type="float">
            <text:p>31</text:p>
          </table:table-cell>
          <table:table-cell table:style-name="ce1193" table:formula="of:=VLOOKUP([.A42];INPUT_DATE_E_RISULTATI_2A_FASE;5;0)" office:value-type="string" office:string-value="Bisonti" calcext:value-type="string">
            <text:p>Bisonti</text:p>
          </table:table-cell>
          <table:table-cell table:style-name="ce1196" table:formula="of:=VLOOKUP([.A42];INPUT_DATE_E_RISULTATI_2A_FASE;3;0)" office:value-type="string" office:string-value="1-4" calcext:value-type="string">
            <text:p>1-4</text:p>
          </table:table-cell>
          <table:table-cell table:style-name="ce1196" table:formula="of:=VLOOKUP([.A4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88" calcext:value-type="float">
            <text:p>88</text:p>
          </table:table-cell>
          <table:table-cell table:style-name="ce432" table:formula="of:=VLOOKUP([.A43];INPUT_DATE_E_RISULTATI_2A_FASE;8;0)" office:value-type="date" office:date-value="2021-06-11" calcext:value-type="date">
            <text:p>ven 11 giu</text:p>
          </table:table-cell>
          <table:table-cell table:style-name="ce434" table:formula="of:=VLOOKUP([.A43];INPUT_DATE_E_RISULTATI_2A_FASE;9;0)" office:value-type="time" office:time-value="PT22H00M00S" calcext:value-type="time">
            <text:p>22:00</text:p>
          </table:table-cell>
          <table:table-cell table:style-name="ce1190" table:formula="of:=VLOOKUP([.A43];INPUT_DATE_E_RISULTATI_2A_FASE;4;0)" office:value-type="string" office:string-value="Pantere" calcext:value-type="string">
            <text:p>Pantere</text:p>
          </table:table-cell>
          <table:table-cell table:style-name="ce1036" table:formula="of:=VLOOKUP([.A43];INPUT_DATE_E_RISULTATI_2A_FASE;6;0)" office:value-type="float" office:value="68" calcext:value-type="float">
            <text:p>68</text:p>
          </table:table-cell>
          <table:table-cell table:style-name="ce1036" table:formula="of:=VLOOKUP([.A43];INPUT_DATE_E_RISULTATI_2A_FASE;7;0)" office:value-type="float" office:value="47" calcext:value-type="float">
            <text:p>47</text:p>
          </table:table-cell>
          <table:table-cell table:style-name="ce1193" table:formula="of:=VLOOKUP([.A43];INPUT_DATE_E_RISULTATI_2A_FASE;5;0)" office:value-type="string" office:string-value="Istrici" calcext:value-type="string">
            <text:p>Istrici</text:p>
          </table:table-cell>
          <table:table-cell table:style-name="ce1196" table:formula="of:=VLOOKUP([.A43];INPUT_DATE_E_RISULTATI_2A_FASE;3;0)" office:value-type="string" office:string-value="1-4" calcext:value-type="string">
            <text:p>1-4</text:p>
          </table:table-cell>
          <table:table-cell table:style-name="ce1196" table:formula="of:=VLOOKUP([.A43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89" calcext:value-type="float">
            <text:p>89</text:p>
          </table:table-cell>
          <table:table-cell table:style-name="ce432" table:formula="of:=VLOOKUP([.A44];INPUT_DATE_E_RISULTATI_2A_FASE;8;0)" office:value-type="date" office:date-value="2021-06-12" calcext:value-type="date">
            <text:p>sab 12 giu</text:p>
          </table:table-cell>
          <table:table-cell table:style-name="ce434" table:formula="of:=VLOOKUP([.A44];INPUT_DATE_E_RISULTATI_2A_FASE;9;0)" office:value-type="time" office:time-value="PT09H00M00S" calcext:value-type="time">
            <text:p>09:00</text:p>
          </table:table-cell>
          <table:table-cell table:style-name="ce1190" table:formula="of:=VLOOKUP([.A44];INPUT_DATE_E_RISULTATI_2A_FASE;4;0)" office:value-type="string" office:string-value="Elefanti" calcext:value-type="string">
            <text:p>Elefanti</text:p>
          </table:table-cell>
          <table:table-cell table:style-name="ce1036" table:formula="of:=VLOOKUP([.A44];INPUT_DATE_E_RISULTATI_2A_FASE;6;0)" office:value-type="float" office:value="66" calcext:value-type="float">
            <text:p>66</text:p>
          </table:table-cell>
          <table:table-cell table:style-name="ce1036" table:formula="of:=VLOOKUP([.A44];INPUT_DATE_E_RISULTATI_2A_FASE;7;0)" office:value-type="float" office:value="32" calcext:value-type="float">
            <text:p>32</text:p>
          </table:table-cell>
          <table:table-cell table:style-name="ce1193" table:formula="of:=VLOOKUP([.A44];INPUT_DATE_E_RISULTATI_2A_FASE;5;0)" office:value-type="string" office:string-value="Gorilla" calcext:value-type="string">
            <text:p>Gorilla</text:p>
          </table:table-cell>
          <table:table-cell table:style-name="ce1196" table:formula="of:=VLOOKUP([.A44];INPUT_DATE_E_RISULTATI_2A_FASE;3;0)" office:value-type="string" office:string-value="9-12" calcext:value-type="string">
            <text:p>9-12</text:p>
          </table:table-cell>
          <table:table-cell table:style-name="ce1196" table:formula="of:=VLOOKUP([.A4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90" calcext:value-type="float">
            <text:p>90</text:p>
          </table:table-cell>
          <table:table-cell table:style-name="ce432" table:formula="of:=VLOOKUP([.A45];INPUT_DATE_E_RISULTATI_2A_FASE;8;0)" office:value-type="date" office:date-value="2021-06-12" calcext:value-type="date">
            <text:p>sab 12 giu</text:p>
          </table:table-cell>
          <table:table-cell table:style-name="ce434" table:formula="of:=VLOOKUP([.A45];INPUT_DATE_E_RISULTATI_2A_FASE;9;0)" office:value-type="time" office:time-value="PT09H00M00S" calcext:value-type="time">
            <text:p>09:00</text:p>
          </table:table-cell>
          <table:table-cell table:style-name="ce1190" table:formula="of:=VLOOKUP([.A45];INPUT_DATE_E_RISULTATI_2A_FASE;4;0)" office:value-type="string" office:string-value="Giraffe" calcext:value-type="string">
            <text:p>Giraffe</text:p>
          </table:table-cell>
          <table:table-cell table:style-name="ce1036" table:formula="of:=VLOOKUP([.A45];INPUT_DATE_E_RISULTATI_2A_FASE;6;0)" office:value-type="float" office:value="52" calcext:value-type="float">
            <text:p>52</text:p>
          </table:table-cell>
          <table:table-cell table:style-name="ce1036" table:formula="of:=VLOOKUP([.A45];INPUT_DATE_E_RISULTATI_2A_FASE;7;0)" office:value-type="float" office:value="30" calcext:value-type="float">
            <text:p>30</text:p>
          </table:table-cell>
          <table:table-cell table:style-name="ce1193" table:formula="of:=VLOOKUP([.A45];INPUT_DATE_E_RISULTATI_2A_FASE;5;0)" office:value-type="string" office:string-value="Bufali" calcext:value-type="string">
            <text:p>Bufali</text:p>
          </table:table-cell>
          <table:table-cell table:style-name="ce1196" table:formula="of:=VLOOKUP([.A45];INPUT_DATE_E_RISULTATI_2A_FASE;3;0)" office:value-type="string" office:string-value="9-12" calcext:value-type="string">
            <text:p>9-12</text:p>
          </table:table-cell>
          <table:table-cell table:style-name="ce1196" table:formula="of:=VLOOKUP([.A4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91" calcext:value-type="float">
            <text:p>91</text:p>
          </table:table-cell>
          <table:table-cell table:style-name="ce432" table:formula="of:=VLOOKUP([.A46];INPUT_DATE_E_RISULTATI_2A_FASE;8;0)" office:value-type="date" office:date-value="2021-06-12" calcext:value-type="date">
            <text:p>sab 12 giu</text:p>
          </table:table-cell>
          <table:table-cell table:style-name="ce434" table:formula="of:=VLOOKUP([.A46];INPUT_DATE_E_RISULTATI_2A_FASE;9;0)" office:value-type="time" office:time-value="PT09H00M00S" calcext:value-type="time">
            <text:p>09:00</text:p>
          </table:table-cell>
          <table:table-cell table:style-name="ce1190" table:formula="of:=VLOOKUP([.A46];INPUT_DATE_E_RISULTATI_2A_FASE;4;0)" office:value-type="string" office:string-value="Aquile" calcext:value-type="string">
            <text:p>Aquile</text:p>
          </table:table-cell>
          <table:table-cell table:style-name="ce1036" table:formula="of:=VLOOKUP([.A46];INPUT_DATE_E_RISULTATI_2A_FASE;6;0)" office:value-type="float" office:value="54" calcext:value-type="float">
            <text:p>54</text:p>
          </table:table-cell>
          <table:table-cell table:style-name="ce1036" table:formula="of:=VLOOKUP([.A46];INPUT_DATE_E_RISULTATI_2A_FASE;7;0)" office:value-type="float" office:value="36" calcext:value-type="float">
            <text:p>36</text:p>
          </table:table-cell>
          <table:table-cell table:style-name="ce1193" table:formula="of:=VLOOKUP([.A46];INPUT_DATE_E_RISULTATI_2A_FASE;5;0)" office:value-type="string" office:string-value="Tonni" calcext:value-type="string">
            <text:p>Tonni</text:p>
          </table:table-cell>
          <table:table-cell table:style-name="ce1196" table:formula="of:=VLOOKUP([.A46];INPUT_DATE_E_RISULTATI_2A_FASE;3;0)" office:value-type="string" office:string-value="13-16" calcext:value-type="string">
            <text:p>13-16</text:p>
          </table:table-cell>
          <table:table-cell table:style-name="ce1196" table:formula="of:=VLOOKUP([.A4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92" calcext:value-type="float">
            <text:p>92</text:p>
          </table:table-cell>
          <table:table-cell table:style-name="ce432" table:formula="of:=VLOOKUP([.A47];INPUT_DATE_E_RISULTATI_2A_FASE;8;0)" office:value-type="date" office:date-value="2021-06-12" calcext:value-type="date">
            <text:p>sab 12 giu</text:p>
          </table:table-cell>
          <table:table-cell table:style-name="ce434" table:formula="of:=VLOOKUP([.A47];INPUT_DATE_E_RISULTATI_2A_FASE;9;0)" office:value-type="time" office:time-value="PT09H00M00S" calcext:value-type="time">
            <text:p>09:00</text:p>
          </table:table-cell>
          <table:table-cell table:style-name="ce1190" table:formula="of:=VLOOKUP([.A47];INPUT_DATE_E_RISULTATI_2A_FASE;4;0)" office:value-type="string" office:string-value="Puma" calcext:value-type="string">
            <text:p>Puma</text:p>
          </table:table-cell>
          <table:table-cell table:style-name="ce1036" table:formula="of:=VLOOKUP([.A47];INPUT_DATE_E_RISULTATI_2A_FASE;6;0)" office:value-type="float" office:value="64" calcext:value-type="float">
            <text:p>64</text:p>
          </table:table-cell>
          <table:table-cell table:style-name="ce1036" table:formula="of:=VLOOKUP([.A47];INPUT_DATE_E_RISULTATI_2A_FASE;7;0)" office:value-type="float" office:value="33" calcext:value-type="float">
            <text:p>33</text:p>
          </table:table-cell>
          <table:table-cell table:style-name="ce1193" table:formula="of:=VLOOKUP([.A47];INPUT_DATE_E_RISULTATI_2A_FASE;5;0)" office:value-type="string" office:string-value="Gabbiani" calcext:value-type="string">
            <text:p>Gabbiani</text:p>
          </table:table-cell>
          <table:table-cell table:style-name="ce1196" table:formula="of:=VLOOKUP([.A47];INPUT_DATE_E_RISULTATI_2A_FASE;3;0)" office:value-type="string" office:string-value="13-16" calcext:value-type="string">
            <text:p>13-16</text:p>
          </table:table-cell>
          <table:table-cell table:style-name="ce1196" table:formula="of:=VLOOKUP([.A4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93" calcext:value-type="float">
            <text:p>93</text:p>
          </table:table-cell>
          <table:table-cell table:style-name="ce432" table:formula="of:=VLOOKUP([.A48];INPUT_DATE_E_RISULTATI_2A_FASE;8;0)" office:value-type="date" office:date-value="2021-06-12" calcext:value-type="date">
            <text:p>sab 12 giu</text:p>
          </table:table-cell>
          <table:table-cell table:style-name="ce434" table:formula="of:=VLOOKUP([.A48];INPUT_DATE_E_RISULTATI_2A_FASE;9;0)" office:value-type="time" office:time-value="PT11H00M00S" calcext:value-type="time">
            <text:p>11:00</text:p>
          </table:table-cell>
          <table:table-cell table:style-name="ce1190" table:formula="of:=VLOOKUP([.A48];INPUT_DATE_E_RISULTATI_2A_FASE;4;0)" office:value-type="string" office:string-value="Tigri" calcext:value-type="string">
            <text:p>Tigri</text:p>
          </table:table-cell>
          <table:table-cell table:style-name="ce1036" table:formula="of:=VLOOKUP([.A48];INPUT_DATE_E_RISULTATI_2A_FASE;6;0)" office:value-type="float" office:value="57" calcext:value-type="float">
            <text:p>57</text:p>
          </table:table-cell>
          <table:table-cell table:style-name="ce1036" table:formula="of:=VLOOKUP([.A48];INPUT_DATE_E_RISULTATI_2A_FASE;7;0)" office:value-type="float" office:value="49" calcext:value-type="float">
            <text:p>49</text:p>
          </table:table-cell>
          <table:table-cell table:style-name="ce1193" table:formula="of:=VLOOKUP([.A48];INPUT_DATE_E_RISULTATI_2A_FASE;5;0)" office:value-type="string" office:string-value="Cervi" calcext:value-type="string">
            <text:p>Cervi</text:p>
          </table:table-cell>
          <table:table-cell table:style-name="ce1196" table:formula="of:=VLOOKUP([.A48];INPUT_DATE_E_RISULTATI_2A_FASE;3;0)" office:value-type="string" office:string-value="17-20" calcext:value-type="string">
            <text:p>17-20</text:p>
          </table:table-cell>
          <table:table-cell table:style-name="ce1196" table:formula="of:=VLOOKUP([.A4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1022" office:value-type="float" office:value="94" calcext:value-type="float">
            <text:p>94</text:p>
          </table:table-cell>
          <table:table-cell table:style-name="ce432" table:formula="of:=VLOOKUP([.A49];INPUT_DATE_E_RISULTATI_2A_FASE;8;0)" office:value-type="date" office:date-value="2021-06-12" calcext:value-type="date">
            <text:p>sab 12 giu</text:p>
          </table:table-cell>
          <table:table-cell table:style-name="ce434" table:formula="of:=VLOOKUP([.A49];INPUT_DATE_E_RISULTATI_2A_FASE;9;0)" office:value-type="time" office:time-value="PT11H00M00S" calcext:value-type="time">
            <text:p>11:00</text:p>
          </table:table-cell>
          <table:table-cell table:style-name="ce119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49];INPUT_DATE_E_RISULTATI_2A_FASE;6;0)" office:value-type="float" office:value="56" calcext:value-type="float">
            <text:p>56</text:p>
          </table:table-cell>
          <table:table-cell table:style-name="ce1036" table:formula="of:=VLOOKUP([.A49];INPUT_DATE_E_RISULTATI_2A_FASE;7;0)" office:value-type="float" office:value="42" calcext:value-type="float">
            <text:p>42</text:p>
          </table:table-cell>
          <table:table-cell table:style-name="ce1193" table:formula="of:=VLOOKUP([.A49];INPUT_DATE_E_RISULTATI_2A_FASE;5;0)" office:value-type="string" office:string-value="Orche" calcext:value-type="string">
            <text:p>Orche</text:p>
          </table:table-cell>
          <table:table-cell table:style-name="ce1196" table:formula="of:=VLOOKUP([.A49];INPUT_DATE_E_RISULTATI_2A_FASE;3;0)" office:value-type="string" office:string-value="17-20" calcext:value-type="string">
            <text:p>17-20</text:p>
          </table:table-cell>
          <table:table-cell table:style-name="ce1196" table:formula="of:=VLOOKUP([.A4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1022" office:value-type="float" office:value="95" calcext:value-type="float">
            <text:p>95</text:p>
          </table:table-cell>
          <table:table-cell table:style-name="ce432" table:formula="of:=VLOOKUP([.A50];INPUT_DATE_E_RISULTATI_2A_FASE;8;0)" office:value-type="date" office:date-value="2021-06-12" calcext:value-type="date">
            <text:p>sab 12 giu</text:p>
          </table:table-cell>
          <table:table-cell table:style-name="ce434" table:formula="of:=VLOOKUP([.A50];INPUT_DATE_E_RISULTATI_2A_FASE;9;0)" office:value-type="time" office:time-value="PT11H00M00S" calcext:value-type="time">
            <text:p>11:00</text:p>
          </table:table-cell>
          <table:table-cell table:style-name="ce1190" table:formula="of:=VLOOKUP([.A50];INPUT_DATE_E_RISULTATI_2A_FASE;4;0)" office:value-type="string" office:string-value="Linci" calcext:value-type="string">
            <text:p>Linci</text:p>
          </table:table-cell>
          <table:table-cell table:style-name="ce1036" table:formula="of:=VLOOKUP([.A50];INPUT_DATE_E_RISULTATI_2A_FASE;6;0)" office:value-type="float" office:value="53" calcext:value-type="float">
            <text:p>53</text:p>
          </table:table-cell>
          <table:table-cell table:style-name="ce1036" table:formula="of:=VLOOKUP([.A50];INPUT_DATE_E_RISULTATI_2A_FASE;7;0)" office:value-type="float" office:value="49" calcext:value-type="float">
            <text:p>49</text:p>
          </table:table-cell>
          <table:table-cell table:style-name="ce1193" table:formula="of:=VLOOKUP([.A50];INPUT_DATE_E_RISULTATI_2A_FASE;5;0)" office:value-type="string" office:string-value="Delfini" calcext:value-type="string">
            <text:p>Delfini</text:p>
          </table:table-cell>
          <table:table-cell table:style-name="ce1196" table:formula="of:=VLOOKUP([.A50];INPUT_DATE_E_RISULTATI_2A_FASE;3;0)" office:value-type="string" office:string-value="21-24" calcext:value-type="string">
            <text:p>21-24</text:p>
          </table:table-cell>
          <table:table-cell table:style-name="ce1196" table:formula="of:=VLOOKUP([.A5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1022" office:value-type="float" office:value="96" calcext:value-type="float">
            <text:p>96</text:p>
          </table:table-cell>
          <table:table-cell table:style-name="ce432" table:formula="of:=VLOOKUP([.A51];INPUT_DATE_E_RISULTATI_2A_FASE;8;0)" office:value-type="date" office:date-value="2021-06-12" calcext:value-type="date">
            <text:p>sab 12 giu</text:p>
          </table:table-cell>
          <table:table-cell table:style-name="ce434" table:formula="of:=VLOOKUP([.A51];INPUT_DATE_E_RISULTATI_2A_FASE;9;0)" office:value-type="time" office:time-value="PT11H00M00S" calcext:value-type="time">
            <text:p>11:00</text:p>
          </table:table-cell>
          <table:table-cell table:style-name="ce1190" table:formula="of:=VLOOKUP([.A51];INPUT_DATE_E_RISULTATI_2A_FASE;4;0)" office:value-type="string" office:string-value="Pitoni" calcext:value-type="string">
            <text:p>Pitoni</text:p>
          </table:table-cell>
          <table:table-cell table:style-name="ce1036" table:formula="of:=VLOOKUP([.A51];INPUT_DATE_E_RISULTATI_2A_FASE;6;0)" office:value-type="float" office:value="63" calcext:value-type="float">
            <text:p>63</text:p>
          </table:table-cell>
          <table:table-cell table:style-name="ce1036" table:formula="of:=VLOOKUP([.A51];INPUT_DATE_E_RISULTATI_2A_FASE;7;0)" office:value-type="float" office:value="34" calcext:value-type="float">
            <text:p>34</text:p>
          </table:table-cell>
          <table:table-cell table:style-name="ce1193" table:formula="of:=VLOOKUP([.A51];INPUT_DATE_E_RISULTATI_2A_FASE;5;0)" office:value-type="string" office:string-value="Zebre" calcext:value-type="string">
            <text:p>Zebre</text:p>
          </table:table-cell>
          <table:table-cell table:style-name="ce1196" table:formula="of:=VLOOKUP([.A51];INPUT_DATE_E_RISULTATI_2A_FASE;3;0)" office:value-type="string" office:string-value="21-24" calcext:value-type="string">
            <text:p>21-24</text:p>
          </table:table-cell>
          <table:table-cell table:style-name="ce1196" table:formula="of:=VLOOKUP([.A5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1022" office:value-type="float" office:value="97" calcext:value-type="float">
            <text:p>97</text:p>
          </table:table-cell>
          <table:table-cell table:style-name="ce432" table:formula="of:=VLOOKUP([.A52];INPUT_DATE_E_RISULTATI_2A_FASE;8;0)" office:value-type="date" office:date-value="2021-06-12" calcext:value-type="date">
            <text:p>sab 12 giu</text:p>
          </table:table-cell>
          <table:table-cell table:style-name="ce434" table:formula="of:=VLOOKUP([.A52];INPUT_DATE_E_RISULTATI_2A_FASE;9;0)" office:value-type="time" office:time-value="PT15H30M00S" calcext:value-type="time">
            <text:p>15:30</text:p>
          </table:table-cell>
          <table:table-cell table:style-name="ce1190" table:formula="of:=VLOOKUP([.A52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52];INPUT_DATE_E_RISULTATI_2A_FASE;6;0)" office:value-type="float" office:value="53" calcext:value-type="float">
            <text:p>53</text:p>
          </table:table-cell>
          <table:table-cell table:style-name="ce1036" table:formula="of:=VLOOKUP([.A52];INPUT_DATE_E_RISULTATI_2A_FASE;7;0)" office:value-type="float" office:value="32" calcext:value-type="float">
            <text:p>32</text:p>
          </table:table-cell>
          <table:table-cell table:style-name="ce1193" table:formula="of:=VLOOKUP([.A52];INPUT_DATE_E_RISULTATI_2A_FASE;5;0)" office:value-type="string" office:string-value="Serval" calcext:value-type="string">
            <text:p>Serval</text:p>
          </table:table-cell>
          <table:table-cell table:style-name="ce1196" table:formula="of:=VLOOKUP([.A52];INPUT_DATE_E_RISULTATI_2A_FASE;3;0)" office:value-type="string" office:string-value="31-32" calcext:value-type="string">
            <text:p>31-32</text:p>
          </table:table-cell>
          <table:table-cell table:style-name="ce1196" table:formula="of:=VLOOKUP([.A52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022" office:value-type="float" office:value="98" calcext:value-type="float">
            <text:p>98</text:p>
          </table:table-cell>
          <table:table-cell table:style-name="ce432" table:formula="of:=VLOOKUP([.A53];INPUT_DATE_E_RISULTATI_2A_FASE;8;0)" office:value-type="date" office:date-value="2021-06-12" calcext:value-type="date">
            <text:p>sab 12 giu</text:p>
          </table:table-cell>
          <table:table-cell table:style-name="ce434" table:formula="of:=VLOOKUP([.A53];INPUT_DATE_E_RISULTATI_2A_FASE;9;0)" office:value-type="time" office:time-value="PT15H30M00S" calcext:value-type="time">
            <text:p>15:30</text:p>
          </table:table-cell>
          <table:table-cell table:style-name="ce1190" table:formula="of:=VLOOKUP([.A53];INPUT_DATE_E_RISULTATI_2A_FASE;4;0)" office:value-type="string" office:string-value="Falchi" calcext:value-type="string">
            <text:p>Falchi</text:p>
          </table:table-cell>
          <table:table-cell table:style-name="ce1036" table:formula="of:=VLOOKUP([.A53];INPUT_DATE_E_RISULTATI_2A_FASE;6;0)" office:value-type="float" office:value="50" calcext:value-type="float">
            <text:p>50</text:p>
          </table:table-cell>
          <table:table-cell table:style-name="ce1036" table:formula="of:=VLOOKUP([.A53];INPUT_DATE_E_RISULTATI_2A_FASE;7;0)" office:value-type="float" office:value="38" calcext:value-type="float">
            <text:p>38</text:p>
          </table:table-cell>
          <table:table-cell table:style-name="ce1193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53];INPUT_DATE_E_RISULTATI_2A_FASE;3;0)" office:value-type="string" office:string-value="29-30" calcext:value-type="string">
            <text:p>29-30</text:p>
          </table:table-cell>
          <table:table-cell table:style-name="ce1196" table:formula="of:=VLOOKUP([.A53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022" office:value-type="float" office:value="99" calcext:value-type="float">
            <text:p>99</text:p>
          </table:table-cell>
          <table:table-cell table:style-name="ce432" table:formula="of:=VLOOKUP([.A54];INPUT_DATE_E_RISULTATI_2A_FASE;8;0)" office:value-type="date" office:date-value="2021-06-12" calcext:value-type="date">
            <text:p>sab 12 giu</text:p>
          </table:table-cell>
          <table:table-cell table:style-name="ce434" table:formula="of:=VLOOKUP([.A54];INPUT_DATE_E_RISULTATI_2A_FASE;9;0)" office:value-type="time" office:time-value="PT15H30M00S" calcext:value-type="time">
            <text:p>15:30</text:p>
          </table:table-cell>
          <table:table-cell table:style-name="ce1190" table:formula="of:=VLOOKUP([.A54];INPUT_DATE_E_RISULTATI_2A_FASE;4;0)" office:value-type="string" office:string-value="Muli" calcext:value-type="string">
            <text:p>Muli</text:p>
          </table:table-cell>
          <table:table-cell table:style-name="ce1036" table:formula="of:=VLOOKUP([.A54];INPUT_DATE_E_RISULTATI_2A_FASE;6;0)" office:value-type="float" office:value="62" calcext:value-type="float">
            <text:p>62</text:p>
          </table:table-cell>
          <table:table-cell table:style-name="ce1036" table:formula="of:=VLOOKUP([.A54];INPUT_DATE_E_RISULTATI_2A_FASE;7;0)" office:value-type="float" office:value="47" calcext:value-type="float">
            <text:p>47</text:p>
          </table:table-cell>
          <table:table-cell table:style-name="ce1193" table:formula="of:=VLOOKUP([.A54];INPUT_DATE_E_RISULTATI_2A_FASE;5;0)" office:value-type="string" office:string-value="Ghepardi" calcext:value-type="string">
            <text:p>Ghepardi</text:p>
          </table:table-cell>
          <table:table-cell table:style-name="ce1196" table:formula="of:=VLOOKUP([.A54];INPUT_DATE_E_RISULTATI_2A_FASE;3;0)" office:value-type="string" office:string-value="27-28" calcext:value-type="string">
            <text:p>27-28</text:p>
          </table:table-cell>
          <table:table-cell table:style-name="ce1196" table:formula="of:=VLOOKUP([.A5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022" office:value-type="float" office:value="100" calcext:value-type="float">
            <text:p>100</text:p>
          </table:table-cell>
          <table:table-cell table:style-name="ce432" table:formula="of:=VLOOKUP([.A55];INPUT_DATE_E_RISULTATI_2A_FASE;8;0)" office:value-type="date" office:date-value="2021-06-12" calcext:value-type="date">
            <text:p>sab 12 giu</text:p>
          </table:table-cell>
          <table:table-cell table:style-name="ce434" table:formula="of:=VLOOKUP([.A55];INPUT_DATE_E_RISULTATI_2A_FASE;9;0)" office:value-type="time" office:time-value="PT15H30M00S" calcext:value-type="time">
            <text:p>15:30</text:p>
          </table:table-cell>
          <table:table-cell table:style-name="ce1190" table:formula="of:=VLOOKUP([.A55];INPUT_DATE_E_RISULTATI_2A_FASE;4;0)" office:value-type="string" office:string-value="Iguane" calcext:value-type="string">
            <text:p>Iguane</text:p>
          </table:table-cell>
          <table:table-cell table:style-name="ce1036" table:formula="of:=VLOOKUP([.A55];INPUT_DATE_E_RISULTATI_2A_FASE;6;0)" office:value-type="float" office:value="69" calcext:value-type="float">
            <text:p>69</text:p>
          </table:table-cell>
          <table:table-cell table:style-name="ce1036" table:formula="of:=VLOOKUP([.A55];INPUT_DATE_E_RISULTATI_2A_FASE;7;0)" office:value-type="float" office:value="31" calcext:value-type="float">
            <text:p>31</text:p>
          </table:table-cell>
          <table:table-cell table:style-name="ce1193" table:formula="of:=VLOOKUP([.A55];INPUT_DATE_E_RISULTATI_2A_FASE;5;0)" office:value-type="string" office:string-value="Delfini" calcext:value-type="string">
            <text:p>Delfini</text:p>
          </table:table-cell>
          <table:table-cell table:style-name="ce1196" table:formula="of:=VLOOKUP([.A55];INPUT_DATE_E_RISULTATI_2A_FASE;3;0)" office:value-type="string" office:string-value="25-26" calcext:value-type="string">
            <text:p>25-26</text:p>
          </table:table-cell>
          <table:table-cell table:style-name="ce1196" table:formula="of:=VLOOKUP([.A5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022" office:value-type="float" office:value="101" calcext:value-type="float">
            <text:p>101</text:p>
          </table:table-cell>
          <table:table-cell table:style-name="ce432" table:formula="of:=VLOOKUP([.A56];INPUT_DATE_E_RISULTATI_2A_FASE;8;0)" office:value-type="date" office:date-value="2021-06-12" calcext:value-type="date">
            <text:p>sab 12 giu</text:p>
          </table:table-cell>
          <table:table-cell table:style-name="ce434" table:formula="of:=VLOOKUP([.A56];INPUT_DATE_E_RISULTATI_2A_FASE;9;0)" office:value-type="time" office:time-value="PT17H00M00S" calcext:value-type="time">
            <text:p>17:00</text:p>
          </table:table-cell>
          <table:table-cell table:style-name="ce1190" table:formula="of:=VLOOKUP([.A56];INPUT_DATE_E_RISULTATI_2A_FASE;4;0)" office:value-type="string" office:string-value="Delfini" calcext:value-type="string">
            <text:p>Delfini</text:p>
          </table:table-cell>
          <table:table-cell table:style-name="ce1036" table:formula="of:=VLOOKUP([.A56];INPUT_DATE_E_RISULTATI_2A_FASE;6;0)" office:value-type="float" office:value="62" calcext:value-type="float">
            <text:p>62</text:p>
          </table:table-cell>
          <table:table-cell table:style-name="ce1036" table:formula="of:=VLOOKUP([.A56];INPUT_DATE_E_RISULTATI_2A_FASE;7;0)" office:value-type="float" office:value="38" calcext:value-type="float">
            <text:p>38</text:p>
          </table:table-cell>
          <table:table-cell table:style-name="ce1193" table:formula="of:=VLOOKUP([.A56];INPUT_DATE_E_RISULTATI_2A_FASE;5;0)" office:value-type="string" office:string-value="Zebre" calcext:value-type="string">
            <text:p>Zebre</text:p>
          </table:table-cell>
          <table:table-cell table:style-name="ce1196" table:formula="of:=VLOOKUP([.A56];INPUT_DATE_E_RISULTATI_2A_FASE;3;0)" office:value-type="string" office:string-value="23-24" calcext:value-type="string">
            <text:p>23-24</text:p>
          </table:table-cell>
          <table:table-cell table:style-name="ce1196" table:formula="of:=VLOOKUP([.A56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022" office:value-type="float" office:value="102" calcext:value-type="float">
            <text:p>102</text:p>
          </table:table-cell>
          <table:table-cell table:style-name="ce432" table:formula="of:=VLOOKUP([.A57];INPUT_DATE_E_RISULTATI_2A_FASE;8;0)" office:value-type="date" office:date-value="2021-06-12" calcext:value-type="date">
            <text:p>sab 12 giu</text:p>
          </table:table-cell>
          <table:table-cell table:style-name="ce434" table:formula="of:=VLOOKUP([.A57];INPUT_DATE_E_RISULTATI_2A_FASE;9;0)" office:value-type="time" office:time-value="PT17H00M00S" calcext:value-type="time">
            <text:p>17:00</text:p>
          </table:table-cell>
          <table:table-cell table:style-name="ce1190" table:formula="of:=VLOOKUP([.A57];INPUT_DATE_E_RISULTATI_2A_FASE;4;0)" office:value-type="string" office:string-value="Linci" calcext:value-type="string">
            <text:p>Linci</text:p>
          </table:table-cell>
          <table:table-cell table:style-name="ce1036" table:formula="of:=VLOOKUP([.A57];INPUT_DATE_E_RISULTATI_2A_FASE;6;0)" office:value-type="float" office:value="52" calcext:value-type="float">
            <text:p>52</text:p>
          </table:table-cell>
          <table:table-cell table:style-name="ce1036" table:formula="of:=VLOOKUP([.A57];INPUT_DATE_E_RISULTATI_2A_FASE;7;0)" office:value-type="float" office:value="39" calcext:value-type="float">
            <text:p>39</text:p>
          </table:table-cell>
          <table:table-cell table:style-name="ce1193" table:formula="of:=VLOOKUP([.A57];INPUT_DATE_E_RISULTATI_2A_FASE;5;0)" office:value-type="string" office:string-value="Pitoni" calcext:value-type="string">
            <text:p>Pitoni</text:p>
          </table:table-cell>
          <table:table-cell table:style-name="ce1196" table:formula="of:=VLOOKUP([.A57];INPUT_DATE_E_RISULTATI_2A_FASE;3;0)" office:value-type="string" office:string-value="21-22" calcext:value-type="string">
            <text:p>21-22</text:p>
          </table:table-cell>
          <table:table-cell table:style-name="ce1196" table:formula="of:=VLOOKUP([.A57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022" office:value-type="float" office:value="103" calcext:value-type="float">
            <text:p>103</text:p>
          </table:table-cell>
          <table:table-cell table:style-name="ce432" table:formula="of:=VLOOKUP([.A58];INPUT_DATE_E_RISULTATI_2A_FASE;8;0)" office:value-type="date" office:date-value="2021-06-12" calcext:value-type="date">
            <text:p>sab 12 giu</text:p>
          </table:table-cell>
          <table:table-cell table:style-name="ce434" table:formula="of:=VLOOKUP([.A58];INPUT_DATE_E_RISULTATI_2A_FASE;9;0)" office:value-type="time" office:time-value="PT17H00M00S" calcext:value-type="time">
            <text:p>17:00</text:p>
          </table:table-cell>
          <table:table-cell table:style-name="ce1190" table:formula="of:=VLOOKUP([.A58];INPUT_DATE_E_RISULTATI_2A_FASE;4;0)" office:value-type="string" office:string-value="Cervi" calcext:value-type="string">
            <text:p>Cervi</text:p>
          </table:table-cell>
          <table:table-cell table:style-name="ce1036" table:formula="of:=VLOOKUP([.A58];INPUT_DATE_E_RISULTATI_2A_FASE;6;0)" office:value-type="float" office:value="68" calcext:value-type="float">
            <text:p>68</text:p>
          </table:table-cell>
          <table:table-cell table:style-name="ce1036" table:formula="of:=VLOOKUP([.A58];INPUT_DATE_E_RISULTATI_2A_FASE;7;0)" office:value-type="float" office:value="37" calcext:value-type="float">
            <text:p>37</text:p>
          </table:table-cell>
          <table:table-cell table:style-name="ce1193" table:formula="of:=VLOOKUP([.A58];INPUT_DATE_E_RISULTATI_2A_FASE;5;0)" office:value-type="string" office:string-value="Orche" calcext:value-type="string">
            <text:p>Orche</text:p>
          </table:table-cell>
          <table:table-cell table:style-name="ce1196" table:formula="of:=VLOOKUP([.A58];INPUT_DATE_E_RISULTATI_2A_FASE;3;0)" office:value-type="string" office:string-value="19-20" calcext:value-type="string">
            <text:p>19-20</text:p>
          </table:table-cell>
          <table:table-cell table:style-name="ce1196" table:formula="of:=VLOOKUP([.A58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022" office:value-type="float" office:value="104" calcext:value-type="float">
            <text:p>104</text:p>
          </table:table-cell>
          <table:table-cell table:style-name="ce432" table:formula="of:=VLOOKUP([.A59];INPUT_DATE_E_RISULTATI_2A_FASE;8;0)" office:value-type="date" office:date-value="2021-06-12" calcext:value-type="date">
            <text:p>sab 12 giu</text:p>
          </table:table-cell>
          <table:table-cell table:style-name="ce434" table:formula="of:=VLOOKUP([.A59];INPUT_DATE_E_RISULTATI_2A_FASE;9;0)" office:value-type="time" office:time-value="PT17H00M00S" calcext:value-type="time">
            <text:p>17:00</text:p>
          </table:table-cell>
          <table:table-cell table:style-name="ce1190" table:formula="of:=VLOOKUP([.A59];INPUT_DATE_E_RISULTATI_2A_FASE;4;0)" office:value-type="string" office:string-value="Tigri" calcext:value-type="string">
            <text:p>Tigri</text:p>
          </table:table-cell>
          <table:table-cell table:style-name="ce1036" table:formula="of:=VLOOKUP([.A59];INPUT_DATE_E_RISULTATI_2A_FASE;6;0)" office:value-type="float" office:value="52" calcext:value-type="float">
            <text:p>52</text:p>
          </table:table-cell>
          <table:table-cell table:style-name="ce1036" table:formula="of:=VLOOKUP([.A59];INPUT_DATE_E_RISULTATI_2A_FASE;7;0)" office:value-type="float" office:value="46" calcext:value-type="float">
            <text:p>46</text:p>
          </table:table-cell>
          <table:table-cell table:style-name="ce1193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96" table:formula="of:=VLOOKUP([.A59];INPUT_DATE_E_RISULTATI_2A_FASE;3;0)" office:value-type="string" office:string-value="17-18" calcext:value-type="string">
            <text:p>17-18</text:p>
          </table:table-cell>
          <table:table-cell table:style-name="ce1196" table:formula="of:=VLOOKUP([.A59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022" office:value-type="float" office:value="105" calcext:value-type="float">
            <text:p>105</text:p>
          </table:table-cell>
          <table:table-cell table:style-name="ce432" table:formula="of:=VLOOKUP([.A60];INPUT_DATE_E_RISULTATI_2A_FASE;8;0)" office:value-type="date" office:date-value="2021-06-12" calcext:value-type="date">
            <text:p>sab 12 giu</text:p>
          </table:table-cell>
          <table:table-cell table:style-name="ce434" table:formula="of:=VLOOKUP([.A60];INPUT_DATE_E_RISULTATI_2A_FASE;9;0)" office:value-type="time" office:time-value="PT18H30M00S" calcext:value-type="time">
            <text:p>18:30</text:p>
          </table:table-cell>
          <table:table-cell table:style-name="ce1190" table:formula="of:=VLOOKUP([.A60];INPUT_DATE_E_RISULTATI_2A_FASE;4;0)" office:value-type="string" office:string-value="Tonni" calcext:value-type="string">
            <text:p>Tonni</text:p>
          </table:table-cell>
          <table:table-cell table:style-name="ce1036" table:formula="of:=VLOOKUP([.A60];INPUT_DATE_E_RISULTATI_2A_FASE;6;0)" office:value-type="float" office:value="60" calcext:value-type="float">
            <text:p>60</text:p>
          </table:table-cell>
          <table:table-cell table:style-name="ce1036" table:formula="of:=VLOOKUP([.A60];INPUT_DATE_E_RISULTATI_2A_FASE;7;0)" office:value-type="float" office:value="42" calcext:value-type="float">
            <text:p>42</text:p>
          </table:table-cell>
          <table:table-cell table:style-name="ce1193" table:formula="of:=VLOOKUP([.A60];INPUT_DATE_E_RISULTATI_2A_FASE;5;0)" office:value-type="string" office:string-value="Gabbiani" calcext:value-type="string">
            <text:p>Gabbiani</text:p>
          </table:table-cell>
          <table:table-cell table:style-name="ce1196" table:formula="of:=VLOOKUP([.A60];INPUT_DATE_E_RISULTATI_2A_FASE;3;0)" office:value-type="string" office:string-value="15-16" calcext:value-type="string">
            <text:p>15-16</text:p>
          </table:table-cell>
          <table:table-cell table:style-name="ce1196" table:formula="of:=VLOOKUP([.A60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1022" office:value-type="float" office:value="106" calcext:value-type="float">
            <text:p>106</text:p>
          </table:table-cell>
          <table:table-cell table:style-name="ce432" table:formula="of:=VLOOKUP([.A61];INPUT_DATE_E_RISULTATI_2A_FASE;8;0)" office:value-type="date" office:date-value="2021-06-12" calcext:value-type="date">
            <text:p>sab 12 giu</text:p>
          </table:table-cell>
          <table:table-cell table:style-name="ce434" table:formula="of:=VLOOKUP([.A61];INPUT_DATE_E_RISULTATI_2A_FASE;9;0)" office:value-type="time" office:time-value="PT18H30M00S" calcext:value-type="time">
            <text:p>18:30</text:p>
          </table:table-cell>
          <table:table-cell table:style-name="ce1190" table:formula="of:=VLOOKUP([.A61];INPUT_DATE_E_RISULTATI_2A_FASE;4;0)" office:value-type="string" office:string-value="Aquile" calcext:value-type="string">
            <text:p>Aquile</text:p>
          </table:table-cell>
          <table:table-cell table:style-name="ce1036" table:formula="of:=VLOOKUP([.A61];INPUT_DATE_E_RISULTATI_2A_FASE;6;0)" office:value-type="float" office:value="65" calcext:value-type="float">
            <text:p>65</text:p>
          </table:table-cell>
          <table:table-cell table:style-name="ce1036" table:formula="of:=VLOOKUP([.A61];INPUT_DATE_E_RISULTATI_2A_FASE;7;0)" office:value-type="float" office:value="45" calcext:value-type="float">
            <text:p>45</text:p>
          </table:table-cell>
          <table:table-cell table:style-name="ce1193" table:formula="of:=VLOOKUP([.A61];INPUT_DATE_E_RISULTATI_2A_FASE;5;0)" office:value-type="string" office:string-value="Puma" calcext:value-type="string">
            <text:p>Puma</text:p>
          </table:table-cell>
          <table:table-cell table:style-name="ce1196" table:formula="of:=VLOOKUP([.A61];INPUT_DATE_E_RISULTATI_2A_FASE;3;0)" office:value-type="string" office:string-value="13-14" calcext:value-type="string">
            <text:p>13-14</text:p>
          </table:table-cell>
          <table:table-cell table:style-name="ce1196" table:formula="of:=VLOOKUP([.A61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1022" office:value-type="float" office:value="107" calcext:value-type="float">
            <text:p>107</text:p>
          </table:table-cell>
          <table:table-cell table:style-name="ce432" table:formula="of:=VLOOKUP([.A62];INPUT_DATE_E_RISULTATI_2A_FASE;8;0)" office:value-type="date" office:date-value="2021-06-12" calcext:value-type="date">
            <text:p>sab 12 giu</text:p>
          </table:table-cell>
          <table:table-cell table:style-name="ce434" table:formula="of:=VLOOKUP([.A62];INPUT_DATE_E_RISULTATI_2A_FASE;9;0)" office:value-type="time" office:time-value="PT18H30M00S" calcext:value-type="time">
            <text:p>18:30</text:p>
          </table:table-cell>
          <table:table-cell table:style-name="ce1190" table:formula="of:=VLOOKUP([.A62];INPUT_DATE_E_RISULTATI_2A_FASE;4;0)" office:value-type="string" office:string-value="Gorilla" calcext:value-type="string">
            <text:p>Gorilla</text:p>
          </table:table-cell>
          <table:table-cell table:style-name="ce1036" table:formula="of:=VLOOKUP([.A62];INPUT_DATE_E_RISULTATI_2A_FASE;6;0)" office:value-type="float" office:value="50" calcext:value-type="float">
            <text:p>50</text:p>
          </table:table-cell>
          <table:table-cell table:style-name="ce1036" table:formula="of:=VLOOKUP([.A62];INPUT_DATE_E_RISULTATI_2A_FASE;7;0)" office:value-type="float" office:value="47" calcext:value-type="float">
            <text:p>47</text:p>
          </table:table-cell>
          <table:table-cell table:style-name="ce1193" table:formula="of:=VLOOKUP([.A62];INPUT_DATE_E_RISULTATI_2A_FASE;5;0)" office:value-type="string" office:string-value="Bufali" calcext:value-type="string">
            <text:p>Bufali</text:p>
          </table:table-cell>
          <table:table-cell table:style-name="ce1196" table:formula="of:=VLOOKUP([.A62];INPUT_DATE_E_RISULTATI_2A_FASE;3;0)" office:value-type="string" office:string-value="11-12" calcext:value-type="string">
            <text:p>11-12</text:p>
          </table:table-cell>
          <table:table-cell table:style-name="ce1196" table:formula="of:=VLOOKUP([.A62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022" office:value-type="float" office:value="108" calcext:value-type="float">
            <text:p>108</text:p>
          </table:table-cell>
          <table:table-cell table:style-name="ce432" table:formula="of:=VLOOKUP([.A63];INPUT_DATE_E_RISULTATI_2A_FASE;8;0)" office:value-type="date" office:date-value="2021-06-12" calcext:value-type="date">
            <text:p>sab 12 giu</text:p>
          </table:table-cell>
          <table:table-cell table:style-name="ce434" table:formula="of:=VLOOKUP([.A63];INPUT_DATE_E_RISULTATI_2A_FASE;9;0)" office:value-type="time" office:time-value="PT18H30M00S" calcext:value-type="time">
            <text:p>18:30</text:p>
          </table:table-cell>
          <table:table-cell table:style-name="ce1190" table:formula="of:=VLOOKUP([.A63];INPUT_DATE_E_RISULTATI_2A_FASE;4;0)" office:value-type="string" office:string-value="Elefanti" calcext:value-type="string">
            <text:p>Elefanti</text:p>
          </table:table-cell>
          <table:table-cell table:style-name="ce1036" table:formula="of:=VLOOKUP([.A63];INPUT_DATE_E_RISULTATI_2A_FASE;6;0)" office:value-type="float" office:value="69" calcext:value-type="float">
            <text:p>69</text:p>
          </table:table-cell>
          <table:table-cell table:style-name="ce1036" table:formula="of:=VLOOKUP([.A63];INPUT_DATE_E_RISULTATI_2A_FASE;7;0)" office:value-type="float" office:value="40" calcext:value-type="float">
            <text:p>40</text:p>
          </table:table-cell>
          <table:table-cell table:style-name="ce1193" table:formula="of:=VLOOKUP([.A63];INPUT_DATE_E_RISULTATI_2A_FASE;5;0)" office:value-type="string" office:string-value="Giraffe" calcext:value-type="string">
            <text:p>Giraffe</text:p>
          </table:table-cell>
          <table:table-cell table:style-name="ce1196" table:formula="of:=VLOOKUP([.A63];INPUT_DATE_E_RISULTATI_2A_FASE;3;0)" office:value-type="string" office:string-value="09-10" calcext:value-type="string">
            <text:p>09-10</text:p>
          </table:table-cell>
          <table:table-cell table:style-name="ce1196" table:formula="of:=VLOOKUP([.A63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022" office:value-type="float" office:value="109" calcext:value-type="float">
            <text:p>109</text:p>
          </table:table-cell>
          <table:table-cell table:style-name="ce432" table:formula="of:=VLOOKUP([.A64];INPUT_DATE_E_RISULTATI_2A_FASE;8;0)" office:value-type="date" office:date-value="2021-06-12" calcext:value-type="date">
            <text:p>sab 12 giu</text:p>
          </table:table-cell>
          <table:table-cell table:style-name="ce434" table:formula="of:=VLOOKUP([.A64];INPUT_DATE_E_RISULTATI_2A_FASE;9;0)" office:value-type="time" office:time-value="PT21H00M00S" calcext:value-type="time">
            <text:p>21:00</text:p>
          </table:table-cell>
          <table:table-cell table:style-name="ce1190" table:formula="of:=VLOOKUP([.A64];INPUT_DATE_E_RISULTATI_2A_FASE;4;0)" office:value-type="string" office:string-value="Giaguari" calcext:value-type="string">
            <text:p>Giaguari</text:p>
          </table:table-cell>
          <table:table-cell table:style-name="ce1036" table:formula="of:=VLOOKUP([.A64];INPUT_DATE_E_RISULTATI_2A_FASE;6;0)" office:value-type="float" office:value="55" calcext:value-type="float">
            <text:p>55</text:p>
          </table:table-cell>
          <table:table-cell table:style-name="ce1036" table:formula="of:=VLOOKUP([.A64];INPUT_DATE_E_RISULTATI_2A_FASE;7;0)" office:value-type="float" office:value="48" calcext:value-type="float">
            <text:p>48</text:p>
          </table:table-cell>
          <table:table-cell table:style-name="ce1193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64];INPUT_DATE_E_RISULTATI_2A_FASE;3;0)" office:value-type="string" office:string-value="5-6" calcext:value-type="string">
            <text:p>5-6</text:p>
          </table:table-cell>
          <table:table-cell table:style-name="ce1196" table:formula="of:=VLOOKUP([.A6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022" office:value-type="float" office:value="110" calcext:value-type="float">
            <text:p>110</text:p>
          </table:table-cell>
          <table:table-cell table:style-name="ce432" table:formula="of:=VLOOKUP([.A65];INPUT_DATE_E_RISULTATI_2A_FASE;8;0)" office:value-type="date" office:date-value="2021-06-12" calcext:value-type="date">
            <text:p>sab 12 giu</text:p>
          </table:table-cell>
          <table:table-cell table:style-name="ce434" table:formula="of:=VLOOKUP([.A65];INPUT_DATE_E_RISULTATI_2A_FASE;9;0)" office:value-type="time" office:time-value="PT21H00M00S" calcext:value-type="time">
            <text:p>21:00</text:p>
          </table:table-cell>
          <table:table-cell table:style-name="ce1190" table:formula="of:=VLOOKUP([.A65];INPUT_DATE_E_RISULTATI_2A_FASE;4;0)" office:value-type="string" office:string-value="Balene" calcext:value-type="string">
            <text:p>Balene</text:p>
          </table:table-cell>
          <table:table-cell table:style-name="ce1036" table:formula="of:=VLOOKUP([.A65];INPUT_DATE_E_RISULTATI_2A_FASE;6;0)" office:value-type="float" office:value="52" calcext:value-type="float">
            <text:p>52</text:p>
          </table:table-cell>
          <table:table-cell table:style-name="ce1036" table:formula="of:=VLOOKUP([.A65];INPUT_DATE_E_RISULTATI_2A_FASE;7;0)" office:value-type="float" office:value="49" calcext:value-type="float">
            <text:p>49</text:p>
          </table:table-cell>
          <table:table-cell table:style-name="ce1193" table:formula="of:=VLOOKUP([.A65];INPUT_DATE_E_RISULTATI_2A_FASE;5;0)" office:value-type="string" office:string-value="Piranha" calcext:value-type="string">
            <text:p>Piranha</text:p>
          </table:table-cell>
          <table:table-cell table:style-name="ce1196" table:formula="of:=VLOOKUP([.A65];INPUT_DATE_E_RISULTATI_2A_FASE;3;0)" office:value-type="string" office:string-value="7-8" calcext:value-type="string">
            <text:p>7-8</text:p>
          </table:table-cell>
          <table:table-cell table:style-name="ce1196" table:formula="of:=VLOOKUP([.A6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1022" office:value-type="float" office:value="111" calcext:value-type="float">
            <text:p>111</text:p>
          </table:table-cell>
          <table:table-cell table:style-name="ce432" table:formula="of:=VLOOKUP([.A66];INPUT_DATE_E_RISULTATI_2A_FASE;8;0)" office:value-type="date" office:date-value="2021-06-13" calcext:value-type="date">
            <text:p>dom 13 giu</text:p>
          </table:table-cell>
          <table:table-cell table:style-name="ce434" table:formula="of:=VLOOKUP([.A66];INPUT_DATE_E_RISULTATI_2A_FASE;9;0)" office:value-type="time" office:time-value="PT09H00M00S" calcext:value-type="time">
            <text:p>09:00</text:p>
          </table:table-cell>
          <table:table-cell table:style-name="ce1190" table:formula="of:=VLOOKUP([.A66];INPUT_DATE_E_RISULTATI_2A_FASE;4;0)" office:value-type="string" office:string-value="Bisonti" calcext:value-type="string">
            <text:p>Bisonti</text:p>
          </table:table-cell>
          <table:table-cell table:style-name="ce1036" table:formula="of:=VLOOKUP([.A66];INPUT_DATE_E_RISULTATI_2A_FASE;6;0)" office:value-type="float" office:value="65" calcext:value-type="float">
            <text:p>65</text:p>
          </table:table-cell>
          <table:table-cell table:style-name="ce1036" table:formula="of:=VLOOKUP([.A66];INPUT_DATE_E_RISULTATI_2A_FASE;7;0)" office:value-type="float" office:value="45" calcext:value-type="float">
            <text:p>45</text:p>
          </table:table-cell>
          <table:table-cell table:style-name="ce1193" table:formula="of:=VLOOKUP([.A66];INPUT_DATE_E_RISULTATI_2A_FASE;5;0)" office:value-type="string" office:string-value="Istrici" calcext:value-type="string">
            <text:p>Istrici</text:p>
          </table:table-cell>
          <table:table-cell table:style-name="ce1196" table:formula="of:=VLOOKUP([.A66];INPUT_DATE_E_RISULTATI_2A_FASE;3;0)" office:value-type="string" office:string-value="3-4" calcext:value-type="string">
            <text:p>3-4</text:p>
          </table:table-cell>
          <table:table-cell table:style-name="ce1196" table:formula="of:=VLOOKUP([.A66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1022" office:value-type="float" office:value="112" calcext:value-type="float">
            <text:p>112</text:p>
          </table:table-cell>
          <table:table-cell table:style-name="ce432" table:formula="of:=VLOOKUP([.A67];INPUT_DATE_E_RISULTATI_2A_FASE;8;0)" office:value-type="date" office:date-value="2021-06-13" calcext:value-type="date">
            <text:p>dom 13 giu</text:p>
          </table:table-cell>
          <table:table-cell table:style-name="ce434" table:formula="of:=VLOOKUP([.A67];INPUT_DATE_E_RISULTATI_2A_FASE;9;0)" office:value-type="time" office:time-value="PT10H30M00S" calcext:value-type="time">
            <text:p>10:30</text:p>
          </table:table-cell>
          <table:table-cell table:style-name="ce1190" table:formula="of:=VLOOKUP([.A67];INPUT_DATE_E_RISULTATI_2A_FASE;4;0)" office:value-type="string" office:string-value="Leoni" calcext:value-type="string">
            <text:p>Leoni</text:p>
          </table:table-cell>
          <table:table-cell table:style-name="ce1036" table:formula="of:=VLOOKUP([.A67];INPUT_DATE_E_RISULTATI_2A_FASE;6;0)" office:value-type="float" office:value="69" calcext:value-type="float">
            <text:p>69</text:p>
          </table:table-cell>
          <table:table-cell table:style-name="ce1036" table:formula="of:=VLOOKUP([.A67];INPUT_DATE_E_RISULTATI_2A_FASE;7;0)" office:value-type="float" office:value="42" calcext:value-type="float">
            <text:p>42</text:p>
          </table:table-cell>
          <table:table-cell table:style-name="ce1193" table:formula="of:=VLOOKUP([.A67];INPUT_DATE_E_RISULTATI_2A_FASE;5;0)" office:value-type="string" office:string-value="Pantere" calcext:value-type="string">
            <text:p>Pantere</text:p>
          </table:table-cell>
          <table:table-cell table:style-name="ce1196" table:formula="of:=VLOOKUP([.A67];INPUT_DATE_E_RISULTATI_2A_FASE;3;0)" office:value-type="string" office:string-value="1-2" calcext:value-type="string">
            <text:p>1-2</text:p>
          </table:table-cell>
          <table:table-cell table:style-name="ce1196" table:formula="of:=VLOOKUP([.A67];INPUT_DATE_E_RISULTATI_2A_FASE;11;0)" office:value-type="string" office:string-value="CAMPO III" calcext:value-type="string">
            <text:p>CAMPO III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default-cell-style-name="ce1207"/>
        <table:table-column table:style-name="co11" table:number-columns-repeated="45" table:default-cell-style-name="ce1207"/>
        <table:table-row table:style-name="ro4">
          <table:table-cell table:style-name="ce1197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9" table:number-rows-spanned="1">
            <text:p>Torneo dell’Estate 2021</text:p>
          </table:table-cell>
          <table:covered-table-cell table:number-columns-repeated="10" table:style-name="ce1208"/>
          <table:covered-table-cell table:number-columns-repeated="7" table:style-name="ce1270"/>
          <table:covered-table-cell table:style-name="ce484"/>
          <table:table-cell table:number-columns-repeated="45"/>
        </table:table-row>
        <table:table-row table:style-name="ro1">
          <table:table-cell table:style-name="ce1025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98" table:number-columns-repeated="19"/>
          <table:table-cell table:number-columns-repeated="45"/>
        </table:table-row>
        <table:table-row table:style-name="ro1">
          <table:table-cell table:style-name="ce1199" office:value-type="string" calcext:value-type="string" table:number-columns-spanned="3" table:number-rows-spanned="2">
            <text:p>Ottavi di finale</text:p>
          </table:table-cell>
          <table:covered-table-cell table:style-name="ce1209"/>
          <table:covered-table-cell table:style-name="ce1226"/>
          <table:table-cell table:style-name="ce484"/>
          <table:table-cell table:style-name="ce1245"/>
          <table:table-cell table:style-name="ce1199" office:value-type="string" calcext:value-type="string" table:number-columns-spanned="3" table:number-rows-spanned="2">
            <text:p>Quarti di finale</text:p>
          </table:table-cell>
          <table:covered-table-cell table:style-name="ce1209"/>
          <table:covered-table-cell table:style-name="ce1226"/>
          <table:table-cell table:style-name="ce1245" table:number-columns-repeated="2"/>
          <table:table-cell table:style-name="ce1199" office:value-type="string" calcext:value-type="string" table:number-columns-spanned="3" table:number-rows-spanned="2">
            <text:p>Semifinali</text:p>
          </table:table-cell>
          <table:covered-table-cell table:style-name="ce1209"/>
          <table:covered-table-cell table:style-name="ce1226"/>
          <table:table-cell table:style-name="ce1198" table:number-columns-repeated="2"/>
          <table:table-cell table:style-name="ce1199" office:value-type="string" calcext:value-type="string" table:number-columns-spanned="3" table:number-rows-spanned="2">
            <text:p>Finale</text:p>
          </table:table-cell>
          <table:covered-table-cell table:style-name="ce1209"/>
          <table:covered-table-cell table:style-name="ce1226"/>
          <table:table-cell table:style-name="ce484"/>
          <table:table-cell table:number-columns-repeated="45"/>
        </table:table-row>
        <table:table-row table:style-name="ro1">
          <table:covered-table-cell table:style-name="ce1200"/>
          <table:covered-table-cell table:style-name="ce1210"/>
          <table:covered-table-cell table:style-name="ce1227"/>
          <table:table-cell table:style-name="ce484"/>
          <table:table-cell table:style-name="ce1245"/>
          <table:covered-table-cell table:style-name="ce1200"/>
          <table:covered-table-cell table:style-name="ce1210"/>
          <table:covered-table-cell table:style-name="ce1227"/>
          <table:table-cell table:style-name="ce1245" table:number-columns-repeated="2"/>
          <table:covered-table-cell table:style-name="ce1200"/>
          <table:covered-table-cell table:style-name="ce1210"/>
          <table:covered-table-cell table:style-name="ce1227"/>
          <table:table-cell table:style-name="ce1198" table:number-columns-repeated="2"/>
          <table:covered-table-cell table:style-name="ce1200"/>
          <table:covered-table-cell table:style-name="ce1210"/>
          <table:covered-table-cell table:style-name="ce1227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1"/>
          <table:table-cell table:style-name="ce1198"/>
          <table:table-cell table:style-name="ce484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2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AMPO I)" calcext:value-type="string">
            <text:p>gio 10 giu 9:00 (CAMPO I)</text:p>
          </table:table-cell>
          <table:table-cell table:style-name="ce1211"/>
          <table:table-cell table:style-name="ce1228"/>
          <table:table-cell table:style-name="ce119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21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229" table:formula="of:=VLOOKUP(&quot;1-16/8&quot;;B_PARTITE_2A_FASE_PER_CODICE;9;FALSE())" office:value-type="float" office:value="67" calcext:value-type="float">
            <text:p>67</text:p>
          </table:table-cell>
          <table:table-cell table:style-name="ce48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230" table:formula="of:=VLOOKUP(&quot;1-16/8&quot;;B_PARTITE_2A_FASE_PER_CODICE;10;FALSE())" office:value-type="float" office:value="46" calcext:value-type="float">
            <text:p>46</text:p>
          </table:table-cell>
          <table:table-cell table:style-name="ce124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245"/>
          <table:table-cell table:style-name="ce1205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AMPO I)" calcext:value-type="string">
            <text:p>ven 11 giu 9:00 (CAMPO I)</text:p>
          </table:table-cell>
          <table:table-cell table:style-name="ce1198"/>
          <table:table-cell table:style-name="ce1228"/>
          <table:table-cell table:style-name="ce1198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4"/>
          <table:table-cell table:style-name="ce1231"/>
          <table:table-cell table:style-name="ce1241"/>
          <table:table-cell table:style-name="ce1198"/>
          <table:table-cell table:style-name="ce124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25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8/4&quot;;B_PARTITE_2A_FASE_PER_CODICE;9;FALSE())" office:value-type="float" office:value="58" calcext:value-type="float">
            <text:p>58</text:p>
          </table:table-cell>
          <table:table-cell table:style-name="ce485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AMPO I)" calcext:value-type="string">
            <text:p>gio 10 giu 11:00 (CAMPO I)</text:p>
          </table:table-cell>
          <table:table-cell table:style-name="ce1215"/>
          <table:table-cell table:style-name="ce1232"/>
          <table:table-cell table:style-name="ce1241"/>
          <table:table-cell table:style-name="ce1246"/>
          <table:covered-table-cell table:style-name="ce1248"/>
          <table:table-cell table:style-name="ce125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234" table:formula="of:=VLOOKUP(&quot;1-8/4&quot;;B_PARTITE_2A_FASE_PER_CODICE;10;FALSE())" office:value-type="float" office:value="46" calcext:value-type="float">
            <text:p>46</text:p>
          </table:table-cell>
          <table:table-cell table:style-name="ce124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21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233" table:formula="of:=VLOOKUP(&quot;1-16/7&quot;;B_PARTITE_2A_FASE_PER_CODICE;9;FALSE())" office:value-type="float" office:value="52" calcext:value-type="float">
            <text:p>52</text:p>
          </table:table-cell>
          <table:table-cell table:style-name="ce124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98" table:number-columns-repeated="2"/>
          <table:table-cell table:style-name="ce1252"/>
          <table:table-cell table:style-name="ce1257"/>
          <table:table-cell table:style-name="ce1241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234" table:formula="of:=VLOOKUP(&quot;1-16/7&quot;;B_PARTITE_2A_FASE_PER_CODICE;10;FALSE())" office:value-type="float" office:value="43" calcext:value-type="float">
            <text:p>43</text:p>
          </table:table-cell>
          <table:table-cell table:style-name="ce485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98" table:number-columns-repeated="2"/>
          <table:table-cell table:style-name="ce1253"/>
          <table:table-cell table:style-name="ce1258"/>
          <table:table-cell table:style-name="ce1241"/>
          <table:table-cell table:style-name="ce1245"/>
          <table:table-cell table:style-name="ce124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CAMPO III)" calcext:value-type="string">
            <text:p>ven 11 giu 20:30 (CAMPO III)</text:p>
          </table:table-cell>
          <table:table-cell table:style-name="ce1198" table:number-columns-repeated="7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198" table:number-columns-repeated="4"/>
          <table:table-cell table:style-name="ce1259"/>
          <table:table-cell table:style-name="ce1241"/>
          <table:table-cell table:style-name="ce1245"/>
          <table:table-cell table:style-name="ce126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25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4/2&quot;;B_PARTITE_2A_FASE_PER_CODICE;9;FALSE())" office:value-type="float" office:value="66" calcext:value-type="float">
            <text:p>66</text:p>
          </table:table-cell>
          <table:table-cell table:style-name="ce485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78"/>
          <table:table-cell table:style-name="ce1198" table:number-columns-repeated="3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AMPO I)" calcext:value-type="string">
            <text:p>gio 10 giu 15:30 (CAMPO I)</text:p>
          </table:table-cell>
          <table:table-cell table:style-name="ce1219"/>
          <table:table-cell table:style-name="ce1232"/>
          <table:table-cell table:style-name="ce1198" table:number-columns-repeated="4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234" table:formula="of:=VLOOKUP(&quot;1-4/2&quot;;B_PARTITE_2A_FASE_PER_CODICE;10;FALSE())" office:value-type="float" office:value="31" calcext:value-type="float">
            <text:p>31</text:p>
          </table:table-cell>
          <table:table-cell table:style-name="ce124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79"/>
          <table:table-cell table:style-name="ce1198" table:number-columns-repeated="3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21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16/6&quot;;B_PARTITE_2A_FASE_PER_CODICE;9;FALSE())" office:value-type="float" office:value="58" calcext:value-type="float">
            <text:p>58</text:p>
          </table:table-cell>
          <table:table-cell table:style-name="ce485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3"/>
          <table:table-cell table:style-name="ce1241"/>
          <table:table-cell table:style-name="ce1198" table:number-columns-repeated="4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234" table:formula="of:=VLOOKUP(&quot;1-16/6&quot;;B_PARTITE_2A_FASE_PER_CODICE;10;FALSE())" office:value-type="float" office:value="39" calcext:value-type="float">
            <text:p>39</text:p>
          </table:table-cell>
          <table:table-cell table:style-name="ce124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98"/>
          <table:table-cell table:style-name="ce1205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AMPO II)" calcext:value-type="string">
            <text:p>ven 11 giu 9:00 (CAMPO II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1"/>
          <table:table-cell table:style-name="ce1274"/>
          <table:table-cell table:style-name="ce1241"/>
          <table:table-cell table:style-name="ce1198" table:number-columns-repeated="4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25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8/3&quot;;B_PARTITE_2A_FASE_PER_CODICE;9;FALSE())" office:value-type="float" office:value="60" calcext:value-type="float">
            <text:p>60</text:p>
          </table:table-cell>
          <table:table-cell table:style-name="ce124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AMPO I)" calcext:value-type="string">
            <text:p>gio 10 giu 17:00 (CAMPO I)</text:p>
          </table:table-cell>
          <table:table-cell table:style-name="ce1220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234" table:formula="of:=VLOOKUP(&quot;1-8/3&quot;;B_PARTITE_2A_FASE_PER_CODICE;10;FALSE())" office:value-type="float" office:value="31" calcext:value-type="float">
            <text:p>31</text:p>
          </table:table-cell>
          <table:table-cell table:style-name="ce485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21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233" table:formula="of:=VLOOKUP(&quot;1-16/5&quot;;B_PARTITE_2A_FASE_PER_CODICE;9;FALSE())" office:value-type="float" office:value="51" calcext:value-type="float">
            <text:p>51</text:p>
          </table:table-cell>
          <table:table-cell table:style-name="ce124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98" table:number-columns-repeated="2"/>
          <table:table-cell table:style-name="ce1252"/>
          <table:table-cell table:style-name="ce1261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4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CAMPO III)" calcext:value-type="string">
            <text:p>dom 13 giu 10:30 (CAMPO III)</text:p>
          </table:table-cell>
          <table:table-cell table:style-name="ce1198" table:number-columns-repeated="2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234" table:formula="of:=VLOOKUP(&quot;1-16/5&quot;;B_PARTITE_2A_FASE_PER_CODICE;10;FALSE())" office:value-type="float" office:value="47" calcext:value-type="float">
            <text:p>47</text:p>
          </table:table-cell>
          <table:table-cell table:style-name="ce485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98" table:number-columns-repeated="2"/>
          <table:table-cell table:style-name="ce1254"/>
          <table:table-cell table:style-name="ce1262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80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25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2/1&quot;;B_PARTITE_2A_FASE_PER_CODICE;9;FALSE())" office:value-type="float" office:value="69" calcext:value-type="float">
            <text:p>69</text:p>
          </table:table-cell>
          <table:table-cell table:style-name="ce1285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485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246"/>
          <table:covered-table-cell table:style-name="ce1281"/>
          <table:table-cell table:style-name="ce125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234" table:formula="of:=VLOOKUP(&quot;1-2/1&quot;;B_PARTITE_2A_FASE_PER_CODICE;10;FALSE())" office:value-type="float" office:value="42" calcext:value-type="float">
            <text:p>42</text:p>
          </table:table-cell>
          <table:table-cell table:style-name="ce1285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206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AMPO II)" calcext:value-type="string" table:number-columns-spanned="4" table:number-rows-spanned="1">
            <text:p>gio 10 giu 9:00 (CAMPO II)</text:p>
          </table:table-cell>
          <table:covered-table-cell table:style-name="ce1221"/>
          <table:covered-table-cell table:style-name="ce1235"/>
          <table:covered-table-cell table:style-name="ce485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52"/>
          <table:table-cell table:style-name="ce1283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21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16/4&quot;;B_PARTITE_2A_FASE_PER_CODICE;9;FALSE())" office:value-type="float" office:value="55" calcext:value-type="float">
            <text:p>55</text:p>
          </table:table-cell>
          <table:table-cell table:style-name="ce485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82"/>
          <table:table-cell table:style-name="ce1284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234" table:formula="of:=VLOOKUP(&quot;1-16/4&quot;;B_PARTITE_2A_FASE_PER_CODICE;10;FALSE())" office:value-type="float" office:value="36" calcext:value-type="float">
            <text:p>36</text:p>
          </table:table-cell>
          <table:table-cell table:style-name="ce124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98"/>
          <table:table-cell table:style-name="ce124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AMPO I)" calcext:value-type="string">
            <text:p>ven 11 giu 11:00 (CAMPO I)</text:p>
          </table:table-cell>
          <table:table-cell table:style-name="ce1198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528" table:formula="of:=&quot;Campione &quot;&amp;VLOOKUP(&quot;STAGIONE&quot;;INPUT_DATI_TORNEO;2;0)" office:value-type="string" office:string-value="Campione 2021" calcext:value-type="string" table:number-columns-spanned="3" table:number-rows-spanned="1">
            <text:p>Campione 2021</text:p>
          </table:table-cell>
          <table:covered-table-cell table:style-name="ce533"/>
          <table:covered-table-cell table:style-name="ce538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25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8/2&quot;;B_PARTITE_2A_FASE_PER_CODICE;9;FALSE())" office:value-type="float" office:value="56" calcext:value-type="float">
            <text:p>56</text:p>
          </table:table-cell>
          <table:table-cell table:style-name="ce485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529" table:formula="of:=VLOOKUP(&quot;1-2/1&quot;;B_PARTITE_2A_FASE_PER_CODICE;11;FALSE())" office:value-type="string" office:string-value="Leoni" calcext:value-type="string" table:number-columns-spanned="3" table:number-rows-spanned="3">
            <text:p>Leoni</text:p>
          </table:table-cell>
          <table:covered-table-cell table:style-name="ce534"/>
          <table:covered-table-cell table:style-name="ce539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AMPO II)" calcext:value-type="string">
            <text:p>gio 10 giu 11:00 (CAMPO II)</text:p>
          </table:table-cell>
          <table:table-cell table:style-name="ce1222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234" table:formula="of:=VLOOKUP(&quot;1-8/2&quot;;B_PARTITE_2A_FASE_PER_CODICE;10;FALSE())" office:value-type="float" office:value="34" calcext:value-type="float">
            <text:p>34</text:p>
          </table:table-cell>
          <table:table-cell table:style-name="ce124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covered-table-cell table:style-name="ce530"/>
          <table:covered-table-cell table:style-name="ce534"/>
          <table:covered-table-cell table:style-name="ce539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22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233" table:formula="of:=VLOOKUP(&quot;1-16/3&quot;;B_PARTITE_2A_FASE_PER_CODICE;9;FALSE())" office:value-type="float" office:value="67" calcext:value-type="float">
            <text:p>67</text:p>
          </table:table-cell>
          <table:table-cell table:style-name="ce124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98" table:number-columns-repeated="2"/>
          <table:table-cell table:style-name="ce1252"/>
          <table:table-cell table:style-name="ce1263"/>
          <table:table-cell table:style-name="ce1241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covered-table-cell table:style-name="ce531"/>
          <table:covered-table-cell table:style-name="ce535"/>
          <table:covered-table-cell table:style-name="ce540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234" table:formula="of:=VLOOKUP(&quot;1-16/3&quot;;B_PARTITE_2A_FASE_PER_CODICE;10;FALSE())" office:value-type="float" office:value="34" calcext:value-type="float">
            <text:p>34</text:p>
          </table:table-cell>
          <table:table-cell table:style-name="ce485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98" table:number-columns-repeated="2"/>
          <table:table-cell table:style-name="ce1255"/>
          <table:table-cell table:style-name="ce1264"/>
          <table:table-cell table:style-name="ce1241"/>
          <table:table-cell table:style-name="ce1245"/>
          <table:table-cell table:style-name="ce124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CAMPO III)" calcext:value-type="string">
            <text:p>ven 11 giu 22:00 (CAMPO III)</text:p>
          </table:table-cell>
          <table:table-cell table:style-name="ce1198"/>
          <table:table-cell table:style-name="ce1259"/>
          <table:table-cell table:style-name="ce1241"/>
          <table:table-cell table:style-name="ce1278"/>
          <table:table-cell table:style-name="ce1198" table:number-columns-repeated="3"/>
          <table:table-cell table:style-name="ce1286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485"/>
          <table:table-cell table:style-name="ce1198" table:number-columns-repeated="3"/>
          <table:table-cell table:style-name="ce1259"/>
          <table:table-cell table:style-name="ce1241"/>
          <table:table-cell table:style-name="ce1245"/>
          <table:table-cell table:style-name="ce126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25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4/1&quot;;B_PARTITE_2A_FASE_PER_CODICE;9;FALSE())" office:value-type="float" office:value="68" calcext:value-type="float">
            <text:p>68</text:p>
          </table:table-cell>
          <table:table-cell table:style-name="ce124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78"/>
          <table:table-cell table:style-name="ce1198" table:number-columns-repeated="3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AMPO II)" calcext:value-type="string">
            <text:p>gio 10 giu 15:30 (CAMPO II)</text:p>
          </table:table-cell>
          <table:table-cell table:style-name="ce1218"/>
          <table:table-cell table:style-name="ce1232"/>
          <table:table-cell table:style-name="ce485"/>
          <table:table-cell table:style-name="ce1198" table:number-columns-repeated="3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234" table:formula="of:=VLOOKUP(&quot;1-4/1&quot;;B_PARTITE_2A_FASE_PER_CODICE;10;FALSE())" office:value-type="float" office:value="47" calcext:value-type="float">
            <text:p>47</text:p>
          </table:table-cell>
          <table:table-cell table:style-name="ce1277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78"/>
          <table:table-cell table:style-name="ce1198" table:number-columns-repeated="3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21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16/2&quot;;B_PARTITE_2A_FASE_PER_CODICE;9;FALSE())" office:value-type="float" office:value="64" calcext:value-type="float">
            <text:p>64</text:p>
          </table:table-cell>
          <table:table-cell table:style-name="ce485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5"/>
          <table:table-cell table:style-name="ce1198" table:number-columns-repeated="5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234" table:formula="of:=VLOOKUP(&quot;1-16/2&quot;;B_PARTITE_2A_FASE_PER_CODICE;10;FALSE())" office:value-type="float" office:value="43" calcext:value-type="float">
            <text:p>43</text:p>
          </table:table-cell>
          <table:table-cell table:style-name="ce124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98"/>
          <table:table-cell table:style-name="ce124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AMPO II)" calcext:value-type="string">
            <text:p>ven 11 giu 11:00 (CAMPO II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2"/>
          <table:table-cell table:style-name="ce1276"/>
          <table:table-cell table:style-name="ce1198" table:number-columns-repeated="5"/>
          <table:table-cell table:style-name="ce484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25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8/1&quot;;B_PARTITE_2A_FASE_PER_CODICE;9;FALSE())" office:value-type="float" office:value="52" calcext:value-type="float">
            <text:p>52</text:p>
          </table:table-cell>
          <table:table-cell table:style-name="ce124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5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AMPO II)" calcext:value-type="string">
            <text:p>gio 10 giu 17:00 (CAMPO II)</text:p>
          </table:table-cell>
          <table:table-cell table:style-name="ce1224"/>
          <table:table-cell table:style-name="ce1236"/>
          <table:table-cell table:style-name="ce1244"/>
          <table:table-cell table:style-name="ce1246"/>
          <table:covered-table-cell table:style-name="ce1248"/>
          <table:table-cell table:style-name="ce125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234" table:formula="of:=VLOOKUP(&quot;1-8/1&quot;;B_PARTITE_2A_FASE_PER_CODICE;10;FALSE())" office:value-type="float" office:value="36" calcext:value-type="float">
            <text:p>36</text:p>
          </table:table-cell>
          <table:table-cell table:style-name="ce485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table-cell table:style-name="ce1203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21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233" table:formula="of:=VLOOKUP(&quot;1-16/1&quot;;B_PARTITE_2A_FASE_PER_CODICE;9;FALSE())" office:value-type="float" office:value="60" calcext:value-type="float">
            <text:p>60</text:p>
          </table:table-cell>
          <table:table-cell table:style-name="ce124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98" table:number-columns-repeated="2"/>
          <table:table-cell table:style-name="ce1252"/>
          <table:table-cell table:style-name="ce1265"/>
          <table:table-cell table:style-name="ce1198"/>
          <table:table-cell table:style-name="ce1245"/>
          <table:table-cell table:style-name="ce1198" table:number-columns-repeated="8"/>
          <table:table-cell table:style-name="ce484"/>
          <table:table-cell table:number-columns-repeated="45"/>
        </table:table-row>
        <table:table-row table:style-name="ro1">
          <table:covered-table-cell table:style-name="ce1204"/>
          <table:table-cell table:style-name="ce122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237" table:formula="of:=VLOOKUP(&quot;1-16/1&quot;;B_PARTITE_2A_FASE_PER_CODICE;10;FALSE())" office:value-type="float" office:value="30" calcext:value-type="float">
            <text:p>30</text:p>
          </table:table-cell>
          <table:table-cell table:style-name="ce485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98" table:number-columns-repeated="2"/>
          <table:table-cell table:style-name="ce1256"/>
          <table:table-cell table:style-name="ce1266"/>
          <table:table-cell table:style-name="ce1198"/>
          <table:table-cell table:style-name="ce1245" table:number-columns-repeated="9"/>
          <table:table-cell table:style-name="ce484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5" table:default-cell-style-name="ce1207"/>
        <table:table-column table:style-name="co56" table:default-cell-style-name="ce1207"/>
        <table:table-column table:style-name="co11" table:number-columns-repeated="62" table:default-cell-style-name="ce1207"/>
        <table:table-row table:style-name="ro4">
          <table:table-cell table:style-name="ce1287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2" table:number-rows-spanned="1">
            <text:p>Torneo dell’Estate 2021</text:p>
          </table:table-cell>
          <table:covered-table-cell table:style-name="ce181"/>
          <table:table-cell table:number-columns-repeated="62"/>
        </table:table-row>
        <table:table-row table:style-name="ro5">
          <table:table-cell table:style-name="ce1025" office:value-type="string" calcext:value-type="string" table:number-columns-spanned="2" table:number-rows-spanned="1">
            <text:p>Classifica Finale</text:p>
          </table:table-cell>
          <table:covered-table-cell table:style-name="ce1030"/>
          <table:table-cell table:number-columns-repeated="62"/>
        </table:table-row>
        <table:table-row table:style-name="ro6">
          <table:table-cell table:style-name="ce1288" office:value-type="string" calcext:value-type="string">
            <text:p>Risultato</text:p>
          </table:table-cell>
          <table:table-cell table:style-name="ce1288" office:value-type="string" calcext:value-type="string">
            <text:p>Squadr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91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91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91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91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91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91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91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91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91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91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91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91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91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91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91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91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90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0:33:37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1T10:40:03.070000000</dc:date>
    <meta:editing-duration>PT12H43M6S</meta:editing-duration>
    <meta:editing-cycles>147</meta:editing-cycles>
    <meta:document-statistic meta:table-count="9" meta:cell-count="6452" meta:object-count="0"/>
  </office:meta>
</office:document-meta>
</file>